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681in" table:align="left"/>
    </style:style>
    <style:style style:name="Table1.A" style:family="table-column">
      <style:table-column-properties style:column-width="1.4681in"/>
    </style:style>
    <style:style style:name="Table1.A1" style:family="table-cell">
      <style:table-cell-properties style:vertical-align="middle"/>
    </style:style>
    <style:style style:name="Table2" style:family="table">
      <style:table-properties style:width="2.6097in" table:align="left"/>
    </style:style>
    <style:style style:name="Table2.A" style:family="table-column">
      <style:table-column-properties style:column-width="2.6097in"/>
    </style:style>
    <style:style style:name="Table2.A1" style:family="table-cell">
      <style:table-cell-properties style:vertical-align="middle"/>
    </style:style>
    <style:style style:name="Table3" style:family="table">
      <style:table-properties style:width="3.1097in" table:align="left"/>
    </style:style>
    <style:style style:name="Table3.A" style:family="table-column">
      <style:table-column-properties style:column-width="3.1097in"/>
    </style:style>
    <style:style style:name="Table3.A1" style:family="table-cell">
      <style:table-cell-properties style:vertical-align="middle"/>
    </style:style>
    <style:style style:name="Table4" style:family="table">
      <style:table-properties style:width="2.4764in" table:align="left"/>
    </style:style>
    <style:style style:name="Table4.A" style:family="table-column">
      <style:table-column-properties style:column-width="2.4764in"/>
    </style:style>
    <style:style style:name="Table4.A1" style:family="table-cell">
      <style:table-cell-properties style:vertical-align="middle"/>
    </style:style>
    <style:style style:name="Table5" style:family="table">
      <style:table-properties style:width="2.6097in" table:align="left"/>
    </style:style>
    <style:style style:name="Table5.A" style:family="table-column">
      <style:table-column-properties style:column-width="2.6097in"/>
    </style:style>
    <style:style style:name="Table5.A1" style:family="table-cell">
      <style:table-cell-properties style:vertical-align="middle"/>
    </style:style>
    <style:style style:name="Table6" style:family="table">
      <style:table-properties style:width="3.4472in" table:align="left"/>
    </style:style>
    <style:style style:name="Table6.A" style:family="table-column">
      <style:table-column-properties style:column-width="3.4472in"/>
    </style:style>
    <style:style style:name="Table6.A1" style:family="table-cell">
      <style:table-cell-properties style:vertical-align="middle"/>
    </style:style>
    <style:style style:name="Table7" style:family="table">
      <style:table-properties style:width="3.7514in" table:align="left"/>
    </style:style>
    <style:style style:name="Table7.A" style:family="table-column">
      <style:table-column-properties style:column-width="3.7514in"/>
    </style:style>
    <style:style style:name="Table7.A1" style:family="table-cell">
      <style:table-cell-properties style:vertical-align="middle"/>
    </style:style>
    <style:style style:name="Table8" style:family="table">
      <style:table-properties style:width="3.3181in" table:align="left"/>
    </style:style>
    <style:style style:name="Table8.A" style:family="table-column">
      <style:table-column-properties style:column-width="3.3181in"/>
    </style:style>
    <style:style style:name="Table8.A1" style:family="table-cell">
      <style:table-cell-properties style:vertical-align="middle"/>
    </style:style>
    <style:style style:name="Table9" style:family="table">
      <style:table-properties style:width="2.7931in" table:align="left"/>
    </style:style>
    <style:style style:name="Table9.A" style:family="table-column">
      <style:table-column-properties style:column-width="2.7931in"/>
    </style:style>
    <style:style style:name="Table9.A1" style:family="table-cell">
      <style:table-cell-properties style:vertical-align="middle"/>
    </style:style>
    <style:style style:name="Table10" style:family="table">
      <style:table-properties style:width="2.6931in" table:align="left"/>
    </style:style>
    <style:style style:name="Table10.A" style:family="table-column">
      <style:table-column-properties style:column-width="2.6931in"/>
    </style:style>
    <style:style style:name="Table10.A1" style:family="table-cell">
      <style:table-cell-properties style:vertical-align="middle"/>
    </style:style>
    <style:style style:name="Table11" style:family="table">
      <style:table-properties style:width="4.7931in" table:align="left"/>
    </style:style>
    <style:style style:name="Table11.A" style:family="table-column">
      <style:table-column-properties style:column-width="4.7931in"/>
    </style:style>
    <style:style style:name="Table11.A1" style:family="table-cell">
      <style:table-cell-properties style:vertical-align="middle"/>
    </style:style>
    <style:style style:name="Table12" style:family="table">
      <style:table-properties style:width="1.7847in" table:align="left"/>
    </style:style>
    <style:style style:name="Table12.A" style:family="table-column">
      <style:table-column-properties style:column-width="1.7847in"/>
    </style:style>
    <style:style style:name="Table12.A1" style:family="table-cell">
      <style:table-cell-properties style:vertical-align="middle"/>
    </style:style>
    <style:style style:name="Table13" style:family="table">
      <style:table-properties style:width="2.7931in" table:align="left"/>
    </style:style>
    <style:style style:name="Table13.A" style:family="table-column">
      <style:table-column-properties style:column-width="2.7931in"/>
    </style:style>
    <style:style style:name="Table13.A1" style:family="table-cell">
      <style:table-cell-properties style:vertical-align="middle"/>
    </style:style>
    <style:style style:name="Table14" style:family="table">
      <style:table-properties style:width="2.6222in" table:align="left"/>
    </style:style>
    <style:style style:name="Table14.A" style:family="table-column">
      <style:table-column-properties style:column-width="2.6222in"/>
    </style:style>
    <style:style style:name="Table14.A1" style:family="table-cell">
      <style:table-cell-properties style:vertical-align="middle"/>
    </style:style>
    <style:style style:name="Table15" style:family="table">
      <style:table-properties style:width="6.3222in" table:align="left"/>
    </style:style>
    <style:style style:name="Table15.A" style:family="table-column">
      <style:table-column-properties style:column-width="6.3222in"/>
    </style:style>
    <style:style style:name="Table15.A1" style:family="table-cell">
      <style:table-cell-properties style:vertical-align="middle"/>
    </style:style>
    <style:style style:name="Table16" style:family="table">
      <style:table-properties style:width="5.6764in" table:align="left"/>
    </style:style>
    <style:style style:name="Table16.A" style:family="table-column">
      <style:table-column-properties style:column-width="5.6764in"/>
    </style:style>
    <style:style style:name="Table16.A1" style:family="table-cell">
      <style:table-cell-properties style:vertical-align="middle"/>
    </style:style>
    <style:style style:name="Table17" style:family="table">
      <style:table-properties style:width="2.5264in" table:align="left"/>
    </style:style>
    <style:style style:name="Table17.A" style:family="table-column">
      <style:table-column-properties style:column-width="2.5264in"/>
    </style:style>
    <style:style style:name="Table17.A1" style:family="table-cell">
      <style:table-cell-properties style:vertical-align="middle"/>
    </style:style>
    <style:style style:name="Table18" style:family="table">
      <style:table-properties style:width="2.6847in" table:align="left"/>
    </style:style>
    <style:style style:name="Table18.A" style:family="table-column">
      <style:table-column-properties style:column-width="2.6847in"/>
    </style:style>
    <style:style style:name="Table18.A1" style:family="table-cell">
      <style:table-cell-properties style:vertical-align="middle"/>
    </style:style>
    <style:style style:name="Table19" style:family="table">
      <style:table-properties style:width="5.8056in" table:align="left"/>
    </style:style>
    <style:style style:name="Table19.A" style:family="table-column">
      <style:table-column-properties style:column-width="5.8056in"/>
    </style:style>
    <style:style style:name="Table19.A1" style:family="table-cell">
      <style:table-cell-properties style:vertical-align="middle"/>
    </style:style>
    <style:style style:name="Table20" style:family="table">
      <style:table-properties style:width="3.2764in" table:align="left"/>
    </style:style>
    <style:style style:name="Table20.A" style:family="table-column">
      <style:table-column-properties style:column-width="3.2764in"/>
    </style:style>
    <style:style style:name="Table20.A1" style:family="table-cell">
      <style:table-cell-properties style:vertical-align="middle"/>
    </style:style>
    <style:style style:name="Table21" style:family="table">
      <style:table-properties style:width="3.2764in" table:align="left"/>
    </style:style>
    <style:style style:name="Table21.A" style:family="table-column">
      <style:table-column-properties style:column-width="3.2764in"/>
    </style:style>
    <style:style style:name="Table21.A1" style:family="table-cell">
      <style:table-cell-properties style:vertical-align="middle"/>
    </style:style>
    <style:style style:name="Table22" style:family="table">
      <style:table-properties style:width="2.8931in" table:align="left"/>
    </style:style>
    <style:style style:name="Table22.A" style:family="table-column">
      <style:table-column-properties style:column-width="2.8931in"/>
    </style:style>
    <style:style style:name="Table22.A1" style:family="table-cell">
      <style:table-cell-properties style:vertical-align="middle"/>
    </style:style>
    <style:style style:name="Table23" style:family="table">
      <style:table-properties style:width="2.2931in" table:align="left"/>
    </style:style>
    <style:style style:name="Table23.A" style:family="table-column">
      <style:table-column-properties style:column-width="2.2931in"/>
    </style:style>
    <style:style style:name="Table23.A1" style:family="table-cell">
      <style:table-cell-properties style:vertical-align="middle"/>
    </style:style>
    <style:style style:name="Table24" style:family="table">
      <style:table-properties style:width="3.7431in" table:align="left"/>
    </style:style>
    <style:style style:name="Table24.A" style:family="table-column">
      <style:table-column-properties style:column-width="3.7431in"/>
    </style:style>
    <style:style style:name="Table24.A1" style:family="table-cell">
      <style:table-cell-properties style:vertical-align="middle"/>
    </style:style>
    <style:style style:name="Table25" style:family="table">
      <style:table-properties style:width="2.8472in" table:align="left"/>
    </style:style>
    <style:style style:name="Table25.A" style:family="table-column">
      <style:table-column-properties style:column-width="2.8472in"/>
    </style:style>
    <style:style style:name="Table25.A1" style:family="table-cell">
      <style:table-cell-properties style:vertical-align="middle"/>
    </style:style>
    <style:style style:name="Table26" style:family="table">
      <style:table-properties style:width="4.4389in" table:align="left"/>
    </style:style>
    <style:style style:name="Table26.A" style:family="table-column">
      <style:table-column-properties style:column-width="4.4389in"/>
    </style:style>
    <style:style style:name="Table26.A1" style:family="table-cell">
      <style:table-cell-properties style:vertical-align="middle"/>
    </style:style>
    <style:style style:name="Table27" style:family="table">
      <style:table-properties style:width="2.0222in" table:align="left"/>
    </style:style>
    <style:style style:name="Table27.A" style:family="table-column">
      <style:table-column-properties style:column-width="2.0222in"/>
    </style:style>
    <style:style style:name="Table27.A1" style:family="table-cell">
      <style:table-cell-properties style:vertical-align="middle"/>
    </style:style>
    <style:style style:name="Table28" style:family="table">
      <style:table-properties style:width="2.7931in" table:align="left"/>
    </style:style>
    <style:style style:name="Table28.A" style:family="table-column">
      <style:table-column-properties style:column-width="2.7931in"/>
    </style:style>
    <style:style style:name="Table28.A1" style:family="table-cell">
      <style:table-cell-properties style:vertical-align="middle"/>
    </style:style>
    <style:style style:name="Table29" style:family="table">
      <style:table-properties style:width="5.2097in" table:align="left"/>
    </style:style>
    <style:style style:name="Table29.A" style:family="table-column">
      <style:table-column-properties style:column-width="5.2097in"/>
    </style:style>
    <style:style style:name="Table29.A1" style:family="table-cell">
      <style:table-cell-properties style:vertical-align="middle"/>
    </style:style>
    <style:style style:name="Table30" style:family="table">
      <style:table-properties style:width="5.7181in" table:align="left"/>
    </style:style>
    <style:style style:name="Table30.A" style:family="table-column">
      <style:table-column-properties style:column-width="5.7181in"/>
    </style:style>
    <style:style style:name="Table30.A1" style:family="table-cell">
      <style:table-cell-properties style:vertical-align="middle"/>
    </style:style>
    <style:style style:name="Table31" style:family="table">
      <style:table-properties style:width="3.5347in" table:align="left"/>
    </style:style>
    <style:style style:name="Table31.A" style:family="table-column">
      <style:table-column-properties style:column-width="3.5347in"/>
    </style:style>
    <style:style style:name="Table31.A1" style:family="table-cell">
      <style:table-cell-properties style:vertical-align="middle"/>
    </style:style>
    <style:style style:name="Table32" style:family="table">
      <style:table-properties style:width="2.1847in" table:align="left"/>
    </style:style>
    <style:style style:name="Table32.A" style:family="table-column">
      <style:table-column-properties style:column-width="2.1847in"/>
    </style:style>
    <style:style style:name="Table32.A1" style:family="table-cell">
      <style:table-cell-properties style:vertical-align="middle"/>
    </style:style>
    <style:style style:name="Table33" style:family="table">
      <style:table-properties style:width="4.6722in" table:align="left"/>
    </style:style>
    <style:style style:name="Table33.A" style:family="table-column">
      <style:table-column-properties style:column-width="4.6722in"/>
    </style:style>
    <style:style style:name="Table33.A1" style:family="table-cell">
      <style:table-cell-properties style:vertical-align="middle"/>
    </style:style>
    <style:style style:name="Table34" style:family="table">
      <style:table-properties style:width="6.4264in" table:align="left"/>
    </style:style>
    <style:style style:name="Table34.A" style:family="table-column">
      <style:table-column-properties style:column-width="6.4264in"/>
    </style:style>
    <style:style style:name="Table34.A1" style:family="table-cell">
      <style:table-cell-properties style:vertical-align="middle"/>
    </style:style>
    <style:style style:name="Table35" style:family="table">
      <style:table-properties style:width="5.9264in" table:align="left"/>
    </style:style>
    <style:style style:name="Table35.A" style:family="table-column">
      <style:table-column-properties style:column-width="5.9264in"/>
    </style:style>
    <style:style style:name="Table35.A1" style:family="table-cell">
      <style:table-cell-properties style:vertical-align="middle"/>
    </style:style>
    <style:style style:name="Table36" style:family="table">
      <style:table-properties style:width="2.6222in" table:align="left"/>
    </style:style>
    <style:style style:name="Table36.A" style:family="table-column">
      <style:table-column-properties style:column-width="2.6222in"/>
    </style:style>
    <style:style style:name="Table36.A1" style:family="table-cell">
      <style:table-cell-properties style:vertical-align="middle"/>
    </style:style>
    <style:style style:name="Table37" style:family="table">
      <style:table-properties style:width="3.3014in" table:align="left"/>
    </style:style>
    <style:style style:name="Table37.A" style:family="table-column">
      <style:table-column-properties style:column-width="3.3014in"/>
    </style:style>
    <style:style style:name="Table37.A1" style:family="table-cell">
      <style:table-cell-properties style:vertical-align="middle"/>
    </style:style>
    <style:style style:name="Table38" style:family="table">
      <style:table-properties style:width="2.7014in" table:align="left"/>
    </style:style>
    <style:style style:name="Table38.A" style:family="table-column">
      <style:table-column-properties style:column-width="2.7014in"/>
    </style:style>
    <style:style style:name="Table38.A1" style:family="table-cell">
      <style:table-cell-properties style:vertical-align="middle"/>
    </style:style>
    <style:style style:name="Table39" style:family="table">
      <style:table-properties style:width="4.2097in" table:align="left"/>
    </style:style>
    <style:style style:name="Table39.A" style:family="table-column">
      <style:table-column-properties style:column-width="4.2097in"/>
    </style:style>
    <style:style style:name="Table39.A1" style:family="table-cell">
      <style:table-cell-properties style:vertical-align="middle"/>
    </style:style>
    <style:style style:name="Table40" style:family="table">
      <style:table-properties style:width="2.3847in" table:align="left"/>
    </style:style>
    <style:style style:name="Table40.A" style:family="table-column">
      <style:table-column-properties style:column-width="2.3847in"/>
    </style:style>
    <style:style style:name="Table40.A1" style:family="table-cell">
      <style:table-cell-properties style:vertical-align="middle"/>
    </style:style>
    <style:style style:name="Table41" style:family="table">
      <style:table-properties style:width="2.9597in" table:align="left"/>
    </style:style>
    <style:style style:name="Table41.A" style:family="table-column">
      <style:table-column-properties style:column-width="2.9597in"/>
    </style:style>
    <style:style style:name="Table41.A1" style:family="table-cell">
      <style:table-cell-properties style:vertical-align="middle"/>
    </style:style>
    <style:style style:name="Table42" style:family="table">
      <style:table-properties style:width="3.5014in" table:align="left"/>
    </style:style>
    <style:style style:name="Table42.A" style:family="table-column">
      <style:table-column-properties style:column-width="3.5014in"/>
    </style:style>
    <style:style style:name="Table42.A1" style:family="table-cell">
      <style:table-cell-properties style:vertical-align="middle"/>
    </style:style>
    <style:style style:name="Table43" style:family="table">
      <style:table-properties style:width="3.6097in" table:align="left"/>
    </style:style>
    <style:style style:name="Table43.A" style:family="table-column">
      <style:table-column-properties style:column-width="3.6097in"/>
    </style:style>
    <style:style style:name="Table43.A1" style:family="table-cell">
      <style:table-cell-properties style:vertical-align="middle"/>
    </style:style>
    <style:style style:name="Table44" style:family="table">
      <style:table-properties style:width="4.6972in" table:align="left"/>
    </style:style>
    <style:style style:name="Table44.A" style:family="table-column">
      <style:table-column-properties style:column-width="4.6972in"/>
    </style:style>
    <style:style style:name="Table44.A1" style:family="table-cell">
      <style:table-cell-properties style:vertical-align="middle"/>
    </style:style>
    <style:style style:name="Table45" style:family="table">
      <style:table-properties style:width="5.1097in" table:align="left"/>
    </style:style>
    <style:style style:name="Table45.A" style:family="table-column">
      <style:table-column-properties style:column-width="5.1097in"/>
    </style:style>
    <style:style style:name="Table45.A1" style:family="table-cell">
      <style:table-cell-properties style:vertical-align="middle"/>
    </style:style>
    <style:style style:name="Table46" style:family="table">
      <style:table-properties style:width="4.4639in" table:align="left"/>
    </style:style>
    <style:style style:name="Table46.A" style:family="table-column">
      <style:table-column-properties style:column-width="4.4639in"/>
    </style:style>
    <style:style style:name="Table46.A1" style:family="table-cell">
      <style:table-cell-properties style:vertical-align="middle"/>
    </style:style>
    <style:style style:name="Table47" style:family="table">
      <style:table-properties style:width="4.8722in" table:align="left"/>
    </style:style>
    <style:style style:name="Table47.A" style:family="table-column">
      <style:table-column-properties style:column-width="4.8722in"/>
    </style:style>
    <style:style style:name="Table47.A1" style:family="table-cell">
      <style:table-cell-properties style:vertical-align="middle"/>
    </style:style>
    <style:style style:name="Table48" style:family="table">
      <style:table-properties style:width="5.5972in" table:align="left"/>
    </style:style>
    <style:style style:name="Table48.A" style:family="table-column">
      <style:table-column-properties style:column-width="5.5972in"/>
    </style:style>
    <style:style style:name="Table48.A1" style:family="table-cell">
      <style:table-cell-properties style:vertical-align="middle"/>
    </style:style>
    <style:style style:name="Table49" style:family="table">
      <style:table-properties style:width="4.0431in" table:align="left"/>
    </style:style>
    <style:style style:name="Table49.A" style:family="table-column">
      <style:table-column-properties style:column-width="4.0431in"/>
    </style:style>
    <style:style style:name="Table49.A1" style:family="table-cell">
      <style:table-cell-properties style:vertical-align="middle"/>
    </style:style>
    <style:style style:name="Table50" style:family="table">
      <style:table-properties style:width="5.1431in" table:align="left"/>
    </style:style>
    <style:style style:name="Table50.A" style:family="table-column">
      <style:table-column-properties style:column-width="5.1431in"/>
    </style:style>
    <style:style style:name="Table50.A1" style:family="table-cell">
      <style:table-cell-properties style:vertical-align="middle"/>
    </style:style>
    <style:style style:name="Table51" style:family="table">
      <style:table-properties style:width="2.1889in" table:align="left"/>
    </style:style>
    <style:style style:name="Table51.A" style:family="table-column">
      <style:table-column-properties style:column-width="2.1889in"/>
    </style:style>
    <style:style style:name="Table51.A1" style:family="table-cell">
      <style:table-cell-properties style:vertical-align="middle"/>
    </style:style>
    <style:style style:name="Table52" style:family="table">
      <style:table-properties style:width="1.1347in" table:align="left"/>
    </style:style>
    <style:style style:name="Table52.A" style:family="table-column">
      <style:table-column-properties style:column-width="1.1347in"/>
    </style:style>
    <style:style style:name="Table52.A1" style:family="table-cell">
      <style:table-cell-properties style:vertical-align="middle"/>
    </style:style>
    <style:style style:name="Table53" style:family="table">
      <style:table-properties style:width="4.7972in" table:align="left"/>
    </style:style>
    <style:style style:name="Table53.A" style:family="table-column">
      <style:table-column-properties style:column-width="4.7972in"/>
    </style:style>
    <style:style style:name="Table53.A1" style:family="table-cell">
      <style:table-cell-properties style:vertical-align="middle"/>
    </style:style>
    <style:style style:name="Table54" style:family="table">
      <style:table-properties style:width="5.3431in" table:align="left"/>
    </style:style>
    <style:style style:name="Table54.A" style:family="table-column">
      <style:table-column-properties style:column-width="5.3431in"/>
    </style:style>
    <style:style style:name="Table54.A1" style:family="table-cell">
      <style:table-cell-properties style:vertical-align="middle"/>
    </style:style>
    <style:style style:name="Table55" style:family="table">
      <style:table-properties style:width="3.9264in" table:align="left"/>
    </style:style>
    <style:style style:name="Table55.A" style:family="table-column">
      <style:table-column-properties style:column-width="3.9264in"/>
    </style:style>
    <style:style style:name="Table55.A1" style:family="table-cell">
      <style:table-cell-properties style:vertical-align="middle"/>
    </style:style>
    <style:style style:name="Table56" style:family="table">
      <style:table-properties style:width="3.8097in" table:align="left"/>
    </style:style>
    <style:style style:name="Table56.A" style:family="table-column">
      <style:table-column-properties style:column-width="3.8097in"/>
    </style:style>
    <style:style style:name="Table56.A1" style:family="table-cell">
      <style:table-cell-properties style:vertical-align="middle"/>
    </style:style>
    <style:style style:name="Table57" style:family="table">
      <style:table-properties style:width="3.3181in" table:align="left"/>
    </style:style>
    <style:style style:name="Table57.A" style:family="table-column">
      <style:table-column-properties style:column-width="3.3181in"/>
    </style:style>
    <style:style style:name="Table57.A1" style:family="table-cell">
      <style:table-cell-properties style:vertical-align="middle"/>
    </style:style>
    <style:style style:name="Table58" style:family="table">
      <style:table-properties style:width="2.6722in" table:align="left"/>
    </style:style>
    <style:style style:name="Table58.A" style:family="table-column">
      <style:table-column-properties style:column-width="2.6722in"/>
    </style:style>
    <style:style style:name="Table58.A1" style:family="table-cell">
      <style:table-cell-properties style:vertical-align="middle"/>
    </style:style>
    <style:style style:name="Table59" style:family="table">
      <style:table-properties style:width="2.8389in" table:align="left"/>
    </style:style>
    <style:style style:name="Table59.A" style:family="table-column">
      <style:table-column-properties style:column-width="2.8389in"/>
    </style:style>
    <style:style style:name="Table59.A1" style:family="table-cell">
      <style:table-cell-properties style:vertical-align="middle"/>
    </style:style>
    <style:style style:name="Table60" style:family="table">
      <style:table-properties style:width="2.8472in" table:align="left"/>
    </style:style>
    <style:style style:name="Table60.A" style:family="table-column">
      <style:table-column-properties style:column-width="2.8472in"/>
    </style:style>
    <style:style style:name="Table60.A1" style:family="table-cell">
      <style:table-cell-properties style:vertical-align="middle"/>
    </style:style>
    <style:style style:name="Table61" style:family="table">
      <style:table-properties style:width="1.1306in" table:align="left"/>
    </style:style>
    <style:style style:name="Table61.A" style:family="table-column">
      <style:table-column-properties style:column-width="1.1306in"/>
    </style:style>
    <style:style style:name="Table61.A1" style:family="table-cell">
      <style:table-cell-properties style:vertical-align="middle"/>
    </style:style>
    <style:style style:name="Table62" style:family="table">
      <style:table-properties style:width="6.2931in" table:align="left"/>
    </style:style>
    <style:style style:name="Table62.A" style:family="table-column">
      <style:table-column-properties style:column-width="6.2931in"/>
    </style:style>
    <style:style style:name="Table62.A1" style:family="table-cell">
      <style:table-cell-properties style:vertical-align="middle"/>
    </style:style>
    <style:style style:name="Table63" style:family="table">
      <style:table-properties style:width="2.7556in" table:align="left"/>
    </style:style>
    <style:style style:name="Table63.A" style:family="table-column">
      <style:table-column-properties style:column-width="2.7556in"/>
    </style:style>
    <style:style style:name="Table63.A1" style:family="table-cell">
      <style:table-cell-properties style:vertical-align="middle"/>
    </style:style>
    <style:style style:name="Table64" style:family="table">
      <style:table-properties style:width="4.3722in" table:align="left"/>
    </style:style>
    <style:style style:name="Table64.A" style:family="table-column">
      <style:table-column-properties style:column-width="4.3722in"/>
    </style:style>
    <style:style style:name="Table64.A1" style:family="table-cell">
      <style:table-cell-properties style:vertical-align="middle"/>
    </style:style>
    <style:style style:name="Table65" style:family="table">
      <style:table-properties style:width="2.1597in" table:align="left"/>
    </style:style>
    <style:style style:name="Table65.A" style:family="table-column">
      <style:table-column-properties style:column-width="2.1597in"/>
    </style:style>
    <style:style style:name="Table65.A1" style:family="table-cell">
      <style:table-cell-properties style:vertical-align="middle"/>
    </style:style>
    <style:style style:name="Table66" style:family="table">
      <style:table-properties style:width="2.4639in" table:align="left"/>
    </style:style>
    <style:style style:name="Table66.A" style:family="table-column">
      <style:table-column-properties style:column-width="2.4639in"/>
    </style:style>
    <style:style style:name="Table66.A1" style:family="table-cell">
      <style:table-cell-properties style:vertical-align="middle"/>
    </style:style>
    <style:style style:name="Table67" style:family="table">
      <style:table-properties style:width="1.9847in" table:align="left"/>
    </style:style>
    <style:style style:name="Table67.A" style:family="table-column">
      <style:table-column-properties style:column-width="1.9847in"/>
    </style:style>
    <style:style style:name="Table67.A1" style:family="table-cell">
      <style:table-cell-properties style:vertical-align="middle"/>
    </style:style>
    <style:style style:name="Table68" style:family="table">
      <style:table-properties style:width="5.0514in" table:align="left"/>
    </style:style>
    <style:style style:name="Table68.A" style:family="table-column">
      <style:table-column-properties style:column-width="5.0514in"/>
    </style:style>
    <style:style style:name="Table68.A1" style:family="table-cell">
      <style:table-cell-properties style:vertical-align="middle"/>
    </style:style>
    <style:style style:name="Table69" style:family="table">
      <style:table-properties style:width="1.3264in" table:align="left"/>
    </style:style>
    <style:style style:name="Table69.A" style:family="table-column">
      <style:table-column-properties style:column-width="1.3264in"/>
    </style:style>
    <style:style style:name="Table69.A1" style:family="table-cell">
      <style:table-cell-properties style:vertical-align="middle"/>
    </style:style>
    <style:style style:name="Table70" style:family="table">
      <style:table-properties style:width="1.9847in" table:align="left"/>
    </style:style>
    <style:style style:name="Table70.A" style:family="table-column">
      <style:table-column-properties style:column-width="1.9847in"/>
    </style:style>
    <style:style style:name="Table70.A1" style:family="table-cell">
      <style:table-cell-properties style:vertical-align="middle"/>
    </style:style>
    <style:style style:name="Table71" style:family="table">
      <style:table-properties style:width="2.7764in" table:align="left"/>
    </style:style>
    <style:style style:name="Table71.A" style:family="table-column">
      <style:table-column-properties style:column-width="2.7764in"/>
    </style:style>
    <style:style style:name="Table71.A1" style:family="table-cell">
      <style:table-cell-properties style:vertical-align="middle"/>
    </style:style>
    <style:style style:name="Table72" style:family="table">
      <style:table-properties style:width="2.4639in" table:align="left"/>
    </style:style>
    <style:style style:name="Table72.A" style:family="table-column">
      <style:table-column-properties style:column-width="2.4639in"/>
    </style:style>
    <style:style style:name="Table72.A1" style:family="table-cell">
      <style:table-cell-properties style:vertical-align="middle"/>
    </style:style>
    <style:style style:name="Table73" style:family="table">
      <style:table-properties style:width="2.9014in" table:align="left"/>
    </style:style>
    <style:style style:name="Table73.A" style:family="table-column">
      <style:table-column-properties style:column-width="2.9014in"/>
    </style:style>
    <style:style style:name="Table73.A1" style:family="table-cell">
      <style:table-cell-properties style:vertical-align="middle"/>
    </style:style>
    <style:style style:name="Table74" style:family="table">
      <style:table-properties style:width="1.8306in" table:align="left"/>
    </style:style>
    <style:style style:name="Table74.A" style:family="table-column">
      <style:table-column-properties style:column-width="1.8306in"/>
    </style:style>
    <style:style style:name="Table74.A1" style:family="table-cell">
      <style:table-cell-properties style:vertical-align="middle"/>
    </style:style>
    <style:style style:name="Table75" style:family="table">
      <style:table-properties style:width="3.8764in" table:align="left"/>
    </style:style>
    <style:style style:name="Table75.A" style:family="table-column">
      <style:table-column-properties style:column-width="3.8764in"/>
    </style:style>
    <style:style style:name="Table75.A1" style:family="table-cell">
      <style:table-cell-properties style:vertical-align="middle"/>
    </style:style>
    <style:style style:name="Table76" style:family="table">
      <style:table-properties style:width="1.9681in" table:align="left"/>
    </style:style>
    <style:style style:name="Table76.A" style:family="table-column">
      <style:table-column-properties style:column-width="1.9681in"/>
    </style:style>
    <style:style style:name="Table76.A1" style:family="table-cell">
      <style:table-cell-properties style:vertical-align="middle"/>
    </style:style>
    <style:style style:name="Table77" style:family="table">
      <style:table-properties style:width="3.1764in" table:align="left"/>
    </style:style>
    <style:style style:name="Table77.A" style:family="table-column">
      <style:table-column-properties style:column-width="3.1764in"/>
    </style:style>
    <style:style style:name="Table77.A1" style:family="table-cell">
      <style:table-cell-properties style:vertical-align="middle"/>
    </style:style>
    <style:style style:name="Table78" style:family="table">
      <style:table-properties style:width="3.3764in" table:align="left"/>
    </style:style>
    <style:style style:name="Table78.A" style:family="table-column">
      <style:table-column-properties style:column-width="3.3764in"/>
    </style:style>
    <style:style style:name="Table78.A1" style:family="table-cell">
      <style:table-cell-properties style:vertical-align="middle"/>
    </style:style>
    <style:style style:name="Table79" style:family="table">
      <style:table-properties style:width="6.1389in" table:align="left"/>
    </style:style>
    <style:style style:name="Table79.A" style:family="table-column">
      <style:table-column-properties style:column-width="6.1389in"/>
    </style:style>
    <style:style style:name="Table79.A1" style:family="table-cell">
      <style:table-cell-properties style:vertical-align="middle"/>
    </style:style>
    <style:style style:name="Table80" style:family="table">
      <style:table-properties style:width="4.1097in" table:align="left"/>
    </style:style>
    <style:style style:name="Table80.A" style:family="table-column">
      <style:table-column-properties style:column-width="4.1097in"/>
    </style:style>
    <style:style style:name="Table80.A1" style:family="table-cell">
      <style:table-cell-properties style:vertical-align="middle"/>
    </style:style>
    <style:style style:name="Table81" style:family="table">
      <style:table-properties style:width="2.3306in" table:align="left"/>
    </style:style>
    <style:style style:name="Table81.A" style:family="table-column">
      <style:table-column-properties style:column-width="2.3306in"/>
    </style:style>
    <style:style style:name="Table81.A1" style:family="table-cell">
      <style:table-cell-properties style:vertical-align="middle"/>
    </style:style>
    <style:style style:name="Table82" style:family="table">
      <style:table-properties style:width="3.8097in" table:align="left"/>
    </style:style>
    <style:style style:name="Table82.A" style:family="table-column">
      <style:table-column-properties style:column-width="3.8097in"/>
    </style:style>
    <style:style style:name="Table82.A1" style:family="table-cell">
      <style:table-cell-properties style:vertical-align="middle"/>
    </style:style>
    <style:style style:name="Table83" style:family="table">
      <style:table-properties style:width="3.0014in" table:align="left"/>
    </style:style>
    <style:style style:name="Table83.A" style:family="table-column">
      <style:table-column-properties style:column-width="3.0014in"/>
    </style:style>
    <style:style style:name="Table83.A1" style:family="table-cell">
      <style:table-cell-properties style:vertical-align="middle"/>
    </style:style>
    <style:style style:name="Table84" style:family="table">
      <style:table-properties style:width="1.9764in" table:align="left"/>
    </style:style>
    <style:style style:name="Table84.A" style:family="table-column">
      <style:table-column-properties style:column-width="1.9764in"/>
    </style:style>
    <style:style style:name="Table84.A1" style:family="table-cell">
      <style:table-cell-properties style:vertical-align="middle"/>
    </style:style>
    <style:style style:name="Table85" style:family="table">
      <style:table-properties style:width="2.4931in" table:align="left"/>
    </style:style>
    <style:style style:name="Table85.A" style:family="table-column">
      <style:table-column-properties style:column-width="2.4931in"/>
    </style:style>
    <style:style style:name="Table85.A1" style:family="table-cell">
      <style:table-cell-properties style:vertical-align="middle"/>
    </style:style>
    <style:style style:name="Table86" style:family="table">
      <style:table-properties style:width="2.1847in" table:align="left"/>
    </style:style>
    <style:style style:name="Table86.A" style:family="table-column">
      <style:table-column-properties style:column-width="2.1847in"/>
    </style:style>
    <style:style style:name="Table86.A1" style:family="table-cell">
      <style:table-cell-properties style:vertical-align="middle"/>
    </style:style>
    <style:style style:name="Table87" style:family="table">
      <style:table-properties style:width="6.4514in" table:align="left"/>
    </style:style>
    <style:style style:name="Table87.A" style:family="table-column">
      <style:table-column-properties style:column-width="6.4514in"/>
    </style:style>
    <style:style style:name="Table87.A1" style:family="table-cell">
      <style:table-cell-properties style:vertical-align="middle"/>
    </style:style>
    <style:style style:name="Table88" style:family="table">
      <style:table-properties style:width="6.7701in" table:align="left"/>
    </style:style>
    <style:style style:name="Table88.A" style:family="table-column">
      <style:table-column-properties style:column-width="6.7701in"/>
    </style:style>
    <style:style style:name="Table88.A1" style:family="table-cell">
      <style:table-cell-properties style:vertical-align="middle"/>
    </style:style>
    <style:style style:name="Table89" style:family="table">
      <style:table-properties style:width="4.8181in" table:align="left"/>
    </style:style>
    <style:style style:name="Table89.A" style:family="table-column">
      <style:table-column-properties style:column-width="4.8181in"/>
    </style:style>
    <style:style style:name="Table89.A1" style:family="table-cell">
      <style:table-cell-properties style:vertical-align="middle"/>
    </style:style>
    <style:style style:name="Table90" style:family="table">
      <style:table-properties style:width="5.6264in" table:align="left"/>
    </style:style>
    <style:style style:name="Table90.A" style:family="table-column">
      <style:table-column-properties style:column-width="5.6264in"/>
    </style:style>
    <style:style style:name="Table90.A1" style:family="table-cell">
      <style:table-cell-properties style:vertical-align="middle"/>
    </style:style>
    <style:style style:name="Table91" style:family="table">
      <style:table-properties style:width="2.5306in" table:align="left"/>
    </style:style>
    <style:style style:name="Table91.A" style:family="table-column">
      <style:table-column-properties style:column-width="2.5306in"/>
    </style:style>
    <style:style style:name="Table91.A1" style:family="table-cell">
      <style:table-cell-properties style:vertical-align="middle"/>
    </style:style>
    <style:style style:name="Table92" style:family="table">
      <style:table-properties style:width="2.9097in" table:align="left"/>
    </style:style>
    <style:style style:name="Table92.A" style:family="table-column">
      <style:table-column-properties style:column-width="2.9097in"/>
    </style:style>
    <style:style style:name="Table92.A1" style:family="table-cell">
      <style:table-cell-properties style:vertical-align="middle"/>
    </style:style>
    <style:style style:name="Table93" style:family="table">
      <style:table-properties style:width="2.8181in" table:align="left"/>
    </style:style>
    <style:style style:name="Table93.A" style:family="table-column">
      <style:table-column-properties style:column-width="2.8181in"/>
    </style:style>
    <style:style style:name="Table93.A1" style:family="table-cell">
      <style:table-cell-properties style:vertical-align="middle"/>
    </style:style>
    <style:style style:name="Table94" style:family="table">
      <style:table-properties style:width="4.1472in" table:align="left"/>
    </style:style>
    <style:style style:name="Table94.A" style:family="table-column">
      <style:table-column-properties style:column-width="4.1472in"/>
    </style:style>
    <style:style style:name="Table94.A1" style:family="table-cell">
      <style:table-cell-properties style:vertical-align="middle"/>
    </style:style>
    <style:style style:name="Table95" style:family="table">
      <style:table-properties style:width="2.4306in" table:align="left"/>
    </style:style>
    <style:style style:name="Table95.A" style:family="table-column">
      <style:table-column-properties style:column-width="2.4306in"/>
    </style:style>
    <style:style style:name="Table95.A1" style:family="table-cell">
      <style:table-cell-properties style:vertical-align="middle"/>
    </style:style>
    <style:style style:name="Table96" style:family="table">
      <style:table-properties style:width="3.2931in" table:align="left"/>
    </style:style>
    <style:style style:name="Table96.A" style:family="table-column">
      <style:table-column-properties style:column-width="3.2931in"/>
    </style:style>
    <style:style style:name="Table96.A1" style:family="table-cell">
      <style:table-cell-properties style:vertical-align="middle"/>
    </style:style>
    <style:style style:name="Table97" style:family="table">
      <style:table-properties style:width="3.4556in" table:align="left"/>
    </style:style>
    <style:style style:name="Table97.A" style:family="table-column">
      <style:table-column-properties style:column-width="3.4556in"/>
    </style:style>
    <style:style style:name="Table97.A1" style:family="table-cell">
      <style:table-cell-properties style:vertical-align="middle"/>
    </style:style>
    <style:style style:name="Table98" style:family="table">
      <style:table-properties style:width="2.9222in" table:align="left"/>
    </style:style>
    <style:style style:name="Table98.A" style:family="table-column">
      <style:table-column-properties style:column-width="2.9222in"/>
    </style:style>
    <style:style style:name="Table98.A1" style:family="table-cell">
      <style:table-cell-properties style:vertical-align="middle"/>
    </style:style>
    <style:style style:name="Table99" style:family="table">
      <style:table-properties style:width="4.5514in" table:align="left"/>
    </style:style>
    <style:style style:name="Table99.A" style:family="table-column">
      <style:table-column-properties style:column-width="4.5514in"/>
    </style:style>
    <style:style style:name="Table99.A1" style:family="table-cell">
      <style:table-cell-properties style:vertical-align="middle"/>
    </style:style>
    <style:style style:name="Table100" style:family="table">
      <style:table-properties style:width="3.5639in" table:align="left"/>
    </style:style>
    <style:style style:name="Table100.A" style:family="table-column">
      <style:table-column-properties style:column-width="3.5639in"/>
    </style:style>
    <style:style style:name="Table100.A1" style:family="table-cell">
      <style:table-cell-properties style:vertical-align="middle"/>
    </style:style>
    <style:style style:name="Table101" style:family="table">
      <style:table-properties style:width="4.6972in" table:align="left"/>
    </style:style>
    <style:style style:name="Table101.A" style:family="table-column">
      <style:table-column-properties style:column-width="4.6972in"/>
    </style:style>
    <style:style style:name="Table101.A1" style:family="table-cell">
      <style:table-cell-properties style:vertical-align="middle"/>
    </style:style>
    <style:style style:name="Table102" style:family="table">
      <style:table-properties style:width="5.0472in" table:align="left"/>
    </style:style>
    <style:style style:name="Table102.A" style:family="table-column">
      <style:table-column-properties style:column-width="5.0472in"/>
    </style:style>
    <style:style style:name="Table102.A1" style:family="table-cell">
      <style:table-cell-properties style:vertical-align="middle"/>
    </style:style>
    <style:style style:name="Table103" style:family="table">
      <style:table-properties style:width="4.0722in" table:align="left"/>
    </style:style>
    <style:style style:name="Table103.A" style:family="table-column">
      <style:table-column-properties style:column-width="4.0722in"/>
    </style:style>
    <style:style style:name="Table103.A1" style:family="table-cell">
      <style:table-cell-properties style:vertical-align="middle"/>
    </style:style>
    <style:style style:name="Table104" style:family="table">
      <style:table-properties style:width="2.8222in" table:align="left"/>
    </style:style>
    <style:style style:name="Table104.A" style:family="table-column">
      <style:table-column-properties style:column-width="2.8222in"/>
    </style:style>
    <style:style style:name="Table104.A1" style:family="table-cell">
      <style:table-cell-properties style:vertical-align="middle"/>
    </style:style>
    <style:style style:name="Table105" style:family="table">
      <style:table-properties style:width="4.2847in" table:align="left"/>
    </style:style>
    <style:style style:name="Table105.A" style:family="table-column">
      <style:table-column-properties style:column-width="4.2847in"/>
    </style:style>
    <style:style style:name="Table105.A1" style:family="table-cell">
      <style:table-cell-properties style:vertical-align="middle"/>
    </style:style>
    <style:style style:name="Table106" style:family="table">
      <style:table-properties style:width="4.6181in" table:align="left"/>
    </style:style>
    <style:style style:name="Table106.A" style:family="table-column">
      <style:table-column-properties style:column-width="4.6181in"/>
    </style:style>
    <style:style style:name="Table106.A1" style:family="table-cell">
      <style:table-cell-properties style:vertical-align="middle"/>
    </style:style>
    <style:style style:name="Table107" style:family="table">
      <style:table-properties style:width="3.9764in" table:align="left"/>
    </style:style>
    <style:style style:name="Table107.A" style:family="table-column">
      <style:table-column-properties style:column-width="3.9764in"/>
    </style:style>
    <style:style style:name="Table107.A1" style:family="table-cell">
      <style:table-cell-properties style:vertical-align="middle"/>
    </style:style>
    <style:style style:name="Table108" style:family="table">
      <style:table-properties style:width="5.1347in" table:align="left"/>
    </style:style>
    <style:style style:name="Table108.A" style:family="table-column">
      <style:table-column-properties style:column-width="5.1347in"/>
    </style:style>
    <style:style style:name="Table108.A1" style:family="table-cell">
      <style:table-cell-properties style:vertical-align="middle"/>
    </style:style>
    <style:style style:name="Table109" style:family="table">
      <style:table-properties style:width="6.1847in" table:align="left"/>
    </style:style>
    <style:style style:name="Table109.A" style:family="table-column">
      <style:table-column-properties style:column-width="6.1847in"/>
    </style:style>
    <style:style style:name="Table109.A1" style:family="table-cell">
      <style:table-cell-properties style:vertical-align="middle"/>
    </style:style>
    <style:style style:name="Table110" style:family="table">
      <style:table-properties style:width="4.5639in" table:align="left"/>
    </style:style>
    <style:style style:name="Table110.A" style:family="table-column">
      <style:table-column-properties style:column-width="4.5639in"/>
    </style:style>
    <style:style style:name="Table110.A1" style:family="table-cell">
      <style:table-cell-properties style:vertical-align="middle"/>
    </style:style>
    <style:style style:name="Table111" style:family="table">
      <style:table-properties style:width="5.3847in" table:align="left"/>
    </style:style>
    <style:style style:name="Table111.A" style:family="table-column">
      <style:table-column-properties style:column-width="5.3847in"/>
    </style:style>
    <style:style style:name="Table111.A1" style:family="table-cell">
      <style:table-cell-properties style:vertical-align="middle"/>
    </style:style>
    <style:style style:name="Table112" style:family="table">
      <style:table-properties style:width="6.7701in" table:align="left"/>
    </style:style>
    <style:style style:name="Table112.A" style:family="table-column">
      <style:table-column-properties style:column-width="6.7701in"/>
    </style:style>
    <style:style style:name="Table112.A1" style:family="table-cell">
      <style:table-cell-properties style:vertical-align="middle"/>
    </style:style>
    <style:style style:name="Table113" style:family="table">
      <style:table-properties style:width="2.1764in" table:align="left"/>
    </style:style>
    <style:style style:name="Table113.A" style:family="table-column">
      <style:table-column-properties style:column-width="2.1764in"/>
    </style:style>
    <style:style style:name="Table113.A1" style:family="table-cell">
      <style:table-cell-properties style:vertical-align="middle"/>
    </style:style>
    <style:style style:name="Table114" style:family="table">
      <style:table-properties style:width="3.2639in" table:align="left"/>
    </style:style>
    <style:style style:name="Table114.A" style:family="table-column">
      <style:table-column-properties style:column-width="3.2639in"/>
    </style:style>
    <style:style style:name="Table114.A1" style:family="table-cell">
      <style:table-cell-properties style:vertical-align="middle"/>
    </style:style>
    <style:style style:name="Table115" style:family="table">
      <style:table-properties style:width="6.4931in" table:align="left"/>
    </style:style>
    <style:style style:name="Table115.A" style:family="table-column">
      <style:table-column-properties style:column-width="6.4931in"/>
    </style:style>
    <style:style style:name="Table115.A1" style:family="table-cell">
      <style:table-cell-properties style:vertical-align="middle"/>
    </style:style>
    <style:style style:name="Table116" style:family="table">
      <style:table-properties style:width="4.0972in" table:align="left"/>
    </style:style>
    <style:style style:name="Table116.A" style:family="table-column">
      <style:table-column-properties style:column-width="4.0972in"/>
    </style:style>
    <style:style style:name="Table116.A1" style:family="table-cell">
      <style:table-cell-properties style:vertical-align="middle"/>
    </style:style>
    <style:style style:name="Table117" style:family="table">
      <style:table-properties style:width="4.0722in" table:align="left"/>
    </style:style>
    <style:style style:name="Table117.A" style:family="table-column">
      <style:table-column-properties style:column-width="4.0722in"/>
    </style:style>
    <style:style style:name="Table117.A1" style:family="table-cell">
      <style:table-cell-properties style:vertical-align="middle"/>
    </style:style>
    <style:style style:name="Table118" style:family="table">
      <style:table-properties style:width="4.5306in" table:align="left"/>
    </style:style>
    <style:style style:name="Table118.A" style:family="table-column">
      <style:table-column-properties style:column-width="4.5306in"/>
    </style:style>
    <style:style style:name="Table118.A1" style:family="table-cell">
      <style:table-cell-properties style:vertical-align="middle"/>
    </style:style>
    <style:style style:name="Table119" style:family="table">
      <style:table-properties style:width="6.7701in" table:align="left"/>
    </style:style>
    <style:style style:name="Table119.A" style:family="table-column">
      <style:table-column-properties style:column-width="6.7701in"/>
    </style:style>
    <style:style style:name="Table119.A1" style:family="table-cell">
      <style:table-cell-properties style:vertical-align="middle"/>
    </style:style>
    <style:style style:name="Table120" style:family="table">
      <style:table-properties style:width="2.8889in" table:align="left"/>
    </style:style>
    <style:style style:name="Table120.A" style:family="table-column">
      <style:table-column-properties style:column-width="2.8889in"/>
    </style:style>
    <style:style style:name="Table120.A1" style:family="table-cell">
      <style:table-cell-properties style:vertical-align="middle"/>
    </style:style>
    <style:style style:name="Table121" style:family="table">
      <style:table-properties style:width="2.5389in" table:align="left"/>
    </style:style>
    <style:style style:name="Table121.A" style:family="table-column">
      <style:table-column-properties style:column-width="2.5389in"/>
    </style:style>
    <style:style style:name="Table121.A1" style:family="table-cell">
      <style:table-cell-properties style:vertical-align="middle"/>
    </style:style>
    <style:style style:name="Table122" style:family="table">
      <style:table-properties style:width="3.4472in" table:align="left"/>
    </style:style>
    <style:style style:name="Table122.A" style:family="table-column">
      <style:table-column-properties style:column-width="3.4472in"/>
    </style:style>
    <style:style style:name="Table122.A1" style:family="table-cell">
      <style:table-cell-properties style:vertical-align="middle"/>
    </style:style>
    <style:style style:name="Table123" style:family="table">
      <style:table-properties style:width="2.2847in" table:align="left"/>
    </style:style>
    <style:style style:name="Table123.A" style:family="table-column">
      <style:table-column-properties style:column-width="2.2847in"/>
    </style:style>
    <style:style style:name="Table123.A1" style:family="table-cell">
      <style:table-cell-properties style:vertical-align="middle"/>
    </style:style>
    <style:style style:name="Table124" style:family="table">
      <style:table-properties style:width="2.8889in" table:align="left"/>
    </style:style>
    <style:style style:name="Table124.A" style:family="table-column">
      <style:table-column-properties style:column-width="2.8889in"/>
    </style:style>
    <style:style style:name="Table124.A1" style:family="table-cell">
      <style:table-cell-properties style:vertical-align="middle"/>
    </style:style>
    <style:style style:name="Table125" style:family="table">
      <style:table-properties style:width="3.9972in" table:align="left"/>
    </style:style>
    <style:style style:name="Table125.A" style:family="table-column">
      <style:table-column-properties style:column-width="3.9972in"/>
    </style:style>
    <style:style style:name="Table125.A1" style:family="table-cell">
      <style:table-cell-properties style:vertical-align="middle"/>
    </style:style>
    <style:style style:name="Table126" style:family="table">
      <style:table-properties style:width="4.3639in" table:align="left"/>
    </style:style>
    <style:style style:name="Table126.A" style:family="table-column">
      <style:table-column-properties style:column-width="4.3639in"/>
    </style:style>
    <style:style style:name="Table126.A1" style:family="table-cell">
      <style:table-cell-properties style:vertical-align="middle"/>
    </style:style>
    <style:style style:name="Table127" style:family="table">
      <style:table-properties style:width="6.2306in" table:align="left"/>
    </style:style>
    <style:style style:name="Table127.A" style:family="table-column">
      <style:table-column-properties style:column-width="6.2306in"/>
    </style:style>
    <style:style style:name="Table127.A1" style:family="table-cell">
      <style:table-cell-properties style:vertical-align="middle"/>
    </style:style>
    <style:style style:name="Table128" style:family="table">
      <style:table-properties style:width="3.2472in" table:align="left"/>
    </style:style>
    <style:style style:name="Table128.A" style:family="table-column">
      <style:table-column-properties style:column-width="3.2472in"/>
    </style:style>
    <style:style style:name="Table128.A1" style:family="table-cell">
      <style:table-cell-properties style:vertical-align="middle"/>
    </style:style>
    <style:style style:name="Table129" style:family="table">
      <style:table-properties style:width="2.3931in" table:align="left"/>
    </style:style>
    <style:style style:name="Table129.A" style:family="table-column">
      <style:table-column-properties style:column-width="2.3931in"/>
    </style:style>
    <style:style style:name="Table129.A1" style:family="table-cell">
      <style:table-cell-properties style:vertical-align="middle"/>
    </style:style>
    <style:style style:name="Table130" style:family="table">
      <style:table-properties style:width="1.6847in" table:align="left"/>
    </style:style>
    <style:style style:name="Table130.A" style:family="table-column">
      <style:table-column-properties style:column-width="1.6847in"/>
    </style:style>
    <style:style style:name="Table130.A1" style:family="table-cell">
      <style:table-cell-properties style:vertical-align="middle"/>
    </style:style>
    <style:style style:name="Table131" style:family="table">
      <style:table-properties style:width="6.1722in" table:align="left"/>
    </style:style>
    <style:style style:name="Table131.A" style:family="table-column">
      <style:table-column-properties style:column-width="6.1722in"/>
    </style:style>
    <style:style style:name="Table131.A1" style:family="table-cell">
      <style:table-cell-properties style:vertical-align="middle"/>
    </style:style>
    <style:style style:name="Table132" style:family="table">
      <style:table-properties style:width="4.5097in" table:align="left"/>
    </style:style>
    <style:style style:name="Table132.A" style:family="table-column">
      <style:table-column-properties style:column-width="4.5097in"/>
    </style:style>
    <style:style style:name="Table132.A1" style:family="table-cell">
      <style:table-cell-properties style:vertical-align="middle"/>
    </style:style>
    <style:style style:name="Table133" style:family="table">
      <style:table-properties style:width="3.9097in" table:align="left"/>
    </style:style>
    <style:style style:name="Table133.A" style:family="table-column">
      <style:table-column-properties style:column-width="3.9097in"/>
    </style:style>
    <style:style style:name="Table133.A1" style:family="table-cell">
      <style:table-cell-properties style:vertical-align="middle"/>
    </style:style>
    <style:style style:name="Table134" style:family="table">
      <style:table-properties style:width="4.7847in" table:align="left"/>
    </style:style>
    <style:style style:name="Table134.A" style:family="table-column">
      <style:table-column-properties style:column-width="4.7847in"/>
    </style:style>
    <style:style style:name="Table134.A1" style:family="table-cell">
      <style:table-cell-properties style:vertical-align="middle"/>
    </style:style>
    <style:style style:name="Table135" style:family="table">
      <style:table-properties style:width="6.0431in" table:align="left"/>
    </style:style>
    <style:style style:name="Table135.A" style:family="table-column">
      <style:table-column-properties style:column-width="6.0431in"/>
    </style:style>
    <style:style style:name="Table135.A1" style:family="table-cell">
      <style:table-cell-properties style:vertical-align="middle"/>
    </style:style>
    <style:style style:name="Table136" style:family="table">
      <style:table-properties style:width="5.4722in" table:align="left"/>
    </style:style>
    <style:style style:name="Table136.A" style:family="table-column">
      <style:table-column-properties style:column-width="5.4722in"/>
    </style:style>
    <style:style style:name="Table136.A1" style:family="table-cell">
      <style:table-cell-properties style:vertical-align="middle"/>
    </style:style>
    <style:style style:name="Table137" style:family="table">
      <style:table-properties style:width="6.2806in" table:align="left"/>
    </style:style>
    <style:style style:name="Table137.A" style:family="table-column">
      <style:table-column-properties style:column-width="6.2806in"/>
    </style:style>
    <style:style style:name="Table137.A1" style:family="table-cell">
      <style:table-cell-properties style:vertical-align="middle"/>
    </style:style>
    <style:style style:name="Table138" style:family="table">
      <style:table-properties style:width="2.7722in" table:align="left"/>
    </style:style>
    <style:style style:name="Table138.A" style:family="table-column">
      <style:table-column-properties style:column-width="2.7722in"/>
    </style:style>
    <style:style style:name="Table138.A1" style:family="table-cell">
      <style:table-cell-properties style:vertical-align="middle"/>
    </style:style>
    <style:style style:name="Table139" style:family="table">
      <style:table-properties style:width="4.3056in" table:align="left"/>
    </style:style>
    <style:style style:name="Table139.A" style:family="table-column">
      <style:table-column-properties style:column-width="4.3056in"/>
    </style:style>
    <style:style style:name="Table139.A1" style:family="table-cell">
      <style:table-cell-properties style:vertical-align="middle"/>
    </style:style>
    <style:style style:name="Table140" style:family="table">
      <style:table-properties style:width="6.7701in" table:align="left"/>
    </style:style>
    <style:style style:name="Table140.A" style:family="table-column">
      <style:table-column-properties style:column-width="6.7701in"/>
    </style:style>
    <style:style style:name="Table140.A1" style:family="table-cell">
      <style:table-cell-properties style:vertical-align="middle"/>
    </style:style>
    <style:style style:name="Table141" style:family="table">
      <style:table-properties style:width="2.4306in" table:align="left"/>
    </style:style>
    <style:style style:name="Table141.A" style:family="table-column">
      <style:table-column-properties style:column-width="2.4306in"/>
    </style:style>
    <style:style style:name="Table141.A1" style:family="table-cell">
      <style:table-cell-properties style:vertical-align="middle"/>
    </style:style>
    <style:style style:name="Table142" style:family="table">
      <style:table-properties style:width="2.4931in" table:align="left"/>
    </style:style>
    <style:style style:name="Table142.A" style:family="table-column">
      <style:table-column-properties style:column-width="2.4931in"/>
    </style:style>
    <style:style style:name="Table142.A1" style:family="table-cell">
      <style:table-cell-properties style:vertical-align="middle"/>
    </style:style>
    <style:style style:name="P1" style:family="paragraph" style:parent-style-name="Text_20_body" style:list-style-name="L3"/>
    <style:style style:name="P2" style:family="paragraph" style:parent-style-name="Text_20_body">
      <style:text-properties officeooo:rsid="0002981b" officeooo:paragraph-rsid="0002981b"/>
    </style:style>
    <style:style style:name="P3" style:family="paragraph" style:parent-style-name="Text_20_body" style:list-style-name="L6"/>
    <style:style style:name="P4" style:family="paragraph" style:parent-style-name="Text_20_body">
      <style:text-properties officeooo:rsid="0003983e" officeooo:paragraph-rsid="0003983e"/>
    </style:style>
    <style:style style:name="P5" style:family="paragraph" style:parent-style-name="Text_20_body" style:list-style-name="L8">
      <style:text-properties officeooo:paragraph-rsid="0003983e"/>
    </style:style>
    <style:style style:name="P6" style:family="paragraph" style:parent-style-name="Text_20_body">
      <style:text-properties officeooo:rsid="00045c03" officeooo:paragraph-rsid="00045c03"/>
    </style:style>
    <style:style style:name="P7" style:family="paragraph" style:parent-style-name="Text_20_body" style:list-style-name="L10"/>
    <style:style style:name="P8" style:family="paragraph" style:parent-style-name="Text_20_body" style:list-style-name="L11">
      <style:text-properties officeooo:paragraph-rsid="00045c03"/>
    </style:style>
    <style:style style:name="P9" style:family="paragraph" style:parent-style-name="Text_20_body">
      <style:text-properties officeooo:rsid="0005c4da" officeooo:paragraph-rsid="0005c4da"/>
    </style:style>
    <style:style style:name="P10" style:family="paragraph" style:parent-style-name="Text_20_body" style:list-style-name="L13">
      <style:text-properties officeooo:paragraph-rsid="0005c4da"/>
    </style:style>
    <style:style style:name="P11" style:family="paragraph" style:parent-style-name="Text_20_body" style:list-style-name="L15">
      <style:text-properties officeooo:paragraph-rsid="0005c4da"/>
    </style:style>
    <style:style style:name="P12" style:family="paragraph" style:parent-style-name="Text_20_body" style:list-style-name="L17">
      <style:text-properties officeooo:paragraph-rsid="0005c4da"/>
    </style:style>
    <style:style style:name="P13" style:family="paragraph" style:parent-style-name="Text_20_body" style:list-style-name="L19"/>
    <style:style style:name="P14" style:family="paragraph" style:parent-style-name="Text_20_body" style:list-style-name="L20">
      <style:text-properties officeooo:paragraph-rsid="0005c4da"/>
    </style:style>
    <style:style style:name="P15" style:family="paragraph" style:parent-style-name="Text_20_body">
      <style:text-properties officeooo:rsid="00074529" officeooo:paragraph-rsid="00074529"/>
    </style:style>
    <style:style style:name="P16" style:family="paragraph" style:parent-style-name="Text_20_body" style:list-style-name="L23">
      <style:text-properties officeooo:paragraph-rsid="00074529"/>
    </style:style>
    <style:style style:name="P17" style:family="paragraph" style:parent-style-name="Text_20_body" style:list-style-name="L25">
      <style:text-properties officeooo:paragraph-rsid="00074529"/>
    </style:style>
    <style:style style:name="P18" style:family="paragraph" style:parent-style-name="Text_20_body" style:list-style-name="L27">
      <style:text-properties officeooo:paragraph-rsid="00074529"/>
    </style:style>
    <style:style style:name="P19" style:family="paragraph" style:parent-style-name="Text_20_body" style:list-style-name="L29"/>
    <style:style style:name="P20" style:family="paragraph" style:parent-style-name="Text_20_body" style:list-style-name="L30">
      <style:text-properties officeooo:paragraph-rsid="00074529"/>
    </style:style>
    <style:style style:name="P21" style:family="paragraph" style:parent-style-name="Text_20_body" style:list-style-name="L1">
      <style:paragraph-properties fo:margin-top="0in" fo:margin-bottom="0in" style:contextual-spacing="false"/>
    </style:style>
    <style:style style:name="P22" style:family="paragraph" style:parent-style-name="Text_20_body" style:list-style-name="L2">
      <style:paragraph-properties fo:margin-top="0in" fo:margin-bottom="0in" style:contextual-spacing="false"/>
    </style:style>
    <style:style style:name="P23" style:family="paragraph" style:parent-style-name="Text_20_body" style:list-style-name="L5">
      <style:paragraph-properties fo:margin-top="0in" fo:margin-bottom="0in" style:contextual-spacing="false"/>
    </style:style>
    <style:style style:name="P24" style:family="paragraph" style:parent-style-name="Text_20_body" style:list-style-name="L7">
      <style:paragraph-properties fo:margin-top="0in" fo:margin-bottom="0in" style:contextual-spacing="false"/>
    </style:style>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4">
      <style:paragraph-properties fo:margin-top="0in" fo:margin-bottom="0in" style:contextual-spacing="false"/>
    </style:style>
    <style:style style:name="P28" style:family="paragraph" style:parent-style-name="Text_20_body" style:list-style-name="L16">
      <style:paragraph-properties fo:margin-top="0in" fo:margin-bottom="0in" style:contextual-spacing="false"/>
    </style:style>
    <style:style style:name="P29" style:family="paragraph" style:parent-style-name="Text_20_body" style:list-style-name="L18">
      <style:paragraph-properties fo:margin-top="0in" fo:margin-bottom="0in" style:contextual-spacing="false"/>
    </style:style>
    <style:style style:name="P30" style:family="paragraph" style:parent-style-name="Text_20_body" style:list-style-name="L21">
      <style:paragraph-properties fo:margin-top="0in" fo:margin-bottom="0in" style:contextual-spacing="false"/>
    </style:style>
    <style:style style:name="P31" style:family="paragraph" style:parent-style-name="Text_20_body" style:list-style-name="L24">
      <style:paragraph-properties fo:margin-top="0in" fo:margin-bottom="0in" style:contextual-spacing="false"/>
    </style:style>
    <style:style style:name="P32" style:family="paragraph" style:parent-style-name="Text_20_body" style:list-style-name="L26">
      <style:paragraph-properties fo:margin-top="0in" fo:margin-bottom="0in" style:contextual-spacing="false"/>
    </style:style>
    <style:style style:name="P33" style:family="paragraph" style:parent-style-name="Text_20_body" style:list-style-name="L28">
      <style:paragraph-properties fo:margin-top="0in" fo:margin-bottom="0in" style:contextual-spacing="false"/>
    </style:style>
    <style:style style:name="P34" style:family="paragraph" style:parent-style-name="Title">
      <style:text-properties officeooo:rsid="0002981b" officeooo:paragraph-rsid="0002981b"/>
    </style:style>
    <style:style style:name="P35" style:family="paragraph" style:parent-style-name="List_20_Contents">
      <style:paragraph-properties fo:margin-top="0in" fo:margin-bottom="0.1965in" style:contextual-spacing="false"/>
    </style:style>
    <style:style style:name="P36" style:family="paragraph" style:parent-style-name="List_20_Heading">
      <style:paragraph-properties fo:margin-top="0in" fo:margin-bottom="0.1965in" style:contextual-spacing="false"/>
    </style:style>
    <style:style style:name="P37" style:family="paragraph" style:parent-style-name="Heading_20_1">
      <style:paragraph-properties fo:break-before="page"/>
      <style:text-properties officeooo:rsid="0002981b" officeooo:paragraph-rsid="0002981b"/>
    </style:style>
    <style:style style:name="P38" style:family="paragraph" style:parent-style-name="Heading_20_1">
      <style:paragraph-properties fo:break-before="page"/>
      <style:text-properties officeooo:paragraph-rsid="0003983e"/>
    </style:style>
    <style:style style:name="P39" style:family="paragraph" style:parent-style-name="Heading_20_1">
      <style:paragraph-properties fo:break-before="page"/>
      <style:text-properties officeooo:rsid="0003983e" officeooo:paragraph-rsid="0003983e"/>
    </style:style>
    <style:style style:name="P40" style:family="paragraph" style:parent-style-name="Heading_20_1">
      <style:paragraph-properties fo:break-before="page"/>
      <style:text-properties officeooo:rsid="00045c03" officeooo:paragraph-rsid="00045c03"/>
    </style:style>
    <style:style style:name="P41" style:family="paragraph" style:parent-style-name="Heading_20_1">
      <style:paragraph-properties fo:break-before="page"/>
      <style:text-properties officeooo:rsid="0005c4da" officeooo:paragraph-rsid="0005c4da"/>
    </style:style>
    <style:style style:name="P42" style:family="paragraph" style:parent-style-name="Heading_20_1">
      <style:paragraph-properties fo:break-before="page"/>
      <style:text-properties officeooo:rsid="00074529" officeooo:paragraph-rsid="00074529"/>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Preformatted_20_Text">
      <style:paragraph-properties fo:margin-top="0in" fo:margin-bottom="0.1965in" style:contextual-spacing="false"/>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style>
    <style:style style:name="T2" style:family="text">
      <style:text-properties fo:font-weight="bold"/>
    </style:style>
    <style:style style:name="T3" style:family="text">
      <style:text-properties officeooo:rsid="0003983e"/>
    </style:style>
    <style:style style:name="T4" style:family="text">
      <style:text-properties officeooo:rsid="00045c03"/>
    </style:style>
    <style:style style:name="T5" style:family="text">
      <style:text-properties officeooo:rsid="0005c4da"/>
    </style:style>
    <style:style style:name="T6" style:family="text">
      <style:text-properties officeooo:rsid="00074529"/>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oose::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148_1666576592" text:style-name="Index_20_Link" text:visited-style-name="Index_20_Link">Introduction<text:tab/>6</text:a></text:p>
          <text:p text:style-name="P43"><text:a xlink:type="simple" xlink:href="#__RefHeading__150_1666576592" text:style-name="Index_20_Link" text:visited-style-name="Index_20_Link">NAME<text:tab/>6</text:a></text:p>
          <text:p text:style-name="P43"><text:a xlink:type="simple" xlink:href="#__RefHeading__152_1666576592" text:style-name="Index_20_Link" text:visited-style-name="Index_20_Link">VERSION<text:tab/>6</text:a></text:p>
          <text:p text:style-name="P43"><text:a xlink:type="simple" xlink:href="#__RefHeading__154_1666576592" text:style-name="Index_20_Link" text:visited-style-name="Index_20_Link">WHAT IS MOOSE?<text:tab/>6</text:a></text:p>
          <text:p text:style-name="P43"><text:a xlink:type="simple" xlink:href="#__RefHeading__156_1666576592" text:style-name="Index_20_Link" text:visited-style-name="Index_20_Link">WHY MOOSE?<text:tab/>6</text:a></text:p>
          <text:p text:style-name="P43"><text:a xlink:type="simple" xlink:href="#__RefHeading__158_1666576592" text:style-name="Index_20_Link" text:visited-style-name="Index_20_Link">AN EXAMPLE<text:tab/>6</text:a></text:p>
          <text:p text:style-name="P43"><text:a xlink:type="simple" xlink:href="#__RefHeading__160_1666576592" text:style-name="Index_20_Link" text:visited-style-name="Index_20_Link">TABLE OF CONTENTS<text:tab/>8</text:a></text:p>
          <text:p text:style-name="P43"><text:a xlink:type="simple" xlink:href="#__RefHeading__162_1666576592" text:style-name="Index_20_Link" text:visited-style-name="Index_20_Link">JUSTIFICATION<text:tab/>9</text:a></text:p>
          <text:p text:style-name="P45"><text:a xlink:type="simple" xlink:href="#__RefHeading__164_1666576592" text:style-name="Index_20_Link" text:visited-style-name="Index_20_Link">Concepts<text:tab/>11</text:a></text:p>
          <text:p text:style-name="P43"><text:a xlink:type="simple" xlink:href="#__RefHeading__166_1666576592" text:style-name="Index_20_Link" text:visited-style-name="Index_20_Link">NAME<text:tab/>11</text:a></text:p>
          <text:p text:style-name="P43"><text:a xlink:type="simple" xlink:href="#__RefHeading__168_1666576592" text:style-name="Index_20_Link" text:visited-style-name="Index_20_Link">VERSION<text:tab/>11</text:a></text:p>
          <text:p text:style-name="P43"><text:a xlink:type="simple" xlink:href="#__RefHeading__170_1666576592" text:style-name="Index_20_Link" text:visited-style-name="Index_20_Link">MOOSE CONCEPTS (VS "OLD SCHOOL" Perl)<text:tab/>11</text:a></text:p>
          <text:p text:style-name="P46"><text:a xlink:type="simple" xlink:href="#__RefHeading__172_1666576592" text:style-name="Index_20_Link" text:visited-style-name="Index_20_Link">Class<text:tab/>11</text:a></text:p>
          <text:p text:style-name="P46"><text:a xlink:type="simple" xlink:href="#__RefHeading__174_1666576592" text:style-name="Index_20_Link" text:visited-style-name="Index_20_Link">Attribute<text:tab/>12</text:a></text:p>
          <text:p text:style-name="P46"><text:a xlink:type="simple" xlink:href="#__RefHeading__176_1666576592" text:style-name="Index_20_Link" text:visited-style-name="Index_20_Link">Method<text:tab/>12</text:a></text:p>
          <text:p text:style-name="P46"><text:a xlink:type="simple" xlink:href="#__RefHeading__178_1666576592" text:style-name="Index_20_Link" text:visited-style-name="Index_20_Link">Role<text:tab/>12</text:a></text:p>
          <text:p text:style-name="P46"><text:a xlink:type="simple" xlink:href="#__RefHeading__180_1666576592" text:style-name="Index_20_Link" text:visited-style-name="Index_20_Link">Method modifiers<text:tab/>13</text:a></text:p>
          <text:p text:style-name="P46"><text:a xlink:type="simple" xlink:href="#__RefHeading__182_1666576592" text:style-name="Index_20_Link" text:visited-style-name="Index_20_Link">Type<text:tab/>13</text:a></text:p>
          <text:p text:style-name="P46"><text:a xlink:type="simple" xlink:href="#__RefHeading__184_1666576592" text:style-name="Index_20_Link" text:visited-style-name="Index_20_Link">Delegation<text:tab/>14</text:a></text:p>
          <text:p text:style-name="P46"><text:a xlink:type="simple" xlink:href="#__RefHeading__186_1666576592" text:style-name="Index_20_Link" text:visited-style-name="Index_20_Link">Constructor<text:tab/>14</text:a></text:p>
          <text:p text:style-name="P46"><text:a xlink:type="simple" xlink:href="#__RefHeading__188_1666576592" text:style-name="Index_20_Link" text:visited-style-name="Index_20_Link">Destructor<text:tab/>14</text:a></text:p>
          <text:p text:style-name="P46"><text:a xlink:type="simple" xlink:href="#__RefHeading__190_1666576592" text:style-name="Index_20_Link" text:visited-style-name="Index_20_Link">Object instance<text:tab/>14</text:a></text:p>
          <text:p text:style-name="P46"><text:a xlink:type="simple" xlink:href="#__RefHeading__192_1666576592" text:style-name="Index_20_Link" text:visited-style-name="Index_20_Link">Moose vs old school summary<text:tab/>14</text:a></text:p>
          <text:p text:style-name="P46"><text:a xlink:type="simple" xlink:href="#__RefHeading__194_1666576592" text:style-name="Index_20_Link" text:visited-style-name="Index_20_Link">META WHAT?<text:tab/>15</text:a></text:p>
          <text:p text:style-name="P46"><text:a xlink:type="simple" xlink:href="#__RefHeading__196_1666576592" text:style-name="Index_20_Link" text:visited-style-name="Index_20_Link">BUT I NEED TO DO IT MY WAY!<text:tab/>16</text:a></text:p>
          <text:p text:style-name="P46"><text:a xlink:type="simple" xlink:href="#__RefHeading__198_1666576592" text:style-name="Index_20_Link" text:visited-style-name="Index_20_Link">WHAT NEXT?<text:tab/>16</text:a></text:p>
          <text:p text:style-name="P45"><text:a xlink:type="simple" xlink:href="#__RefHeading__246_1666576592" text:style-name="Index_20_Link" text:visited-style-name="Index_20_Link">Classes<text:tab/>17</text:a></text:p>
          <text:p text:style-name="P43"><text:a xlink:type="simple" xlink:href="#__RefHeading__248_1666576592" text:style-name="Index_20_Link" text:visited-style-name="Index_20_Link">NAME<text:tab/>17</text:a></text:p>
          <text:p text:style-name="P43"><text:a xlink:type="simple" xlink:href="#__RefHeading__250_1666576592" text:style-name="Index_20_Link" text:visited-style-name="Index_20_Link">VERSION<text:tab/>17</text:a></text:p>
          <text:p text:style-name="P43"><text:a xlink:type="simple" xlink:href="#__RefHeading__252_1666576592" text:style-name="Index_20_Link" text:visited-style-name="Index_20_Link">USING MOOSE<text:tab/>17</text:a></text:p>
          <text:p text:style-name="P43"><text:a xlink:type="simple" xlink:href="#__RefHeading__254_1666576592" text:style-name="Index_20_Link" text:visited-style-name="Index_20_Link">SUBCLASSING<text:tab/>18</text:a></text:p>
          <text:p text:style-name="P43"><text:a xlink:type="simple" xlink:href="#__RefHeading__256_1666576592" text:style-name="Index_20_Link" text:visited-style-name="Index_20_Link">CLEANING UP MOOSE DROPPINGS<text:tab/>18</text:a></text:p>
          <text:p text:style-name="P43"><text:a xlink:type="simple" xlink:href="#__RefHeading__258_1666576592" text:style-name="Index_20_Link" text:visited-style-name="Index_20_Link">MAKING IT FASTER<text:tab/>18</text:a></text:p>
          <text:p text:style-name="P46"><text:a xlink:type="simple" xlink:href="#__RefHeading__260_1666576592" text:style-name="Index_20_Link" text:visited-style-name="Index_20_Link">Immutabilization and new()<text:tab/>19</text:a></text:p>
          <text:p text:style-name="P43"><text:a xlink:type="simple" xlink:href="#__RefHeading__262_1666576592" text:style-name="Index_20_Link" text:visited-style-name="Index_20_Link">INSTANTIATING CLASSES<text:tab/>19</text:a></text:p>
          <text:p text:style-name="P45"><text:a xlink:type="simple" xlink:href="#__RefHeading__264_1666576592" text:style-name="Index_20_Link" text:visited-style-name="Index_20_Link">Attributes<text:tab/>20</text:a></text:p>
          <text:p text:style-name="P43"><text:a xlink:type="simple" xlink:href="#__RefHeading__266_1666576592" text:style-name="Index_20_Link" text:visited-style-name="Index_20_Link">NAME<text:tab/>20</text:a></text:p>
          <text:p text:style-name="P43"><text:a xlink:type="simple" xlink:href="#__RefHeading__268_1666576592" text:style-name="Index_20_Link" text:visited-style-name="Index_20_Link">VERSION<text:tab/>20</text:a></text:p>
          <text:p text:style-name="P43"><text:a xlink:type="simple" xlink:href="#__RefHeading__270_1666576592" text:style-name="Index_20_Link" text:visited-style-name="Index_20_Link">INTRODUCTION<text:tab/>20</text:a></text:p>
          <text:p text:style-name="P43"><text:a xlink:type="simple" xlink:href="#__RefHeading__272_1666576592" text:style-name="Index_20_Link" text:visited-style-name="Index_20_Link">ATTRIBUTE OPTIONS<text:tab/>21</text:a></text:p>
          <text:p text:style-name="P46"><text:a xlink:type="simple" xlink:href="#__RefHeading__274_1666576592" text:style-name="Index_20_Link" text:visited-style-name="Index_20_Link">Read-write vs. read-only<text:tab/>21</text:a></text:p>
          <text:p text:style-name="P46"><text:a xlink:type="simple" xlink:href="#__RefHeading__276_1666576592" text:style-name="Index_20_Link" text:visited-style-name="Index_20_Link">Accessor methods<text:tab/>21</text:a></text:p>
          <text:p text:style-name="P46"><text:a xlink:type="simple" xlink:href="#__RefHeading__278_1666576592" text:style-name="Index_20_Link" text:visited-style-name="Index_20_Link">Predicate and clearer methods<text:tab/>22</text:a></text:p>
          <text:p text:style-name="P46"><text:a xlink:type="simple" xlink:href="#__RefHeading__280_1666576592" text:style-name="Index_20_Link" text:visited-style-name="Index_20_Link">Required or not?<text:tab/>23</text:a></text:p>
          <text:p text:style-name="P46"><text:a xlink:type="simple" xlink:href="#__RefHeading__282_1666576592" text:style-name="Index_20_Link" text:visited-style-name="Index_20_Link">Default and builder methods<text:tab/>23</text:a></text:p>
          <text:p text:style-name="P47"><text:a xlink:type="simple" xlink:href="#__RefHeading__284_1666576592" text:style-name="Index_20_Link" text:visited-style-name="Index_20_Link">Builders allow subclassing<text:tab/>24</text:a></text:p>
          <text:p text:style-name="P47"><text:a xlink:type="simple" xlink:href="#__RefHeading__286_1666576592" text:style-name="Index_20_Link" text:visited-style-name="Index_20_Link">Builders work well with roles<text:tab/>25</text:a></text:p>
          <text:p text:style-name="P46"><text:soft-page-break/><text:a xlink:type="simple" xlink:href="#__RefHeading__288_1666576592" text:style-name="Index_20_Link" text:visited-style-name="Index_20_Link">Laziness<text:tab/>25</text:a></text:p>
          <text:p text:style-name="P47"><text:a xlink:type="simple" xlink:href="#__RefHeading__290_1666576592" text:style-name="Index_20_Link" text:visited-style-name="Index_20_Link">Lazy defaults and $_<text:tab/>26</text:a></text:p>
          <text:p text:style-name="P46"><text:a xlink:type="simple" xlink:href="#__RefHeading__292_1666576592" text:style-name="Index_20_Link" text:visited-style-name="Index_20_Link">Constructor parameters (init_arg)<text:tab/>26</text:a></text:p>
          <text:p text:style-name="P46"><text:a xlink:type="simple" xlink:href="#__RefHeading__294_1666576592" text:style-name="Index_20_Link" text:visited-style-name="Index_20_Link">Weak references<text:tab/>26</text:a></text:p>
          <text:p text:style-name="P46"><text:a xlink:type="simple" xlink:href="#__RefHeading__296_1666576592" text:style-name="Index_20_Link" text:visited-style-name="Index_20_Link">Triggers<text:tab/>26</text:a></text:p>
          <text:p text:style-name="P46"><text:a xlink:type="simple" xlink:href="#__RefHeading__298_1666576592" text:style-name="Index_20_Link" text:visited-style-name="Index_20_Link">Attribute types<text:tab/>27</text:a></text:p>
          <text:p text:style-name="P46"><text:a xlink:type="simple" xlink:href="#__RefHeading__300_1666576592" text:style-name="Index_20_Link" text:visited-style-name="Index_20_Link">Delegation<text:tab/>27</text:a></text:p>
          <text:p text:style-name="P46"><text:a xlink:type="simple" xlink:href="#__RefHeading__302_1666576592" text:style-name="Index_20_Link" text:visited-style-name="Index_20_Link">Attribute traits and metaclasses<text:tab/>28</text:a></text:p>
          <text:p text:style-name="P46"><text:a xlink:type="simple" xlink:href="#__RefHeading__304_1666576592" text:style-name="Index_20_Link" text:visited-style-name="Index_20_Link">Native Delegations<text:tab/>28</text:a></text:p>
          <text:p text:style-name="P43"><text:a xlink:type="simple" xlink:href="#__RefHeading__306_1666576592" text:style-name="Index_20_Link" text:visited-style-name="Index_20_Link">ATTRIBUTE INHERITANCE<text:tab/>29</text:a></text:p>
          <text:p text:style-name="P43"><text:a xlink:type="simple" xlink:href="#__RefHeading__308_1666576592" text:style-name="Index_20_Link" text:visited-style-name="Index_20_Link">MULTIPLE ATTRIBUTE SHORTCUTS<text:tab/>29</text:a></text:p>
          <text:p text:style-name="P43"><text:a xlink:type="simple" xlink:href="#__RefHeading__310_1666576592" text:style-name="Index_20_Link" text:visited-style-name="Index_20_Link">MORE ON ATTRIBUTES<text:tab/>29</text:a></text:p>
          <text:p text:style-name="P43"><text:a xlink:type="simple" xlink:href="#__RefHeading__312_1666576592" text:style-name="Index_20_Link" text:visited-style-name="Index_20_Link">A FEW MORE OPTIONS<text:tab/>29</text:a></text:p>
          <text:p text:style-name="P46"><text:a xlink:type="simple" xlink:href="#__RefHeading__314_1666576592" text:style-name="Index_20_Link" text:visited-style-name="Index_20_Link">The documentation option<text:tab/>29</text:a></text:p>
          <text:p text:style-name="P46"><text:a xlink:type="simple" xlink:href="#__RefHeading__316_1666576592" text:style-name="Index_20_Link" text:visited-style-name="Index_20_Link">The auto_deref option<text:tab/>30</text:a></text:p>
          <text:p text:style-name="P46"><text:a xlink:type="simple" xlink:href="#__RefHeading__318_1666576592" text:style-name="Index_20_Link" text:visited-style-name="Index_20_Link">Initializer<text:tab/>30</text:a></text:p>
          <text:p text:style-name="P45"><text:a xlink:type="simple" xlink:href="#__RefHeading__410_1666576592" text:style-name="Index_20_Link" text:visited-style-name="Index_20_Link">Delegation<text:tab/>31</text:a></text:p>
          <text:p text:style-name="P43"><text:a xlink:type="simple" xlink:href="#__RefHeading__412_1666576592" text:style-name="Index_20_Link" text:visited-style-name="Index_20_Link">NAME<text:tab/>31</text:a></text:p>
          <text:p text:style-name="P43"><text:a xlink:type="simple" xlink:href="#__RefHeading__414_1666576592" text:style-name="Index_20_Link" text:visited-style-name="Index_20_Link">VERSION<text:tab/>31</text:a></text:p>
          <text:p text:style-name="P43"><text:a xlink:type="simple" xlink:href="#__RefHeading__416_1666576592" text:style-name="Index_20_Link" text:visited-style-name="Index_20_Link">WHAT IS DELEGATION?<text:tab/>31</text:a></text:p>
          <text:p text:style-name="P43"><text:a xlink:type="simple" xlink:href="#__RefHeading__418_1666576592" text:style-name="Index_20_Link" text:visited-style-name="Index_20_Link">DEFINING A MAPPING<text:tab/>31</text:a></text:p>
          <text:p text:style-name="P43"><text:a xlink:type="simple" xlink:href="#__RefHeading__420_1666576592" text:style-name="Index_20_Link" text:visited-style-name="Index_20_Link">NATIVE DELEGATION<text:tab/>32</text:a></text:p>
          <text:p text:style-name="P43"><text:a xlink:type="simple" xlink:href="#__RefHeading__422_1666576592" text:style-name="Index_20_Link" text:visited-style-name="Index_20_Link">CURRYING<text:tab/>34</text:a></text:p>
          <text:p text:style-name="P43"><text:a xlink:type="simple" xlink:href="#__RefHeading__424_1666576592" text:style-name="Index_20_Link" text:visited-style-name="Index_20_Link">MISSING ATTRIBUTES<text:tab/>35</text:a></text:p>
          <text:p text:style-name="P45"><text:a xlink:type="simple" xlink:href="#__RefHeading__426_1666576592" text:style-name="Index_20_Link" text:visited-style-name="Index_20_Link">Construction<text:tab/>36</text:a></text:p>
          <text:p text:style-name="P43"><text:a xlink:type="simple" xlink:href="#__RefHeading__428_1666576592" text:style-name="Index_20_Link" text:visited-style-name="Index_20_Link">NAME<text:tab/>36</text:a></text:p>
          <text:p text:style-name="P43"><text:a xlink:type="simple" xlink:href="#__RefHeading__430_1666576592" text:style-name="Index_20_Link" text:visited-style-name="Index_20_Link">VERSION<text:tab/>36</text:a></text:p>
          <text:p text:style-name="P43"><text:a xlink:type="simple" xlink:href="#__RefHeading__432_1666576592" text:style-name="Index_20_Link" text:visited-style-name="Index_20_Link">WHERE'S THE CONSTRUCTOR?<text:tab/>36</text:a></text:p>
          <text:p text:style-name="P43"><text:a xlink:type="simple" xlink:href="#__RefHeading__434_1666576592" text:style-name="Index_20_Link" text:visited-style-name="Index_20_Link">OBJECT CONSTRUCTION AND ATTRIBUTES<text:tab/>36</text:a></text:p>
          <text:p text:style-name="P43"><text:a xlink:type="simple" xlink:href="#__RefHeading__436_1666576592" text:style-name="Index_20_Link" text:visited-style-name="Index_20_Link">OBJECT CONSTRUCTION HOOKS<text:tab/>36</text:a></text:p>
          <text:p text:style-name="P46"><text:a xlink:type="simple" xlink:href="#__RefHeading__438_1666576592" text:style-name="Index_20_Link" text:visited-style-name="Index_20_Link">BUILDARGS<text:tab/>36</text:a></text:p>
          <text:p text:style-name="P46"><text:a xlink:type="simple" xlink:href="#__RefHeading__440_1666576592" text:style-name="Index_20_Link" text:visited-style-name="Index_20_Link">BUILD<text:tab/>37</text:a></text:p>
          <text:p text:style-name="P47"><text:a xlink:type="simple" xlink:href="#__RefHeading__442_1666576592" text:style-name="Index_20_Link" text:visited-style-name="Index_20_Link">BUILD and parent classes<text:tab/>38</text:a></text:p>
          <text:p text:style-name="P43"><text:a xlink:type="simple" xlink:href="#__RefHeading__444_1666576592" text:style-name="Index_20_Link" text:visited-style-name="Index_20_Link">OBJECT DESTRUCTION<text:tab/>38</text:a></text:p>
          <text:p text:style-name="P46"><text:a xlink:type="simple" xlink:href="#__RefHeading__446_1666576592" text:style-name="Index_20_Link" text:visited-style-name="Index_20_Link">Error Handling During Destruction<text:tab/>38</text:a></text:p>
          <text:p text:style-name="P45"><text:a xlink:type="simple" xlink:href="#__RefHeading__448_1666576592" text:style-name="Index_20_Link" text:visited-style-name="Index_20_Link">Method Modifiers<text:tab/>39</text:a></text:p>
          <text:p text:style-name="P43"><text:a xlink:type="simple" xlink:href="#__RefHeading__450_1666576592" text:style-name="Index_20_Link" text:visited-style-name="Index_20_Link">NAME<text:tab/>39</text:a></text:p>
          <text:p text:style-name="P43"><text:a xlink:type="simple" xlink:href="#__RefHeading__452_1666576592" text:style-name="Index_20_Link" text:visited-style-name="Index_20_Link">VERSION<text:tab/>39</text:a></text:p>
          <text:p text:style-name="P43"><text:a xlink:type="simple" xlink:href="#__RefHeading__454_1666576592" text:style-name="Index_20_Link" text:visited-style-name="Index_20_Link">WHAT IS A METHOD MODIFIER?<text:tab/>39</text:a></text:p>
          <text:p text:style-name="P43"><text:a xlink:type="simple" xlink:href="#__RefHeading__456_1666576592" text:style-name="Index_20_Link" text:visited-style-name="Index_20_Link">WHY USE THEM?<text:tab/>40</text:a></text:p>
          <text:p text:style-name="P43"><text:a xlink:type="simple" xlink:href="#__RefHeading__458_1666576592" text:style-name="Index_20_Link" text:visited-style-name="Index_20_Link">BEFORE, AFTER, AND AROUND<text:tab/>40</text:a></text:p>
          <text:p text:style-name="P46"><text:a xlink:type="simple" xlink:href="#__RefHeading__460_1666576592" text:style-name="Index_20_Link" text:visited-style-name="Index_20_Link">BEFORE and AFTER modifiers<text:tab/>40</text:a></text:p>
          <text:p text:style-name="P46"><text:a xlink:type="simple" xlink:href="#__RefHeading__462_1666576592" text:style-name="Index_20_Link" text:visited-style-name="Index_20_Link">AROUND modifiers<text:tab/>41</text:a></text:p>
          <text:p text:style-name="P46"><text:a xlink:type="simple" xlink:href="#__RefHeading__464_1666576592" text:style-name="Index_20_Link" text:visited-style-name="Index_20_Link">Wrapping multiple methods at once<text:tab/>41</text:a></text:p>
          <text:p text:style-name="P46"><text:a xlink:type="simple" xlink:href="#__RefHeading__466_1666576592" text:style-name="Index_20_Link" text:visited-style-name="Index_20_Link">Using regular expressions to select methods to wrap<text:tab/>42</text:a></text:p>
          <text:p text:style-name="P43"><text:a xlink:type="simple" xlink:href="#__RefHeading__468_1666576592" text:style-name="Index_20_Link" text:visited-style-name="Index_20_Link">INNER AND AUGMENT<text:tab/>42</text:a></text:p>
          <text:p text:style-name="P43"><text:a xlink:type="simple" xlink:href="#__RefHeading__470_1666576592" text:style-name="Index_20_Link" text:visited-style-name="Index_20_Link">OVERRIDE AND SUPER<text:tab/>43</text:a></text:p>
          <text:p text:style-name="P43"><text:a xlink:type="simple" xlink:href="#__RefHeading__472_1666576592" text:style-name="Index_20_Link" text:visited-style-name="Index_20_Link">SEMI-COLONS<text:tab/>44</text:a></text:p>
          <text:p text:style-name="P43"><text:a xlink:type="simple" xlink:href="#__RefHeading__474_1666576592" text:style-name="Index_20_Link" text:visited-style-name="Index_20_Link">CAVEATS<text:tab/>44</text:a></text:p>
          <text:p text:style-name="P45"><text:a xlink:type="simple" xlink:href="#__RefHeading__476_1666576592" text:style-name="Index_20_Link" text:visited-style-name="Index_20_Link">Roles<text:tab/>45</text:a></text:p>
          <text:p text:style-name="P43"><text:a xlink:type="simple" xlink:href="#__RefHeading__478_1666576592" text:style-name="Index_20_Link" text:visited-style-name="Index_20_Link">NAME<text:tab/>45</text:a></text:p>
          <text:p text:style-name="P43"><text:a xlink:type="simple" xlink:href="#__RefHeading__480_1666576592" text:style-name="Index_20_Link" text:visited-style-name="Index_20_Link">VERSION<text:tab/>45</text:a></text:p>
          <text:p text:style-name="P43"><text:a xlink:type="simple" xlink:href="#__RefHeading__482_1666576592" text:style-name="Index_20_Link" text:visited-style-name="Index_20_Link">WHAT IS A ROLE?<text:tab/>45</text:a></text:p>
          <text:p text:style-name="P43"><text:soft-page-break/><text:a xlink:type="simple" xlink:href="#__RefHeading__484_1666576592" text:style-name="Index_20_Link" text:visited-style-name="Index_20_Link">A SIMPLE ROLE<text:tab/>45</text:a></text:p>
          <text:p text:style-name="P43"><text:a xlink:type="simple" xlink:href="#__RefHeading__486_1666576592" text:style-name="Index_20_Link" text:visited-style-name="Index_20_Link">REQUIRED METHODS<text:tab/>47</text:a></text:p>
          <text:p text:style-name="P46"><text:a xlink:type="simple" xlink:href="#__RefHeading__488_1666576592" text:style-name="Index_20_Link" text:visited-style-name="Index_20_Link">Roles Versus Abstract Base Classes<text:tab/>48</text:a></text:p>
          <text:p text:style-name="P46"><text:a xlink:type="simple" xlink:href="#__RefHeading__490_1666576592" text:style-name="Index_20_Link" text:visited-style-name="Index_20_Link">Required Attributes<text:tab/>48</text:a></text:p>
          <text:p text:style-name="P43"><text:a xlink:type="simple" xlink:href="#__RefHeading__492_1666576592" text:style-name="Index_20_Link" text:visited-style-name="Index_20_Link">USING METHOD MODIFIERS<text:tab/>48</text:a></text:p>
          <text:p text:style-name="P43"><text:a xlink:type="simple" xlink:href="#__RefHeading__494_1666576592" text:style-name="Index_20_Link" text:visited-style-name="Index_20_Link">METHOD CONFLICTS<text:tab/>49</text:a></text:p>
          <text:p text:style-name="P43"><text:a xlink:type="simple" xlink:href="#__RefHeading__496_1666576592" text:style-name="Index_20_Link" text:visited-style-name="Index_20_Link">METHOD EXCLUSION AND ALIASING<text:tab/>49</text:a></text:p>
          <text:p text:style-name="P43"><text:a xlink:type="simple" xlink:href="#__RefHeading__498_1666576592" text:style-name="Index_20_Link" text:visited-style-name="Index_20_Link">ROLE EXCLUSION<text:tab/>50</text:a></text:p>
          <text:p text:style-name="P43"><text:a xlink:type="simple" xlink:href="#__RefHeading__500_1666576592" text:style-name="Index_20_Link" text:visited-style-name="Index_20_Link">ADDING A ROLE TO AN OBJECT INSTANCE<text:tab/>50</text:a></text:p>
          <text:p text:style-name="P45"><text:a xlink:type="simple" xlink:href="#__RefHeading__502_1666576592" text:style-name="Index_20_Link" text:visited-style-name="Index_20_Link">Types<text:tab/>51</text:a></text:p>
          <text:p text:style-name="P43"><text:a xlink:type="simple" xlink:href="#__RefHeading__504_1666576592" text:style-name="Index_20_Link" text:visited-style-name="Index_20_Link">NAME<text:tab/>51</text:a></text:p>
          <text:p text:style-name="P43"><text:a xlink:type="simple" xlink:href="#__RefHeading__506_1666576592" text:style-name="Index_20_Link" text:visited-style-name="Index_20_Link">VERSION<text:tab/>51</text:a></text:p>
          <text:p text:style-name="P43"><text:a xlink:type="simple" xlink:href="#__RefHeading__508_1666576592" text:style-name="Index_20_Link" text:visited-style-name="Index_20_Link">TYPES IN PERL?<text:tab/>51</text:a></text:p>
          <text:p text:style-name="P43"><text:a xlink:type="simple" xlink:href="#__RefHeading__510_1666576592" text:style-name="Index_20_Link" text:visited-style-name="Index_20_Link">THE TYPES<text:tab/>51</text:a></text:p>
          <text:p text:style-name="P43"><text:a xlink:type="simple" xlink:href="#__RefHeading__512_1666576592" text:style-name="Index_20_Link" text:visited-style-name="Index_20_Link">WHAT IS A TYPE?<text:tab/>52</text:a></text:p>
          <text:p text:style-name="P43"><text:a xlink:type="simple" xlink:href="#__RefHeading__514_1666576592" text:style-name="Index_20_Link" text:visited-style-name="Index_20_Link">SUBTYPES<text:tab/>53</text:a></text:p>
          <text:p text:style-name="P43"><text:a xlink:type="simple" xlink:href="#__RefHeading__516_1666576592" text:style-name="Index_20_Link" text:visited-style-name="Index_20_Link">TYPE NAMES<text:tab/>54</text:a></text:p>
          <text:p text:style-name="P43"><text:a xlink:type="simple" xlink:href="#__RefHeading__518_1666576592" text:style-name="Index_20_Link" text:visited-style-name="Index_20_Link">COERCION<text:tab/>54</text:a></text:p>
          <text:p text:style-name="P46"><text:a xlink:type="simple" xlink:href="#__RefHeading__520_1666576592" text:style-name="Index_20_Link" text:visited-style-name="Index_20_Link">Deep coercion<text:tab/>55</text:a></text:p>
          <text:p text:style-name="P43"><text:a xlink:type="simple" xlink:href="#__RefHeading__522_1666576592" text:style-name="Index_20_Link" text:visited-style-name="Index_20_Link">TYPE UNIONS<text:tab/>55</text:a></text:p>
          <text:p text:style-name="P43"><text:a xlink:type="simple" xlink:href="#__RefHeading__524_1666576592" text:style-name="Index_20_Link" text:visited-style-name="Index_20_Link">TYPE CREATION HELPERS<text:tab/>56</text:a></text:p>
          <text:p text:style-name="P43"><text:a xlink:type="simple" xlink:href="#__RefHeading__526_1666576592" text:style-name="Index_20_Link" text:visited-style-name="Index_20_Link">ANONYMOUS TYPES<text:tab/>56</text:a></text:p>
          <text:p text:style-name="P43"><text:a xlink:type="simple" xlink:href="#__RefHeading__528_1666576592" text:style-name="Index_20_Link" text:visited-style-name="Index_20_Link">VALIDATING METHOD PARAMETERS<text:tab/>57</text:a></text:p>
          <text:p text:style-name="P43"><text:a xlink:type="simple" xlink:href="#__RefHeading__530_1666576592" text:style-name="Index_20_Link" text:visited-style-name="Index_20_Link">LOAD ORDER ISSUES<text:tab/>57</text:a></text:p>
          <text:p text:style-name="P45"><text:a xlink:type="simple" xlink:href="#__RefHeading__532_1666576592" text:style-name="Index_20_Link" text:visited-style-name="Index_20_Link">MOP<text:tab/>58</text:a></text:p>
          <text:p text:style-name="P43"><text:a xlink:type="simple" xlink:href="#__RefHeading__534_1666576592" text:style-name="Index_20_Link" text:visited-style-name="Index_20_Link">NAME<text:tab/>58</text:a></text:p>
          <text:p text:style-name="P43"><text:a xlink:type="simple" xlink:href="#__RefHeading__536_1666576592" text:style-name="Index_20_Link" text:visited-style-name="Index_20_Link">VERSION<text:tab/>58</text:a></text:p>
          <text:p text:style-name="P43"><text:a xlink:type="simple" xlink:href="#__RefHeading__538_1666576592" text:style-name="Index_20_Link" text:visited-style-name="Index_20_Link">INTRODUCTION<text:tab/>58</text:a></text:p>
          <text:p text:style-name="P43"><text:a xlink:type="simple" xlink:href="#__RefHeading__540_1666576592" text:style-name="Index_20_Link" text:visited-style-name="Index_20_Link">GETTING STARTED<text:tab/>58</text:a></text:p>
          <text:p text:style-name="P43"><text:a xlink:type="simple" xlink:href="#__RefHeading__542_1666576592" text:style-name="Index_20_Link" text:visited-style-name="Index_20_Link">USING THE METACLASS OBJECT<text:tab/>59</text:a></text:p>
          <text:p text:style-name="P43"><text:a xlink:type="simple" xlink:href="#__RefHeading__544_1666576592" text:style-name="Index_20_Link" text:visited-style-name="Index_20_Link">ALTERING CLASSES WITH THE MOP<text:tab/>59</text:a></text:p>
          <text:p text:style-name="P43"><text:a xlink:type="simple" xlink:href="#__RefHeading__546_1666576592" text:style-name="Index_20_Link" text:visited-style-name="Index_20_Link">GOING FURTHER<text:tab/>60</text:a></text:p>
          <text:p text:style-name="P45"><text:a xlink:type="simple" xlink:href="#__RefHeading__548_1666576592" text:style-name="Index_20_Link" text:visited-style-name="Index_20_Link">MooseX<text:tab/>61</text:a></text:p>
          <text:p text:style-name="P43"><text:a xlink:type="simple" xlink:href="#__RefHeading__550_1666576592" text:style-name="Index_20_Link" text:visited-style-name="Index_20_Link">NAME<text:tab/>61</text:a></text:p>
          <text:p text:style-name="P43"><text:a xlink:type="simple" xlink:href="#__RefHeading__552_1666576592" text:style-name="Index_20_Link" text:visited-style-name="Index_20_Link">VERSION<text:tab/>61</text:a></text:p>
          <text:p text:style-name="P43"><text:a xlink:type="simple" xlink:href="#__RefHeading__554_1666576592" text:style-name="Index_20_Link" text:visited-style-name="Index_20_Link">MooseX?<text:tab/>61</text:a></text:p>
          <text:p text:style-name="P43"><text:a xlink:type="simple" xlink:href="#__RefHeading__556_1666576592" text:style-name="Index_20_Link" text:visited-style-name="Index_20_Link">MooseX::AttributeHelpers<text:tab/>61</text:a></text:p>
          <text:p text:style-name="P43"><text:a xlink:type="simple" xlink:href="#__RefHeading__558_1666576592" text:style-name="Index_20_Link" text:visited-style-name="Index_20_Link">Moose::Autobox<text:tab/>62</text:a></text:p>
          <text:p text:style-name="P43"><text:a xlink:type="simple" xlink:href="#__RefHeading__560_1666576592" text:style-name="Index_20_Link" text:visited-style-name="Index_20_Link">MooseX::StrictConstructor<text:tab/>62</text:a></text:p>
          <text:p text:style-name="P43"><text:a xlink:type="simple" xlink:href="#__RefHeading__562_1666576592" text:style-name="Index_20_Link" text:visited-style-name="Index_20_Link">MooseX::Params::Validate<text:tab/>62</text:a></text:p>
          <text:p text:style-name="P43"><text:a xlink:type="simple" xlink:href="#__RefHeading__564_1666576592" text:style-name="Index_20_Link" text:visited-style-name="Index_20_Link">MooseX::Getopt<text:tab/>63</text:a></text:p>
          <text:p text:style-name="P43"><text:a xlink:type="simple" xlink:href="#__RefHeading__566_1666576592" text:style-name="Index_20_Link" text:visited-style-name="Index_20_Link">MooseX::Singleton<text:tab/>63</text:a></text:p>
          <text:p text:style-name="P43"><text:a xlink:type="simple" xlink:href="#__RefHeading__568_1666576592" text:style-name="Index_20_Link" text:visited-style-name="Index_20_Link">EXTENSIONS TO CONSIDER<text:tab/>63</text:a></text:p>
          <text:p text:style-name="P46"><text:a xlink:type="simple" xlink:href="#__RefHeading__570_1666576592" text:style-name="Index_20_Link" text:visited-style-name="Index_20_Link">MooseX::Declare<text:tab/>64</text:a></text:p>
          <text:p text:style-name="P46"><text:a xlink:type="simple" xlink:href="#__RefHeading__572_1666576592" text:style-name="Index_20_Link" text:visited-style-name="Index_20_Link">MooseX::Types<text:tab/>64</text:a></text:p>
          <text:p text:style-name="P46"><text:a xlink:type="simple" xlink:href="#__RefHeading__574_1666576592" text:style-name="Index_20_Link" text:visited-style-name="Index_20_Link">MooseX::Types::Structured<text:tab/>64</text:a></text:p>
          <text:p text:style-name="P46"><text:a xlink:type="simple" xlink:href="#__RefHeading__576_1666576592" text:style-name="Index_20_Link" text:visited-style-name="Index_20_Link">MooseX::ClassAttribute<text:tab/>64</text:a></text:p>
          <text:p text:style-name="P46"><text:a xlink:type="simple" xlink:href="#__RefHeading__578_1666576592" text:style-name="Index_20_Link" text:visited-style-name="Index_20_Link">MooseX::Daemonize<text:tab/>65</text:a></text:p>
          <text:p text:style-name="P46"><text:a xlink:type="simple" xlink:href="#__RefHeading__580_1666576592" text:style-name="Index_20_Link" text:visited-style-name="Index_20_Link">MooseX::Role::Parameterized<text:tab/>65</text:a></text:p>
          <text:p text:style-name="P46"><text:a xlink:type="simple" xlink:href="#__RefHeading__582_1666576592" text:style-name="Index_20_Link" text:visited-style-name="Index_20_Link">MooseX::POE<text:tab/>65</text:a></text:p>
          <text:p text:style-name="P46"><text:a xlink:type="simple" xlink:href="#__RefHeading__584_1666576592" text:style-name="Index_20_Link" text:visited-style-name="Index_20_Link">MooseX::FollowPBP<text:tab/>65</text:a></text:p>
          <text:p text:style-name="P46"><text:a xlink:type="simple" xlink:href="#__RefHeading__586_1666576592" text:style-name="Index_20_Link" text:visited-style-name="Index_20_Link">MooseX::SemiAffordanceAccessor<text:tab/>65</text:a></text:p>
          <text:p text:style-name="P46"><text:a xlink:type="simple" xlink:href="#__RefHeading__588_1666576592" text:style-name="Index_20_Link" text:visited-style-name="Index_20_Link">MooseX::NonMoose<text:tab/>65</text:a></text:p>
          <text:p text:style-name="P45"><text:soft-page-break/><text:a xlink:type="simple" xlink:href="#__RefHeading__641_1666576592" text:style-name="Index_20_Link" text:visited-style-name="Index_20_Link">Best Practices<text:tab/>66</text:a></text:p>
          <text:p text:style-name="P43"><text:a xlink:type="simple" xlink:href="#__RefHeading__643_1666576592" text:style-name="Index_20_Link" text:visited-style-name="Index_20_Link">NAME<text:tab/>66</text:a></text:p>
          <text:p text:style-name="P43"><text:a xlink:type="simple" xlink:href="#__RefHeading__645_1666576592" text:style-name="Index_20_Link" text:visited-style-name="Index_20_Link">VERSION<text:tab/>66</text:a></text:p>
          <text:p text:style-name="P43"><text:a xlink:type="simple" xlink:href="#__RefHeading__647_1666576592" text:style-name="Index_20_Link" text:visited-style-name="Index_20_Link">RECOMMENDATIONS<text:tab/>66</text:a></text:p>
          <text:p text:style-name="P46"><text:a xlink:type="simple" xlink:href="#__RefHeading__649_1666576592" text:style-name="Index_20_Link" text:visited-style-name="Index_20_Link">namespace::autoclean and immutabilize<text:tab/>66</text:a></text:p>
          <text:p text:style-name="P46"><text:a xlink:type="simple" xlink:href="#__RefHeading__651_1666576592" text:style-name="Index_20_Link" text:visited-style-name="Index_20_Link">Never override new<text:tab/>67</text:a></text:p>
          <text:p text:style-name="P46"><text:a xlink:type="simple" xlink:href="#__RefHeading__653_1666576592" text:style-name="Index_20_Link" text:visited-style-name="Index_20_Link">Always call the original/parent BUILDARGS<text:tab/>67</text:a></text:p>
          <text:p text:style-name="P46"><text:a xlink:type="simple" xlink:href="#__RefHeading__655_1666576592" text:style-name="Index_20_Link" text:visited-style-name="Index_20_Link">Provide defaults whenever possible, otherwise use required<text:tab/>67</text:a></text:p>
          <text:p text:style-name="P46"><text:a xlink:type="simple" xlink:href="#__RefHeading__657_1666576592" text:style-name="Index_20_Link" text:visited-style-name="Index_20_Link">Use builder instead of default most of the time<text:tab/>67</text:a></text:p>
          <text:p text:style-name="P46"><text:a xlink:type="simple" xlink:href="#__RefHeading__659_1666576592" text:style-name="Index_20_Link" text:visited-style-name="Index_20_Link">Be lazy<text:tab/>67</text:a></text:p>
          <text:p text:style-name="P46"><text:a xlink:type="simple" xlink:href="#__RefHeading__661_1666576592" text:style-name="Index_20_Link" text:visited-style-name="Index_20_Link">Consider keeping clearers and predicates private<text:tab/>68</text:a></text:p>
          <text:p text:style-name="P46"><text:a xlink:type="simple" xlink:href="#__RefHeading__663_1666576592" text:style-name="Index_20_Link" text:visited-style-name="Index_20_Link">Avoid lazy_build<text:tab/>68</text:a></text:p>
          <text:p text:style-name="P46"><text:a xlink:type="simple" xlink:href="#__RefHeading__665_1666576592" text:style-name="Index_20_Link" text:visited-style-name="Index_20_Link">Default to read-only, and consider keeping writers private<text:tab/>68</text:a></text:p>
          <text:p text:style-name="P46"><text:a xlink:type="simple" xlink:href="#__RefHeading__667_1666576592" text:style-name="Index_20_Link" text:visited-style-name="Index_20_Link">Think twice before changing an attribute's type in a subclass<text:tab/>68</text:a></text:p>
          <text:p text:style-name="P46"><text:a xlink:type="simple" xlink:href="#__RefHeading__669_1666576592" text:style-name="Index_20_Link" text:visited-style-name="Index_20_Link">Don't use the initializer feature<text:tab/>68</text:a></text:p>
          <text:p text:style-name="P46"><text:a xlink:type="simple" xlink:href="#__RefHeading__671_1666576592" text:style-name="Index_20_Link" text:visited-style-name="Index_20_Link">Use Moose::Meta::Attribute::Native traits instead of auto_deref<text:tab/>68</text:a></text:p>
          <text:p text:style-name="P46"><text:a xlink:type="simple" xlink:href="#__RefHeading__673_1666576592" text:style-name="Index_20_Link" text:visited-style-name="Index_20_Link">Always call inner in the most specific subclass<text:tab/>68</text:a></text:p>
          <text:p text:style-name="P46"><text:a xlink:type="simple" xlink:href="#__RefHeading__675_1666576592" text:style-name="Index_20_Link" text:visited-style-name="Index_20_Link">Namespace your types<text:tab/>69</text:a></text:p>
          <text:p text:style-name="P46"><text:a xlink:type="simple" xlink:href="#__RefHeading__677_1666576592" text:style-name="Index_20_Link" text:visited-style-name="Index_20_Link">Do not coerce Moose built-ins directly<text:tab/>69</text:a></text:p>
          <text:p text:style-name="P46"><text:a xlink:type="simple" xlink:href="#__RefHeading__679_1666576592" text:style-name="Index_20_Link" text:visited-style-name="Index_20_Link">Do not coerce class names directly<text:tab/>69</text:a></text:p>
          <text:p text:style-name="P46"><text:a xlink:type="simple" xlink:href="#__RefHeading__681_1666576592" text:style-name="Index_20_Link" text:visited-style-name="Index_20_Link">Use coercion instead of unions<text:tab/>69</text:a></text:p>
          <text:p text:style-name="P46"><text:a xlink:type="simple" xlink:href="#__RefHeading__683_1666576592" text:style-name="Index_20_Link" text:visited-style-name="Index_20_Link">Define all your types in one module<text:tab/>69</text:a></text:p>
          <text:p text:style-name="P43"><text:a xlink:type="simple" xlink:href="#__RefHeading__685_1666576592" text:style-name="Index_20_Link" text:visited-style-name="Index_20_Link">BENEFITS OF BEST PRACTICES<text:tab/>69</text:a></text:p>
          <text:p text:style-name="P45"><text:a xlink:type="simple" xlink:href="#__RefHeading__687_1666576592" text:style-name="Index_20_Link" text:visited-style-name="Index_20_Link">FAQ<text:tab/>71</text:a></text:p>
          <text:p text:style-name="P43"><text:a xlink:type="simple" xlink:href="#__RefHeading__689_1666576592" text:style-name="Index_20_Link" text:visited-style-name="Index_20_Link">NAME<text:tab/>71</text:a></text:p>
          <text:p text:style-name="P43"><text:a xlink:type="simple" xlink:href="#__RefHeading__691_1666576592" text:style-name="Index_20_Link" text:visited-style-name="Index_20_Link">VERSION<text:tab/>71</text:a></text:p>
          <text:p text:style-name="P43"><text:a xlink:type="simple" xlink:href="#__RefHeading__693_1666576592" text:style-name="Index_20_Link" text:visited-style-name="Index_20_Link">FREQUENTLY ASKED QUESTIONS<text:tab/>71</text:a></text:p>
          <text:p text:style-name="P46"><text:a xlink:type="simple" xlink:href="#__RefHeading__695_1666576592" text:style-name="Index_20_Link" text:visited-style-name="Index_20_Link">Module Stability<text:tab/>71</text:a></text:p>
          <text:p text:style-name="P47"><text:a xlink:type="simple" xlink:href="#__RefHeading__697_1666576592" text:style-name="Index_20_Link" text:visited-style-name="Index_20_Link">Is Moose "production ready"?<text:tab/>71</text:a></text:p>
          <text:p text:style-name="P47"><text:a xlink:type="simple" xlink:href="#__RefHeading__699_1666576592" text:style-name="Index_20_Link" text:visited-style-name="Index_20_Link">Is Moose's API stable?<text:tab/>72</text:a></text:p>
          <text:p text:style-name="P47"><text:a xlink:type="simple" xlink:href="#__RefHeading__701_1666576592" text:style-name="Index_20_Link" text:visited-style-name="Index_20_Link">I heard Moose is slow, is this true?<text:tab/>72</text:a></text:p>
          <text:p text:style-name="P46"><text:a xlink:type="simple" xlink:href="#__RefHeading__703_1666576592" text:style-name="Index_20_Link" text:visited-style-name="Index_20_Link">Constructors<text:tab/>72</text:a></text:p>
          <text:p text:style-name="P47"><text:a xlink:type="simple" xlink:href="#__RefHeading__705_1666576592" text:style-name="Index_20_Link" text:visited-style-name="Index_20_Link">How do I write custom constructors with Moose?<text:tab/>72</text:a></text:p>
          <text:p text:style-name="P47"><text:a xlink:type="simple" xlink:href="#__RefHeading__707_1666576592" text:style-name="Index_20_Link" text:visited-style-name="Index_20_Link">How do I make non-Moose constructors work with Moose?<text:tab/>72</text:a></text:p>
          <text:p text:style-name="P46"><text:a xlink:type="simple" xlink:href="#__RefHeading__709_1666576592" text:style-name="Index_20_Link" text:visited-style-name="Index_20_Link">Accessors<text:tab/>73</text:a></text:p>
          <text:p text:style-name="P47"><text:a xlink:type="simple" xlink:href="#__RefHeading__711_1666576592" text:style-name="Index_20_Link" text:visited-style-name="Index_20_Link">How do I tell Moose to use get/set accessors?<text:tab/>73</text:a></text:p>
          <text:p text:style-name="P47"><text:a xlink:type="simple" xlink:href="#__RefHeading__713_1666576592" text:style-name="Index_20_Link" text:visited-style-name="Index_20_Link">How can I inflate/deflate values in accessors?<text:tab/>73</text:a></text:p>
          <text:p text:style-name="P46"><text:a xlink:type="simple" xlink:href="#__RefHeading__715_1666576592" text:style-name="Index_20_Link" text:visited-style-name="Index_20_Link">Method Modifiers<text:tab/>74</text:a></text:p>
          <text:p text:style-name="P47"><text:a xlink:type="simple" xlink:href="#__RefHeading__717_1666576592" text:style-name="Index_20_Link" text:visited-style-name="Index_20_Link">How can I affect the values in @_ using before?<text:tab/>74</text:a></text:p>
          <text:p text:style-name="P47"><text:a xlink:type="simple" xlink:href="#__RefHeading__719_1666576592" text:style-name="Index_20_Link" text:visited-style-name="Index_20_Link">Can I use before to stop execution of a method?<text:tab/>74</text:a></text:p>
          <text:p text:style-name="P47"><text:a xlink:type="simple" xlink:href="#__RefHeading__721_1666576592" text:style-name="Index_20_Link" text:visited-style-name="Index_20_Link">Why can't I see return values in an after modifier?<text:tab/>75</text:a></text:p>
          <text:p text:style-name="P46"><text:a xlink:type="simple" xlink:href="#__RefHeading__723_1666576592" text:style-name="Index_20_Link" text:visited-style-name="Index_20_Link">Type Constraints<text:tab/>75</text:a></text:p>
          <text:p text:style-name="P47"><text:a xlink:type="simple" xlink:href="#__RefHeading__725_1666576592" text:style-name="Index_20_Link" text:visited-style-name="Index_20_Link">How can I provide a custom error message for a type constraint?<text:tab/>75</text:a></text:p>
          <text:p text:style-name="P47"><text:a xlink:type="simple" xlink:href="#__RefHeading__727_1666576592" text:style-name="Index_20_Link" text:visited-style-name="Index_20_Link">Can I turn off type constraint checking?<text:tab/>75</text:a></text:p>
          <text:p text:style-name="P47"><text:a xlink:type="simple" xlink:href="#__RefHeading__729_1666576592" text:style-name="Index_20_Link" text:visited-style-name="Index_20_Link">My coercions stopped working with recent Moose, why did you break it?<text:tab/>75</text:a></text:p>
          <text:p text:style-name="P46"><text:a xlink:type="simple" xlink:href="#__RefHeading__731_1666576592" text:style-name="Index_20_Link" text:visited-style-name="Index_20_Link">Roles<text:tab/>76</text:a></text:p>
          <text:p text:style-name="P47"><text:a xlink:type="simple" xlink:href="#__RefHeading__733_1666576592" text:style-name="Index_20_Link" text:visited-style-name="Index_20_Link">Why is BUILD not called for my composed roles?<text:tab/>76</text:a></text:p>
          <text:p text:style-name="P47"><text:a xlink:type="simple" xlink:href="#__RefHeading__735_1666576592" text:style-name="Index_20_Link" text:visited-style-name="Index_20_Link">What are traits, and how are they different from roles?<text:tab/>76</text:a></text:p>
          <text:p text:style-name="P47"><text:a xlink:type="simple" xlink:href="#__RefHeading__737_1666576592" text:style-name="Index_20_Link" text:visited-style-name="Index_20_Link">Can an attribute-generated method (e.g. an accessor) satisfy requires?<text:tab/>77</text:a></text:p>
          <text:p text:style-name="P46"><text:a xlink:type="simple" xlink:href="#__RefHeading__739_1666576592" text:style-name="Index_20_Link" text:visited-style-name="Index_20_Link">Moose and Subroutine Attributes<text:tab/>77</text:a></text:p>
          <text:p text:style-name="P47"><text:a xlink:type="simple" xlink:href="#__RefHeading__741_1666576592" text:style-name="Index_20_Link" text:visited-style-name="Index_20_Link">Why don't subroutine attributes I inherited from a superclass work?<text:tab/>77</text:a></text:p>
        </text:index-body>
      </text:table-of-content>
      <text:p text:style-name="P2"/>
      <text:h text:style-name="P37" text:outline-level="1"><text:bookmark-start text:name="__RefHeading__148_1666576592"/><text:bookmark text:name="___top"/>Introduction<text:bookmark-end text:name="__RefHeading__148_1666576592"/></text:h>
      <text:list xml:id="list8553748109434285793" text:style-name="L1">
        <text:list-item>
          <text:p text:style-name="P21"><text:a xlink:type="simple" xlink:href="http://search.cpan.org/%7Eether/Moose-2.1204/lib/Moose/Manual.pod#NAME">NAME</text:a> </text:p>
        </text:list-item>
        <text:list-item>
          <text:p text:style-name="P21"><text:a xlink:type="simple" xlink:href="http://search.cpan.org/%7Eether/Moose-2.1204/lib/Moose/Manual.pod#VERSION">VERSION</text:a> </text:p>
        </text:list-item>
        <text:list-item>
          <text:p text:style-name="P21"><text:a xlink:type="simple" xlink:href="http://search.cpan.org/%7Eether/Moose-2.1204/lib/Moose/Manual.pod#WHAT_IS_MOOSE?">WHAT IS MOOSE?</text:a> </text:p>
        </text:list-item>
        <text:list-item>
          <text:p text:style-name="P21"><text:a xlink:type="simple" xlink:href="http://search.cpan.org/%7Eether/Moose-2.1204/lib/Moose/Manual.pod#WHY_MOOSE?">WHY MOOSE?</text:a> </text:p>
        </text:list-item>
        <text:list-item>
          <text:p text:style-name="P21"><text:a xlink:type="simple" xlink:href="http://search.cpan.org/%7Eether/Moose-2.1204/lib/Moose/Manual.pod#AN_EXAMPLE">AN EXAMPLE</text:a> </text:p>
        </text:list-item>
        <text:list-item>
          <text:p text:style-name="P21"><text:a xlink:type="simple" xlink:href="http://search.cpan.org/%7Eether/Moose-2.1204/lib/Moose/Manual.pod#TABLE_OF_CONTENTS">TABLE OF CONTENTS</text:a> </text:p>
        </text:list-item>
        <text:list-item>
          <text:p text:style-name="P21"><text:a xlink:type="simple" xlink:href="http://search.cpan.org/%7Eether/Moose-2.1204/lib/Moose/Manual.pod#JUSTIFICATION">JUSTIFICATION</text:a> </text:p>
        </text:list-item>
      </text:list>
      <text:h text:style-name="Heading_20_2" text:outline-level="2"><text:bookmark-start text:name="__RefHeading__150_1666576592"/><text:a xlink:type="simple" xlink:href="http://search.cpan.org/%7Eether/Moose-2.1204/lib/Moose/Manual.pod#___top" office:name="NAME">NAME </text:a><text:bookmark-end text:name="__RefHeading__150_1666576592"/></text:h>
      <text:p text:style-name="Text_20_body">Moose::Manual - What is Moose, and how do I use it?</text:p>
      <text:h text:style-name="Heading_20_2" text:outline-level="2"><text:bookmark-start text:name="__RefHeading__152_1666576592"/><text:a xlink:type="simple" xlink:href="http://search.cpan.org/%7Eether/Moose-2.1204/lib/Moose/Manual.pod#___top" office:name="VERSION">VERSION </text:a><text:bookmark-end text:name="__RefHeading__152_1666576592"/></text:h>
      <text:p text:style-name="Text_20_body">version 2.1204</text:p>
      <text:h text:style-name="Heading_20_2" text:outline-level="2"><text:bookmark-start text:name="__RefHeading__154_1666576592"/><text:a xlink:type="simple" xlink:href="http://search.cpan.org/%7Eether/Moose-2.1204/lib/Moose/Manual.pod#___top" office:name="WHAT_IS_MOOSE?">WHAT IS MOOSE? </text:a><text:bookmark-end text:name="__RefHeading__154_1666576592"/></text:h>
      <text:p text:style-name="Text_20_body">Moose is a <text:span text:style-name="T1">complete</text:span> object system for Perl 5. Consider any modern object-oriented language (which Perl 5 definitely isn't). It provides keywords for attribute declaration, object construction, inheritance, and maybe more. These keywords are part of the language, and you don't care how they are implemented.</text:p>
      <text:p text:style-name="Text_20_body">Moose aims to do the same thing for Perl 5 OO. We can't actually create new keywords, but we do offer "sugar" that looks a lot like them. More importantly, with Moose, you <text:span text:style-name="T1">define your class declaratively</text:span>, without needing to know about blessed hashrefs, accessor methods, and so on.</text:p>
      <text:p text:style-name="Text_20_body">With Moose, you can concentrate on the <text:span text:style-name="T1">logical</text:span> structure of your classes, focusing on "what" rather than "how". A class definition with Moose reads like a list of very concise English sentences.</text:p>
      <text:p text:style-name="Text_20_body">Moose is built on top of <text:span text:style-name="Source_20_Text">Class::MOP</text:span>, a meta-object protocol (aka MOP). Using the MOP, Moose provides complete introspection for all Moose-using classes. This means you can ask classes about their attributes, parents, children, methods, etc., all using a well-defined API. The MOP abstracts away the symbol table, looking at <text:span text:style-name="Source_20_Text">@ISA</text:span> vars, and all the other crufty Perl tricks we know and love(?).</text:p>
      <text:p text:style-name="Text_20_body">Moose is based in large part on the Perl 6 object system, as well as drawing on the best ideas from CLOS, Smalltalk, and many other languages.</text:p>
      <text:h text:style-name="Heading_20_2" text:outline-level="2"><text:bookmark-start text:name="__RefHeading__156_1666576592"/><text:a xlink:type="simple" xlink:href="http://search.cpan.org/%7Eether/Moose-2.1204/lib/Moose/Manual.pod#___top" office:name="WHY_MOOSE?">WHY MOOSE? </text:a><text:bookmark-end text:name="__RefHeading__156_1666576592"/></text:h>
      <text:p text:style-name="Text_20_body">Moose makes Perl 5 OO both simpler and more powerful. It encapsulates Perl 5 power tools in high-level declarative APIs which are easy to use. Best of all, you don't need to be a wizard to use it.</text:p>
      <text:p text:style-name="Text_20_body">But if you want to dig about in the guts, Moose lets you do that too, by using and extending its powerful introspection API.</text:p>
      <text:h text:style-name="Heading_20_2" text:outline-level="2"><text:bookmark-start text:name="__RefHeading__158_1666576592"/><text:a xlink:type="simple" xlink:href="http://search.cpan.org/%7Eether/Moose-2.1204/lib/Moose/Manual.pod#___top" office:name="AN_EXAMPLE">AN EXAMPLE </text:a><text:bookmark-end text:name="__RefHeading__158_1666576592"/></text:h>
      <text:p text:style-name="Preformatted_20_Text"><text:s text:c="2"/>package Person;</text:p>
      <text:p text:style-name="Preformatted_20_Text"/>
      <text:p text:style-name="Preformatted_20_Text"><text:soft-page-break/><text:s text:c="2"/>use Moose;</text:p>
      <text:p text:style-name="Preformatted_20_Text"/>
      <text:p text:style-name="Preformatted_20_Text"><text:s text:c="2"/>has 'first_name' =&gt; (</text:p>
      <text:p text:style-name="Preformatted_20_Text"><text:s text:c="6"/>is <text:s/>=&gt; 'rw',</text:p>
      <text:p text:style-name="Preformatted_20_Text"><text:s text:c="6"/>isa =&gt; 'Str',</text:p>
      <text:p text:style-name="Preformatted_20_Text"><text:s text:c="2"/>);</text:p>
      <text:p text:style-name="Preformatted_20_Text"/>
      <text:p text:style-name="Preformatted_20_Text"><text:s text:c="2"/>has 'last_name' =&gt; (</text:p>
      <text:p text:style-name="Preformatted_20_Text"><text:s text:c="6"/>is <text:s/>=&gt; 'rw',</text:p>
      <text:p text:style-name="Preformatted_20_Text"><text:s text:c="6"/>isa =&gt; 'Str',</text:p>
      <text:p text:style-name="Preformatted_20_Text"><text:s text:c="2"/>);</text:p>
      <text:p text:style-name="Preformatted_20_Text"/>
      <text:p text:style-name="Preformatted_20_Text"><text:s text:c="2"/>no Moose;</text:p>
      <text:p text:style-name="P44"><text:s text:c="2"/>__PACKAGE__-&gt;meta-&gt;make_immutable;</text:p>
      <text:p text:style-name="Text_20_body">This is a <text:span text:style-name="T1">complete and usable</text:span> class definition!</text:p>
      <text:p text:style-name="Preformatted_20_Text"><text:s text:c="2"/>package User;</text:p>
      <text:p text:style-name="Preformatted_20_Text"/>
      <text:p text:style-name="Preformatted_20_Text"><text:s text:c="2"/>use DateTime;</text:p>
      <text:p text:style-name="Preformatted_20_Text"><text:s text:c="2"/>use Moose;</text:p>
      <text:p text:style-name="Preformatted_20_Text"/>
      <text:p text:style-name="Preformatted_20_Text"><text:s text:c="2"/>extends 'Person';</text:p>
      <text:p text:style-name="Preformatted_20_Text"/>
      <text:p text:style-name="Preformatted_20_Text"><text:s text:c="2"/>has 'password' =&gt; (</text:p>
      <text:p text:style-name="Preformatted_20_Text"><text:s text:c="6"/>is <text:s/>=&gt; 'rw',</text:p>
      <text:p text:style-name="Preformatted_20_Text"><text:s text:c="6"/>isa =&gt; 'Str',</text:p>
      <text:p text:style-name="Preformatted_20_Text"><text:s text:c="2"/>);</text:p>
      <text:p text:style-name="Preformatted_20_Text"/>
      <text:p text:style-name="Preformatted_20_Text"><text:s text:c="2"/>has 'last_login' =&gt; (</text:p>
      <text:p text:style-name="Preformatted_20_Text"><text:s text:c="6"/>is <text:s text:c="5"/>=&gt; 'rw',</text:p>
      <text:p text:style-name="Preformatted_20_Text"><text:s text:c="6"/>isa <text:s text:c="4"/>=&gt; 'DateTime',</text:p>
      <text:p text:style-name="Preformatted_20_Text"><text:s text:c="6"/>handles =&gt; { 'date_of_last_login' =&gt; 'date' },</text:p>
      <text:p text:style-name="Preformatted_20_Text"><text:s text:c="2"/>);</text:p>
      <text:p text:style-name="Preformatted_20_Text"/>
      <text:p text:style-name="Preformatted_20_Text"><text:s text:c="2"/>sub login {</text:p>
      <text:p text:style-name="Preformatted_20_Text"><text:s text:c="6"/>my $self = shift;</text:p>
      <text:p text:style-name="Preformatted_20_Text"><text:s text:c="6"/>my $pw <text:s text:c="2"/>= shift;</text:p>
      <text:p text:style-name="Preformatted_20_Text"/>
      <text:p text:style-name="Preformatted_20_Text"><text:s text:c="6"/>return 0 if $pw ne $self-&gt;password;</text:p>
      <text:p text:style-name="Preformatted_20_Text"/>
      <text:p text:style-name="Preformatted_20_Text"><text:s text:c="6"/>$self-&gt;last_login( DateTime-&gt;now() );</text:p>
      <text:p text:style-name="Preformatted_20_Text"/>
      <text:p text:style-name="Preformatted_20_Text"><text:s text:c="6"/>return 1;</text:p>
      <text:p text:style-name="Preformatted_20_Text"><text:s text:c="2"/>}</text:p>
      <text:p text:style-name="Preformatted_20_Text"/>
      <text:p text:style-name="Preformatted_20_Text"><text:s text:c="2"/>no Moose;</text:p>
      <text:p text:style-name="P44"><text:s text:c="2"/>__PACKAGE__-&gt;meta-&gt;make_immutable;</text:p>
      <text:p text:style-name="Text_20_body">When ready to instantiate your class in an application, use it in the "traditional" Perl manner:</text:p>
      <text:p text:style-name="Preformatted_20_Text"><text:s text:c="2"/>use User;</text:p>
      <text:p text:style-name="Preformatted_20_Text"/>
      <text:p text:style-name="Preformatted_20_Text"><text:s text:c="2"/>my $user = User-&gt;new(</text:p>
      <text:p text:style-name="Preformatted_20_Text"><text:s text:c="4"/>first_name =&gt; 'Example',</text:p>
      <text:p text:style-name="Preformatted_20_Text"><text:s text:c="4"/>last_name <text:s/>=&gt; 'User',</text:p>
      <text:p text:style-name="Preformatted_20_Text"><text:s text:c="4"/>password <text:s text:c="2"/>=&gt; 'letmein',</text:p>
      <text:p text:style-name="Preformatted_20_Text"><text:s text:c="2"/>);</text:p>
      <text:p text:style-name="Preformatted_20_Text"/>
      <text:p text:style-name="Preformatted_20_Text"><text:s text:c="2"/>$user-&gt;login('letmein');</text:p>
      <text:p text:style-name="Preformatted_20_Text"/>
      <text:p text:style-name="P44"><text:s text:c="2"/>say $user-&gt;date_of_last_login;</text:p>
      <text:p text:style-name="Text_20_body">We'll leave the line-by-line explanation of this code to other documentation, but you can see how <text:soft-page-break/>Moose reduces common OO idioms to simple declarative constructs.</text:p>
      <text:h text:style-name="Heading_20_2" text:outline-level="2"><text:bookmark-start text:name="__RefHeading__160_1666576592"/><text:a xlink:type="simple" xlink:href="http://search.cpan.org/%7Eether/Moose-2.1204/lib/Moose/Manual.pod#___top" office:name="TABLE_OF_CONTENTS">TABLE OF CONTENTS </text:a><text:bookmark-end text:name="__RefHeading__160_1666576592"/></text:h>
      <text:p text:style-name="Text_20_body">This manual consists of a number of documents.</text:p>
      <text:p text:style-name="P36"><text:bookmark text:name="Moose"/><text:bookmark text:name="Moose::Manual::Concepts"/><text:a xlink:type="simple" xlink:href="http://search.cpan.org/%7Eether/Moose-2.1204/lib/Moose/Manual/Concepts.pod">Moose::Manual::Concepts</text:a> </text:p>
      <text:p text:style-name="P35">Introduces Moose concepts, and contrasts them against "old school" Perl 5 OO.</text:p>
      <text:p text:style-name="P36"><text:bookmark text:name="Moose1"/><text:bookmark text:name="Moose::Manual::Unsweetened"/><text:a xlink:type="simple" xlink:href="http://search.cpan.org/%7Eether/Moose-2.1204/lib/Moose/Manual/Unsweetened.pod">Moose::Manual::Unsweetened</text:a> </text:p>
      <text:p text:style-name="P35">Shows two example classes, each written first with Moose and then with "plain old Perl 5".</text:p>
      <text:p text:style-name="P36"><text:bookmark text:name="Moose2"/><text:bookmark text:name="Moose::Manual::Classes"/><text:a xlink:type="simple" xlink:href="http://search.cpan.org/%7Eether/Moose-2.1204/lib/Moose/Manual/Classes.pod">Moose::Manual::Classes</text:a> </text:p>
      <text:p text:style-name="P35">How do you make use of Moose in your classes? Now that I'm a Moose, how do I subclass something?</text:p>
      <text:p text:style-name="P36"><text:bookmark text:name="Moose3"/><text:bookmark text:name="Moose::Manual::Attributes"/><text:a xlink:type="simple" xlink:href="http://search.cpan.org/%7Eether/Moose-2.1204/lib/Moose/Manual/Attributes.pod">Moose::Manual::Attributes</text:a> </text:p>
      <text:p text:style-name="P35">Attributes are a core part of the Moose OO system. An attribute is a piece of data that an object has. Moose has a lot of attribute-related features!</text:p>
      <text:p text:style-name="P36"><text:bookmark text:name="Moose4"/><text:bookmark text:name="Moose::Manual::Delegation"/><text:a xlink:type="simple" xlink:href="http://search.cpan.org/%7Eether/Moose-2.1204/lib/Moose/Manual/Delegation.pod">Moose::Manual::Delegation</text:a> </text:p>
      <text:p text:style-name="P35">Delegation is a powerful way to make use of attributes which are themselves objects.</text:p>
      <text:p text:style-name="P36"><text:bookmark text:name="Moose5"/><text:bookmark text:name="Moose::Manual::Construction"/><text:a xlink:type="simple" xlink:href="http://search.cpan.org/%7Eether/Moose-2.1204/lib/Moose/Manual/Construction.pod">Moose::Manual::Construction</text:a> </text:p>
      <text:p text:style-name="P35">Learn how objects are built in Moose, and in particular about the <text:span text:style-name="Source_20_Text">BUILD</text:span> and <text:span text:style-name="Source_20_Text">BUILDARGS</text:span> methods. Also covers object destruction with <text:span text:style-name="Source_20_Text">DEMOLISH</text:span>.</text:p>
      <text:p text:style-name="P36"><text:bookmark text:name="Moose6"/><text:bookmark text:name="Moose::Manual::MethodModifiers"/><text:a xlink:type="simple" xlink:href="http://search.cpan.org/%7Eether/Moose-2.1204/lib/Moose/Manual/MethodModifiers.pod">Moose::Manual::MethodModifiers</text:a> </text:p>
      <text:p text:style-name="P35">A method modifier lets you say "before calling method X, do this first", or "wrap method X in this code". Method modifiers are particularly handy in roles and with attribute accessors.</text:p>
      <text:p text:style-name="P36"><text:bookmark text:name="Moose7"/><text:bookmark text:name="Moose::Manual::Roles"/><text:a xlink:type="simple" xlink:href="http://search.cpan.org/%7Eether/Moose-2.1204/lib/Moose/Manual/Roles.pod">Moose::Manual::Roles</text:a> </text:p>
      <text:p text:style-name="P35">A role is something a class does (like "Debuggable" or "Printable"). Roles provide a way of adding behavior to classes that is orthogonal to inheritance.</text:p>
      <text:p text:style-name="P36"><text:bookmark text:name="Moose8"/><text:bookmark text:name="Moose::Manual::Types"/><text:a xlink:type="simple" xlink:href="http://search.cpan.org/%7Eether/Moose-2.1204/lib/Moose/Manual/Types.pod">Moose::Manual::Types</text:a> </text:p>
      <text:p text:style-name="P35">Moose's type system lets you strictly define what values an attribute can contain.</text:p>
      <text:p text:style-name="P36"><text:bookmark text:name="Moose9"/><text:bookmark text:name="Moose::Manual::MOP"/><text:a xlink:type="simple" xlink:href="http://search.cpan.org/%7Eether/Moose-2.1204/lib/Moose/Manual/MOP.pod">Moose::Manual::MOP</text:a> </text:p>
      <text:p text:style-name="P35">Moose's meta API system lets you ask classes about their parents, children, methods, attributes, etc.</text:p>
      <text:p text:style-name="P36"><text:bookmark text:name="Moose10"/><text:bookmark text:name="Moose::Manual::MooseX"/><text:soft-page-break/><text:a xlink:type="simple" xlink:href="http://search.cpan.org/%7Eether/Moose-2.1204/lib/Moose/Manual/MooseX.pod">Moose::Manual::MooseX</text:a> </text:p>
      <text:p text:style-name="P35">This document describes a few of the most useful Moose extensions on CPAN.</text:p>
      <text:p text:style-name="P36"><text:bookmark text:name="Moose11"/><text:bookmark text:name="Moose::Manual::BestPractices"/><text:a xlink:type="simple" xlink:href="http://search.cpan.org/%7Eether/Moose-2.1204/lib/Moose/Manual/BestPractices.pod">Moose::Manual::BestPractices</text:a> </text:p>
      <text:p text:style-name="P35">Moose has a lot of features, and there's definitely more than one way to do it. However, we think that picking a subset of these features and using them consistently makes everyone's life easier.</text:p>
      <text:p text:style-name="P36"><text:bookmark text:name="Moose12"/><text:bookmark text:name="Moose::Manual::FAQ"/><text:a xlink:type="simple" xlink:href="http://search.cpan.org/%7Eether/Moose-2.1204/lib/Moose/Manual/FAQ.pod">Moose::Manual::FAQ</text:a> </text:p>
      <text:p text:style-name="P35">Frequently asked questions about Moose.</text:p>
      <text:p text:style-name="P36"><text:bookmark text:name="Moose13"/><text:bookmark text:name="Moose::Manual::Contributing"/><text:a xlink:type="simple" xlink:href="http://search.cpan.org/%7Eether/Moose-2.1204/lib/Moose/Manual/Contributing.pod">Moose::Manual::Contributing</text:a> </text:p>
      <text:p text:style-name="P35">Interested in hacking on Moose? Read this.</text:p>
      <text:p text:style-name="P36"><text:bookmark text:name="Moose14"/><text:bookmark text:name="Moose::Manual::Delta"/><text:a xlink:type="simple" xlink:href="http://search.cpan.org/%7Eether/Moose-2.1204/lib/Moose/Manual/Delta.pod">Moose::Manual::Delta</text:a> </text:p>
      <text:p text:style-name="P35">This document details backwards-incompatibilities and other major changes to Moose.</text:p>
      <text:h text:style-name="Heading_20_2" text:outline-level="2"><text:bookmark-start text:name="__RefHeading__162_1666576592"/><text:a xlink:type="simple" xlink:href="http://search.cpan.org/%7Eether/Moose-2.1204/lib/Moose/Manual.pod#___top" office:name="JUSTIFICATION">JUSTIFICATION </text:a><text:bookmark-end text:name="__RefHeading__162_1666576592"/></text:h>
      <text:p text:style-name="Text_20_body">If you're still asking yourself "Why do I need this?", then this section is for you.</text:p>
      <text:p text:style-name="P36"><text:bookmark text:name="Another"/><text:bookmark text:name="Another_object_system!?!?"/>Another object system!?!? </text:p>
      <text:p text:style-name="P35">Yes, we know there are many, many ways to build objects in Perl 5, many of them based on inside-out objects and other such things. Moose is different because it is not a new object system for Perl 5, but instead an extension of the existing object system.</text:p>
      <text:p text:style-name="P35">Moose is built on top of <text:a xlink:type="simple" xlink:href="http://search.cpan.org/%7Eether/Moose-2.1204/lib/Class/MOP.pm">Class::MOP</text:a>, which is a metaclass system for Perl 5. This means that Moose not only makes building normal Perl 5 objects better, but it also provides the power of metaclass programming.</text:p>
      <text:p text:style-name="P36"><text:bookmark text:name="Is"/><text:bookmark text:name="Is_this_for_real?_Or_is_this_just_an_experiment?"/>Is this for real? Or is this just an experiment? </text:p>
      <text:p text:style-name="P35">Moose is <text:span text:style-name="T1">based</text:span> on the prototypes and experiments Stevan did for the Perl 6 meta-model. However, Moose is <text:span text:style-name="T2">NOT</text:span> an experiment or prototype; it is for <text:span text:style-name="T2">real</text:span>.</text:p>
      <text:p text:style-name="P36"><text:bookmark text:name="Is1"/><text:bookmark text:name="Is_this_ready_for_use_in_production?"/>Is this ready for use in production? </text:p>
      <text:p text:style-name="P35">Yes.</text:p>
      <text:p text:style-name="P35">Moose has been used successfully in production environments by many people and companies. There are Moose applications which have been in production with little or no issue now for years. We consider it highly stable and we are committed to keeping it stable.</text:p>
      <text:p text:style-name="P35">Of course, in the end, you need to make this call yourself. If you have any questions or concerns, please feel free to email Stevan or the moose@perl.org list, or just stop by irc.perl.org#moose and ask away.</text:p>
      <text:p text:style-name="P36"><text:bookmark text:name="Is2"/><text:bookmark text:name="Is_Moose_just_Perl_6_in_Perl_5?"/><text:soft-page-break/>Is Moose just Perl 6 in Perl 5? </text:p>
      <text:p text:style-name="P35">No. While Moose is very much inspired by Perl 6, it is not itself Perl 6. Instead, it is an OO system for Perl 5. Stevan built Moose because he was tired of writing the same old boring Perl 5 OO code, and drooling over Perl 6 OO. So instead of switching to Ruby, he wrote Moose :)</text:p>
      <text:p text:style-name="P36"><text:bookmark text:name="Wait"/><text:bookmark text:name="Wait,_post_modern,_I_thought_it_was_just_modern?"/>Wait, <text:span text:style-name="T1">post</text:span> modern, I thought it was just <text:span text:style-name="T1">modern</text:span>? </text:p>
      <text:p text:style-name="P35">Stevan read Larry Wall's talk from the 1999 Linux World entitled "Perl, the first postmodern computer language" in which he talks about how he picked the features for Perl because he thought they were cool and he threw out the ones that he thought sucked. This got him thinking about how we have done the same thing in Moose. For Moose, we have "borrowed" features from Perl 6, CLOS (LISP), Smalltalk, Java, BETA, OCaml, Ruby and more, and the bits we didn't like (cause they sucked) we tossed aside. So for this reason (and a few others) Stevan has re-dubbed Moose a <text:span text:style-name="T1">postmodern</text:span> object system.</text:p>
      <text:p text:style-name="P35">Nuff Said.</text:p>
      <text:p text:style-name="Standard"/>
      <text:h text:style-name="P37" text:outline-level="1"><text:bookmark-start text:name="__RefHeading__164_1666576592"/><text:bookmark text:name="___top1"/>Concepts<text:bookmark-end text:name="__RefHeading__164_1666576592"/></text:h>
      <text:list xml:id="list7569838204457572917" text:style-name="L2">
        <text:list-item>
          <text:p text:style-name="P22"><text:a xlink:type="simple" xlink:href="http://search.cpan.org/%7Eether/Moose-2.1204/lib/Moose/Manual/Concepts.pod#NAME">NAME</text:a> </text:p>
        </text:list-item>
        <text:list-item>
          <text:p text:style-name="P22"><text:a xlink:type="simple" xlink:href="http://search.cpan.org/%7Eether/Moose-2.1204/lib/Moose/Manual/Concepts.pod#VERSION">VERSION</text:a> </text:p>
        </text:list-item>
        <text:list-item>
          <text:p text:style-name="P22"><text:a xlink:type="simple" xlink:href="http://search.cpan.org/%7Eether/Moose-2.1204/lib/Moose/Manual/Concepts.pod#MOOSE_CONCEPTS_%28VS_%22OLD_SCHOOL%22_Perl%29">MOOSE CONCEPTS (VS "OLD SCHOOL" Perl)</text:a> </text:p>
          <text:list>
            <text:list-item>
              <text:p text:style-name="P22"><text:a xlink:type="simple" xlink:href="http://search.cpan.org/%7Eether/Moose-2.1204/lib/Moose/Manual/Concepts.pod#Class">Class</text:a> </text:p>
            </text:list-item>
            <text:list-item>
              <text:p text:style-name="P22"><text:a xlink:type="simple" xlink:href="http://search.cpan.org/%7Eether/Moose-2.1204/lib/Moose/Manual/Concepts.pod#Attribute">Attribute</text:a> </text:p>
            </text:list-item>
            <text:list-item>
              <text:p text:style-name="P22"><text:a xlink:type="simple" xlink:href="http://search.cpan.org/%7Eether/Moose-2.1204/lib/Moose/Manual/Concepts.pod#Method">Method</text:a> </text:p>
            </text:list-item>
            <text:list-item>
              <text:p text:style-name="P22"><text:a xlink:type="simple" xlink:href="http://search.cpan.org/%7Eether/Moose-2.1204/lib/Moose/Manual/Concepts.pod#Role">Role</text:a> </text:p>
            </text:list-item>
            <text:list-item>
              <text:p text:style-name="P22"><text:a xlink:type="simple" xlink:href="http://search.cpan.org/%7Eether/Moose-2.1204/lib/Moose/Manual/Concepts.pod#Method_modifiers">Method modifiers</text:a> </text:p>
            </text:list-item>
            <text:list-item>
              <text:p text:style-name="P22"><text:a xlink:type="simple" xlink:href="http://search.cpan.org/%7Eether/Moose-2.1204/lib/Moose/Manual/Concepts.pod#Type">Type</text:a> </text:p>
            </text:list-item>
            <text:list-item>
              <text:p text:style-name="P22"><text:a xlink:type="simple" xlink:href="http://search.cpan.org/%7Eether/Moose-2.1204/lib/Moose/Manual/Concepts.pod#Delegation">Delegation</text:a> </text:p>
            </text:list-item>
            <text:list-item>
              <text:p text:style-name="P22"><text:a xlink:type="simple" xlink:href="http://search.cpan.org/%7Eether/Moose-2.1204/lib/Moose/Manual/Concepts.pod#Constructor">Constructor</text:a> </text:p>
            </text:list-item>
            <text:list-item>
              <text:p text:style-name="P22"><text:a xlink:type="simple" xlink:href="http://search.cpan.org/%7Eether/Moose-2.1204/lib/Moose/Manual/Concepts.pod#Destructor">Destructor</text:a> </text:p>
            </text:list-item>
            <text:list-item>
              <text:p text:style-name="P22"><text:a xlink:type="simple" xlink:href="http://search.cpan.org/%7Eether/Moose-2.1204/lib/Moose/Manual/Concepts.pod#Object_instance">Object instance</text:a> </text:p>
            </text:list-item>
            <text:list-item>
              <text:p text:style-name="P22"><text:a xlink:type="simple" xlink:href="http://search.cpan.org/%7Eether/Moose-2.1204/lib/Moose/Manual/Concepts.pod#Moose_vs_old_school_summary">Moose vs old school summary</text:a> </text:p>
            </text:list-item>
          </text:list>
        </text:list-item>
        <text:list-item>
          <text:p text:style-name="P22"><text:a xlink:type="simple" xlink:href="http://search.cpan.org/%7Eether/Moose-2.1204/lib/Moose/Manual/Concepts.pod#META_WHAT?">META WHAT?</text:a> </text:p>
        </text:list-item>
        <text:list-item>
          <text:p text:style-name="P22"><text:a xlink:type="simple" xlink:href="http://search.cpan.org/%7Eether/Moose-2.1204/lib/Moose/Manual/Concepts.pod#BUT_I_NEED_TO_DO_IT_MY_WAY%21">BUT I NEED TO DO IT MY WAY!</text:a> </text:p>
        </text:list-item>
        <text:list-item>
          <text:p text:style-name="P22"><text:a xlink:type="simple" xlink:href="http://search.cpan.org/%7Eether/Moose-2.1204/lib/Moose/Manual/Concepts.pod#WHAT_NEXT?">WHAT NEXT?</text:a> </text:p>
        </text:list-item>
      </text:list>
      <text:h text:style-name="Heading_20_2" text:outline-level="2"><text:bookmark-start text:name="__RefHeading__166_1666576592"/><text:a xlink:type="simple" xlink:href="http://search.cpan.org/%7Eether/Moose-2.1204/lib/Moose/Manual/Concepts.pod#___top" office:name="NAME">NAME </text:a><text:bookmark-end text:name="__RefHeading__166_1666576592"/></text:h>
      <text:p text:style-name="Text_20_body">Moose::Manual::Concepts - Moose OO concepts</text:p>
      <text:h text:style-name="Heading_20_2" text:outline-level="2"><text:bookmark-start text:name="__RefHeading__168_1666576592"/><text:a xlink:type="simple" xlink:href="http://search.cpan.org/%7Eether/Moose-2.1204/lib/Moose/Manual/Concepts.pod#___top" office:name="VERSION">VERSION </text:a><text:bookmark-end text:name="__RefHeading__168_1666576592"/></text:h>
      <text:p text:style-name="Text_20_body">version 2.1204</text:p>
      <text:h text:style-name="Heading_20_2" text:outline-level="2"><text:bookmark-start text:name="__RefHeading__170_1666576592"/><text:a xlink:type="simple" xlink:href="http://search.cpan.org/%7Eether/Moose-2.1204/lib/Moose/Manual/Concepts.pod#___top" office:name="MOOSE_CONCEPTS_(VS_&quot;OLD_SCHOOL&quot;_Perl)">MOOSE CONCEPTS (VS "OLD SCHOOL" Perl) </text:a><text:bookmark-end text:name="__RefHeading__170_1666576592"/></text:h>
      <text:p text:style-name="Text_20_body">In the past, you may not have thought too much about the difference between packages and classes, attributes and methods, constructors and methods, etc. With Moose, these are all conceptually separate, though under the hood they're implemented with plain old Perl.</text:p>
      <text:p text:style-name="Text_20_body">Our meta-object protocol (aka MOP) provides well-defined introspection features for each of those concepts, and Moose in turn provides distinct sugar for each of them. Moose also introduces additional concepts such as roles, method modifiers, and declarative delegation.</text:p>
      <text:p text:style-name="Text_20_body">Knowing what these concepts mean in Moose-speak, and how they used to be done in old school Perl 5 OO is a good way to start learning to use Moose.</text:p>
      <text:h text:style-name="Heading_20_3" text:outline-level="3"><text:bookmark-start text:name="__RefHeading__172_1666576592"/><text:a xlink:type="simple" xlink:href="http://search.cpan.org/%7Eether/Moose-2.1204/lib/Moose/Manual/Concepts.pod#___top" office:name="Class">Class</text:a><text:bookmark-end text:name="__RefHeading__172_1666576592"/></text:h>
      <text:p text:style-name="Text_20_body">When you say "use Moose" in a package, you are making your package a class. At its simplest, a class will consist simply of attributes and/or methods. It can also include roles, method modifiers, and more.</text:p>
      <text:p text:style-name="Text_20_body">A class <text:span text:style-name="T1">has</text:span> zero or more <text:span text:style-name="T2">attributes</text:span>.</text:p>
      <text:p text:style-name="Text_20_body">A class <text:span text:style-name="T1">has</text:span> zero or more <text:span text:style-name="T2">methods</text:span>.</text:p>
      <text:p text:style-name="Text_20_body">A class <text:span text:style-name="T1">has</text:span> zero or more superclasses (aka parent classes). A class inherits from its superclass(es).</text:p>
      <text:p text:style-name="Text_20_body"><text:soft-page-break/>A class <text:span text:style-name="T1">has</text:span> zero or more <text:span text:style-name="T2">method modifiers</text:span>. These modifiers can apply to its own methods or methods that are inherited from its ancestors.</text:p>
      <text:p text:style-name="Text_20_body">A class <text:span text:style-name="T1">does</text:span> (and <text:span text:style-name="T1">consumes</text:span>) zero or more <text:span text:style-name="T2">roles</text:span>.</text:p>
      <text:p text:style-name="Text_20_body">A class <text:span text:style-name="T1">has</text:span> a <text:span text:style-name="T2">constructor</text:span> and a <text:span text:style-name="T2">destructor</text:span>. These are provided for you "for free" by Moose.</text:p>
      <text:p text:style-name="Text_20_body">The <text:span text:style-name="T2">constructor</text:span> accepts named parameters corresponding to the class's attributes and uses them to initialize an <text:span text:style-name="T2">object instance</text:span>.</text:p>
      <text:p text:style-name="Text_20_body">A class <text:span text:style-name="T1">has</text:span> a <text:span text:style-name="T2">metaclass</text:span>, which in turn has <text:span text:style-name="T2">meta-attributes</text:span>, <text:span text:style-name="T2">meta-methods</text:span>, and <text:span text:style-name="T2">meta-roles</text:span>. This metaclass <text:span text:style-name="T1">describes</text:span> the class.</text:p>
      <text:p text:style-name="Text_20_body">A class is usually analogous to a category of nouns, like "People" or "Users".</text:p>
      <text:p text:style-name="Preformatted_20_Text"><text:s text:c="2"/>package Person;</text:p>
      <text:p text:style-name="Preformatted_20_Text"/>
      <text:p text:style-name="Preformatted_20_Text"><text:s text:c="2"/>use Moose;</text:p>
      <text:p text:style-name="P44"><text:s text:c="2"/># now it's a Moose class!</text:p>
      <text:h text:style-name="Heading_20_3" text:outline-level="3"><text:bookmark-start text:name="__RefHeading__174_1666576592"/><text:a xlink:type="simple" xlink:href="http://search.cpan.org/%7Eether/Moose-2.1204/lib/Moose/Manual/Concepts.pod#___top" office:name="Attribute">Attribute</text:a><text:bookmark-end text:name="__RefHeading__174_1666576592"/></text:h>
      <text:p text:style-name="Text_20_body">An attribute is a property of the class that defines it. It <text:span text:style-name="T1">always</text:span> has a name, and it <text:span text:style-name="T1">may have</text:span> a number of other properties.</text:p>
      <text:p text:style-name="Text_20_body">These properties can include a read/write flag, a <text:span text:style-name="T2">type</text:span>, accessor method names, <text:span text:style-name="T2">delegations</text:span>, a default value, and more.</text:p>
      <text:p text:style-name="Text_20_body">Attributes <text:span text:style-name="T1">are not</text:span> methods, but defining them causes various accessor methods to be created. At a minimum, a normal attribute will have a reader accessor method. Many attributes have other methods, such as a writer method, a clearer method, or a predicate method ("has it been set?").</text:p>
      <text:p text:style-name="Text_20_body">An attribute may also define <text:span text:style-name="T2">delegations</text:span>, which will create additional methods based on the delegation mapping.</text:p>
      <text:p text:style-name="Text_20_body">By default, Moose stores attributes in the object instance, which is a hashref, <text:span text:style-name="T1">but this is invisible to the author of a Moose-based class</text:span>! It is best to think of Moose attributes as "properties" of the <text:span text:style-name="T1">opaque</text:span> <text:span text:style-name="T2">object instance</text:span>. These properties are accessed through well-defined accessor methods.</text:p>
      <text:p text:style-name="Text_20_body">An attribute is something that the class's members have. For example, People have first and last names. Users have passwords and last login datetimes.</text:p>
      <text:p text:style-name="Preformatted_20_Text"><text:s text:c="2"/>has 'first_name' =&gt; (</text:p>
      <text:p text:style-name="Preformatted_20_Text"><text:s text:c="6"/>is <text:s/>=&gt; 'rw',</text:p>
      <text:p text:style-name="Preformatted_20_Text"><text:s text:c="6"/>isa =&gt; 'Str',</text:p>
      <text:p text:style-name="P44"><text:s text:c="2"/>);</text:p>
      <text:h text:style-name="Heading_20_3" text:outline-level="3"><text:bookmark-start text:name="__RefHeading__176_1666576592"/><text:a xlink:type="simple" xlink:href="http://search.cpan.org/%7Eether/Moose-2.1204/lib/Moose/Manual/Concepts.pod#___top" office:name="Method">Method</text:a><text:bookmark-end text:name="__RefHeading__176_1666576592"/></text:h>
      <text:p text:style-name="Text_20_body">A <text:span text:style-name="T2">method</text:span> is very straightforward. Any subroutine you define in your class is a method.</text:p>
      <text:p text:style-name="Text_20_body"><text:span text:style-name="T2">Methods</text:span> correspond to verbs, and are what your objects can do. For example, a User can login.</text:p>
      <text:p text:style-name="P44"><text:s text:c="2"/>sub login { ... }</text:p>
      <text:h text:style-name="Heading_20_3" text:outline-level="3"><text:bookmark-start text:name="__RefHeading__178_1666576592"/><text:a xlink:type="simple" xlink:href="http://search.cpan.org/%7Eether/Moose-2.1204/lib/Moose/Manual/Concepts.pod#___top" office:name="Role">Role</text:a><text:bookmark-end text:name="__RefHeading__178_1666576592"/></text:h>
      <text:p text:style-name="Text_20_body">A role is something that a class <text:span text:style-name="T1">does</text:span>. We also say that classes <text:span text:style-name="T1">consume</text:span> roles. For example, a Machine class might do the Breakable role, and so could a Bone class. A role is used to define some concept that cuts across multiple unrelated classes, like "breakability", or "has a color".</text:p>
      <text:p text:style-name="Text_20_body"><text:soft-page-break/>A role <text:span text:style-name="T1">has</text:span> zero or more <text:span text:style-name="T2">attributes</text:span>.</text:p>
      <text:p text:style-name="Text_20_body">A role <text:span text:style-name="T1">has</text:span> zero or more <text:span text:style-name="T2">methods</text:span>.</text:p>
      <text:p text:style-name="Text_20_body">A role <text:span text:style-name="T1">has</text:span> zero or more <text:span text:style-name="T2">method modifiers</text:span>.</text:p>
      <text:p text:style-name="Text_20_body">A role <text:span text:style-name="T1">has</text:span> zero or more <text:span text:style-name="T2">required methods</text:span>.</text:p>
      <text:p text:style-name="Text_20_body">A required method is not implemented by the role. Required methods are a way for the role to declare "to use this role you must implement this method".</text:p>
      <text:p text:style-name="Text_20_body">A role <text:span text:style-name="T1">has</text:span> zero or more <text:span text:style-name="T2">excluded roles</text:span>.</text:p>
      <text:p text:style-name="Text_20_body">An excluded role is a role that the role doing the excluding says it cannot be combined with.</text:p>
      <text:p text:style-name="Text_20_body">Roles are <text:span text:style-name="T1">composed</text:span> into classes (or other roles). When a role is composed into a class, its attributes and methods are "flattened" into the class. Roles <text:span text:style-name="T1">do not</text:span> show up in the inheritance hierarchy. When a role is composed, its attributes and methods appear as if they were defined <text:span text:style-name="T1">in the consuming class</text:span>.</text:p>
      <text:p text:style-name="Text_20_body">Role are somewhat like mixins or interfaces in other OO languages.</text:p>
      <text:p text:style-name="Preformatted_20_Text"><text:s text:c="2"/>package Breakable;</text:p>
      <text:p text:style-name="Preformatted_20_Text"/>
      <text:p text:style-name="Preformatted_20_Text"><text:s text:c="2"/>use Moose::Role;</text:p>
      <text:p text:style-name="Preformatted_20_Text"/>
      <text:p text:style-name="Preformatted_20_Text"><text:s text:c="2"/>requires 'break';</text:p>
      <text:p text:style-name="Preformatted_20_Text"/>
      <text:p text:style-name="Preformatted_20_Text"><text:s text:c="2"/>has 'is_broken' =&gt; (</text:p>
      <text:p text:style-name="Preformatted_20_Text"><text:s text:c="6"/>is <text:s/>=&gt; 'rw',</text:p>
      <text:p text:style-name="Preformatted_20_Text"><text:s text:c="6"/>isa =&gt; 'Bool',</text:p>
      <text:p text:style-name="Preformatted_20_Text"><text:s text:c="2"/>);</text:p>
      <text:p text:style-name="Preformatted_20_Text"/>
      <text:p text:style-name="Preformatted_20_Text"><text:s text:c="2"/>after 'break' =&gt; sub {</text:p>
      <text:p text:style-name="Preformatted_20_Text"><text:s text:c="6"/>my $self = shift;</text:p>
      <text:p text:style-name="Preformatted_20_Text"/>
      <text:p text:style-name="Preformatted_20_Text"><text:s text:c="6"/>$self-&gt;is_broken(1);</text:p>
      <text:p text:style-name="P44"><text:s text:c="2"/>};</text:p>
      <text:h text:style-name="Heading_20_3" text:outline-level="3"><text:bookmark-start text:name="__RefHeading__180_1666576592"/><text:a xlink:type="simple" xlink:href="http://search.cpan.org/%7Eether/Moose-2.1204/lib/Moose/Manual/Concepts.pod#___top" office:name="Method_modifiers">Method modifiers</text:a><text:bookmark-end text:name="__RefHeading__180_1666576592"/></text:h>
      <text:p text:style-name="Text_20_body">A <text:span text:style-name="T2">method modifier</text:span> is a hook that is called when a named method is called. For example, you could say "before calling <text:span text:style-name="Source_20_Text">login()</text:span>, call this modifier first". Modifiers come in different flavors like "before", "after", "around", and "augment", and you can apply more than one modifier to a single method.</text:p>
      <text:p text:style-name="Text_20_body">Method modifiers are often used as an alternative to overriding a method in a parent class. They are also used in roles as a way of modifying methods in the consuming class.</text:p>
      <text:p text:style-name="Text_20_body">Under the hood, a method modifier is just a plain old Perl subroutine that gets called before or after (or around, etc.) some named method.</text:p>
      <text:p text:style-name="Preformatted_20_Text"><text:s text:c="2"/>before 'login' =&gt; sub {</text:p>
      <text:p text:style-name="Preformatted_20_Text"><text:s text:c="6"/>my $self = shift;</text:p>
      <text:p text:style-name="Preformatted_20_Text"><text:s text:c="6"/>my $pw <text:s text:c="2"/>= shift;</text:p>
      <text:p text:style-name="Preformatted_20_Text"/>
      <text:p text:style-name="Preformatted_20_Text"><text:s text:c="6"/>warn "Called login() with $pw\n";</text:p>
      <text:p text:style-name="P44"><text:s text:c="2"/>};</text:p>
      <text:h text:style-name="Heading_20_3" text:outline-level="3"><text:bookmark-start text:name="__RefHeading__182_1666576592"/><text:a xlink:type="simple" xlink:href="http://search.cpan.org/%7Eether/Moose-2.1204/lib/Moose/Manual/Concepts.pod#___top" office:name="Type">Type</text:a><text:bookmark-end text:name="__RefHeading__182_1666576592"/></text:h>
      <text:p text:style-name="Text_20_body">Moose also comes with a (miniature) type system. This allows you to define types for attributes. Moose has a set of built-in types based on the types Perl provides in its core, such as <text:span text:style-name="Source_20_Text">Str</text:span>, <text:span text:style-name="Source_20_Text">Num</text:span>, <text:soft-page-break/><text:span text:style-name="Source_20_Text">Bool</text:span>, <text:span text:style-name="Source_20_Text">HashRef</text:span>, etc.</text:p>
      <text:p text:style-name="Text_20_body">In addition, every class name in your application can also be used as a type name.</text:p>
      <text:p text:style-name="Text_20_body">Finally, you can define your own types with their own constraints. For example, you could define a <text:span text:style-name="Source_20_Text">PosInt</text:span> type, a subtype of <text:span text:style-name="Source_20_Text">Int</text:span> which only allows positive numbers.</text:p>
      <text:h text:style-name="Heading_20_3" text:outline-level="3"><text:bookmark-start text:name="__RefHeading__184_1666576592"/><text:a xlink:type="simple" xlink:href="http://search.cpan.org/%7Eether/Moose-2.1204/lib/Moose/Manual/Concepts.pod#___top" office:name="Delegation">Delegation</text:a><text:bookmark-end text:name="__RefHeading__184_1666576592"/></text:h>
      <text:p text:style-name="Text_20_body">Moose attributes provide declarative syntax for defining delegations. A delegation is a method which in turn calls some method on an attribute to do its real work.</text:p>
      <text:h text:style-name="Heading_20_3" text:outline-level="3"><text:bookmark-start text:name="__RefHeading__186_1666576592"/><text:a xlink:type="simple" xlink:href="http://search.cpan.org/%7Eether/Moose-2.1204/lib/Moose/Manual/Concepts.pod#___top" office:name="Constructor">Constructor</text:a><text:bookmark-end text:name="__RefHeading__186_1666576592"/></text:h>
      <text:p text:style-name="Text_20_body">A constructor creates an <text:span text:style-name="T2">object instance</text:span> for the class. In old school Perl, this was usually done by defining a method called <text:span text:style-name="Source_20_Text">new()</text:span> which in turn called <text:span text:style-name="Source_20_Text">bless</text:span> on a reference.</text:p>
      <text:p text:style-name="Text_20_body">With Moose, this <text:span text:style-name="Source_20_Text">new()</text:span> method is created for you, and it simply does the right thing. You should never need to define your own constructor!</text:p>
      <text:p text:style-name="Text_20_body">Sometimes you want to do something whenever an object is created. In those cases, you can provide a <text:span text:style-name="Source_20_Text">BUILD()</text:span> method in your class. Moose will call this for you after creating a new object.</text:p>
      <text:h text:style-name="Heading_20_3" text:outline-level="3"><text:bookmark-start text:name="__RefHeading__188_1666576592"/><text:a xlink:type="simple" xlink:href="http://search.cpan.org/%7Eether/Moose-2.1204/lib/Moose/Manual/Concepts.pod#___top" office:name="Destructor">Destructor</text:a><text:bookmark-end text:name="__RefHeading__188_1666576592"/></text:h>
      <text:p text:style-name="Text_20_body">This is a special method called when an object instance goes out of scope. You can specialize what your class does in this method if you need to, but you usually don't.</text:p>
      <text:p text:style-name="Text_20_body">With old school Perl 5, this is the <text:span text:style-name="Source_20_Text">DESTROY()</text:span> method, but with Moose it is the <text:span text:style-name="Source_20_Text">DEMOLISH()</text:span> method.</text:p>
      <text:h text:style-name="Heading_20_3" text:outline-level="3"><text:bookmark-start text:name="__RefHeading__190_1666576592"/><text:a xlink:type="simple" xlink:href="http://search.cpan.org/%7Eether/Moose-2.1204/lib/Moose/Manual/Concepts.pod#___top" office:name="Object_instance">Object instance</text:a><text:bookmark-end text:name="__RefHeading__190_1666576592"/></text:h>
      <text:p text:style-name="Text_20_body">An object instance is a specific noun in the class's "category". For example, one specific Person or User. An instance is created by the class's <text:span text:style-name="T2">constructor</text:span>.</text:p>
      <text:p text:style-name="Text_20_body">An instance has values for its attributes. For example, a specific person has a first and last name.</text:p>
      <text:p text:style-name="Text_20_body">In old school Perl 5, this is often a blessed hash reference. With Moose, you should never need to know what your object instance actually is. (Okay, it's usually a blessed hashref with Moose, too.)</text:p>
      <text:h text:style-name="Heading_20_3" text:outline-level="3"><text:bookmark-start text:name="__RefHeading__192_1666576592"/><text:a xlink:type="simple" xlink:href="http://search.cpan.org/%7Eether/Moose-2.1204/lib/Moose/Manual/Concepts.pod#___top" office:name="Moose_vs_old_school_summary">Moose vs old school summary</text:a><text:bookmark-end text:name="__RefHeading__192_1666576592"/></text:h>
      <text:list xml:id="list4879142358903992231" text:style-name="L3">
        <text:list-item>
          <text:p text:style-name="P1">Class </text:p>
          <text:p text:style-name="P1">A package with no introspection other than mucking about in the symbol table.</text:p>
          <text:p text:style-name="P1">With Moose, you get well-defined declaration and introspection.</text:p>
        </text:list-item>
        <text:list-item>
          <text:p text:style-name="P1">Attributes </text:p>
          <text:p text:style-name="P1">Hand-written accessor methods, symbol table hackery, or a helper module like <text:span text:style-name="Source_20_Text">Class::Accessor</text:span>.</text:p>
          <text:p text:style-name="P1">With Moose, these are declaratively defined, and distinct from methods.</text:p>
        </text:list-item>
        <text:list-item>
          <text:p text:style-name="P1">Method </text:p>
          <text:p text:style-name="P1">These are pretty much the same in Moose as in old school Perl.</text:p>
        </text:list-item>
        <text:list-item>
          <text:p text:style-name="P1">Roles </text:p>
          <text:p text:style-name="P1"><text:soft-page-break/><text:span text:style-name="Source_20_Text">Class::Trait</text:span> or <text:span text:style-name="Source_20_Text">Class::Role</text:span>, or maybe <text:span text:style-name="Source_20_Text">mixin.pm</text:span>.</text:p>
          <text:p text:style-name="P1">With Moose, they're part of the core feature set, and are introspectable like everything else.</text:p>
        </text:list-item>
        <text:list-item>
          <text:p text:style-name="P1">Method Modifiers </text:p>
          <text:p text:style-name="P1">Could only be done through serious symbol table wizardry, and you probably never saw this before (at least in Perl 5).</text:p>
        </text:list-item>
        <text:list-item>
          <text:p text:style-name="P1">Type </text:p>
          <text:p text:style-name="P1">Hand-written parameter checking in your <text:span text:style-name="Source_20_Text">new()</text:span> method and accessors.</text:p>
          <text:p text:style-name="P1">With Moose, you define types declaratively, and then use them by name with your attributes.</text:p>
        </text:list-item>
        <text:list-item>
          <text:p text:style-name="P1">Delegation </text:p>
          <text:p text:style-name="P1"><text:span text:style-name="Source_20_Text">Class::Delegation</text:span> or <text:span text:style-name="Source_20_Text">Class::Delegator</text:span>, but probably even more hand-written code.</text:p>
          <text:p text:style-name="P1">With Moose, this is also declarative.</text:p>
        </text:list-item>
        <text:list-item>
          <text:p text:style-name="P1">Constructor </text:p>
          <text:p text:style-name="P1">A <text:span text:style-name="Source_20_Text">new()</text:span> method which calls <text:span text:style-name="Source_20_Text">bless</text:span> on a reference.</text:p>
          <text:p text:style-name="P1">Comes for free when you define a class with Moose.</text:p>
        </text:list-item>
        <text:list-item>
          <text:p text:style-name="P1">Destructor </text:p>
          <text:p text:style-name="P1">A <text:span text:style-name="Source_20_Text">DESTROY()</text:span> method.</text:p>
          <text:p text:style-name="P1">With Moose, this is called <text:span text:style-name="Source_20_Text">DEMOLISH()</text:span>.</text:p>
        </text:list-item>
        <text:list-item>
          <text:p text:style-name="P1">Object Instance </text:p>
          <text:p text:style-name="P1">A blessed reference, usually a hash reference.</text:p>
          <text:p text:style-name="P1">With Moose, this is an opaque thing which has a bunch of attributes and methods, as defined by its class.</text:p>
        </text:list-item>
        <text:list-item>
          <text:p text:style-name="P1">Immutabilization </text:p>
          <text:p text:style-name="P1">Moose comes with a feature called "immutabilization". When you make your class immutable, it means you're done adding methods, attributes, roles, etc. This lets Moose optimize your class with a bunch of extremely dirty in-place code generation tricks that speed up things like object construction and so on.</text:p>
        </text:list-item>
      </text:list>
      <text:h text:style-name="Heading_20_3" text:outline-level="3"><text:bookmark-start text:name="__RefHeading__194_1666576592"/><text:a xlink:type="simple" xlink:href="http://search.cpan.org/%7Eether/Moose-2.1204/lib/Moose/Manual/Concepts.pod#___top" office:name="META_WHAT?">META WHAT? </text:a><draw:a xlink:type="simple" xlink:href="http://search.cpan.org/%7Eether/Moose-2.1204/lib/Moose/Manual/Concepts.pod#___top" office:name="META_WHAT?"><draw:frame draw:style-name="fr1" draw:name="graphics11" text:anchor-type="as-char" svg:width="0.1772in" svg:height="0.1772in" draw:z-index="0"><draw:image xlink:href="http://st.pimg.net/tucs/img/up.gif" xlink:type="simple" xlink:show="embed" xlink:actuate="onLoad"/><svg:title>^</svg:title></draw:frame></draw:a><text:bookmark-end text:name="__RefHeading__194_1666576592"/></text:h>
      <text:p text:style-name="Text_20_body">A metaclass is a class that describes classes. With Moose, every class you define gets a <text:span text:style-name="Source_20_Text">meta()</text:span> method. The <text:span text:style-name="Source_20_Text">meta()</text:span> method returns a <text:a xlink:type="simple" xlink:href="http://search.cpan.org/%7Eether/Moose-2.1204/lib/Moose/Meta/Class.pm">Moose::Meta::Class</text:a> object, which has an introspection API that can tell you about the class it represents.</text:p>
      <text:p text:style-name="Preformatted_20_Text"><text:s text:c="2"/>my $meta = User-&gt;meta();</text:p>
      <text:p text:style-name="Preformatted_20_Text"/>
      <text:p text:style-name="Preformatted_20_Text"><text:s text:c="2"/>for my $attribute ( $meta-&gt;get_all_attributes ) {</text:p>
      <text:p text:style-name="Preformatted_20_Text"><text:s text:c="6"/>print $attribute-&gt;name(), "\n";</text:p>
      <text:p text:style-name="Preformatted_20_Text"/>
      <text:p text:style-name="Preformatted_20_Text"><text:s text:c="6"/>if ( $attribute-&gt;has_type_constraint ) {</text:p>
      <text:p text:style-name="Preformatted_20_Text"><text:s text:c="10"/>print " <text:s/>type: ", $attribute-&gt;type_constraint-&gt;name, "\n";</text:p>
      <text:p text:style-name="Preformatted_20_Text"><text:s text:c="6"/>}</text:p>
      <text:p text:style-name="Preformatted_20_Text"><text:s text:c="2"/>}</text:p>
      <text:p text:style-name="Preformatted_20_Text"/>
      <text:p text:style-name="Preformatted_20_Text"><text:s text:c="2"/>for my $method ( $meta-&gt;get_all_methods ) {</text:p>
      <text:p text:style-name="Preformatted_20_Text"><text:s text:c="6"/>print $method-&gt;name, "\n";</text:p>
      <text:p text:style-name="P44"><text:soft-page-break/><text:s text:c="2"/>}</text:p>
      <text:p text:style-name="Text_20_body">Almost every concept we defined earlier has a meta class, so we have <text:a xlink:type="simple" xlink:href="http://search.cpan.org/%7Eether/Moose-2.1204/lib/Moose/Meta/Class.pm">Moose::Meta::Class</text:a>, <text:a xlink:type="simple" xlink:href="http://search.cpan.org/%7Eether/Moose-2.1204/lib/Moose/Meta/Attribute.pm">Moose::Meta::Attribute</text:a>, <text:a xlink:type="simple" xlink:href="http://search.cpan.org/%7Eether/Moose-2.1204/lib/Moose/Meta/Method.pm">Moose::Meta::Method</text:a>, <text:a xlink:type="simple" xlink:href="http://search.cpan.org/%7Eether/Moose-2.1204/lib/Moose/Meta/Role.pm">Moose::Meta::Role</text:a>, <text:a xlink:type="simple" xlink:href="http://search.cpan.org/%7Eether/Moose-2.1204/lib/Moose/Meta/TypeConstraint.pm">Moose::Meta::TypeConstraint</text:a>, <text:a xlink:type="simple" xlink:href="http://search.cpan.org/%7Eether/Moose-2.1204/lib/Moose/Meta/Instance.pm">Moose::Meta::Instance</text:a>, and so on.</text:p>
      <text:h text:style-name="Heading_20_3" text:outline-level="3"><text:bookmark-start text:name="__RefHeading__196_1666576592"/><text:a xlink:type="simple" xlink:href="http://search.cpan.org/%7Eether/Moose-2.1204/lib/Moose/Manual/Concepts.pod#___top" office:name="BUT_I_NEED_TO_DO_IT_MY_WAY!">BUT I NEED TO DO IT MY WAY! </text:a><draw:a xlink:type="simple" xlink:href="http://search.cpan.org/%7Eether/Moose-2.1204/lib/Moose/Manual/Concepts.pod#___top" office:name="BUT_I_NEED_TO_DO_IT_MY_WAY!"><draw:frame draw:style-name="fr1" draw:name="graphics12" text:anchor-type="as-char" svg:width="0.1772in" svg:height="0.1772in" draw:z-index="1"><draw:image xlink:href="http://st.pimg.net/tucs/img/up.gif" xlink:type="simple" xlink:show="embed" xlink:actuate="onLoad"/><svg:title>^</svg:title></draw:frame></draw:a><text:bookmark-end text:name="__RefHeading__196_1666576592"/></text:h>
      <text:p text:style-name="Text_20_body">One of the great things about Moose is that if you dig down and find that it does something the "wrong way", you can change it by extending a metaclass. For example, you can have arrayref based objects, you can make your constructors strict (no unknown parameters allowed!), you can define a naming scheme for attribute accessors, you can make a class a Singleton, and much, much more.</text:p>
      <text:p text:style-name="Text_20_body">Many of these extensions require surprisingly small amounts of code, and once you've done it once, you'll never have to hand-code "your way of doing things" again. Instead you'll just load your favorite extensions.</text:p>
      <text:p text:style-name="Preformatted_20_Text"><text:s text:c="2"/>package MyWay::User;</text:p>
      <text:p text:style-name="Preformatted_20_Text"/>
      <text:p text:style-name="Preformatted_20_Text"><text:s text:c="2"/>use Moose;</text:p>
      <text:p text:style-name="Preformatted_20_Text"><text:s text:c="2"/>use MooseX::StrictConstructor;</text:p>
      <text:p text:style-name="Preformatted_20_Text"><text:s text:c="2"/>use MooseX::MyWay;</text:p>
      <text:p text:style-name="Preformatted_20_Text"/>
      <text:p text:style-name="P44"><text:s text:c="2"/>has ...;</text:p>
      <text:h text:style-name="Heading_20_3" text:outline-level="3"><text:bookmark-start text:name="__RefHeading__198_1666576592"/><text:a xlink:type="simple" xlink:href="http://search.cpan.org/%7Eether/Moose-2.1204/lib/Moose/Manual/Concepts.pod#___top" office:name="WHAT_NEXT?">WHAT NEXT? </text:a><draw:a xlink:type="simple" xlink:href="http://search.cpan.org/%7Eether/Moose-2.1204/lib/Moose/Manual/Concepts.pod#___top" office:name="WHAT_NEXT?"><draw:frame draw:style-name="fr1" draw:name="graphics13" text:anchor-type="as-char" svg:width="0.1772in" svg:height="0.1772in" draw:z-index="2"><draw:image xlink:href="http://st.pimg.net/tucs/img/up.gif" xlink:type="simple" xlink:show="embed" xlink:actuate="onLoad"/><svg:title>^</svg:title></draw:frame></draw:a><text:bookmark-end text:name="__RefHeading__198_1666576592"/></text:h>
      <text:p text:style-name="Text_20_body">So you're sold on Moose. Time to learn how to really use it.</text:p>
      <text:p text:style-name="Text_20_body">If you want to see how Moose would translate directly into old school Perl 5 OO code, check out <text:a xlink:type="simple" xlink:href="http://search.cpan.org/%7Eether/Moose-2.1204/lib/Moose/Manual/Unsweetened.pod">Moose::Manual::Unsweetened</text:a>. This might be helpful for quickly wrapping your brain around some aspects of "the Moose way".</text:p>
      <text:p text:style-name="Text_20_body">Or you can skip that and jump straight to <text:a xlink:type="simple" xlink:href="http://search.cpan.org/%7Eether/Moose-2.1204/lib/Moose/Manual/Classes.pod">Moose::Manual::Classes</text:a> and the rest of the <text:a xlink:type="simple" xlink:href="http://search.cpan.org/%7Eether/Moose-2.1204/lib/Moose/Manual.pod">Moose::Manual</text:a>.</text:p>
      <text:p text:style-name="Text_20_body">After that we recommend that you start with the <text:a xlink:type="simple" xlink:href="http://search.cpan.org/%7Eether/Moose-2.1204/lib/Moose/Cookbook.pod">Moose::Cookbook</text:a>. If you work your way through all the recipes under the basics section, you should have a pretty good sense of how Moose works, and all of its basic OO features.</text:p>
      <text:p text:style-name="Text_20_body">After that, check out the Role recipes. If you're really curious, go on and read the Meta and Extending recipes, but those are mostly there for people who want to be Moose wizards and extend Moose itself.</text:p>
      <text:p text:style-name="Standard"/>
      <text:h text:style-name="P38" text:outline-level="1"><text:bookmark-start text:name="__RefHeading__246_1666576592"/><text:span text:style-name="T3">Classes</text:span><text:bookmark-end text:name="__RefHeading__246_1666576592"/></text:h>
      <text:list xml:id="list8505211795892517380" text:style-name="L6">
        <text:list-item>
          <text:p text:style-name="P3"><text:bookmark text:name="index"/><text:a xlink:type="simple" xlink:href="https://metacpan.org/pod/Moose::Manual::Classes#NAME">NAME</text:a> </text:p>
        </text:list-item>
      </text:list>
      <text:list xml:id="list4223737459414527138" text:style-name="L5">
        <text:list-item>
          <text:p text:style-name="P23"><text:a xlink:type="simple" xlink:href="https://metacpan.org/pod/Moose::Manual::Classes#VERSION">VERSION</text:a> </text:p>
        </text:list-item>
        <text:list-item>
          <text:p text:style-name="P23"><text:a xlink:type="simple" xlink:href="https://metacpan.org/pod/Moose::Manual::Classes#USING-MOOSE">USING MOOSE</text:a> </text:p>
        </text:list-item>
        <text:list-item>
          <text:p text:style-name="P23"><text:a xlink:type="simple" xlink:href="https://metacpan.org/pod/Moose::Manual::Classes#SUBCLASSING">SUBCLASSING</text:a> </text:p>
        </text:list-item>
        <text:list-item>
          <text:p text:style-name="P23"><text:a xlink:type="simple" xlink:href="https://metacpan.org/pod/Moose::Manual::Classes#CLEANING-UP-MOOSE-DROPPINGS">CLEANING UP MOOSE DROPPINGS</text:a> </text:p>
        </text:list-item>
        <text:list-item>
          <text:p text:style-name="P23"><text:a xlink:type="simple" xlink:href="https://metacpan.org/pod/Moose::Manual::Classes#MAKING-IT-FASTER">MAKING IT FASTER</text:a> </text:p>
          <text:list>
            <text:list-item>
              <text:p text:style-name="P23"><text:a xlink:type="simple" xlink:href="https://metacpan.org/pod/Moose::Manual::Classes#Immutabilization-and-new">Immutabilization and new()</text:a> </text:p>
            </text:list-item>
          </text:list>
        </text:list-item>
        <text:list-item>
          <text:p text:style-name="P23"><text:a xlink:type="simple" xlink:href="https://metacpan.org/pod/Moose::Manual::Classes#INSTANTIATING-CLASSES">INSTANTIATING CLASSES</text:a> </text:p>
        </text:list-item>
      </text:list>
      <text:h text:style-name="Heading_20_2" text:outline-level="2"><text:bookmark-start text:name="__RefHeading__248_1666576592"/><text:bookmark text:name="NAME"/>NAME<text:bookmark-end text:name="__RefHeading__248_1666576592"/></text:h>
      <text:p text:style-name="Text_20_body">Moose::Manual::Classes - Making your classes use Moose (and subclassing)</text:p>
      <text:h text:style-name="Heading_20_2" text:outline-level="2"><text:bookmark-start text:name="__RefHeading__250_1666576592"/><text:bookmark text:name="VERSION"/>VERSION<text:bookmark-end text:name="__RefHeading__250_1666576592"/></text:h>
      <text:p text:style-name="Text_20_body">version 2.1204</text:p>
      <text:h text:style-name="Heading_20_2" text:outline-level="2"><text:bookmark-start text:name="__RefHeading__252_1666576592"/><text:bookmark text:name="USING-MOOSE"/>USING MOOSE<text:bookmark-end text:name="__RefHeading__252_1666576592"/></text:h>
      <text:p text:style-name="Text_20_body">Using Moose is very simple, you just <text:span text:style-name="Source_20_Text">use Moose</text:span>:</text:p>
      <text:section text:style-name="Sect2" text:name="highlighter_308294">
        <table:table table:name="Table1" table:style-name="Table1">
          <table:table-column table:style-name="Table1.A"/>
          <table:table-row>
            <table:table-cell table:style-name="Table1.A1" office:value-type="string">
              <text:p text:style-name="Table_20_Contents"><text:span text:style-name="Source_20_Text">package</text:span> <text:a xlink:type="simple" xlink:href="https://metacpan.org/module/Person"><text:span text:style-name="Source_20_Text">Person</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able:table-cell>
          </table:table-row>
        </table:table>
      </text:section>
      <text:p text:style-name="Text_20_body">That's it, you've made a class with Moose!</text:p>
      <text:p text:style-name="Text_20_body">There's actually a lot going on here under the hood, so let's step through it.</text:p>
      <text:p text:style-name="Text_20_body">When you load <text:a xlink:type="simple" xlink:href="https://metacpan.org/pod/Moose">Moose</text:a>, a bunch of sugar functions are exported into your class, such as <text:span text:style-name="Source_20_Text">extends</text:span>, <text:span text:style-name="Source_20_Text">has</text:span>, <text:span text:style-name="Source_20_Text">with</text:span>, and more. These functions are what you use to define your class. For example, you might define an attribute ...</text:p>
      <text:section text:style-name="Sect2" text:name="highlighter_201480">
        <table:table table:name="Table2" table:style-name="Table2">
          <table:table-column table:style-name="Table2.A"/>
          <table:table-row>
            <table:table-cell table:style-name="Table2.A1" office:value-type="string">
              <text:p text:style-name="Table_20_Contents"><text:span text:style-name="Source_20_Text">package</text:span> <text:a xlink:type="simple" xlink:href="https://metacpan.org/module/Person"><text:span text:style-name="Source_20_Text">Person</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has</text:span> <text:span text:style-name="Source_20_Text">'ssn'</text:span> <text:span text:style-name="Source_20_Text">=&gt; ( is</text:span> <text:span text:style-name="Source_20_Text">=&gt; 'rw'</text:span> <text:span text:style-name="Source_20_Text">);</text:span></text:p>
            </table:table-cell>
          </table:table-row>
        </table:table>
      </text:section>
      <text:p text:style-name="Text_20_body">Attributes are described in the <text:a xlink:type="simple" xlink:href="https://metacpan.org/pod/Moose::Manual::Attributes">Moose::Manual::Attributes</text:a> documentation.</text:p>
      <text:p text:style-name="Text_20_body">Loading Moose also enables the <text:span text:style-name="Source_20_Text">strict</text:span> and <text:span text:style-name="Source_20_Text">warnings</text:span> pragmas in your class.</text:p>
      <text:p text:style-name="Text_20_body">When you load Moose, your class will become a subclass of <text:a xlink:type="simple" xlink:href="https://metacpan.org/pod/Moose::Object">Moose::Object</text:a>. The <text:a xlink:type="simple" xlink:href="https://metacpan.org/pod/Moose::Object">Moose::Object</text:a> class provides a default constructor and destructor, as well as object construction helper methods. You can read more about this in the <text:a xlink:type="simple" xlink:href="https://metacpan.org/pod/Moose::Manual::Construction">Moose::Manual::Construction</text:a> document.</text:p>
      <text:p text:style-name="Text_20_body">As a convenience, Moose creates a new class type for your class. See the <text:a xlink:type="simple" xlink:href="https://metacpan.org/pod/Moose::Manual::Types">Moose::Manual::Types</text:a> document to learn more about types.</text:p>
      <text:p text:style-name="Text_20_body">It also creates a <text:a xlink:type="simple" xlink:href="https://metacpan.org/pod/Moose::Meta::Class">Moose::Meta::Class</text:a> object for your class. This metaclass object is now available by calling a <text:span text:style-name="Source_20_Text">meta</text:span> method on your class, for example <text:span text:style-name="Source_20_Text">Person-&gt;meta</text:span>.</text:p>
      <text:p text:style-name="Text_20_body">The metaclass object provides an introspection API for your class. It is also used by Moose itself <text:soft-page-break/>under the hood to add attributes, define parent classes, and so on. In fact, all of Moose's sugar does the real work by calling methods on this metaclass object (and other meta API objects).</text:p>
      <text:h text:style-name="Heading_20_2" text:outline-level="2"><text:bookmark-start text:name="__RefHeading__254_1666576592"/><text:bookmark text:name="SUBCLASSING"/>SUBCLASSING<text:bookmark-end text:name="__RefHeading__254_1666576592"/></text:h>
      <text:p text:style-name="Text_20_body">Moose provides a simple sugar function for declaring your parent classes, <text:span text:style-name="Source_20_Text">extends</text:span>:</text:p>
      <text:section text:style-name="Sect2" text:name="highlighter_144539">
        <table:table table:name="Table3" table:style-name="Table3">
          <table:table-column table:style-name="Table3.A"/>
          <table:table-row>
            <table:table-cell table:style-name="Table3.A1" office:value-type="string">
              <text:p text:style-name="Table_20_Contents"><text:span text:style-name="Source_20_Text">package</text:span> <text:a xlink:type="simple" xlink:href="https://metacpan.org/module/User"><text:span text:style-name="Source_20_Text">Use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extends</text:span> <text:span text:style-name="Source_20_Text">'Person';</text:span></text:p>
              <text:p text:style-name="Table_20_Contents"> </text:p>
              <text:p text:style-name="Table_20_Contents"><text:span text:style-name="Source_20_Text">has</text:span> <text:span text:style-name="Source_20_Text">'username'</text:span> <text:span text:style-name="Source_20_Text">=&gt; ( is</text:span> <text:span text:style-name="Source_20_Text">=&gt; 'rw'</text:span> <text:span text:style-name="Source_20_Text">);</text:span></text:p>
            </table:table-cell>
          </table:table-row>
        </table:table>
      </text:section>
      <text:p text:style-name="Text_20_body">Note that each call to <text:span text:style-name="Source_20_Text">extends</text:span> will <text:span text:style-name="T1">reset</text:span> your parents. For multiple inheritance you must provide all the parents at once, <text:span text:style-name="Source_20_Text">extends 'Foo', 'Bar'</text:span>.</text:p>
      <text:p text:style-name="Text_20_body">When you call <text:span text:style-name="Source_20_Text">extends</text:span> Moose will try to load any classes you pass.</text:p>
      <text:p text:style-name="Text_20_body">You can use Moose to extend a non-Moose parent. However, when you do this, you will inherit the parent class's constructor (assuming it is also called <text:span text:style-name="Source_20_Text">new</text:span>). In that case, you will have to take care of initializing attributes manually, either in the parent's constructor, or in your subclass, and you will lose a lot of Moose magic.</text:p>
      <text:p text:style-name="Text_20_body">See the <text:a xlink:type="simple" xlink:href="https://metacpan.org/pod/MooseX::NonMoose">MooseX::NonMoose</text:a> module on CPAN if you're interested in extending non-Moose parent classes with Moose child classes.</text:p>
      <text:h text:style-name="Heading_20_2" text:outline-level="2"><text:bookmark-start text:name="__RefHeading__256_1666576592"/><text:bookmark text:name="CLEANING-UP-MOOSE-DROPPINGS"/>CLEANING UP MOOSE DROPPINGS<text:bookmark-end text:name="__RefHeading__256_1666576592"/></text:h>
      <text:p text:style-name="Text_20_body">Moose exports a number of functions into your class. It's a good idea to remove these sugar functions from your class's namespace, so that <text:span text:style-name="Source_20_Text">Person-&gt;can('has')</text:span> will no longer return true.</text:p>
      <text:p text:style-name="Text_20_body">There are several ways to do this. We recommend using <text:a xlink:type="simple" xlink:href="https://metacpan.org/pod/namespace::autoclean">namespace::autoclean</text:a>, a CPAN module. Not only will it remove Moose exports, it will also remove any other exports.</text:p>
      <text:section text:style-name="Sect2" text:name="highlighter_452179">
        <table:table table:name="Table4" table:style-name="Table4">
          <table:table-column table:style-name="Table4.A"/>
          <table:table-row>
            <table:table-cell table:style-name="Table4.A1" office:value-type="string">
              <text:p text:style-name="Table_20_Contents"><text:span text:style-name="Source_20_Text">package</text:span> <text:a xlink:type="simple" xlink:href="https://metacpan.org/module/Person"><text:span text:style-name="Source_20_Text">Person</text:span></text:a><text:span text:style-name="Source_20_Text">;</text:span></text:p>
              <text:p text:style-name="Table_20_Contents"> </text:p>
              <text:p text:style-name="Table_20_Contents"><text:span text:style-name="Source_20_Text">use</text:span> <text:a xlink:type="simple" xlink:href="https://metacpan.org/module/namespace::autoclean"><text:span text:style-name="Source_20_Text">namespace::autoclean</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able:table-cell>
          </table:table-row>
        </table:table>
      </text:section>
      <text:p text:style-name="Text_20_body">If you absolutely can't use a CPAN module (but can use Moose?), you can write <text:span text:style-name="Source_20_Text">no Moose</text:span> at the end of your class. This will remove any Moose exports in your class.</text:p>
      <text:section text:style-name="Sect2" text:name="highlighter_119608">
        <table:table table:name="Table5" table:style-name="Table5">
          <table:table-column table:style-name="Table5.A"/>
          <table:table-row>
            <table:table-cell table:style-name="Table5.A1" office:value-type="string">
              <text:p text:style-name="Table_20_Contents"><text:span text:style-name="Source_20_Text">package</text:span> <text:a xlink:type="simple" xlink:href="https://metacpan.org/module/Person"><text:span text:style-name="Source_20_Text">Person</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has</text:span> <text:span text:style-name="Source_20_Text">'ssn'</text:span> <text:span text:style-name="Source_20_Text">=&gt; ( is</text:span> <text:span text:style-name="Source_20_Text">=&gt; 'rw'</text:span> <text:span text:style-name="Source_20_Text">);</text:span></text:p>
              <text:p text:style-name="Table_20_Contents"> </text:p>
              <text:p text:style-name="Table_20_Contents"><text:span text:style-name="Source_20_Text">no</text:span> <text:span text:style-name="Source_20_Text">Moose;</text:span></text:p>
            </table:table-cell>
          </table:table-row>
        </table:table>
      </text:section>
      <text:h text:style-name="Heading_20_2" text:outline-level="2"><text:bookmark-start text:name="__RefHeading__258_1666576592"/><text:bookmark text:name="MAKING-IT-FASTER"/>MAKING IT FASTER<text:bookmark-end text:name="__RefHeading__258_1666576592"/></text:h>
      <text:p text:style-name="Text_20_body">Moose has a feature called "immutabilization" that you can use to greatly speed up your classes at runtime. However, using it incurs a cost when your class is first being loaded. When you make your <text:soft-page-break/>class immutable you tell Moose that you will not be changing it in the future. You will not be adding any more attributes, methods, roles, etc.</text:p>
      <text:p text:style-name="Text_20_body">This allows Moose to generate code specific to your class. In particular, it creates an "inline" constructor, making object construction much faster.</text:p>
      <text:p text:style-name="Text_20_body">To make your class immutable you simply call <text:span text:style-name="Source_20_Text">make_immutable</text:span> on your class's metaclass object.</text:p>
      <text:section text:style-name="Sect2" text:name="highlighter_653738">
        <table:table table:name="Table6" table:style-name="Table6">
          <table:table-column table:style-name="Table6.A"/>
          <table:table-row>
            <table:table-cell table:style-name="Table6.A1" office:value-type="string">
              <text:p text:style-name="Table_20_Contents"><text:span text:style-name="Source_20_Text">__PACKAGE__-&gt;meta-&gt;make_immutable;</text:span></text:p>
            </table:table-cell>
          </table:table-row>
        </table:table>
      </text:section>
      <text:h text:style-name="Heading_20_3" text:outline-level="3"><text:bookmark-start text:name="__RefHeading__260_1666576592"/><text:bookmark text:name="Immutabilization-and-new"/>Immutabilization and <text:span text:style-name="Source_20_Text">new()</text:span><text:bookmark-end text:name="__RefHeading__260_1666576592"/></text:h>
      <text:p text:style-name="Text_20_body">If you override <text:span text:style-name="Source_20_Text">new()</text:span> in your class, then the immutabilization code will not be able to provide an optimized constructor for your class. Instead, you should use a <text:span text:style-name="Source_20_Text">BUILD()</text:span> method, which will be called from the inlined constructor.</text:p>
      <text:p text:style-name="Text_20_body">Alternately, if you really need to provide a different <text:span text:style-name="Source_20_Text">new()</text:span>, you can also provide your own immutabilization method. Doing so requires extending the Moose metaclasses, and is well beyond the scope of this manual.</text:p>
      <text:h text:style-name="Heading_20_2" text:outline-level="2"><text:bookmark-start text:name="__RefHeading__262_1666576592"/><text:bookmark text:name="INSTANTIATING-CLASSES"/>INSTANTIATING CLASSES<text:bookmark-end text:name="__RefHeading__262_1666576592"/></text:h>
      <text:p text:style-name="Text_20_body">When you're ready to use Moose classes in an application, reference them in your code in the regular Perl OO way by including a <text:span text:style-name="Source_20_Text">use</text:span> directive at the top of the file where the objects should be created.</text:p>
      <text:section text:style-name="Sect2" text:name="highlighter_274323">
        <table:table table:name="Table7" table:style-name="Table7">
          <table:table-column table:style-name="Table7.A"/>
          <table:table-row>
            <table:table-cell table:style-name="Table7.A1" office:value-type="string">
              <text:p text:style-name="Table_20_Contents"><text:span text:style-name="Source_20_Text">use</text:span> <text:a xlink:type="simple" xlink:href="https://metacpan.org/module/Person"><text:span text:style-name="Source_20_Text">Person</text:span></text:a><text:span text:style-name="Source_20_Text">;</text:span></text:p>
              <text:p text:style-name="Table_20_Contents"> </text:p>
              <text:p text:style-name="Table_20_Contents"><text:span text:style-name="Source_20_Text">my</text:span> <text:span text:style-name="Source_20_Text">$person</text:span> <text:span text:style-name="Source_20_Text">= Person-&gt;new(</text:span></text:p>
              <text:p text:style-name="Table_20_Contents"><text:span text:style-name="Source_20_Text">  # attribute values at instantiation</text:span></text:p>
              <text:p text:style-name="Table_20_Contents"><text:span text:style-name="Source_20_Text">  # go here</text:span></text:p>
              <text:p text:style-name="Table_20_Contents"><text:span text:style-name="Source_20_Text">  ssn</text:span> <text:span text:style-name="Source_20_Text">=&gt; '123456789',</text:span></text:p>
              <text:p text:style-name="Table_20_Contents"><text:span text:style-name="Source_20_Text">);</text:span></text:p>
            </table:table-cell>
          </table:table-row>
        </table:table>
      </text:section>
      <text:p text:style-name="Standard"/>
      <text:h text:style-name="P39" text:outline-level="1"><text:bookmark-start text:name="__RefHeading__264_1666576592"/>Attributes<text:bookmark-end text:name="__RefHeading__264_1666576592"/></text:h>
      <text:list xml:id="list2865709511218381758" text:style-name="L8">
        <text:list-item>
          <text:p text:style-name="P5"><text:bookmark text:name="index1"/><text:a xlink:type="simple" xlink:href="https://metacpan.org/pod/Moose::Manual::Attributes#NAME"><text:span text:style-name="T3">NAME</text:span></text:a><text:span text:style-name="T3"> </text:span></text:p>
        </text:list-item>
      </text:list>
      <text:list xml:id="list5100808398866304975" text:style-name="L7">
        <text:list-item>
          <text:p text:style-name="P24"><text:a xlink:type="simple" xlink:href="https://metacpan.org/pod/Moose::Manual::Attributes#VERSION">VERSION</text:a> </text:p>
        </text:list-item>
        <text:list-item>
          <text:p text:style-name="P24"><text:a xlink:type="simple" xlink:href="https://metacpan.org/pod/Moose::Manual::Attributes#INTRODUCTION">INTRODUCTION</text:a> </text:p>
        </text:list-item>
        <text:list-item>
          <text:p text:style-name="P24"><text:a xlink:type="simple" xlink:href="https://metacpan.org/pod/Moose::Manual::Attributes#ATTRIBUTE-OPTIONS">ATTRIBUTE OPTIONS</text:a> </text:p>
          <text:list>
            <text:list-item>
              <text:p text:style-name="P24"><text:a xlink:type="simple" xlink:href="https://metacpan.org/pod/Moose::Manual::Attributes#Read-write-vs.-read-only">Read-write vs. read-only</text:a> </text:p>
            </text:list-item>
            <text:list-item>
              <text:p text:style-name="P24"><text:a xlink:type="simple" xlink:href="https://metacpan.org/pod/Moose::Manual::Attributes#Accessor-methods">Accessor methods</text:a> </text:p>
            </text:list-item>
            <text:list-item>
              <text:p text:style-name="P24"><text:a xlink:type="simple" xlink:href="https://metacpan.org/pod/Moose::Manual::Attributes#Predicate-and-clearer-methods">Predicate and clearer methods</text:a> </text:p>
            </text:list-item>
            <text:list-item>
              <text:p text:style-name="P24"><text:a xlink:type="simple" xlink:href="https://metacpan.org/pod/Moose::Manual::Attributes#Required-or-not">Required or not?</text:a> </text:p>
            </text:list-item>
            <text:list-item>
              <text:p text:style-name="P24"><text:a xlink:type="simple" xlink:href="https://metacpan.org/pod/Moose::Manual::Attributes#Default-and-builder-methods">Default and builder methods</text:a> </text:p>
              <text:list>
                <text:list-item>
                  <text:p text:style-name="P24"><text:a xlink:type="simple" xlink:href="https://metacpan.org/pod/Moose::Manual::Attributes#Builders-allow-subclassing">Builders allow subclassing</text:a> </text:p>
                </text:list-item>
                <text:list-item>
                  <text:p text:style-name="P24"><text:a xlink:type="simple" xlink:href="https://metacpan.org/pod/Moose::Manual::Attributes#Builders-work-well-with-roles">Builders work well with roles</text:a> </text:p>
                </text:list-item>
              </text:list>
            </text:list-item>
            <text:list-item>
              <text:p text:style-name="P24"><text:a xlink:type="simple" xlink:href="https://metacpan.org/pod/Moose::Manual::Attributes#Laziness">Laziness</text:a> </text:p>
              <text:list>
                <text:list-item>
                  <text:p text:style-name="P24"><text:a xlink:type="simple" xlink:href="https://metacpan.org/pod/Moose::Manual::Attributes#Lazy-defaults-and-_">Lazy defaults and $_</text:a> </text:p>
                </text:list-item>
              </text:list>
            </text:list-item>
            <text:list-item>
              <text:p text:style-name="P24"><text:a xlink:type="simple" xlink:href="https://metacpan.org/pod/Moose::Manual::Attributes#Constructor-parameters-init_arg">Constructor parameters (init_arg)</text:a> </text:p>
            </text:list-item>
            <text:list-item>
              <text:p text:style-name="P24"><text:a xlink:type="simple" xlink:href="https://metacpan.org/pod/Moose::Manual::Attributes#Weak-references">Weak references</text:a> </text:p>
            </text:list-item>
            <text:list-item>
              <text:p text:style-name="P24"><text:a xlink:type="simple" xlink:href="https://metacpan.org/pod/Moose::Manual::Attributes#Triggers">Triggers</text:a> </text:p>
            </text:list-item>
            <text:list-item>
              <text:p text:style-name="P24"><text:a xlink:type="simple" xlink:href="https://metacpan.org/pod/Moose::Manual::Attributes#Attribute-types">Attribute types</text:a> </text:p>
            </text:list-item>
            <text:list-item>
              <text:p text:style-name="P24"><text:a xlink:type="simple" xlink:href="https://metacpan.org/pod/Moose::Manual::Attributes#Delegation">Delegation</text:a> </text:p>
            </text:list-item>
            <text:list-item>
              <text:p text:style-name="P24"><text:a xlink:type="simple" xlink:href="https://metacpan.org/pod/Moose::Manual::Attributes#Attribute-traits-and-metaclasses">Attribute traits and metaclasses</text:a> </text:p>
            </text:list-item>
            <text:list-item>
              <text:p text:style-name="P24"><text:a xlink:type="simple" xlink:href="https://metacpan.org/pod/Moose::Manual::Attributes#Native-Delegations">Native Delegations</text:a> </text:p>
            </text:list-item>
          </text:list>
        </text:list-item>
        <text:list-item>
          <text:p text:style-name="P24"><text:a xlink:type="simple" xlink:href="https://metacpan.org/pod/Moose::Manual::Attributes#ATTRIBUTE-INHERITANCE">ATTRIBUTE INHERITANCE</text:a> </text:p>
        </text:list-item>
        <text:list-item>
          <text:p text:style-name="P24"><text:a xlink:type="simple" xlink:href="https://metacpan.org/pod/Moose::Manual::Attributes#MULTIPLE-ATTRIBUTE-SHORTCUTS">MULTIPLE ATTRIBUTE SHORTCUTS</text:a> </text:p>
        </text:list-item>
        <text:list-item>
          <text:p text:style-name="P24"><text:a xlink:type="simple" xlink:href="https://metacpan.org/pod/Moose::Manual::Attributes#MORE-ON-ATTRIBUTES">MORE ON ATTRIBUTES</text:a> </text:p>
        </text:list-item>
        <text:list-item>
          <text:p text:style-name="P24"><text:a xlink:type="simple" xlink:href="https://metacpan.org/pod/Moose::Manual::Attributes#A-FEW-MORE-OPTIONS">A FEW MORE OPTIONS</text:a> </text:p>
          <text:list>
            <text:list-item>
              <text:p text:style-name="P24"><text:a xlink:type="simple" xlink:href="https://metacpan.org/pod/Moose::Manual::Attributes#The-documentation-option">The documentation option</text:a> </text:p>
            </text:list-item>
            <text:list-item>
              <text:p text:style-name="P24"><text:a xlink:type="simple" xlink:href="https://metacpan.org/pod/Moose::Manual::Attributes#The-auto_deref-option">The auto_deref option</text:a> </text:p>
            </text:list-item>
            <text:list-item>
              <text:p text:style-name="P24"><text:a xlink:type="simple" xlink:href="https://metacpan.org/pod/Moose::Manual::Attributes#Initializer">Initializer</text:a> </text:p>
            </text:list-item>
          </text:list>
        </text:list-item>
      </text:list>
      <text:h text:style-name="Heading_20_2" text:outline-level="2"><text:bookmark-start text:name="__RefHeading__266_1666576592"/><text:bookmark text:name="NAME1"/>NAME<text:bookmark-end text:name="__RefHeading__266_1666576592"/></text:h>
      <text:p text:style-name="Text_20_body">Moose::Manual::Attributes - Object attributes with Moose</text:p>
      <text:h text:style-name="Heading_20_2" text:outline-level="2"><text:bookmark-start text:name="__RefHeading__268_1666576592"/><text:bookmark text:name="VERSION1"/>VERSION<text:bookmark-end text:name="__RefHeading__268_1666576592"/></text:h>
      <text:p text:style-name="Text_20_body">version 2.1204</text:p>
      <text:h text:style-name="Heading_20_2" text:outline-level="2"><text:bookmark-start text:name="__RefHeading__270_1666576592"/><text:bookmark text:name="INTRODUCTION"/>INTRODUCTION<text:bookmark-end text:name="__RefHeading__270_1666576592"/></text:h>
      <text:p text:style-name="Text_20_body">Moose attributes have many properties, and attributes are probably the single most powerful and flexible part of Moose. You can create a powerful class simply by declaring attributes. In fact, it's possible to have classes that consist solely of attribute declarations.</text:p>
      <text:p text:style-name="Text_20_body">An attribute is a property that every member of a class has. For example, we might say that "every <text:span text:style-name="Source_20_Text">Person</text:span> object has a first name and last name". Attributes can be optional, so that we can say "some <text:span text:style-name="Source_20_Text">Person</text:span> objects have a social security number (and some don't)".</text:p>
      <text:p text:style-name="Text_20_body">At its simplest, an attribute can be thought of as a named value (as in a hash) that can be read and set. <text:soft-page-break/>However, attributes can also have defaults, type constraints, delegation and much more.</text:p>
      <text:p text:style-name="Text_20_body">In other languages, attributes are also referred to as slots or properties.</text:p>
      <text:h text:style-name="Heading_20_2" text:outline-level="2"><text:bookmark-start text:name="__RefHeading__272_1666576592"/><text:bookmark text:name="ATTRIBUTE-OPTIONS"/>ATTRIBUTE OPTIONS<text:bookmark-end text:name="__RefHeading__272_1666576592"/></text:h>
      <text:p text:style-name="Text_20_body">Use the <text:span text:style-name="Source_20_Text">has</text:span> function to declare an attribute:</text:p>
      <text:section text:style-name="Sect2" text:name="highlighter_984086">
        <table:table table:name="Table8" table:style-name="Table8">
          <table:table-column table:style-name="Table8.A"/>
          <table:table-row>
            <table:table-cell table:style-name="Table8.A1" office:value-type="string">
              <text:p text:style-name="Table_20_Contents"><text:span text:style-name="Source_20_Text">package</text:span> <text:a xlink:type="simple" xlink:href="https://metacpan.org/module/Person"><text:span text:style-name="Source_20_Text">Person</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has</text:span> <text:span text:style-name="Source_20_Text">'first_name'</text:span> <text:span text:style-name="Source_20_Text">=&gt; ( is</text:span> <text:span text:style-name="Source_20_Text">=&gt; 'rw'</text:span> <text:span text:style-name="Source_20_Text">);</text:span></text:p>
            </table:table-cell>
          </table:table-row>
        </table:table>
      </text:section>
      <text:p text:style-name="Text_20_body">This says that all <text:span text:style-name="Source_20_Text">Person</text:span> objects have an optional read-write "first_name" attribute.</text:p>
      <text:h text:style-name="Heading_20_3" text:outline-level="3"><text:bookmark-start text:name="__RefHeading__274_1666576592"/><text:bookmark text:name="Read-write-vs.-read-only"/>Read-write vs. read-only<text:bookmark-end text:name="__RefHeading__274_1666576592"/></text:h>
      <text:p text:style-name="Text_20_body">The options passed to <text:span text:style-name="Source_20_Text">has</text:span> define the properties of the attribute. There are many options, but in the simplest form you just need to set <text:span text:style-name="Source_20_Text">is</text:span>, which can be either <text:span text:style-name="Source_20_Text">ro</text:span> (read-only) or <text:span text:style-name="Source_20_Text">rw</text:span> (read-write). When an attribute is <text:span text:style-name="Source_20_Text">rw</text:span>, you can change it by passing a value to its accessor. When an attribute is <text:span text:style-name="Source_20_Text">ro</text:span>, you may only read the current value of the attribute.</text:p>
      <text:p text:style-name="Text_20_body">In fact, you could even omit <text:span text:style-name="Source_20_Text">is</text:span>, but that gives you an attribute that has no accessor. This can be useful with other attribute options, such as <text:span text:style-name="Source_20_Text">handles</text:span>. However, if your attribute generates <text:span text:style-name="T1">no</text:span> accessors, Moose will issue a warning, because that usually means the programmer forgot to say the attribute is read-only or read-write. If you really mean to have no accessors, you can silence this warning by setting <text:span text:style-name="Source_20_Text">is</text:span> to <text:span text:style-name="Source_20_Text">bare</text:span>.</text:p>
      <text:h text:style-name="Heading_20_3" text:outline-level="3"><text:bookmark-start text:name="__RefHeading__276_1666576592"/><text:bookmark text:name="Accessor-methods"/>Accessor methods<text:bookmark-end text:name="__RefHeading__276_1666576592"/></text:h>
      <text:p text:style-name="Text_20_body">Each attribute has one or more accessor methods. An accessor lets you read and write the value of that attribute for an object.</text:p>
      <text:p text:style-name="Text_20_body">By default, the accessor method has the same name as the attribute. If you declared your attribute as <text:span text:style-name="Source_20_Text">ro</text:span> then your accessor will be read-only. If you declared it as <text:span text:style-name="Source_20_Text">rw</text:span>, you get a read-write accessor. Simple.</text:p>
      <text:p text:style-name="Text_20_body">Given our <text:span text:style-name="Source_20_Text">Person</text:span> example above, we now have a single <text:span text:style-name="Source_20_Text">first_name</text:span> accessor that can read or write a <text:span text:style-name="Source_20_Text">Person</text:span> object's <text:span text:style-name="Source_20_Text">first_name</text:span> attribute's value.</text:p>
      <text:p text:style-name="Text_20_body">If you want, you can also explicitly specify the method names to be used for reading and writing an attribute's value. This is particularly handy when you'd like an attribute to be publicly readable, but only privately settable. For example:</text:p>
      <text:section text:style-name="Sect2" text:name="highlighter_621647">
        <table:table table:name="Table9" table:style-name="Table9">
          <table:table-column table:style-name="Table9.A"/>
          <table:table-row>
            <table:table-cell table:style-name="Table9.A1" office:value-type="string">
              <text:p text:style-name="Table_20_Contents"><text:span text:style-name="Source_20_Text">has</text:span> <text:span text:style-name="Source_20_Text">'weight'</text:span> <text:span text:style-name="Source_20_Text">=&gt; (</text:span></text:p>
              <text:p text:style-name="Table_20_Contents"><text:span text:style-name="Source_20_Text">    is</text:span>     <text:span text:style-name="Source_20_Text">=&gt; 'ro',</text:span></text:p>
              <text:p text:style-name="Table_20_Contents"><text:span text:style-name="Source_20_Text">    writer</text:span> <text:span text:style-name="Source_20_Text">=&gt; '_set_weight',</text:span></text:p>
              <text:p text:style-name="Table_20_Contents"><text:span text:style-name="Source_20_Text">);</text:span></text:p>
            </table:table-cell>
          </table:table-row>
        </table:table>
      </text:section>
      <text:p text:style-name="Text_20_body">This might be useful if weight is calculated based on other methods. For example, every time the <text:span text:style-name="Source_20_Text">eat</text:span> method is called, we might adjust weight. This lets us hide the implementation details of weight changes, but still provide the weight value to users of the class.</text:p>
      <text:p text:style-name="Text_20_body">Some people might prefer to have distinct methods for reading and writing. In <text:span text:style-name="T1">Perl Best Practices</text:span>, Damian Conway recommends that reader methods start with "get_" and writer methods start with "set_".</text:p>
      <text:p text:style-name="Text_20_body"><text:soft-page-break/>We can do exactly that by providing names for both the <text:span text:style-name="Source_20_Text">reader</text:span> and <text:span text:style-name="Source_20_Text">writer</text:span> methods:</text:p>
      <text:section text:style-name="Sect2" text:name="highlighter_649910">
        <table:table table:name="Table10" table:style-name="Table10">
          <table:table-column table:style-name="Table10.A"/>
          <table:table-row>
            <table:table-cell table:style-name="Table10.A1" office:value-type="string">
              <text:p text:style-name="Table_20_Contents"><text:span text:style-name="Source_20_Text">has</text:span> <text:span text:style-name="Source_20_Text">'weight'</text:span> <text:span text:style-name="Source_20_Text">=&gt; (</text:span></text:p>
              <text:p text:style-name="Table_20_Contents"><text:span text:style-name="Source_20_Text">    is</text:span>     <text:span text:style-name="Source_20_Text">=&gt; 'rw',</text:span></text:p>
              <text:p text:style-name="Table_20_Contents"><text:span text:style-name="Source_20_Text">    reader</text:span> <text:span text:style-name="Source_20_Text">=&gt; 'get_weight',</text:span></text:p>
              <text:p text:style-name="Table_20_Contents"><text:span text:style-name="Source_20_Text">    writer</text:span> <text:span text:style-name="Source_20_Text">=&gt; 'set_weight',</text:span></text:p>
              <text:p text:style-name="Table_20_Contents"><text:span text:style-name="Source_20_Text">);</text:span></text:p>
            </table:table-cell>
          </table:table-row>
        </table:table>
      </text:section>
      <text:p text:style-name="Text_20_body">If you're thinking that doing this over and over would be insanely tedious, you're right! Fortunately, Moose provides a powerful extension system that lets you override the default naming conventions. See <text:a xlink:type="simple" xlink:href="https://metacpan.org/pod/Moose::Manual::MooseX">Moose::Manual::MooseX</text:a> for more details.</text:p>
      <text:h text:style-name="Heading_20_3" text:outline-level="3"><text:bookmark-start text:name="__RefHeading__278_1666576592"/><text:bookmark text:name="Predicate-and-clearer-methods"/>Predicate and clearer methods<text:bookmark-end text:name="__RefHeading__278_1666576592"/></text:h>
      <text:p text:style-name="Text_20_body">Moose allows you to explicitly distinguish between a false or undefined attribute value and an attribute which has not been set. If you want to access this information, you must define clearer and predicate methods for an attribute.</text:p>
      <text:p text:style-name="Text_20_body">A predicate method tells you whether or not a given attribute is currently set. Note that an attribute can be explicitly set to <text:span text:style-name="Source_20_Text">undef</text:span> or some other false value, but the predicate will return true.</text:p>
      <text:p text:style-name="Text_20_body">The clearer method unsets the attribute. This is <text:span text:style-name="T1">not</text:span> the same as setting the value to <text:span text:style-name="Source_20_Text">undef</text:span>, but you can only distinguish between them if you define a predicate method!</text:p>
      <text:p text:style-name="Text_20_body">Here's some code to illustrate the relationship between an accessor, predicate, and clearer method.</text:p>
      <text:section text:style-name="Sect2" text:name="highlighter_370413">
        <table:table table:name="Table11" table:style-name="Table11">
          <table:table-column table:style-name="Table11.A"/>
          <table:table-row>
            <table:table-cell table:style-name="Table11.A1" office:value-type="string">
              <text:p text:style-name="Table_20_Contents"><text:span text:style-name="Source_20_Text">package</text:span> <text:a xlink:type="simple" xlink:href="https://metacpan.org/module/Person"><text:span text:style-name="Source_20_Text">Person</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has</text:span> <text:span text:style-name="Source_20_Text">'ssn'</text:span> <text:span text:style-name="Source_20_Text">=&gt; (</text:span></text:p>
              <text:p text:style-name="Table_20_Contents"><text:span text:style-name="Source_20_Text">    is</text:span>        <text:span text:style-name="Source_20_Text">=&gt; 'rw',</text:span></text:p>
              <text:p text:style-name="Table_20_Contents"><text:span text:style-name="Source_20_Text">    clearer</text:span>   <text:span text:style-name="Source_20_Text">=&gt; 'clear_ssn',</text:span></text:p>
              <text:p text:style-name="Table_20_Contents"><text:span text:style-name="Source_20_Text">    predicate</text:span> <text:span text:style-name="Source_20_Text">=&gt; 'has_ssn',</text:span></text:p>
              <text:p text:style-name="Table_20_Contents"><text:span text:style-name="Source_20_Text">);</text:span></text:p>
              <text:p text:style-name="Table_20_Contents"> </text:p>
              <text:p text:style-name="Table_20_Contents"><text:span text:style-name="Source_20_Text">...</text:span></text:p>
              <text:p text:style-name="Table_20_Contents"> </text:p>
              <text:p text:style-name="Table_20_Contents"><text:span text:style-name="Source_20_Text">my</text:span> <text:span text:style-name="Source_20_Text">$person</text:span> <text:span text:style-name="Source_20_Text">= Person-&gt;new();</text:span></text:p>
              <text:p text:style-name="Table_20_Contents"><text:span text:style-name="Source_20_Text">$person-&gt;has_ssn; # false</text:span></text:p>
              <text:p text:style-name="Table_20_Contents"> </text:p>
              <text:p text:style-name="Table_20_Contents"><text:span text:style-name="Source_20_Text">$person-&gt;ssn(undef);</text:span></text:p>
              <text:p text:style-name="Table_20_Contents"><text:span text:style-name="Source_20_Text">$person-&gt;ssn; # returns undef</text:span></text:p>
              <text:p text:style-name="Table_20_Contents"><text:span text:style-name="Source_20_Text">$person-&gt;has_ssn; # true</text:span></text:p>
              <text:p text:style-name="Table_20_Contents"> </text:p>
              <text:p text:style-name="Table_20_Contents"><text:span text:style-name="Source_20_Text">$person-&gt;clear_ssn;</text:span></text:p>
              <text:p text:style-name="Table_20_Contents"><text:span text:style-name="Source_20_Text">$person-&gt;ssn; # returns undef</text:span></text:p>
              <text:p text:style-name="Table_20_Contents"><text:span text:style-name="Source_20_Text">$person-&gt;has_ssn; # false</text:span></text:p>
              <text:p text:style-name="Table_20_Contents"> </text:p>
              <text:p text:style-name="Table_20_Contents"><text:span text:style-name="Source_20_Text">$person-&gt;ssn('123-45-6789');</text:span></text:p>
              <text:p text:style-name="Table_20_Contents"><text:span text:style-name="Source_20_Text">$person-&gt;ssn; # returns '123-45-6789'</text:span></text:p>
              <text:p text:style-name="Table_20_Contents"><text:span text:style-name="Source_20_Text">$person-&gt;has_ssn; # true</text:span></text:p>
              <text:p text:style-name="Table_20_Contents"> </text:p>
              <text:p text:style-name="Table_20_Contents"><text:span text:style-name="Source_20_Text">my</text:span> <text:span text:style-name="Source_20_Text">$person2</text:span> <text:span text:style-name="Source_20_Text">= Person-&gt;new( ssn</text:span> <text:span text:style-name="Source_20_Text">=&gt; '111-22-3333');</text:span></text:p>
              <text:p text:style-name="Table_20_Contents"><text:span text:style-name="Source_20_Text">$person2-&gt;has_ssn; # true</text:span></text:p>
            </table:table-cell>
          </table:table-row>
        </table:table>
      </text:section>
      <text:p text:style-name="Text_20_body">By default, Moose does not make a predicate or clearer for you. You must explicitly provide names <text:soft-page-break/>for them, and then Moose will create the methods for you.</text:p>
      <text:h text:style-name="Heading_20_3" text:outline-level="3"><text:bookmark-start text:name="__RefHeading__280_1666576592"/><text:bookmark text:name="Required-or-not"/>Required or not?<text:bookmark-end text:name="__RefHeading__280_1666576592"/></text:h>
      <text:p text:style-name="Text_20_body">By default, all attributes are optional, and do not need to be provided at object construction time. If you want to make an attribute required, simply set the <text:span text:style-name="Source_20_Text">required</text:span> option to true:</text:p>
      <text:section text:style-name="Sect2" text:name="highlighter_472921">
        <table:table table:name="Table12" table:style-name="Table12">
          <table:table-column table:style-name="Table12.A"/>
          <table:table-row>
            <table:table-cell table:style-name="Table12.A1" office:value-type="string">
              <text:p text:style-name="Table_20_Contents"><text:span text:style-name="Source_20_Text">has</text:span> <text:span text:style-name="Source_20_Text">'name'</text:span> <text:span text:style-name="Source_20_Text">=&gt; (</text:span></text:p>
              <text:p text:style-name="Table_20_Contents"><text:span text:style-name="Source_20_Text">    is</text:span>       <text:span text:style-name="Source_20_Text">=&gt; 'ro',</text:span></text:p>
              <text:p text:style-name="Table_20_Contents"><text:span text:style-name="Source_20_Text">    required</text:span> <text:span text:style-name="Source_20_Text">=&gt; 1,</text:span></text:p>
              <text:p text:style-name="Table_20_Contents"><text:span text:style-name="Source_20_Text">);</text:span></text:p>
            </table:table-cell>
          </table:table-row>
        </table:table>
      </text:section>
      <text:p text:style-name="Text_20_body">There are a couple caveats worth mentioning in regards to what "required" actually means.</text:p>
      <text:p text:style-name="Text_20_body">Basically, all it says is that this attribute (<text:span text:style-name="Source_20_Text">name</text:span>) must be provided to the constructor, or be lazy with either a default or a builder. It does not say anything about its value, so it could be <text:span text:style-name="Source_20_Text">undef</text:span>.</text:p>
      <text:p text:style-name="Text_20_body">If you define a clearer method on a required attribute, the clearer <text:span text:style-name="T1">will</text:span> work, so even a required attribute can be unset after object construction.</text:p>
      <text:p text:style-name="Text_20_body">This means that if you do make an attribute required, providing a clearer doesn't make much sense. In some cases, it might be handy to have a <text:span text:style-name="T1">private</text:span> <text:span text:style-name="Source_20_Text">clearer</text:span> and <text:span text:style-name="Source_20_Text">predicate</text:span> for a required attribute.</text:p>
      <text:h text:style-name="Heading_20_3" text:outline-level="3"><text:bookmark-start text:name="__RefHeading__282_1666576592"/><text:bookmark text:name="Default-and-builder-methods"/>Default and builder methods<text:bookmark-end text:name="__RefHeading__282_1666576592"/></text:h>
      <text:p text:style-name="Text_20_body">Attributes can have default values, and Moose provides two ways to specify that default.</text:p>
      <text:p text:style-name="Text_20_body">In the simplest form, you simply provide a non-reference scalar value for the <text:span text:style-name="Source_20_Text">default</text:span> option:</text:p>
      <text:section text:style-name="Sect2" text:name="highlighter_172662">
        <table:table table:name="Table13" table:style-name="Table13">
          <table:table-column table:style-name="Table13.A"/>
          <table:table-row>
            <table:table-cell table:style-name="Table13.A1" office:value-type="string">
              <text:p text:style-name="Table_20_Contents"><text:span text:style-name="Source_20_Text">has</text:span> <text:span text:style-name="Source_20_Text">'size'</text:span> <text:span text:style-name="Source_20_Text">=&gt; (</text:span></text:p>
              <text:p text:style-name="Table_20_Contents"><text:span text:style-name="Source_20_Text">    is</text:span>        <text:span text:style-name="Source_20_Text">=&gt; 'ro',</text:span></text:p>
              <text:p text:style-name="Table_20_Contents"><text:span text:style-name="Source_20_Text">    default</text:span>   <text:span text:style-name="Source_20_Text">=&gt; 'medium',</text:span></text:p>
              <text:p text:style-name="Table_20_Contents"><text:span text:style-name="Source_20_Text">    predicate</text:span> <text:span text:style-name="Source_20_Text">=&gt; 'has_size',</text:span></text:p>
              <text:p text:style-name="Table_20_Contents"><text:span text:style-name="Source_20_Text">);</text:span></text:p>
            </table:table-cell>
          </table:table-row>
        </table:table>
      </text:section>
      <text:p text:style-name="Text_20_body">If the size attribute is not provided to the constructor, then it ends up being set to <text:span text:style-name="Source_20_Text">medium</text:span>:</text:p>
      <text:section text:style-name="Sect2" text:name="highlighter_298670">
        <table:table table:name="Table14" table:style-name="Table14">
          <table:table-column table:style-name="Table14.A"/>
          <table:table-row>
            <table:table-cell table:style-name="Table14.A1" office:value-type="string">
              <text:p text:style-name="Table_20_Contents"><text:span text:style-name="Source_20_Text">my</text:span> <text:span text:style-name="Source_20_Text">$person</text:span> <text:span text:style-name="Source_20_Text">= Person-&gt;new();</text:span></text:p>
              <text:p text:style-name="Table_20_Contents"><text:span text:style-name="Source_20_Text">$person-&gt;size; # medium</text:span></text:p>
              <text:p text:style-name="Table_20_Contents"><text:span text:style-name="Source_20_Text">$person-&gt;has_size; # true</text:span></text:p>
            </table:table-cell>
          </table:table-row>
        </table:table>
      </text:section>
      <text:p text:style-name="Text_20_body">You can also provide a subroutine reference for <text:span text:style-name="Source_20_Text">default</text:span>. This reference will be called as a method on the object.</text:p>
      <text:section text:style-name="Sect2" text:name="highlighter_904196">
        <table:table table:name="Table15" table:style-name="Table15">
          <table:table-column table:style-name="Table15.A"/>
          <table:table-row>
            <table:table-cell table:style-name="Table15.A1" office:value-type="string">
              <text:p text:style-name="Table_20_Contents"><text:span text:style-name="Source_20_Text">has</text:span> <text:span text:style-name="Source_20_Text">'size'</text:span> <text:span text:style-name="Source_20_Text">=&gt; (</text:span></text:p>
              <text:p text:style-name="Table_20_Contents"><text:span text:style-name="Source_20_Text">    is</text:span> <text:span text:style-name="Source_20_Text">=&gt; 'ro',</text:span></text:p>
              <text:p text:style-name="Table_20_Contents"><text:span text:style-name="Source_20_Text">    default</text:span> <text:span text:style-name="Source_20_Text">=&gt;</text:span></text:p>
              <text:p text:style-name="Table_20_Contents"><text:span text:style-name="Source_20_Text">        sub</text:span> <text:span text:style-name="Source_20_Text">{ ( 'small', 'medium', 'large'</text:span> <text:span text:style-name="Source_20_Text">)[ int( rand</text:span> <text:span text:style-name="Source_20_Text">3 ) ] },</text:span></text:p>
              <text:p text:style-name="Table_20_Contents"><text:span text:style-name="Source_20_Text">    predicate</text:span> <text:span text:style-name="Source_20_Text">=&gt; 'has_size',</text:span></text:p>
              <text:p text:style-name="Table_20_Contents"><text:span text:style-name="Source_20_Text">);</text:span></text:p>
            </table:table-cell>
          </table:table-row>
        </table:table>
      </text:section>
      <text:p text:style-name="Text_20_body">This is a trivial example, but it illustrates the point that the subroutine will be called for every new object created.</text:p>
      <text:p text:style-name="Text_20_body">When you provide a <text:span text:style-name="Source_20_Text">default</text:span> subroutine reference, it is called as a method on the object, with no additional parameters:</text:p>
      <text:section text:style-name="Sect2" text:name="highlighter_410602">
        <table:table table:name="Table16" table:style-name="Table16">
          <table:table-column table:style-name="Table16.A"/>
          <table:table-row>
            <table:table-cell table:style-name="Table16.A1" office:value-type="string">
              <text:p text:style-name="Table_20_Contents"><text:span text:style-name="Source_20_Text">has</text:span> <text:span text:style-name="Source_20_Text">'size'</text:span> <text:span text:style-name="Source_20_Text">=&gt; (</text:span></text:p>
              <text:p text:style-name="Table_20_Contents"><text:span text:style-name="Source_20_Text">    is</text:span>      <text:span text:style-name="Source_20_Text">=&gt; 'ro',</text:span></text:p>
              <text:p text:style-name="Table_20_Contents"><text:span text:style-name="Source_20_Text">    default</text:span> <text:span text:style-name="Source_20_Text">=&gt; sub</text:span> <text:span text:style-name="Source_20_Text">{</text:span></text:p>
              <text:p text:style-name="Table_20_Contents"><text:soft-page-break/><text:span text:style-name="Source_20_Text">        my</text:span> <text:span text:style-name="Source_20_Text">$self</text:span> <text:span text:style-name="Source_20_Text">= shift;</text:span></text:p>
              <text:p text:style-name="Table_20_Contents"> </text:p>
              <text:p text:style-name="Table_20_Contents"><text:span text:style-name="Source_20_Text">        return</text:span> <text:span text:style-name="Source_20_Text">$self-&gt;height &gt; 200 ? 'large'</text:span> <text:span text:style-name="Source_20_Text">: 'average';</text:span></text:p>
              <text:p text:style-name="Table_20_Contents"><text:span text:style-name="Source_20_Text">    },</text:span></text:p>
              <text:p text:style-name="Table_20_Contents"><text:span text:style-name="Source_20_Text">);</text:span></text:p>
            </table:table-cell>
          </table:table-row>
        </table:table>
      </text:section>
      <text:p text:style-name="Text_20_body">When the <text:span text:style-name="Source_20_Text">default</text:span> is called during object construction, it may be called before other attributes have been set. If your default is dependent on other parts of the object's state, you can make the attribute <text:span text:style-name="Source_20_Text">lazy</text:span>. Laziness is covered in the next section.</text:p>
      <text:p text:style-name="Text_20_body">If you want to use a reference of any sort as the default value, you must return it from a subroutine.</text:p>
      <text:section text:style-name="Sect2" text:name="highlighter_923471">
        <table:table table:name="Table17" table:style-name="Table17">
          <table:table-column table:style-name="Table17.A"/>
          <table:table-row>
            <table:table-cell table:style-name="Table17.A1" office:value-type="string">
              <text:p text:style-name="Table_20_Contents"><text:span text:style-name="Source_20_Text">has</text:span> <text:span text:style-name="Source_20_Text">'mapping'</text:span> <text:span text:style-name="Source_20_Text">=&gt; (</text:span></text:p>
              <text:p text:style-name="Table_20_Contents"><text:span text:style-name="Source_20_Text">    is</text:span>      <text:span text:style-name="Source_20_Text">=&gt; 'ro',</text:span></text:p>
              <text:p text:style-name="Table_20_Contents"><text:span text:style-name="Source_20_Text">    default</text:span> <text:span text:style-name="Source_20_Text">=&gt; sub</text:span> <text:span text:style-name="Source_20_Text">{ {} },</text:span></text:p>
              <text:p text:style-name="Table_20_Contents"><text:span text:style-name="Source_20_Text">);</text:span></text:p>
            </table:table-cell>
          </table:table-row>
        </table:table>
      </text:section>
      <text:p text:style-name="Text_20_body">This is necessary because otherwise Perl would instantiate the reference exactly once, and it would be shared by all objects:</text:p>
      <text:section text:style-name="Sect2" text:name="highlighter_835136">
        <table:table table:name="Table18" table:style-name="Table18">
          <table:table-column table:style-name="Table18.A"/>
          <table:table-row>
            <table:table-cell table:style-name="Table18.A1" office:value-type="string">
              <text:p text:style-name="Table_20_Contents"><text:span text:style-name="Source_20_Text">has</text:span> <text:span text:style-name="Source_20_Text">'mapping'</text:span> <text:span text:style-name="Source_20_Text">=&gt; (</text:span></text:p>
              <text:p text:style-name="Table_20_Contents"><text:span text:style-name="Source_20_Text">    is</text:span>      <text:span text:style-name="Source_20_Text">=&gt; 'ro',</text:span></text:p>
              <text:p text:style-name="Table_20_Contents"><text:span text:style-name="Source_20_Text">    default</text:span> <text:span text:style-name="Source_20_Text">=&gt; {}, # wrong!</text:span></text:p>
              <text:p text:style-name="Table_20_Contents"><text:span text:style-name="Source_20_Text">);</text:span></text:p>
            </table:table-cell>
          </table:table-row>
        </table:table>
      </text:section>
      <text:p text:style-name="Text_20_body">Moose will throw an error if you pass a bare non-subroutine reference as the default.</text:p>
      <text:p text:style-name="Text_20_body">If Moose allowed this then the default mapping attribute could easily end up shared across many objects. Instead, wrap it in a subroutine reference as we saw above.</text:p>
      <text:p text:style-name="Text_20_body">This is a bit awkward, but it's just the way Perl works.</text:p>
      <text:p text:style-name="Text_20_body">As an alternative to using a subroutine reference, you can supply a <text:span text:style-name="Source_20_Text">builder</text:span> method for your attribute:</text:p>
      <text:section text:style-name="Sect2" text:name="highlighter_194790">
        <table:table table:name="Table19" table:style-name="Table19">
          <table:table-column table:style-name="Table19.A"/>
          <table:table-row>
            <table:table-cell table:style-name="Table19.A1" office:value-type="string">
              <text:p text:style-name="Table_20_Contents"><text:span text:style-name="Source_20_Text">has</text:span> <text:span text:style-name="Source_20_Text">'size'</text:span> <text:span text:style-name="Source_20_Text">=&gt; (</text:span></text:p>
              <text:p text:style-name="Table_20_Contents"><text:span text:style-name="Source_20_Text">    is</text:span>        <text:span text:style-name="Source_20_Text">=&gt; 'ro',</text:span></text:p>
              <text:p text:style-name="Table_20_Contents"><text:span text:style-name="Source_20_Text">    builder</text:span>   <text:span text:style-name="Source_20_Text">=&gt; '_build_size',</text:span></text:p>
              <text:p text:style-name="Table_20_Contents"><text:span text:style-name="Source_20_Text">    predicate</text:span> <text:span text:style-name="Source_20_Text">=&gt; 'has_size',</text:span></text:p>
              <text:p text:style-name="Table_20_Contents"><text:span text:style-name="Source_20_Text">);</text:span></text:p>
              <text:p text:style-name="Table_20_Contents"> </text:p>
              <text:p text:style-name="Table_20_Contents"><text:span text:style-name="Source_20_Text">sub</text:span> <text:span text:style-name="Source_20_Text">_build_size {</text:span></text:p>
              <text:p text:style-name="Table_20_Contents"><text:span text:style-name="Source_20_Text">    return</text:span> <text:span text:style-name="Source_20_Text">( 'small', 'medium', 'large'</text:span> <text:span text:style-name="Source_20_Text">)[ int( rand</text:span> <text:span text:style-name="Source_20_Text">3 ) ];</text:span></text:p>
              <text:p text:style-name="Table_20_Contents"><text:span text:style-name="Source_20_Text">}</text:span></text:p>
            </table:table-cell>
          </table:table-row>
        </table:table>
      </text:section>
      <text:p text:style-name="Text_20_body">This has several advantages. First, it moves a chunk of code to its own named method, which improves readability and code organization. Second, because this is a <text:span text:style-name="T1">named</text:span> method, it can be subclassed or provided by a role.</text:p>
      <text:p text:style-name="Text_20_body">We strongly recommend that you use a <text:span text:style-name="Source_20_Text">builder</text:span> instead of a <text:span text:style-name="Source_20_Text">default</text:span> for anything beyond the most trivial default.</text:p>
      <text:p text:style-name="Text_20_body">A <text:span text:style-name="Source_20_Text">builder</text:span>, just like a <text:span text:style-name="Source_20_Text">default</text:span>, is called as a method on the object with no additional parameters.</text:p>
      <text:h text:style-name="Heading_20_4" text:outline-level="4"><text:bookmark-start text:name="__RefHeading__284_1666576592"/><text:bookmark text:name="Builders-allow-subclassing"/>Builders allow subclassing<text:bookmark-end text:name="__RefHeading__284_1666576592"/></text:h>
      <text:p text:style-name="Text_20_body">Because the <text:span text:style-name="Source_20_Text">builder</text:span> is called <text:span text:style-name="T1">by name</text:span>, it goes through Perl's method resolution. This means that builder methods are both inheritable and overridable.</text:p>
      <text:p text:style-name="Text_20_body">If we subclass our <text:span text:style-name="Source_20_Text">Person</text:span> class, we can override <text:span text:style-name="Source_20_Text">_build_size</text:span>:</text:p>
      <text:section text:style-name="Sect2" text:name="highlighter_462452">
        <table:table table:name="Table20" table:style-name="Table20">
          <table:table-column table:style-name="Table20.A"/>
          <table:table-row>
            <table:table-cell table:style-name="Table20.A1" office:value-type="string">
              <text:p text:style-name="Table_20_Contents"><text:span text:style-name="Source_20_Text">package</text:span> <text:a xlink:type="simple" xlink:href="https://metacpan.org/module/Lilliputian"><text:span text:style-name="Source_20_Text">Lilliputian</text:span></text:a><text:span text:style-name="Source_20_Text">;</text:span></text:p>
              <text:p text:style-name="Table_20_Contents"><text:soft-page-break/>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pan text:style-name="Source_20_Text">extends</text:span> <text:span text:style-name="Source_20_Text">'Person';</text:span></text:p>
              <text:p text:style-name="Table_20_Contents"> </text:p>
              <text:p text:style-name="Table_20_Contents"><text:span text:style-name="Source_20_Text">sub</text:span> <text:span text:style-name="Source_20_Text">_build_size { return</text:span> <text:span text:style-name="Source_20_Text">'small'</text:span> <text:span text:style-name="Source_20_Text">}</text:span></text:p>
            </table:table-cell>
          </table:table-row>
        </table:table>
      </text:section>
      <text:h text:style-name="Heading_20_4" text:outline-level="4"><text:bookmark-start text:name="__RefHeading__286_1666576592"/><text:bookmark text:name="Builders-work-well-with-roles"/>Builders work well with roles<text:bookmark-end text:name="__RefHeading__286_1666576592"/></text:h>
      <text:p text:style-name="Text_20_body">Because builders are called by name, they work well with roles. For example, a role could provide an attribute but require that the consuming class provide the <text:span text:style-name="Source_20_Text">builder</text:span>:</text:p>
      <text:section text:style-name="Sect2" text:name="highlighter_110226">
        <table:table table:name="Table21" table:style-name="Table21">
          <table:table-column table:style-name="Table21.A"/>
          <table:table-row>
            <table:table-cell table:style-name="Table21.A1" office:value-type="string">
              <text:p text:style-name="Table_20_Contents"><text:span text:style-name="Source_20_Text">package</text:span> <text:a xlink:type="simple" xlink:href="https://metacpan.org/module/HasSize"><text:span text:style-name="Source_20_Text">HasSize</text:span></text:a><text:span text:style-name="Source_20_Text">;</text:span></text:p>
              <text:p text:style-name="Table_20_Contents"><text:span text:style-name="Source_20_Text">use</text:span> <text:a xlink:type="simple" xlink:href="https://metacpan.org/module/Moose::Role"><text:span text:style-name="Source_20_Text">Moose::Role</text:span></text:a><text:span text:style-name="Source_20_Text">;</text:span></text:p>
              <text:p text:style-name="Table_20_Contents"> </text:p>
              <text:p text:style-name="Table_20_Contents"><text:span text:style-name="Source_20_Text">requires '_build_size';</text:span></text:p>
              <text:p text:style-name="Table_20_Contents"> </text:p>
              <text:p text:style-name="Table_20_Contents"><text:span text:style-name="Source_20_Text">has</text:span> <text:span text:style-name="Source_20_Text">'size'</text:span> <text:span text:style-name="Source_20_Text">=&gt; (</text:span></text:p>
              <text:p text:style-name="Table_20_Contents"><text:span text:style-name="Source_20_Text">    is</text:span>      <text:span text:style-name="Source_20_Text">=&gt; 'ro',</text:span></text:p>
              <text:p text:style-name="Table_20_Contents"><text:span text:style-name="Source_20_Text">    lazy</text:span>    <text:span text:style-name="Source_20_Text">=&gt; 1,</text:span></text:p>
              <text:p text:style-name="Table_20_Contents"><text:span text:style-name="Source_20_Text">    builder</text:span> <text:span text:style-name="Source_20_Text">=&gt; '_build_size',</text:span></text:p>
              <text:p text:style-name="Table_20_Contents"><text:span text:style-name="Source_20_Text">);</text:span></text:p>
              <text:p text:style-name="Table_20_Contents"> </text:p>
              <text:p text:style-name="Table_20_Contents"><text:span text:style-name="Source_20_Text">package</text:span> <text:a xlink:type="simple" xlink:href="https://metacpan.org/module/Lilliputian"><text:span text:style-name="Source_20_Text">Lilliputian</text:span></text:a><text:span text:style-name="Source_20_Text">;</text:span></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with</text:span> <text:span text:style-name="Source_20_Text">'HasSize';</text:span></text:p>
              <text:p text:style-name="Table_20_Contents"> </text:p>
              <text:p text:style-name="Table_20_Contents"><text:span text:style-name="Source_20_Text">sub</text:span> <text:span text:style-name="Source_20_Text">_build_size { return</text:span> <text:span text:style-name="Source_20_Text">'small'</text:span> <text:span text:style-name="Source_20_Text">}</text:span></text:p>
            </table:table-cell>
          </table:table-row>
        </table:table>
      </text:section>
      <text:p text:style-name="Text_20_body">Roles are covered in <text:a xlink:type="simple" xlink:href="https://metacpan.org/pod/Moose::Manual::Roles">Moose::Manual::Roles</text:a>.</text:p>
      <text:h text:style-name="Heading_20_3" text:outline-level="3"><text:bookmark-start text:name="__RefHeading__288_1666576592"/><text:bookmark text:name="Laziness"/>Laziness<text:bookmark-end text:name="__RefHeading__288_1666576592"/></text:h>
      <text:p text:style-name="Text_20_body">Moose lets you defer attribute population by making an attribute <text:span text:style-name="Source_20_Text">lazy</text:span>:</text:p>
      <text:section text:style-name="Sect2" text:name="highlighter_877129">
        <table:table table:name="Table22" table:style-name="Table22">
          <table:table-column table:style-name="Table22.A"/>
          <table:table-row>
            <table:table-cell table:style-name="Table22.A1" office:value-type="string">
              <text:p text:style-name="Table_20_Contents"><text:span text:style-name="Source_20_Text">has</text:span> <text:span text:style-name="Source_20_Text">'size'</text:span> <text:span text:style-name="Source_20_Text">=&gt; (</text:span></text:p>
              <text:p text:style-name="Table_20_Contents"><text:span text:style-name="Source_20_Text">    is</text:span>      <text:span text:style-name="Source_20_Text">=&gt; 'ro',</text:span></text:p>
              <text:p text:style-name="Table_20_Contents"><text:span text:style-name="Source_20_Text">    lazy</text:span>    <text:span text:style-name="Source_20_Text">=&gt; 1,</text:span></text:p>
              <text:p text:style-name="Table_20_Contents"><text:span text:style-name="Source_20_Text">    builder</text:span> <text:span text:style-name="Source_20_Text">=&gt; '_build_size',</text:span></text:p>
              <text:p text:style-name="Table_20_Contents"><text:span text:style-name="Source_20_Text">);</text:span></text:p>
            </table:table-cell>
          </table:table-row>
        </table:table>
      </text:section>
      <text:p text:style-name="Text_20_body">When <text:span text:style-name="Source_20_Text">lazy</text:span> is true, the default is not generated until the reader method is called, rather than at object construction time. There are several reasons you might choose to do this.</text:p>
      <text:p text:style-name="Text_20_body">First, if the default value for this attribute depends on some other attributes, then the attribute <text:span text:style-name="T1">must</text:span> be <text:span text:style-name="Source_20_Text">lazy</text:span>. During object construction, defaults are not generated in a predictable order, so you cannot count on some other attribute being populated when generating a default.</text:p>
      <text:p text:style-name="Text_20_body">Second, there's often no reason to calculate a default before it's needed. Making an attribute <text:span text:style-name="Source_20_Text">lazy</text:span> lets you defer the cost until the attribute is needed. If the attribute is <text:span text:style-name="T1">never</text:span> needed, you save some CPU time.</text:p>
      <text:p text:style-name="Text_20_body">We recommend that you make any attribute with a builder or non-trivial default <text:span text:style-name="Source_20_Text">lazy</text:span> as a matter of course.</text:p>
      <text:h text:style-name="Heading_20_4" text:outline-level="4"><text:bookmark-start text:name="__RefHeading__290_1666576592"/><text:bookmark text:name="Lazy-defaults-and-_"/><text:soft-page-break/>Lazy defaults and <text:span text:style-name="Source_20_Text">$_</text:span><text:bookmark-end text:name="__RefHeading__290_1666576592"/></text:h>
      <text:p text:style-name="Text_20_body">Please note that a lazy default or builder can be called anywhere, even inside a <text:span text:style-name="Source_20_Text">map</text:span> or <text:span text:style-name="Source_20_Text">grep</text:span>. This means that if your default sub or builder changes <text:span text:style-name="Source_20_Text">$_</text:span>, something weird could happen. You can prevent this by adding <text:span text:style-name="Source_20_Text">local $_</text:span> inside your default or builder.</text:p>
      <text:h text:style-name="Heading_20_3" text:outline-level="3"><text:bookmark-start text:name="__RefHeading__292_1666576592"/><text:bookmark text:name="Constructor-parameters-init_arg"/>Constructor parameters (<text:span text:style-name="Source_20_Text">init_arg</text:span>)<text:bookmark-end text:name="__RefHeading__292_1666576592"/></text:h>
      <text:p text:style-name="Text_20_body">By default, each attribute can be passed by name to the class's constructor. On occasion, you may want to use a different name for the constructor parameter. You may also want to make an attribute unsettable via the constructor.</text:p>
      <text:p text:style-name="Text_20_body">You can do either of these things with the <text:span text:style-name="Source_20_Text">init_arg</text:span> option:</text:p>
      <text:section text:style-name="Sect2" text:name="highlighter_414986">
        <table:table table:name="Table23" table:style-name="Table23">
          <table:table-column table:style-name="Table23.A"/>
          <table:table-row>
            <table:table-cell table:style-name="Table23.A1" office:value-type="string">
              <text:p text:style-name="Table_20_Contents"><text:span text:style-name="Source_20_Text">has</text:span> <text:span text:style-name="Source_20_Text">'bigness'</text:span> <text:span text:style-name="Source_20_Text">=&gt; (</text:span></text:p>
              <text:p text:style-name="Table_20_Contents"><text:span text:style-name="Source_20_Text">    is</text:span>       <text:span text:style-name="Source_20_Text">=&gt; 'ro',</text:span></text:p>
              <text:p text:style-name="Table_20_Contents"><text:span text:style-name="Source_20_Text">    init_arg</text:span> <text:span text:style-name="Source_20_Text">=&gt; 'size',</text:span></text:p>
              <text:p text:style-name="Table_20_Contents"><text:span text:style-name="Source_20_Text">);</text:span></text:p>
            </table:table-cell>
          </table:table-row>
        </table:table>
      </text:section>
      <text:p text:style-name="Text_20_body">Now we have an attribute named "bigness", but we pass <text:span text:style-name="Source_20_Text">size</text:span> to the constructor.</text:p>
      <text:p text:style-name="Text_20_body">Even more useful is the ability to disable setting an attribute via the constructor. This is particularly handy for private attributes:</text:p>
      <text:section text:style-name="Sect2" text:name="highlighter_968724">
        <table:table table:name="Table24" table:style-name="Table24">
          <table:table-column table:style-name="Table24.A"/>
          <table:table-row>
            <table:table-cell table:style-name="Table24.A1" office:value-type="string">
              <text:p text:style-name="Table_20_Contents"><text:span text:style-name="Source_20_Text">has</text:span> <text:span text:style-name="Source_20_Text">'_genetic_code'</text:span> <text:span text:style-name="Source_20_Text">=&gt; (</text:span></text:p>
              <text:p text:style-name="Table_20_Contents"><text:span text:style-name="Source_20_Text">    is</text:span>       <text:span text:style-name="Source_20_Text">=&gt; 'ro',</text:span></text:p>
              <text:p text:style-name="Table_20_Contents"><text:span text:style-name="Source_20_Text">    lazy</text:span>     <text:span text:style-name="Source_20_Text">=&gt; 1,</text:span></text:p>
              <text:p text:style-name="Table_20_Contents"><text:span text:style-name="Source_20_Text">    builder</text:span>  <text:span text:style-name="Source_20_Text">=&gt; '_build_genetic_code',</text:span></text:p>
              <text:p text:style-name="Table_20_Contents"><text:span text:style-name="Source_20_Text">    init_arg</text:span> <text:span text:style-name="Source_20_Text">=&gt; undef,</text:span></text:p>
              <text:p text:style-name="Table_20_Contents"><text:span text:style-name="Source_20_Text">);</text:span></text:p>
            </table:table-cell>
          </table:table-row>
        </table:table>
      </text:section>
      <text:p text:style-name="Text_20_body">By setting the <text:span text:style-name="Source_20_Text">init_arg</text:span> to <text:span text:style-name="Source_20_Text">undef</text:span>, we make it impossible to set this attribute when creating a new object.</text:p>
      <text:h text:style-name="Heading_20_3" text:outline-level="3"><text:bookmark-start text:name="__RefHeading__294_1666576592"/><text:bookmark text:name="Weak-references"/>Weak references<text:bookmark-end text:name="__RefHeading__294_1666576592"/></text:h>
      <text:p text:style-name="Text_20_body">Moose has built-in support for weak references. If you set the <text:span text:style-name="Source_20_Text">weak_ref</text:span> option to a true value, then it will call <text:span text:style-name="Source_20_Text">Scalar::Util::weaken</text:span> whenever the attribute is set:</text:p>
      <text:section text:style-name="Sect2" text:name="highlighter_514786">
        <table:table table:name="Table25" table:style-name="Table25">
          <table:table-column table:style-name="Table25.A"/>
          <table:table-row>
            <table:table-cell table:style-name="Table25.A1" office:value-type="string">
              <text:p text:style-name="Table_20_Contents"><text:span text:style-name="Source_20_Text">has</text:span> <text:span text:style-name="Source_20_Text">'parent'</text:span> <text:span text:style-name="Source_20_Text">=&gt; (</text:span></text:p>
              <text:p text:style-name="Table_20_Contents"><text:span text:style-name="Source_20_Text">    is</text:span>       <text:span text:style-name="Source_20_Text">=&gt; 'rw',</text:span></text:p>
              <text:p text:style-name="Table_20_Contents"><text:span text:style-name="Source_20_Text">    weak_ref</text:span> <text:span text:style-name="Source_20_Text">=&gt; 1,</text:span></text:p>
              <text:p text:style-name="Table_20_Contents"><text:span text:style-name="Source_20_Text">);</text:span></text:p>
              <text:p text:style-name="Table_20_Contents"> </text:p>
              <text:p text:style-name="Table_20_Contents"><text:span text:style-name="Source_20_Text">$node-&gt;parent($parent_node);</text:span></text:p>
            </table:table-cell>
          </table:table-row>
        </table:table>
      </text:section>
      <text:p text:style-name="Text_20_body">This is very useful when you're building objects that may contain circular references.</text:p>
      <text:p text:style-name="Text_20_body">When the object in a weak reference goes out of scope, the attribute's value will become <text:span text:style-name="Source_20_Text">undef</text:span> "behind the scenes". This is done by the Perl interpreter directly, so Moose does not see this change. This means that triggers don't fire, coercions aren't applied, etc.</text:p>
      <text:p text:style-name="Text_20_body">The attribute is not cleared, so a predicate method for that attribute will still return true. Similarly, when the attribute is next accessed, a default value will not be generated.</text:p>
      <text:h text:style-name="Heading_20_3" text:outline-level="3"><text:bookmark-start text:name="__RefHeading__296_1666576592"/><text:bookmark text:name="Triggers"/>Triggers<text:bookmark-end text:name="__RefHeading__296_1666576592"/></text:h>
      <text:p text:style-name="Text_20_body">A <text:span text:style-name="Source_20_Text">trigger</text:span> is a subroutine that is called whenever the attribute is set:</text:p>
      <text:section text:style-name="Sect2" text:name="highlighter_187027">
        <table:table table:name="Table26" table:style-name="Table26">
          <table:table-column table:style-name="Table26.A"/>
          <text:soft-page-break/>
          <table:table-row>
            <table:table-cell table:style-name="Table26.A1" office:value-type="string">
              <text:p text:style-name="Table_20_Contents"><text:span text:style-name="Source_20_Text">has</text:span> <text:span text:style-name="Source_20_Text">'size'</text:span> <text:span text:style-name="Source_20_Text">=&gt; (</text:span></text:p>
              <text:p text:style-name="Table_20_Contents"><text:span text:style-name="Source_20_Text">    is</text:span>      <text:span text:style-name="Source_20_Text">=&gt; 'rw',</text:span></text:p>
              <text:p text:style-name="Table_20_Contents"><text:span text:style-name="Source_20_Text">    trigger</text:span> <text:span text:style-name="Source_20_Text">=&gt; \&amp;_size_set,</text:span></text:p>
              <text:p text:style-name="Table_20_Contents"><text:span text:style-name="Source_20_Text">);</text:span></text:p>
              <text:p text:style-name="Table_20_Contents"> </text:p>
              <text:p text:style-name="Table_20_Contents"><text:span text:style-name="Source_20_Text">sub</text:span> <text:span text:style-name="Source_20_Text">_size_set {</text:span></text:p>
              <text:p text:style-name="Table_20_Contents"><text:span text:style-name="Source_20_Text">    my</text:span> <text:span text:style-name="Source_20_Text">( $self, $size, $old_size</text:span> <text:span text:style-name="Source_20_Text">) = @_;</text:span></text:p>
              <text:p text:style-name="Table_20_Contents"> </text:p>
              <text:p text:style-name="Table_20_Contents"><text:span text:style-name="Source_20_Text">    my</text:span> <text:span text:style-name="Source_20_Text">$msg</text:span> <text:span text:style-name="Source_20_Text">= $self-&gt;name;</text:span></text:p>
              <text:p text:style-name="Table_20_Contents"> </text:p>
              <text:p text:style-name="Table_20_Contents"><text:span text:style-name="Source_20_Text">    if</text:span> <text:span text:style-name="Source_20_Text">( @_</text:span> <text:span text:style-name="Source_20_Text">&gt; 2 ) {</text:span></text:p>
              <text:p text:style-name="Table_20_Contents"><text:span text:style-name="Source_20_Text">        $msg</text:span> <text:span text:style-name="Source_20_Text">.= " - old size was $old_size";</text:span></text:p>
              <text:p text:style-name="Table_20_Contents"><text:span text:style-name="Source_20_Text">    }</text:span></text:p>
              <text:p text:style-name="Table_20_Contents"> </text:p>
              <text:p text:style-name="Table_20_Contents"><text:span text:style-name="Source_20_Text">    $msg</text:span> <text:span text:style-name="Source_20_Text">.= " - size is now $size";</text:span></text:p>
              <text:p text:style-name="Table_20_Contents"><text:span text:style-name="Source_20_Text">    warn</text:span> <text:span text:style-name="Source_20_Text">$msg;</text:span></text:p>
              <text:p text:style-name="Table_20_Contents"><text:span text:style-name="Source_20_Text">}</text:span></text:p>
            </table:table-cell>
          </table:table-row>
        </table:table>
      </text:section>
      <text:p text:style-name="Text_20_body">The trigger is called <text:span text:style-name="T1">after</text:span> an attribute's value is set. It is called as a method on the object, and receives the new and old values as its arguments. If the attribute had not previously been set at all, then only the new value is passed. This lets you distinguish between the case where the attribute had no value versus when the old value was <text:span text:style-name="Source_20_Text">undef</text:span>.</text:p>
      <text:p text:style-name="Text_20_body">This differs from an <text:span text:style-name="Source_20_Text">after</text:span> method modifier in two ways. First, a trigger is only called when the attribute is set, as opposed to whenever the accessor method is called (for reading or writing). Second, it is also called when an attribute's value is passed to the constructor.</text:p>
      <text:p text:style-name="Text_20_body">However, triggers are <text:span text:style-name="T1">not</text:span> called when an attribute is populated from a <text:span text:style-name="Source_20_Text">default</text:span> or <text:span text:style-name="Source_20_Text">builder</text:span>.</text:p>
      <text:h text:style-name="Heading_20_3" text:outline-level="3"><text:bookmark-start text:name="__RefHeading__298_1666576592"/><text:bookmark text:name="Attribute-types"/>Attribute types<text:bookmark-end text:name="__RefHeading__298_1666576592"/></text:h>
      <text:p text:style-name="Text_20_body">Attributes can be restricted to only accept certain types:</text:p>
      <text:section text:style-name="Sect2" text:name="highlighter_188798">
        <table:table table:name="Table27" table:style-name="Table27">
          <table:table-column table:style-name="Table27.A"/>
          <table:table-row>
            <table:table-cell table:style-name="Table27.A1" office:value-type="string">
              <text:p text:style-name="Table_20_Contents"><text:span text:style-name="Source_20_Text">has</text:span> <text:span text:style-name="Source_20_Text">'first_name'</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Str',</text:span></text:p>
              <text:p text:style-name="Table_20_Contents"><text:span text:style-name="Source_20_Text">);</text:span></text:p>
            </table:table-cell>
          </table:table-row>
        </table:table>
      </text:section>
      <text:p text:style-name="Text_20_body">This says that the <text:span text:style-name="Source_20_Text">first_name</text:span> attribute must be a string.</text:p>
      <text:p text:style-name="Text_20_body">Moose also provides a shortcut for specifying that an attribute only accepts objects that do a certain role:</text:p>
      <text:section text:style-name="Sect2" text:name="highlighter_728882">
        <table:table table:name="Table28" table:style-name="Table28">
          <table:table-column table:style-name="Table28.A"/>
          <table:table-row>
            <table:table-cell table:style-name="Table28.A1" office:value-type="string">
              <text:p text:style-name="Table_20_Contents"><text:span text:style-name="Source_20_Text">has</text:span> <text:span text:style-name="Source_20_Text">'weapon'</text:span> <text:span text:style-name="Source_20_Text">=&gt; (</text:span></text:p>
              <text:p text:style-name="Table_20_Contents"><text:span text:style-name="Source_20_Text">    is</text:span>   <text:span text:style-name="Source_20_Text">=&gt; 'rw',</text:span></text:p>
              <text:p text:style-name="Table_20_Contents"><text:span text:style-name="Source_20_Text">    does</text:span> <text:span text:style-name="Source_20_Text">=&gt; 'MyApp::Weapon',</text:span></text:p>
              <text:p text:style-name="Table_20_Contents"><text:span text:style-name="Source_20_Text">);</text:span></text:p>
            </table:table-cell>
          </table:table-row>
        </table:table>
      </text:section>
      <text:p text:style-name="Text_20_body">See the <text:a xlink:type="simple" xlink:href="https://metacpan.org/pod/Moose::Manual::Types">Moose::Manual::Types</text:a> documentation for a complete discussion of Moose's type system.</text:p>
      <text:h text:style-name="Heading_20_3" text:outline-level="3"><text:bookmark-start text:name="__RefHeading__300_1666576592"/><text:bookmark text:name="Delegation"/>Delegation<text:bookmark-end text:name="__RefHeading__300_1666576592"/></text:h>
      <text:p text:style-name="Text_20_body">An attribute can define methods which simply delegate to its value:</text:p>
      <text:section text:style-name="Sect2" text:name="highlighter_770723">
        <table:table table:name="Table29" table:style-name="Table29">
          <table:table-column table:style-name="Table29.A"/>
          <table:table-row>
            <table:table-cell table:style-name="Table29.A1" office:value-type="string">
              <text:p text:style-name="Table_20_Contents"><text:span text:style-name="Source_20_Text">has</text:span> <text:span text:style-name="Source_20_Text">'hair_color'</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Graphics::Color::RGB',</text:span></text:p>
              <text:p text:style-name="Table_20_Contents"><text:span text:style-name="Source_20_Text">    handles</text:span> <text:span text:style-name="Source_20_Text">=&gt; { hair_color_hex</text:span> <text:span text:style-name="Source_20_Text">=&gt; 'as_hex_string'</text:span> <text:span text:style-name="Source_20_Text">},</text:span></text:p>
              <text:p text:style-name="Table_20_Contents"><text:soft-page-break/><text:span text:style-name="Source_20_Text">);</text:span></text:p>
            </table:table-cell>
          </table:table-row>
        </table:table>
      </text:section>
      <text:p text:style-name="Text_20_body">This adds a new method, <text:span text:style-name="Source_20_Text">hair_color_hex</text:span>. When someone calls <text:span text:style-name="Source_20_Text">hair_color_hex</text:span>, internally, the object just calls <text:span text:style-name="Source_20_Text">$self-&gt;hair_color-&gt;as_hex_string</text:span>.</text:p>
      <text:p text:style-name="Text_20_body">See <text:a xlink:type="simple" xlink:href="https://metacpan.org/pod/Moose::Manual::Delegation">Moose::Manual::Delegation</text:a> for documentation on how to set up delegation methods.</text:p>
      <text:h text:style-name="Heading_20_3" text:outline-level="3"><text:bookmark-start text:name="__RefHeading__302_1666576592"/><text:bookmark text:name="Attribute-traits-and-metaclasses"/>Attribute traits and metaclasses<text:bookmark-end text:name="__RefHeading__302_1666576592"/></text:h>
      <text:p text:style-name="Text_20_body">One of Moose's best features is that it can be extended in all sorts of ways through the use of metaclass traits and custom metaclasses.</text:p>
      <text:p text:style-name="Text_20_body">You can apply one or more traits to an attribute:</text:p>
      <text:section text:style-name="Sect2" text:name="highlighter_892533">
        <table:table table:name="Table30" table:style-name="Table30">
          <table:table-column table:style-name="Table30.A"/>
          <table:table-row>
            <table:table-cell table:style-name="Table30.A1" office:value-type="string">
              <text:p text:style-name="Table_20_Contents"><text:span text:style-name="Source_20_Text">use</text:span> <text:a xlink:type="simple" xlink:href="https://metacpan.org/module/MooseX::MetaDescription"><text:span text:style-name="Source_20_Text">MooseX::MetaDescription</text:span></text:a><text:span text:style-name="Source_20_Text">;</text:span></text:p>
              <text:p text:style-name="Table_20_Contents"> </text:p>
              <text:p text:style-name="Table_20_Contents"><text:span text:style-name="Source_20_Text">has</text:span> <text:span text:style-name="Source_20_Text">'size'</text:span> <text:span text:style-name="Source_20_Text">=&gt; (</text:span></text:p>
              <text:p text:style-name="Table_20_Contents"><text:span text:style-name="Source_20_Text">    is</text:span>          <text:span text:style-name="Source_20_Text">=&gt; 'ro',</text:span></text:p>
              <text:p text:style-name="Table_20_Contents"><text:span text:style-name="Source_20_Text">    traits</text:span>      <text:span text:style-name="Source_20_Text">=&gt; ['MooseX::MetaDescription::Meta::Trait'],</text:span></text:p>
              <text:p text:style-name="Table_20_Contents"><text:span text:style-name="Source_20_Text">    description</text:span> <text:span text:style-name="Source_20_Text">=&gt; {</text:span></text:p>
              <text:p text:style-name="Table_20_Contents"><text:span text:style-name="Source_20_Text">        html_widget</text:span>  <text:span text:style-name="Source_20_Text">=&gt; 'text_input',</text:span></text:p>
              <text:p text:style-name="Table_20_Contents"><text:span text:style-name="Source_20_Text">        serialize_as</text:span> <text:span text:style-name="Source_20_Text">=&gt; 'element',</text:span></text:p>
              <text:p text:style-name="Table_20_Contents"><text:span text:style-name="Source_20_Text">    },</text:span></text:p>
              <text:p text:style-name="Table_20_Contents"><text:span text:style-name="Source_20_Text">);</text:span></text:p>
            </table:table-cell>
          </table:table-row>
        </table:table>
      </text:section>
      <text:p text:style-name="Text_20_body">The advantage of traits is that you can mix more than one of them together easily (in fact, a trait is just a role under the hood).</text:p>
      <text:p text:style-name="Text_20_body">There are a number of MooseX modules on CPAN which provide useful attribute metaclasses and traits. See <text:a xlink:type="simple" xlink:href="https://metacpan.org/pod/Moose::Manual::MooseX">Moose::Manual::MooseX</text:a> for some examples. You can also write your own metaclasses and traits. See the "Meta" and "Extending" recipes in <text:a xlink:type="simple" xlink:href="https://metacpan.org/pod/Moose::Cookbook">Moose::Cookbook</text:a> for examples.</text:p>
      <text:h text:style-name="Heading_20_3" text:outline-level="3"><text:bookmark-start text:name="__RefHeading__304_1666576592"/><text:bookmark text:name="Native-Delegations"/>Native Delegations<text:bookmark-end text:name="__RefHeading__304_1666576592"/></text:h>
      <text:p text:style-name="Text_20_body">Native delegations allow you to delegate to standard Perl data structures as if they were objects.</text:p>
      <text:p text:style-name="Text_20_body">For example, we can pretend that an array reference has methods like <text:span text:style-name="Source_20_Text">push()</text:span>, <text:span text:style-name="Source_20_Text">shift()</text:span>, <text:span text:style-name="Source_20_Text">map()</text:span>, <text:span text:style-name="Source_20_Text">count()</text:span>, and more.</text:p>
      <text:section text:style-name="Sect2" text:name="highlighter_132054">
        <table:table table:name="Table31" table:style-name="Table31">
          <table:table-column table:style-name="Table31.A"/>
          <table:table-row>
            <table:table-cell table:style-name="Table31.A1" office:value-type="string">
              <text:p text:style-name="Table_20_Contents"><text:span text:style-name="Source_20_Text">has</text:span> <text:span text:style-name="Source_20_Text">'options'</text:span> <text:span text:style-name="Source_20_Text">=&gt; (</text:span></text:p>
              <text:p text:style-name="Table_20_Contents"><text:span text:style-name="Source_20_Text">    traits</text:span>  <text:span text:style-name="Source_20_Text">=&gt; ['Array'],</text:span></text:p>
              <text:p text:style-name="Table_20_Contents"><text:span text:style-name="Source_20_Text">    is</text:span>      <text:span text:style-name="Source_20_Text">=&gt; 'ro',</text:span></text:p>
              <text:p text:style-name="Table_20_Contents"><text:span text:style-name="Source_20_Text">    isa</text:span>     <text:span text:style-name="Source_20_Text">=&gt; 'ArrayRef[Str]',</text:span></text:p>
              <text:p text:style-name="Table_20_Contents"><text:span text:style-name="Source_20_Text">    default</text:span> <text:span text:style-name="Source_20_Text">=&gt; sub</text:span> <text:span text:style-name="Source_20_Text">{ [] },</text:span></text:p>
              <text:p text:style-name="Table_20_Contents"><text:span text:style-name="Source_20_Text">    handles</text:span> <text:span text:style-name="Source_20_Text">=&gt; {</text:span></text:p>
              <text:p text:style-name="Table_20_Contents"><text:span text:style-name="Source_20_Text">        all_options</text:span>    <text:span text:style-name="Source_20_Text">=&gt; 'elements',</text:span></text:p>
              <text:p text:style-name="Table_20_Contents"><text:span text:style-name="Source_20_Text">        add_option</text:span>     <text:span text:style-name="Source_20_Text">=&gt; 'push',</text:span></text:p>
              <text:p text:style-name="Table_20_Contents"><text:span text:style-name="Source_20_Text">        map_options</text:span>    <text:span text:style-name="Source_20_Text">=&gt; 'map',</text:span></text:p>
              <text:p text:style-name="Table_20_Contents"><text:span text:style-name="Source_20_Text">        option_count</text:span>   <text:span text:style-name="Source_20_Text">=&gt; 'count',</text:span></text:p>
              <text:p text:style-name="Table_20_Contents"><text:span text:style-name="Source_20_Text">        sorted_options</text:span> <text:span text:style-name="Source_20_Text">=&gt; 'sort',</text:span></text:p>
              <text:p text:style-name="Table_20_Contents"><text:span text:style-name="Source_20_Text">    },</text:span></text:p>
              <text:p text:style-name="Table_20_Contents"><text:span text:style-name="Source_20_Text">);</text:span></text:p>
            </table:table-cell>
          </table:table-row>
        </table:table>
      </text:section>
      <text:p text:style-name="Text_20_body">See <text:a xlink:type="simple" xlink:href="https://metacpan.org/pod/Moose::Manual::Delegation">Moose::Manual::Delegation</text:a> for more details.</text:p>
      <text:h text:style-name="Heading_20_2" text:outline-level="2"><text:bookmark-start text:name="__RefHeading__306_1666576592"/><text:bookmark text:name="ATTRIBUTE-INHERITANCE"/><text:soft-page-break/>ATTRIBUTE INHERITANCE<text:bookmark-end text:name="__RefHeading__306_1666576592"/></text:h>
      <text:p text:style-name="Text_20_body">By default, a child inherits all of its parent class(es)' attributes as-is. However, you can change most aspects of the inherited attribute in the child class. You cannot change any of its associated method names (reader, writer, predicate, etc).</text:p>
      <text:p text:style-name="Text_20_body">To override an attribute, you simply prepend its name with a plus sign (<text:span text:style-name="Source_20_Text">+</text:span>):</text:p>
      <text:section text:style-name="Sect2" text:name="highlighter_351490">
        <table:table table:name="Table32" table:style-name="Table32">
          <table:table-column table:style-name="Table32.A"/>
          <table:table-row>
            <table:table-cell table:style-name="Table32.A1" office:value-type="string">
              <text:p text:style-name="Table_20_Contents"><text:span text:style-name="Source_20_Text">package</text:span> <text:a xlink:type="simple" xlink:href="https://metacpan.org/module/LazyPerson"><text:span text:style-name="Source_20_Text">LazyPerson</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extends</text:span> <text:span text:style-name="Source_20_Text">'Person';</text:span></text:p>
              <text:p text:style-name="Table_20_Contents"> </text:p>
              <text:p text:style-name="Table_20_Contents"><text:span text:style-name="Source_20_Text">has</text:span> <text:span text:style-name="Source_20_Text">'+first_name'</text:span> <text:span text:style-name="Source_20_Text">=&gt; (</text:span></text:p>
              <text:p text:style-name="Table_20_Contents"><text:span text:style-name="Source_20_Text">    lazy</text:span>    <text:span text:style-name="Source_20_Text">=&gt; 1,</text:span></text:p>
              <text:p text:style-name="Table_20_Contents"><text:span text:style-name="Source_20_Text">    default</text:span> <text:span text:style-name="Source_20_Text">=&gt; 'Bill',</text:span></text:p>
              <text:p text:style-name="Table_20_Contents"><text:span text:style-name="Source_20_Text">);</text:span></text:p>
            </table:table-cell>
          </table:table-row>
        </table:table>
      </text:section>
      <text:p text:style-name="Text_20_body">Now the <text:span text:style-name="Source_20_Text">first_name</text:span> attribute in <text:span text:style-name="Source_20_Text">LazyPerson</text:span> is lazy, and defaults to <text:span text:style-name="Source_20_Text">'Bill'</text:span>.</text:p>
      <text:p text:style-name="Text_20_body">We recommend that you exercise caution when changing the type (<text:span text:style-name="Source_20_Text">isa</text:span>) of an inherited attribute.</text:p>
      <text:h text:style-name="Heading_20_2" text:outline-level="2"><text:bookmark-start text:name="__RefHeading__308_1666576592"/><text:bookmark text:name="MULTIPLE-ATTRIBUTE-SHORTCUTS"/>MULTIPLE ATTRIBUTE SHORTCUTS<text:bookmark-end text:name="__RefHeading__308_1666576592"/></text:h>
      <text:p text:style-name="Text_20_body">If you have a number of attributes that differ only by name, you can declare them all at once:</text:p>
      <text:section text:style-name="Sect2" text:name="highlighter_9648">
        <table:table table:name="Table33" table:style-name="Table33">
          <table:table-column table:style-name="Table33.A"/>
          <table:table-row>
            <table:table-cell table:style-name="Table33.A1" office:value-type="string">
              <text:p text:style-name="Table_20_Contents"><text:span text:style-name="Source_20_Text">package</text:span> <text:a xlink:type="simple" xlink:href="https://metacpan.org/module/Point"><text:span text:style-name="Source_20_Text">Point</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has</text:span> <text:span text:style-name="Source_20_Text">[ 'x', 'y'</text:span> <text:span text:style-name="Source_20_Text">] =&gt; ( is</text:span> <text:span text:style-name="Source_20_Text">=&gt; 'ro', isa</text:span> <text:span text:style-name="Source_20_Text">=&gt; 'Int'</text:span> <text:span text:style-name="Source_20_Text">);</text:span></text:p>
            </table:table-cell>
          </table:table-row>
        </table:table>
      </text:section>
      <text:p text:style-name="Text_20_body">Also, because <text:span text:style-name="Source_20_Text">has</text:span> is just a function call, you can call it in a loop:</text:p>
      <text:section text:style-name="Sect2" text:name="highlighter_613524">
        <table:table table:name="Table34" table:style-name="Table34">
          <table:table-column table:style-name="Table34.A"/>
          <table:table-row>
            <table:table-cell table:style-name="Table34.A1" office:value-type="string">
              <text:p text:style-name="Table_20_Contents"><text:span text:style-name="Source_20_Text">for</text:span> <text:span text:style-name="Source_20_Text">my</text:span> <text:span text:style-name="Source_20_Text">$name</text:span> <text:span text:style-name="Source_20_Text">( qw( x y )</text:span> <text:span text:style-name="Source_20_Text">) {</text:span></text:p>
              <text:p text:style-name="Table_20_Contents"><text:span text:style-name="Source_20_Text">    my</text:span> <text:span text:style-name="Source_20_Text">$builder</text:span> <text:span text:style-name="Source_20_Text">= '_build_'</text:span> <text:span text:style-name="Source_20_Text">. $name;</text:span></text:p>
              <text:p text:style-name="Table_20_Contents"><text:span text:style-name="Source_20_Text">    has</text:span> <text:span text:style-name="Source_20_Text">$name</text:span> <text:span text:style-name="Source_20_Text">=&gt; ( is</text:span> <text:span text:style-name="Source_20_Text">=&gt; 'ro', isa</text:span> <text:span text:style-name="Source_20_Text">=&gt; 'Int', builder</text:span> <text:span text:style-name="Source_20_Text">=&gt; $builder</text:span> <text:span text:style-name="Source_20_Text">);</text:span></text:p>
              <text:p text:style-name="Table_20_Contents"><text:span text:style-name="Source_20_Text">}</text:span></text:p>
            </table:table-cell>
          </table:table-row>
        </table:table>
      </text:section>
      <text:h text:style-name="Heading_20_2" text:outline-level="2"><text:bookmark-start text:name="__RefHeading__310_1666576592"/><text:bookmark text:name="MORE-ON-ATTRIBUTES"/>MORE ON ATTRIBUTES<text:bookmark-end text:name="__RefHeading__310_1666576592"/></text:h>
      <text:p text:style-name="Text_20_body">Moose attributes are a big topic, and this document glosses over a few aspects. We recommend that you read the <text:a xlink:type="simple" xlink:href="https://metacpan.org/pod/Moose::Manual::Delegation">Moose::Manual::Delegation</text:a> and <text:a xlink:type="simple" xlink:href="https://metacpan.org/pod/Moose::Manual::Types">Moose::Manual::Types</text:a> documents to get a more complete understanding of attribute features.</text:p>
      <text:h text:style-name="Heading_20_2" text:outline-level="2"><text:bookmark-start text:name="__RefHeading__312_1666576592"/><text:bookmark text:name="A-FEW-MORE-OPTIONS"/>A FEW MORE OPTIONS<text:bookmark-end text:name="__RefHeading__312_1666576592"/></text:h>
      <text:p text:style-name="Text_20_body">Moose has lots of attribute options. The ones listed below are superseded by some more modern features, but are covered for the sake of completeness.</text:p>
      <text:h text:style-name="Heading_20_3" text:outline-level="3"><text:bookmark-start text:name="__RefHeading__314_1666576592"/><text:bookmark text:name="The-documentation-option"/>The <text:span text:style-name="Source_20_Text">documentation</text:span> option<text:bookmark-end text:name="__RefHeading__314_1666576592"/></text:h>
      <text:p text:style-name="Text_20_body">You can provide a piece of documentation as a string for an attribute:</text:p>
      <text:section text:style-name="Sect2" text:name="highlighter_84126">
        <table:table table:name="Table35" table:style-name="Table35">
          <table:table-column table:style-name="Table35.A"/>
          <table:table-row>
            <table:table-cell table:style-name="Table35.A1" office:value-type="string">
              <text:p text:style-name="Table_20_Contents"><text:span text:style-name="Source_20_Text">has</text:span> <text:span text:style-name="Source_20_Text">'first_name'</text:span> <text:span text:style-name="Source_20_Text">=&gt; (</text:span></text:p>
              <text:p text:style-name="Table_20_Contents"><text:span text:style-name="Source_20_Text">    is</text:span>            <text:span text:style-name="Source_20_Text">=&gt; 'rw',</text:span></text:p>
              <text:p text:style-name="Table_20_Contents"><text:soft-page-break/><text:span text:style-name="Source_20_Text">    documentation</text:span> <text:span text:style-name="Source_20_Text">=&gt; q{The person's first (personal) name},</text:span></text:p>
              <text:p text:style-name="Table_20_Contents"><text:span text:style-name="Source_20_Text">);</text:span></text:p>
            </table:table-cell>
          </table:table-row>
        </table:table>
      </text:section>
      <text:p text:style-name="Text_20_body">Moose does absolutely nothing with this information other than store it.</text:p>
      <text:h text:style-name="Heading_20_3" text:outline-level="3"><text:bookmark-start text:name="__RefHeading__316_1666576592"/><text:bookmark text:name="The-auto_deref-option"/>The <text:span text:style-name="Source_20_Text">auto_deref</text:span> option<text:bookmark-end text:name="__RefHeading__316_1666576592"/></text:h>
      <text:p text:style-name="Text_20_body">If your attribute is an array reference or hash reference, the <text:span text:style-name="Source_20_Text">auto_deref</text:span> option will make Moose dereference the value when it is returned from the reader method <text:span text:style-name="T1">in list context</text:span>:</text:p>
      <text:section text:style-name="Sect2" text:name="highlighter_513006">
        <table:table table:name="Table36" table:style-name="Table36">
          <table:table-column table:style-name="Table36.A"/>
          <table:table-row>
            <table:table-cell table:style-name="Table36.A1" office:value-type="string">
              <text:p text:style-name="Table_20_Contents"><text:span text:style-name="Source_20_Text">my</text:span> <text:span text:style-name="Source_20_Text">%map</text:span> <text:span text:style-name="Source_20_Text">= $object-&gt;mapping;</text:span></text:p>
            </table:table-cell>
          </table:table-row>
        </table:table>
      </text:section>
      <text:p text:style-name="Text_20_body">This option only works if your attribute is explicitly typed as an <text:span text:style-name="Source_20_Text">ArrayRef</text:span> or <text:span text:style-name="Source_20_Text">HashRef</text:span>. When the reader is called in <text:span text:style-name="T1">scalar</text:span> context, the reference itself is returned.</text:p>
      <text:p text:style-name="Text_20_body">However, we recommend that you use <text:a xlink:type="simple" xlink:href="https://metacpan.org/pod/Moose::Meta::Attribute::Native">Moose::Meta::Attribute::Native</text:a> traits for these types of attributes, which gives you much more control over how they are accessed and manipulated. See also <text:a xlink:type="simple" xlink:href="https://metacpan.org/pod/Moose::Manual::BestPractices#Use_Moose::Meta::Attribute::Native_traits_instead_of_auto_deref">Moose::Manual::BestPractices#Use_Moose::Meta::Attribute::Native_traits_instead_of_auto_deref</text:a>.</text:p>
      <text:h text:style-name="Heading_20_3" text:outline-level="3"><text:bookmark-start text:name="__RefHeading__318_1666576592"/><text:bookmark text:name="Initializer"/>Initializer<text:bookmark-end text:name="__RefHeading__318_1666576592"/></text:h>
      <text:p text:style-name="Text_20_body">Moose provides an attribute option called <text:span text:style-name="Source_20_Text">initializer</text:span>. This is called when the attribute's value is being set in the constructor, and lets you change the value before it is set.</text:p>
      <text:p text:style-name="P4"/>
      <text:h text:style-name="P40" text:outline-level="1"><text:bookmark-start text:name="__RefHeading__410_1666576592"/>Delegation<text:bookmark-end text:name="__RefHeading__410_1666576592"/></text:h>
      <text:list xml:id="list233109747481087032" text:style-name="L11">
        <text:list-item>
          <text:p text:style-name="P8"><text:bookmark text:name="index2"/><text:a xlink:type="simple" xlink:href="https://metacpan.org/pod/Moose::Manual::Delegation#NAME"><text:span text:style-name="T4">NAME</text:span></text:a><text:span text:style-name="T4"> </text:span></text:p>
        </text:list-item>
      </text:list>
      <text:list xml:id="list6794702783677822170" text:style-name="L9">
        <text:list-item>
          <text:p text:style-name="P25"><text:a xlink:type="simple" xlink:href="https://metacpan.org/pod/Moose::Manual::Delegation#VERSION">VERSION</text:a> </text:p>
        </text:list-item>
        <text:list-item>
          <text:p text:style-name="P25"><text:a xlink:type="simple" xlink:href="https://metacpan.org/pod/Moose::Manual::Delegation#WHAT-IS-DELEGATION">WHAT IS DELEGATION?</text:a> </text:p>
        </text:list-item>
        <text:list-item>
          <text:p text:style-name="P25"><text:a xlink:type="simple" xlink:href="https://metacpan.org/pod/Moose::Manual::Delegation#DEFINING-A-MAPPING">DEFINING A MAPPING</text:a> </text:p>
        </text:list-item>
        <text:list-item>
          <text:p text:style-name="P25"><text:a xlink:type="simple" xlink:href="https://metacpan.org/pod/Moose::Manual::Delegation#NATIVE-DELEGATION">NATIVE DELEGATION</text:a> </text:p>
        </text:list-item>
        <text:list-item>
          <text:p text:style-name="P25"><text:a xlink:type="simple" xlink:href="https://metacpan.org/pod/Moose::Manual::Delegation#CURRYING">CURRYING</text:a> </text:p>
        </text:list-item>
        <text:list-item>
          <text:p text:style-name="P25"><text:a xlink:type="simple" xlink:href="https://metacpan.org/pod/Moose::Manual::Delegation#MISSING-ATTRIBUTES">MISSING ATTRIBUTES</text:a> </text:p>
        </text:list-item>
      </text:list>
      <text:h text:style-name="Heading_20_2" text:outline-level="2"><text:bookmark-start text:name="__RefHeading__412_1666576592"/><text:bookmark text:name="NAME2"/>NAME<text:bookmark-end text:name="__RefHeading__412_1666576592"/></text:h>
      <text:p text:style-name="Text_20_body">Moose::Manual::Delegation - Attribute delegation</text:p>
      <text:h text:style-name="Heading_20_2" text:outline-level="2"><text:bookmark-start text:name="__RefHeading__414_1666576592"/><text:bookmark text:name="VERSION2"/>VERSION<text:bookmark-end text:name="__RefHeading__414_1666576592"/></text:h>
      <text:p text:style-name="Text_20_body">version 2.1204</text:p>
      <text:h text:style-name="Heading_20_2" text:outline-level="2"><text:bookmark-start text:name="__RefHeading__416_1666576592"/><text:bookmark text:name="WHAT-IS-DELEGATION"/>WHAT IS DELEGATION?<text:bookmark-end text:name="__RefHeading__416_1666576592"/></text:h>
      <text:p text:style-name="Text_20_body">Delegation is a feature that lets you create "proxy" methods that do nothing more than call some other method on an attribute. This lets you simplify a complex set of "has-a" relationships and present a single unified API from one class.</text:p>
      <text:p text:style-name="Text_20_body">With delegation, consumers of a class don't need to know about all the objects it contains, reducing the amount of API they need to learn.</text:p>
      <text:p text:style-name="Text_20_body">Delegations are defined as a mapping between one or more methods provided by the "real" class (the delegatee), and a set of corresponding methods in the delegating class. The delegating class can re-use the method names provided by the delegatee or provide its own names.</text:p>
      <text:p text:style-name="Text_20_body">Delegation is also a great way to wrap an existing class, especially a non-Moose class or one that is somehow hard (or impossible) to subclass.</text:p>
      <text:h text:style-name="Heading_20_2" text:outline-level="2"><text:bookmark-start text:name="__RefHeading__418_1666576592"/><text:bookmark text:name="DEFINING-A-MAPPING"/>DEFINING A MAPPING<text:bookmark-end text:name="__RefHeading__418_1666576592"/></text:h>
      <text:p text:style-name="Text_20_body">Moose offers a number of options for defining a delegation's mapping, ranging from simple to complex.</text:p>
      <text:p text:style-name="Text_20_body">The simplest form is to simply specify a list of methods:</text:p>
      <text:section text:style-name="Sect2" text:name="highlighter_472073">
        <table:table table:name="Table37" table:style-name="Table37">
          <table:table-column table:style-name="Table37.A"/>
          <table:table-row>
            <table:table-cell table:style-name="Table37.A1" office:value-type="string">
              <text:p text:style-name="Table_20_Contents"><text:span text:style-name="Source_20_Text">package</text:span> <text:a xlink:type="simple" xlink:href="https://metacpan.org/module/Website"><text:span text:style-name="Source_20_Text">Website</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has</text:span> <text:span text:style-name="Source_20_Text">'uri'</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URI',</text:span></text:p>
              <text:p text:style-name="Table_20_Contents"><text:span text:style-name="Source_20_Text">    handles</text:span> <text:span text:style-name="Source_20_Text">=&gt; [qw( host path )],</text:span></text:p>
              <text:p text:style-name="Table_20_Contents"><text:span text:style-name="Source_20_Text">);</text:span></text:p>
            </table:table-cell>
          </table:table-row>
        </table:table>
      </text:section>
      <text:p text:style-name="Text_20_body">Using an arrayref tells Moose to create methods in your class that match the method names in the delegated class.</text:p>
      <text:p text:style-name="Text_20_body"><text:soft-page-break/>With this definition, we can call <text:span text:style-name="Source_20_Text">$website-&gt;host</text:span> and it "just works". Under the hood, Moose will call <text:span text:style-name="Source_20_Text">$website-&gt;uri-&gt;host</text:span> for you. Note that <text:span text:style-name="Source_20_Text">$website</text:span> is <text:span text:style-name="T1">not</text:span> automatically passed to the <text:span text:style-name="Source_20_Text">host</text:span> method; the invocant is <text:span text:style-name="Source_20_Text">$website-&gt;uri</text:span>.</text:p>
      <text:p text:style-name="Text_20_body">We can also define a mapping as a hash reference. This allows you to rename methods as part of the mapping:</text:p>
      <text:section text:style-name="Sect2" text:name="highlighter_337058">
        <table:table table:name="Table38" table:style-name="Table38">
          <table:table-column table:style-name="Table38.A"/>
          <table:table-row>
            <table:table-cell table:style-name="Table38.A1" office:value-type="string">
              <text:p text:style-name="Table_20_Contents"><text:span text:style-name="Source_20_Text">package</text:span> <text:a xlink:type="simple" xlink:href="https://metacpan.org/module/Website"><text:span text:style-name="Source_20_Text">Website</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has</text:span> <text:span text:style-name="Source_20_Text">'uri'</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URI',</text:span></text:p>
              <text:p text:style-name="Table_20_Contents"><text:span text:style-name="Source_20_Text">    handles</text:span> <text:span text:style-name="Source_20_Text">=&gt; {</text:span></text:p>
              <text:p text:style-name="Table_20_Contents"><text:span text:style-name="Source_20_Text">        hostname</text:span> <text:span text:style-name="Source_20_Text">=&gt; 'host',</text:span></text:p>
              <text:p text:style-name="Table_20_Contents"><text:span text:style-name="Source_20_Text">        path</text:span>     <text:span text:style-name="Source_20_Text">=&gt; 'path',</text:span></text:p>
              <text:p text:style-name="Table_20_Contents"><text:span text:style-name="Source_20_Text">    },</text:span></text:p>
              <text:p text:style-name="Table_20_Contents"><text:span text:style-name="Source_20_Text">);</text:span></text:p>
            </table:table-cell>
          </table:table-row>
        </table:table>
      </text:section>
      <text:p text:style-name="Text_20_body">Using a hash tells Moose to create method names (specified on the left) which invoke the delegated class methods (specified on the right).</text:p>
      <text:p text:style-name="Text_20_body">In this example, we've created a <text:span text:style-name="Source_20_Text">$website-&gt;hostname</text:span> method, rather than simply using <text:span text:style-name="Source_20_Text">URI.pm</text:span>'s name, <text:span text:style-name="Source_20_Text">host</text:span> in the Website class.</text:p>
      <text:p text:style-name="Text_20_body">These two mapping forms are the ones you will use most often. The remaining methods are a bit more complex.</text:p>
      <text:section text:style-name="Sect2" text:name="highlighter_128975">
        <table:table table:name="Table39" table:style-name="Table39">
          <table:table-column table:style-name="Table39.A"/>
          <table:table-row>
            <table:table-cell table:style-name="Table39.A1" office:value-type="string">
              <text:p text:style-name="Table_20_Contents"><text:span text:style-name="Source_20_Text">has</text:span> <text:span text:style-name="Source_20_Text">'uri'</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URI',</text:span></text:p>
              <text:p text:style-name="Table_20_Contents"><text:span text:style-name="Source_20_Text">    handles</text:span> <text:span text:style-name="Source_20_Text">=&gt; qr/^(?:host|path|query.*)/,</text:span></text:p>
              <text:p text:style-name="Table_20_Contents"><text:span text:style-name="Source_20_Text">);</text:span></text:p>
            </table:table-cell>
          </table:table-row>
        </table:table>
      </text:section>
      <text:p text:style-name="Text_20_body">This is similar to the array version, except it uses the regex to match against all the methods provided by the delegatee. In order for this to work, you must provide an <text:span text:style-name="Source_20_Text">isa</text:span> parameter for the attribute, and it must be a class. Moose uses this to introspect the delegatee class and determine what methods it provides.</text:p>
      <text:p text:style-name="Text_20_body">You can use a role name as the value of <text:span text:style-name="Source_20_Text">handles</text:span>:</text:p>
      <text:section text:style-name="Sect2" text:name="highlighter_556177">
        <table:table table:name="Table40" table:style-name="Table40">
          <table:table-column table:style-name="Table40.A"/>
          <table:table-row>
            <table:table-cell table:style-name="Table40.A1" office:value-type="string">
              <text:p text:style-name="Table_20_Contents"><text:span text:style-name="Source_20_Text">has</text:span> <text:span text:style-name="Source_20_Text">'uri'</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URI',</text:span></text:p>
              <text:p text:style-name="Table_20_Contents"><text:span text:style-name="Source_20_Text">    handles</text:span> <text:span text:style-name="Source_20_Text">=&gt; 'HasURI',</text:span></text:p>
              <text:p text:style-name="Table_20_Contents"><text:span text:style-name="Source_20_Text">);</text:span></text:p>
            </table:table-cell>
          </table:table-row>
        </table:table>
      </text:section>
      <text:p text:style-name="Text_20_body">Moose will introspect the role to determine what methods it provides and create a name-for-name mapping for each of those methods.</text:p>
      <text:p text:style-name="Text_20_body">Finally, you can provide a sub reference to <text:span text:style-name="T1">generate</text:span> a mapping that behaves like the hash example above. You probably won't need this version often (if ever). See the <text:a xlink:type="simple" xlink:href="https://metacpan.org/pod/Moose">Moose</text:a> docs for more details on exactly how this works.</text:p>
      <text:h text:style-name="Heading_20_2" text:outline-level="2"><text:bookmark-start text:name="__RefHeading__420_1666576592"/><text:bookmark text:name="NATIVE-DELEGATION"/>NATIVE DELEGATION<text:bookmark-end text:name="__RefHeading__420_1666576592"/></text:h>
      <text:p text:style-name="Text_20_body">Native delegations allow you to delegate to standard Perl data structures as if they were objects.</text:p>
      <text:section text:style-name="Sect2" text:name="highlighter_284134">
        <table:table table:name="Table41" table:style-name="Table41">
          <table:table-column table:style-name="Table41.A"/>
          <text:soft-page-break/>
          <table:table-row>
            <table:table-cell table:style-name="Table41.A1" office:value-type="string">
              <text:p text:style-name="Table_20_Contents"><text:span text:style-name="Source_20_Text">has</text:span> <text:span text:style-name="Source_20_Text">'queue'</text:span> <text:span text:style-name="Source_20_Text">=&gt; (</text:span></text:p>
              <text:p text:style-name="Table_20_Contents"><text:span text:style-name="Source_20_Text">    traits</text:span>  <text:span text:style-name="Source_20_Text">=&gt; ['Array'],</text:span></text:p>
              <text:p text:style-name="Table_20_Contents"><text:span text:style-name="Source_20_Text">    isa</text:span>     <text:span text:style-name="Source_20_Text">=&gt; 'ArrayRef[Item]',</text:span></text:p>
              <text:p text:style-name="Table_20_Contents"><text:span text:style-name="Source_20_Text">    default</text:span> <text:span text:style-name="Source_20_Text">=&gt; sub</text:span> <text:span text:style-name="Source_20_Text">{ [ ] },</text:span></text:p>
              <text:p text:style-name="Table_20_Contents"><text:span text:style-name="Source_20_Text">    handles</text:span> <text:span text:style-name="Source_20_Text">=&gt; {</text:span></text:p>
              <text:p text:style-name="Table_20_Contents"><text:span text:style-name="Source_20_Text">        add_item</text:span>  <text:span text:style-name="Source_20_Text">=&gt; 'push',</text:span></text:p>
              <text:p text:style-name="Table_20_Contents"><text:span text:style-name="Source_20_Text">        next_item</text:span> <text:span text:style-name="Source_20_Text">=&gt; 'shift',</text:span></text:p>
              <text:p text:style-name="Table_20_Contents"><text:span text:style-name="Source_20_Text">    },</text:span></text:p>
              <text:p text:style-name="Table_20_Contents"><text:span text:style-name="Source_20_Text">)</text:span></text:p>
            </table:table-cell>
          </table:table-row>
        </table:table>
      </text:section>
      <text:p text:style-name="Text_20_body">The <text:span text:style-name="Source_20_Text">Array</text:span> trait in the <text:span text:style-name="Source_20_Text">traits</text:span> parameter tells Moose that you would like to use the set of Array helpers. Moose will then create <text:span text:style-name="Source_20_Text">add_item</text:span> and <text:span text:style-name="Source_20_Text">next_item</text:span> methods that "just work". Behind the scenes <text:span text:style-name="Source_20_Text">add_item</text:span> is something like</text:p>
      <text:section text:style-name="Sect2" text:name="highlighter_13662">
        <table:table table:name="Table42" table:style-name="Table42">
          <table:table-column table:style-name="Table42.A"/>
          <table:table-row>
            <table:table-cell table:style-name="Table42.A1" office:value-type="string">
              <text:p text:style-name="Table_20_Contents"><text:span text:style-name="Source_20_Text">sub</text:span> <text:span text:style-name="Source_20_Text">add_item {</text:span></text:p>
              <text:p text:style-name="Table_20_Contents"><text:span text:style-name="Source_20_Text">    my</text:span> <text:span text:style-name="Source_20_Text">($self, @items) = @_;</text:span></text:p>
              <text:p text:style-name="Table_20_Contents"> </text:p>
              <text:p text:style-name="Table_20_Contents"><text:span text:style-name="Source_20_Text">    for</text:span> <text:span text:style-name="Source_20_Text">my</text:span> <text:span text:style-name="Source_20_Text">$item</text:span> <text:span text:style-name="Source_20_Text">(@items) {</text:span></text:p>
              <text:p text:style-name="Table_20_Contents"><text:span text:style-name="Source_20_Text">        $Item_TC-&gt;validate($item);</text:span></text:p>
              <text:p text:style-name="Table_20_Contents"><text:span text:style-name="Source_20_Text">    }</text:span></text:p>
              <text:p text:style-name="Table_20_Contents"> </text:p>
              <text:p text:style-name="Table_20_Contents"><text:span text:style-name="Source_20_Text">    push</text:span> <text:span text:style-name="Source_20_Text">@{ $self-&gt;queue }, @items;</text:span></text:p>
              <text:p text:style-name="Table_20_Contents"><text:span text:style-name="Source_20_Text">}</text:span></text:p>
            </table:table-cell>
          </table:table-row>
        </table:table>
      </text:section>
      <text:p text:style-name="Text_20_body">For example, you might use Array helpers to add <text:span text:style-name="Source_20_Text">add_task</text:span> and <text:span text:style-name="Source_20_Text">add_appointment</text:span> methods to a Calendar class:</text:p>
      <text:section text:style-name="Sect2" text:name="highlighter_934794">
        <table:table table:name="Table43" table:style-name="Table43">
          <table:table-column table:style-name="Table43.A"/>
          <table:table-row>
            <table:table-cell table:style-name="Table43.A1" office:value-type="string">
              <text:p text:style-name="Table_20_Contents"><text:span text:style-name="Source_20_Text">has</text:span> <text:span text:style-name="Source_20_Text">'tasks'</text:span> <text:span text:style-name="Source_20_Text">=&gt; (</text:span></text:p>
              <text:p text:style-name="Table_20_Contents"><text:span text:style-name="Source_20_Text">    traits</text:span> <text:span text:style-name="Source_20_Text">=&gt; ['Array'],</text:span></text:p>
              <text:p text:style-name="Table_20_Contents"><text:span text:style-name="Source_20_Text">    isa</text:span> <text:span text:style-name="Source_20_Text">=&gt; 'ArrayRef[Task]',</text:span></text:p>
              <text:p text:style-name="Table_20_Contents"><text:span text:style-name="Source_20_Text">    default</text:span> <text:span text:style-name="Source_20_Text">=&gt; sub</text:span> <text:span text:style-name="Source_20_Text">{ [ ] },</text:span></text:p>
              <text:p text:style-name="Table_20_Contents"><text:span text:style-name="Source_20_Text">    handles</text:span> <text:span text:style-name="Source_20_Text">=&gt; {</text:span></text:p>
              <text:p text:style-name="Table_20_Contents"><text:span text:style-name="Source_20_Text">        add_task</text:span>  <text:span text:style-name="Source_20_Text">=&gt; 'push',</text:span></text:p>
              <text:p text:style-name="Table_20_Contents"><text:span text:style-name="Source_20_Text">        next_task</text:span> <text:span text:style-name="Source_20_Text">=&gt; 'shift',</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has</text:span> <text:span text:style-name="Source_20_Text">'appointments'</text:span> <text:span text:style-name="Source_20_Text">=&gt; (</text:span></text:p>
              <text:p text:style-name="Table_20_Contents"><text:span text:style-name="Source_20_Text">    traits</text:span>  <text:span text:style-name="Source_20_Text">=&gt; ['Array'],</text:span></text:p>
              <text:p text:style-name="Table_20_Contents"><text:span text:style-name="Source_20_Text">    isa</text:span> <text:span text:style-name="Source_20_Text">=&gt; 'ArrayRef[Appointment]',</text:span></text:p>
              <text:p text:style-name="Table_20_Contents"><text:span text:style-name="Source_20_Text">    default</text:span> <text:span text:style-name="Source_20_Text">=&gt; sub</text:span> <text:span text:style-name="Source_20_Text">{ [ ] },</text:span></text:p>
              <text:p text:style-name="Table_20_Contents"><text:span text:style-name="Source_20_Text">    handles</text:span> <text:span text:style-name="Source_20_Text">=&gt; {</text:span></text:p>
              <text:p text:style-name="Table_20_Contents"><text:span text:style-name="Source_20_Text">        add_appointment</text:span>  <text:span text:style-name="Source_20_Text">=&gt; 'push',</text:span></text:p>
              <text:p text:style-name="Table_20_Contents"><text:span text:style-name="Source_20_Text">        next_appointment</text:span> <text:span text:style-name="Source_20_Text">=&gt; 'shift',</text:span></text:p>
              <text:p text:style-name="Table_20_Contents"><text:span text:style-name="Source_20_Text">    },</text:span></text:p>
              <text:p text:style-name="Table_20_Contents"><text:span text:style-name="Source_20_Text">);</text:span></text:p>
            </table:table-cell>
          </table:table-row>
        </table:table>
      </text:section>
      <text:p text:style-name="Text_20_body">Which you would call as:</text:p>
      <text:section text:style-name="Sect2" text:name="highlighter_147300">
        <table:table table:name="Table44" table:style-name="Table44">
          <table:table-column table:style-name="Table44.A"/>
          <table:table-row>
            <table:table-cell table:style-name="Table44.A1" office:value-type="string">
              <text:p text:style-name="Table_20_Contents"><text:span text:style-name="Source_20_Text">$calendar-&gt;add_task( $task_obj</text:span> <text:span text:style-name="Source_20_Text">);</text:span></text:p>
              <text:p text:style-name="Table_20_Contents"><text:span text:style-name="Source_20_Text">$calendar-&gt;add_appointment( $appointment_obj</text:span> <text:span text:style-name="Source_20_Text">);</text:span></text:p>
            </table:table-cell>
          </table:table-row>
        </table:table>
      </text:section>
      <text:p text:style-name="Text_20_body">As mentioned above, each trait provides a number of methods which are summarized below. For more information about each of these provided methods see the documentation for that specific trait.</text:p>
      <text:p text:style-name="Text_20_body">Moose includes the following traits for native delegation.</text:p>
      <text:list xml:id="list5845267967618179416" text:style-name="L10">
        <text:list-item>
          <text:p text:style-name="P7"><text:soft-page-break/><text:a xlink:type="simple" xlink:href="https://metacpan.org/pod/Moose::Meta::Attribute::Native::Trait::Array">Array</text:a></text:p>
          <text:p text:style-name="P7">The following methods are provided by the native Array trait:</text:p>
          <text:p text:style-name="P7">count, is_empty, elements, get, pop, push, shift, unshift, splice, first, first_index, grep, map, reduce, sort, sort_in_place, shuffle, uniq, join, set, delete, insert, clear, accessor, natatime, shallow_clone</text:p>
        </text:list-item>
        <text:list-item>
          <text:p text:style-name="P7"><text:a xlink:type="simple" xlink:href="https://metacpan.org/pod/Moose::Meta::Attribute::Native::Trait::Bool">Bool</text:a></text:p>
          <text:p text:style-name="P7">The following methods are provided by the native Bool trait:</text:p>
          <text:p text:style-name="P7">set, unset, toggle, not</text:p>
        </text:list-item>
        <text:list-item>
          <text:p text:style-name="P7"><text:a xlink:type="simple" xlink:href="https://metacpan.org/pod/Moose::Meta::Attribute::Native::Trait::Code">Code</text:a></text:p>
          <text:p text:style-name="P7">The following methods are provided by the native Code trait:</text:p>
          <text:p text:style-name="P7">execute, execute_method</text:p>
        </text:list-item>
        <text:list-item>
          <text:p text:style-name="P7"><text:a xlink:type="simple" xlink:href="https://metacpan.org/pod/Moose::Meta::Attribute::Native::Trait::Counter">Counter</text:a></text:p>
          <text:p text:style-name="P7">The following methods are provided by the native Counter trait:</text:p>
          <text:p text:style-name="P7">set, inc, dec, reset</text:p>
        </text:list-item>
        <text:list-item>
          <text:p text:style-name="P7"><text:a xlink:type="simple" xlink:href="https://metacpan.org/pod/Moose::Meta::Attribute::Native::Trait::Hash">Hash</text:a></text:p>
          <text:p text:style-name="P7">The following methods are provided by the native Hash trait:</text:p>
          <text:p text:style-name="P7">get, set, delete, keys, exists, defined, values, kv, elements, clear, count, is_empty, accessor, shallow_clone</text:p>
        </text:list-item>
        <text:list-item>
          <text:p text:style-name="P7"><text:a xlink:type="simple" xlink:href="https://metacpan.org/pod/Moose::Meta::Attribute::Native::Trait::Number">Number</text:a></text:p>
          <text:p text:style-name="P7">The following methods are provided by the native Number trait:</text:p>
          <text:p text:style-name="P7">add, sub, mul, div, mod, abs</text:p>
        </text:list-item>
        <text:list-item>
          <text:p text:style-name="P7"><text:a xlink:type="simple" xlink:href="https://metacpan.org/pod/Moose::Meta::Attribute::Native::Trait::String">String</text:a></text:p>
          <text:p text:style-name="P7">The following methods are provided by the native String trait:</text:p>
          <text:p text:style-name="P7">inc, append, prepend, replace, match, chop, chomp, clear, length, substr</text:p>
        </text:list-item>
      </text:list>
      <text:h text:style-name="Heading_20_2" text:outline-level="2"><text:bookmark-start text:name="__RefHeading__422_1666576592"/><text:bookmark text:name="CURRYING"/>CURRYING<text:bookmark-end text:name="__RefHeading__422_1666576592"/></text:h>
      <text:p text:style-name="Text_20_body">Currying allows you to create a method with some pre-set parameters. You can create a curried delegation method:</text:p>
      <text:section text:style-name="Sect2" text:name="highlighter_750828">
        <table:table table:name="Table45" table:style-name="Table45">
          <table:table-column table:style-name="Table45.A"/>
          <table:table-row>
            <table:table-cell table:style-name="Table45.A1" office:value-type="string">
              <text:p text:style-name="Table_20_Contents"><text:span text:style-name="Source_20_Text">package</text:span> <text:a xlink:type="simple" xlink:href="https://metacpan.org/module/Spider"><text:span text:style-name="Source_20_Text">Spider</text:span></text:a><text:span text:style-name="Source_20_Text">;</text:span></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has</text:span> <text:span text:style-name="Source_20_Text">request</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HTTP::Request',</text:span></text:p>
              <text:p text:style-name="Table_20_Contents"><text:span text:style-name="Source_20_Text">    handles</text:span> <text:span text:style-name="Source_20_Text">=&gt; {</text:span></text:p>
              <text:p text:style-name="Table_20_Contents"><text:span text:style-name="Source_20_Text">        set_user_agent</text:span> <text:span text:style-name="Source_20_Text">=&gt; [ header</text:span> <text:span text:style-name="Source_20_Text">=&gt; 'UserAgent'</text:span> <text:span text:style-name="Source_20_Text">],</text:span></text:p>
              <text:p text:style-name="Table_20_Contents"><text:span text:style-name="Source_20_Text">    },</text:span></text:p>
              <text:p text:style-name="Table_20_Contents"><text:span text:style-name="Source_20_Text">)</text:span></text:p>
            </table:table-cell>
          </table:table-row>
        </table:table>
      </text:section>
      <text:p text:style-name="Text_20_body">With this definition, calling <text:span text:style-name="Source_20_Text">$spider-&gt;set_user_agent('MyClient')</text:span> will call <text:span text:style-name="Source_20_Text">$spider-&gt;request-&gt;header('UserAgent', 'MyClient')</text:span> behind the scenes.</text:p>
      <text:p text:style-name="Text_20_body">Note that with currying, the currying always starts with the first parameter to a method (<text:span text:style-name="Source_20_Text">$_[0]</text:span>). <text:soft-page-break/>Any arguments you pass to the delegation come after the curried arguments.</text:p>
      <text:h text:style-name="Heading_20_2" text:outline-level="2"><text:bookmark-start text:name="__RefHeading__424_1666576592"/><text:bookmark text:name="MISSING-ATTRIBUTES"/>MISSING ATTRIBUTES<text:bookmark-end text:name="__RefHeading__424_1666576592"/></text:h>
      <text:p text:style-name="Text_20_body">It is perfectly valid to delegate methods to an attribute which is not required or can be undefined. When a delegated method is called, Moose will throw a runtime error if the attribute does not contain an object.</text:p>
      <text:p text:style-name="P6"/>
      <text:h text:style-name="P41" text:outline-level="1"><text:bookmark-start text:name="__RefHeading__426_1666576592"/>Construction<text:bookmark-end text:name="__RefHeading__426_1666576592"/></text:h>
      <text:list xml:id="list3487805977587212866" text:style-name="L13">
        <text:list-item>
          <text:p text:style-name="P10"><text:bookmark text:name="index3"/><text:a xlink:type="simple" xlink:href="https://metacpan.org/pod/Moose::Manual::Construction#NAME"><text:span text:style-name="T5">NAME</text:span></text:a><text:span text:style-name="T5"> </text:span></text:p>
        </text:list-item>
      </text:list>
      <text:list xml:id="list8637598557828580574" text:style-name="L12">
        <text:list-item>
          <text:p text:style-name="P26"><text:a xlink:type="simple" xlink:href="https://metacpan.org/pod/Moose::Manual::Construction#VERSION">VERSION</text:a> </text:p>
        </text:list-item>
        <text:list-item>
          <text:p text:style-name="P26"><text:a xlink:type="simple" xlink:href="https://metacpan.org/pod/Moose::Manual::Construction#WHERES-THE-CONSTRUCTOR">WHERE'S THE CONSTRUCTOR?</text:a> </text:p>
        </text:list-item>
        <text:list-item>
          <text:p text:style-name="P26"><text:a xlink:type="simple" xlink:href="https://metacpan.org/pod/Moose::Manual::Construction#OBJECT-CONSTRUCTION-AND-ATTRIBUTES">OBJECT CONSTRUCTION AND ATTRIBUTES</text:a> </text:p>
        </text:list-item>
        <text:list-item>
          <text:p text:style-name="P26"><text:a xlink:type="simple" xlink:href="https://metacpan.org/pod/Moose::Manual::Construction#OBJECT-CONSTRUCTION-HOOKS">OBJECT CONSTRUCTION HOOKS</text:a> </text:p>
          <text:list>
            <text:list-item>
              <text:p text:style-name="P26"><text:a xlink:type="simple" xlink:href="https://metacpan.org/pod/Moose::Manual::Construction#BUILDARGS">BUILDARGS</text:a> </text:p>
            </text:list-item>
            <text:list-item>
              <text:p text:style-name="P26"><text:a xlink:type="simple" xlink:href="https://metacpan.org/pod/Moose::Manual::Construction#BUILD">BUILD</text:a> </text:p>
              <text:list>
                <text:list-item>
                  <text:p text:style-name="P26"><text:a xlink:type="simple" xlink:href="https://metacpan.org/pod/Moose::Manual::Construction#BUILD-and-parent-classes">BUILD and parent classes</text:a> </text:p>
                </text:list-item>
              </text:list>
            </text:list-item>
          </text:list>
        </text:list-item>
        <text:list-item>
          <text:p text:style-name="P26"><text:a xlink:type="simple" xlink:href="https://metacpan.org/pod/Moose::Manual::Construction#OBJECT-DESTRUCTION">OBJECT DESTRUCTION</text:a> </text:p>
          <text:list>
            <text:list-item>
              <text:p text:style-name="P26"><text:a xlink:type="simple" xlink:href="https://metacpan.org/pod/Moose::Manual::Construction#Error-Handling-During-Destruction">Error Handling During Destruction</text:a> </text:p>
            </text:list-item>
          </text:list>
        </text:list-item>
      </text:list>
      <text:h text:style-name="Heading_20_2" text:outline-level="2"><text:bookmark-start text:name="__RefHeading__428_1666576592"/><text:bookmark text:name="NAME3"/>NAME<text:bookmark-end text:name="__RefHeading__428_1666576592"/></text:h>
      <text:p text:style-name="Text_20_body">Moose::Manual::Construction - Object construction (and destruction) with Moose</text:p>
      <text:h text:style-name="Heading_20_2" text:outline-level="2"><text:bookmark-start text:name="__RefHeading__430_1666576592"/><text:bookmark text:name="VERSION3"/>VERSION<text:bookmark-end text:name="__RefHeading__430_1666576592"/></text:h>
      <text:p text:style-name="Text_20_body">version 2.1204</text:p>
      <text:h text:style-name="Heading_20_2" text:outline-level="2"><text:bookmark-start text:name="__RefHeading__432_1666576592"/><text:bookmark text:name="WHERES-THE-CONSTRUCTOR"/>WHERE'S THE CONSTRUCTOR?<text:bookmark-end text:name="__RefHeading__432_1666576592"/></text:h>
      <text:p text:style-name="Text_20_body"><text:span text:style-name="T2">Do not define a </text:span><text:span text:style-name="Source_20_Text"><text:span text:style-name="T2">new()</text:span></text:span><text:span text:style-name="T2"> method for your classes!</text:span></text:p>
      <text:p text:style-name="Text_20_body">When you <text:span text:style-name="Source_20_Text">use Moose</text:span> in your class, your class becomes a subclass of <text:a xlink:type="simple" xlink:href="https://metacpan.org/pod/Moose::Object">Moose::Object</text:a>. The <text:a xlink:type="simple" xlink:href="https://metacpan.org/pod/Moose::Object">Moose::Object</text:a> provides a <text:span text:style-name="Source_20_Text">new()</text:span> method for your class. If you follow our recommendations in <text:a xlink:type="simple" xlink:href="https://metacpan.org/pod/Moose::Manual::BestPractices">Moose::Manual::BestPractices</text:a> and make your class immutable, then you actually get a class-specific <text:span text:style-name="Source_20_Text">new()</text:span> method "inlined" in your class.</text:p>
      <text:h text:style-name="Heading_20_2" text:outline-level="2"><text:bookmark-start text:name="__RefHeading__434_1666576592"/><text:bookmark text:name="OBJECT-CONSTRUCTION-AND-ATTRIBUTES"/>OBJECT CONSTRUCTION AND ATTRIBUTES<text:bookmark-end text:name="__RefHeading__434_1666576592"/></text:h>
      <text:p text:style-name="Text_20_body">The Moose-provided constructor accepts a hash or hash reference of named parameters matching your attributes (actually, matching their <text:span text:style-name="Source_20_Text">init_arg</text:span>s). This is just another way in which Moose keeps you from worrying <text:span text:style-name="T1">how</text:span> classes are implemented. Simply define a class and you're ready to start creating objects!</text:p>
      <text:h text:style-name="Heading_20_2" text:outline-level="2"><text:bookmark-start text:name="__RefHeading__436_1666576592"/><text:bookmark text:name="OBJECT-CONSTRUCTION-HOOKS"/>OBJECT CONSTRUCTION HOOKS<text:bookmark-end text:name="__RefHeading__436_1666576592"/></text:h>
      <text:p text:style-name="Text_20_body">Moose lets you hook into object construction. You can validate an object's state, do logging, customize construction from parameters which do not match your attributes, or maybe allow non-hash(ref) constructor arguments. You can do this by creating <text:span text:style-name="Source_20_Text">BUILD</text:span> and/or <text:span text:style-name="Source_20_Text">BUILDARGS</text:span> methods.</text:p>
      <text:p text:style-name="Text_20_body">If these methods exist in your class, Moose will arrange for them to be called as part of the object construction process.</text:p>
      <text:h text:style-name="Heading_20_3" text:outline-level="3"><text:bookmark-start text:name="__RefHeading__438_1666576592"/><text:bookmark text:name="BUILDARGS"/>BUILDARGS<text:bookmark-end text:name="__RefHeading__438_1666576592"/></text:h>
      <text:p text:style-name="Text_20_body">The <text:span text:style-name="Source_20_Text">BUILDARGS</text:span> method is called as a class method <text:span text:style-name="T1">before</text:span> an object is created. It will receive all of the arguments that were passed to <text:span text:style-name="Source_20_Text">new()</text:span> <text:span text:style-name="T1">as-is</text:span>, and is expected to return a hash reference. This hash <text:soft-page-break/>reference will be used to construct the object, so it should contain keys matching your attributes' names (well, <text:span text:style-name="Source_20_Text">init_arg</text:span>s).</text:p>
      <text:p text:style-name="Text_20_body">One common use for <text:span text:style-name="Source_20_Text">BUILDARGS</text:span> is to accommodate a non-hash(ref) calling style. For example, we might want to allow our Person class to be called with a single argument of a social security number, <text:span text:style-name="Source_20_Text">Person-&gt;new($ssn)</text:span>.</text:p>
      <text:p text:style-name="Text_20_body">Without a <text:span text:style-name="Source_20_Text">BUILDARGS</text:span> method, Moose will complain, because it expects a hash or hash reference. We can use the <text:span text:style-name="Source_20_Text">BUILDARGS</text:span> method to accommodate this calling style:</text:p>
      <text:section text:style-name="Sect2" text:name="highlighter_236745">
        <table:table table:name="Table46" table:style-name="Table46">
          <table:table-column table:style-name="Table46.A"/>
          <table:table-row>
            <table:table-cell table:style-name="Table46.A1" office:value-type="string">
              <text:p text:style-name="Table_20_Contents"><text:span text:style-name="Source_20_Text">around</text:span> <text:span text:style-name="Source_20_Text">BUILDARGS</text:span> <text:span text:style-name="Source_20_Text">=&gt; sub</text:span> <text:span text:style-name="Source_20_Text">{</text:span></text:p>
              <text:p text:style-name="Table_20_Contents"><text:span text:style-name="Source_20_Text">    my</text:span> <text:span text:style-name="Source_20_Text">$orig</text:span>  <text:span text:style-name="Source_20_Text">= shift;</text:span></text:p>
              <text:p text:style-name="Table_20_Contents"><text:span text:style-name="Source_20_Text">    my</text:span> <text:span text:style-name="Source_20_Text">$class</text:span> <text:span text:style-name="Source_20_Text">= shift;</text:span></text:p>
              <text:p text:style-name="Table_20_Contents"> </text:p>
              <text:p text:style-name="Table_20_Contents"><text:span text:style-name="Source_20_Text">    if</text:span> <text:span text:style-name="Source_20_Text">( @_</text:span> <text:span text:style-name="Source_20_Text">== 1 &amp;&amp; !ref</text:span> <text:span text:style-name="Source_20_Text">$_[0] ) {</text:span></text:p>
              <text:p text:style-name="Table_20_Contents"><text:span text:style-name="Source_20_Text">        return</text:span> <text:span text:style-name="Source_20_Text">$class-&gt;$orig( ssn</text:span> <text:span text:style-name="Source_20_Text">=&gt; $_[0] );</text:span></text:p>
              <text:p text:style-name="Table_20_Contents"><text:span text:style-name="Source_20_Text">    }</text:span></text:p>
              <text:p text:style-name="Table_20_Contents"><text:span text:style-name="Source_20_Text">    else</text:span> <text:span text:style-name="Source_20_Text">{</text:span></text:p>
              <text:p text:style-name="Table_20_Contents"><text:span text:style-name="Source_20_Text">        return</text:span> <text:span text:style-name="Source_20_Text">$class-&gt;$orig(@_);</text:span></text:p>
              <text:p text:style-name="Table_20_Contents"><text:span text:style-name="Source_20_Text">    }</text:span></text:p>
              <text:p text:style-name="Table_20_Contents"><text:span text:style-name="Source_20_Text">};</text:span></text:p>
            </table:table-cell>
          </table:table-row>
        </table:table>
      </text:section>
      <text:p text:style-name="Text_20_body">Note the call to <text:span text:style-name="Source_20_Text">$class-&gt;$orig</text:span>. This will call the default <text:span text:style-name="Source_20_Text">BUILDARGS</text:span> in <text:a xlink:type="simple" xlink:href="https://metacpan.org/pod/Moose::Object">Moose::Object</text:a>. This method takes care of distinguishing between a hash reference and a plain hash for you.</text:p>
      <text:h text:style-name="Heading_20_3" text:outline-level="3"><text:bookmark-start text:name="__RefHeading__440_1666576592"/><text:bookmark text:name="BUILD"/>BUILD<text:bookmark-end text:name="__RefHeading__440_1666576592"/></text:h>
      <text:p text:style-name="Text_20_body">The <text:span text:style-name="Source_20_Text">BUILD</text:span> method is called <text:span text:style-name="T1">after</text:span> an object is created. There are several reasons to use a <text:span text:style-name="Source_20_Text">BUILD</text:span> method. One of the most common is to check that the object state is valid. While we can validate individual attributes through the use of types, we can't validate the state of a whole object that way.</text:p>
      <text:section text:style-name="Sect2" text:name="highlighter_561108">
        <table:table table:name="Table47" table:style-name="Table47">
          <table:table-column table:style-name="Table47.A"/>
          <table:table-row>
            <table:table-cell table:style-name="Table47.A1" office:value-type="string">
              <text:p text:style-name="Table_20_Contents"><text:span text:style-name="Source_20_Text">sub</text:span> <text:span text:style-name="Source_20_Text">BUILD {</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if</text:span> <text:span text:style-name="Source_20_Text">( $self-&gt;country_of_residence eq 'USA'</text:span> <text:span text:style-name="Source_20_Text">) {</text:span></text:p>
              <text:p text:style-name="Table_20_Contents"><text:span text:style-name="Source_20_Text">        die</text:span> <text:span text:style-name="Source_20_Text">'All US residents must have an SSN'</text:span></text:p>
              <text:p text:style-name="Table_20_Contents"><text:span text:style-name="Source_20_Text">            unless</text:span> <text:span text:style-name="Source_20_Text">$self-&gt;has_ssn;</text:span></text:p>
              <text:p text:style-name="Table_20_Contents"><text:span text:style-name="Source_20_Text">    }</text:span></text:p>
              <text:p text:style-name="Table_20_Contents"><text:span text:style-name="Source_20_Text">}</text:span></text:p>
            </table:table-cell>
          </table:table-row>
        </table:table>
      </text:section>
      <text:p text:style-name="Text_20_body">Another use of a <text:span text:style-name="Source_20_Text">BUILD</text:span> method could be for logging or tracking object creation.</text:p>
      <text:section text:style-name="Sect2" text:name="highlighter_73424">
        <table:table table:name="Table48" table:style-name="Table48">
          <table:table-column table:style-name="Table48.A"/>
          <table:table-row>
            <table:table-cell table:style-name="Table48.A1" office:value-type="string">
              <text:p text:style-name="Table_20_Contents"><text:span text:style-name="Source_20_Text">sub</text:span> <text:span text:style-name="Source_20_Text">BUILD {</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debug( 'Made a new person - SSN = ', $self-&gt;ssn, );</text:span></text:p>
              <text:p text:style-name="Table_20_Contents"><text:span text:style-name="Source_20_Text">}</text:span></text:p>
            </table:table-cell>
          </table:table-row>
        </table:table>
      </text:section>
      <text:p text:style-name="Text_20_body">The <text:span text:style-name="Source_20_Text">BUILD</text:span> method is called with the hash reference of the parameters passed to the constructor (after munging by <text:span text:style-name="Source_20_Text">BUILDARGS</text:span>). This gives you a chance to do something with parameters that do not represent object attributes.</text:p>
      <text:section text:style-name="Sect2" text:name="highlighter_595019">
        <table:table table:name="Table49" table:style-name="Table49">
          <table:table-column table:style-name="Table49.A"/>
          <table:table-row>
            <table:table-cell table:style-name="Table49.A1" office:value-type="string">
              <text:p text:style-name="Table_20_Contents"><text:span text:style-name="Source_20_Text">sub</text:span> <text:span text:style-name="Source_20_Text">BUILD {</text:span></text:p>
              <text:p text:style-name="Table_20_Contents"><text:span text:style-name="Source_20_Text">    my</text:span> <text:span text:style-name="Source_20_Text">$self</text:span> <text:span text:style-name="Source_20_Text">= shift;</text:span></text:p>
              <text:p text:style-name="Table_20_Contents"><text:span text:style-name="Source_20_Text">    my</text:span> <text:span text:style-name="Source_20_Text">$args</text:span> <text:span text:style-name="Source_20_Text">= shift;</text:span></text:p>
              <text:p text:style-name="Table_20_Contents"> </text:p>
              <text:p text:style-name="Table_20_Contents"><text:span text:style-name="Source_20_Text">    $self-&gt;add_friend(</text:span></text:p>
              <text:p text:style-name="Table_20_Contents"><text:soft-page-break/><text:span text:style-name="Source_20_Text">        My::User-&gt;new(</text:span></text:p>
              <text:p text:style-name="Table_20_Contents"><text:span text:style-name="Source_20_Text">            user_id</text:span> <text:span text:style-name="Source_20_Text">=&gt; $args-&gt;{user_id},</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h text:style-name="Heading_20_4" text:outline-level="4"><text:bookmark-start text:name="__RefHeading__442_1666576592"/><text:bookmark text:name="BUILD-and-parent-classes"/>BUILD and parent classes<text:bookmark-end text:name="__RefHeading__442_1666576592"/></text:h>
      <text:p text:style-name="Text_20_body">The interaction between multiple <text:span text:style-name="Source_20_Text">BUILD</text:span> methods in an inheritance hierarchy is different from normal Perl methods. <text:span text:style-name="T2">You should never call </text:span><text:span text:style-name="Source_20_Text"><text:span text:style-name="T2">$self-&gt;SUPER::BUILD</text:span></text:span>, nor should you ever apply a method modifier to <text:span text:style-name="Source_20_Text">BUILD</text:span>.</text:p>
      <text:p text:style-name="Text_20_body">Moose arranges to have all of the <text:span text:style-name="Source_20_Text">BUILD</text:span> methods in a hierarchy called when an object is constructed, <text:span text:style-name="T1">from parents to children</text:span>. This might be surprising at first, because it reverses the normal order of method inheritance.</text:p>
      <text:p text:style-name="Text_20_body">The theory behind this is that <text:span text:style-name="Source_20_Text">BUILD</text:span> methods can only be used for increasing specialization of a class's constraints, so it makes sense to call the least specific <text:span text:style-name="Source_20_Text">BUILD</text:span> method first. Also, this is how Perl 6 does it.</text:p>
      <text:h text:style-name="Heading_20_2" text:outline-level="2"><text:bookmark-start text:name="__RefHeading__444_1666576592"/><text:bookmark text:name="OBJECT-DESTRUCTION"/>OBJECT DESTRUCTION<text:bookmark-end text:name="__RefHeading__444_1666576592"/></text:h>
      <text:p text:style-name="Text_20_body">Moose provides a hook for object destruction with the <text:span text:style-name="Source_20_Text">DEMOLISH</text:span> method. As with <text:span text:style-name="Source_20_Text">BUILD</text:span>, you should never explicitly call <text:span text:style-name="Source_20_Text">$self-&gt;SUPER::DEMOLISH</text:span>. Moose will arrange for all of the <text:span text:style-name="Source_20_Text">DEMOLISH</text:span> methods in your hierarchy to be called, from most to least specific.</text:p>
      <text:p text:style-name="Text_20_body">Each <text:span text:style-name="Source_20_Text">DEMOLISH</text:span> method is called with a single argument. This is a boolean value indicating whether or not this method was called as part of the global destruction process (when the Perl interpreter exits).</text:p>
      <text:p text:style-name="Text_20_body">In most cases, Perl's built-in garbage collection is sufficient, and you won't need to provide a <text:span text:style-name="Source_20_Text">DEMOLISH</text:span> method.</text:p>
      <text:h text:style-name="Heading_20_3" text:outline-level="3"><text:bookmark-start text:name="__RefHeading__446_1666576592"/><text:bookmark text:name="Error-Handling-During-Destruction"/>Error Handling During Destruction<text:bookmark-end text:name="__RefHeading__446_1666576592"/></text:h>
      <text:p text:style-name="Text_20_body">The interaction of object destruction and Perl's global <text:span text:style-name="Source_20_Text">$@</text:span> and <text:span text:style-name="Source_20_Text">$?</text:span> variables can be very confusing.</text:p>
      <text:p text:style-name="Text_20_body">Moose always localizes <text:span text:style-name="Source_20_Text">$?</text:span> when an object is being destroyed. This means that if you explicitly call <text:span text:style-name="Source_20_Text">exit</text:span>, that exit code will be preserved even if an object's destructor makes a system call.</text:p>
      <text:p text:style-name="Text_20_body">Moose also preserves <text:span text:style-name="Source_20_Text">$@</text:span> against any <text:span text:style-name="Source_20_Text">eval</text:span> calls that may happen during object destruction. However, if an object's <text:span text:style-name="Source_20_Text">DEMOLISH</text:span> method actually dies, Moose explicitly rethrows that error.</text:p>
      <text:p text:style-name="Text_20_body">If you do not like this behavior, you will have to provide your own <text:span text:style-name="Source_20_Text">DESTROY</text:span> method and use that instead of the one provided by <text:a xlink:type="simple" xlink:href="https://metacpan.org/pod/Moose::Object">Moose::Object</text:a>. You can do this to preserve <text:span text:style-name="Source_20_Text">$@</text:span> <text:span text:style-name="T1">and</text:span> capture any errors from object destruction by creating an error stack.</text:p>
      <text:p text:style-name="P9"/>
      <text:h text:style-name="P41" text:outline-level="1"><text:bookmark-start text:name="__RefHeading__448_1666576592"/>Method Modifiers<text:bookmark-end text:name="__RefHeading__448_1666576592"/></text:h>
      <text:list xml:id="list6128850096720539121" text:style-name="L15">
        <text:list-item>
          <text:p text:style-name="P11"><text:bookmark text:name="index4"/><text:a xlink:type="simple" xlink:href="https://metacpan.org/pod/Moose::Manual::MethodModifiers#NAME"><text:span text:style-name="T5">NAME</text:span></text:a><text:span text:style-name="T5"> </text:span></text:p>
        </text:list-item>
      </text:list>
      <text:list xml:id="list7815377616348986241" text:style-name="L14">
        <text:list-item>
          <text:p text:style-name="P27"><text:a xlink:type="simple" xlink:href="https://metacpan.org/pod/Moose::Manual::MethodModifiers#VERSION">VERSION</text:a> </text:p>
        </text:list-item>
        <text:list-item>
          <text:p text:style-name="P27"><text:a xlink:type="simple" xlink:href="https://metacpan.org/pod/Moose::Manual::MethodModifiers#WHAT-IS-A-METHOD-MODIFIER">WHAT IS A METHOD MODIFIER?</text:a> </text:p>
        </text:list-item>
        <text:list-item>
          <text:p text:style-name="P27"><text:a xlink:type="simple" xlink:href="https://metacpan.org/pod/Moose::Manual::MethodModifiers#WHY-USE-THEM">WHY USE THEM?</text:a> </text:p>
        </text:list-item>
        <text:list-item>
          <text:p text:style-name="P27"><text:a xlink:type="simple" xlink:href="https://metacpan.org/pod/Moose::Manual::MethodModifiers#BEFORE-AFTER-AND-AROUND">BEFORE, AFTER, AND AROUND</text:a> </text:p>
          <text:list>
            <text:list-item>
              <text:p text:style-name="P27"><text:a xlink:type="simple" xlink:href="https://metacpan.org/pod/Moose::Manual::MethodModifiers#BEFORE-and-AFTER-modifiers">BEFORE and AFTER modifiers</text:a> </text:p>
            </text:list-item>
            <text:list-item>
              <text:p text:style-name="P27"><text:a xlink:type="simple" xlink:href="https://metacpan.org/pod/Moose::Manual::MethodModifiers#AROUND-modifiers">AROUND modifiers</text:a> </text:p>
            </text:list-item>
            <text:list-item>
              <text:p text:style-name="P27"><text:a xlink:type="simple" xlink:href="https://metacpan.org/pod/Moose::Manual::MethodModifiers#Wrapping-multiple-methods-at-once">Wrapping multiple methods at once</text:a> </text:p>
            </text:list-item>
            <text:list-item>
              <text:p text:style-name="P27"><text:a xlink:type="simple" xlink:href="https://metacpan.org/pod/Moose::Manual::MethodModifiers#Using-regular-expressions-to-select-methods-to-wrap">Using regular expressions to select methods to wrap</text:a> </text:p>
            </text:list-item>
          </text:list>
        </text:list-item>
        <text:list-item>
          <text:p text:style-name="P27"><text:a xlink:type="simple" xlink:href="https://metacpan.org/pod/Moose::Manual::MethodModifiers#INNER-AND-AUGMENT">INNER AND AUGMENT</text:a> </text:p>
        </text:list-item>
        <text:list-item>
          <text:p text:style-name="P27"><text:a xlink:type="simple" xlink:href="https://metacpan.org/pod/Moose::Manual::MethodModifiers#OVERRIDE-AND-SUPER">OVERRIDE AND SUPER</text:a> </text:p>
        </text:list-item>
        <text:list-item>
          <text:p text:style-name="P27"><text:a xlink:type="simple" xlink:href="https://metacpan.org/pod/Moose::Manual::MethodModifiers#SEMI-COLONS">SEMI-COLONS</text:a> </text:p>
        </text:list-item>
        <text:list-item>
          <text:p text:style-name="P27"><text:a xlink:type="simple" xlink:href="https://metacpan.org/pod/Moose::Manual::MethodModifiers#CAVEATS">CAVEATS</text:a> </text:p>
        </text:list-item>
      </text:list>
      <text:h text:style-name="Heading_20_2" text:outline-level="2"><text:bookmark-start text:name="__RefHeading__450_1666576592"/><text:bookmark text:name="NAME4"/>NAME<text:bookmark-end text:name="__RefHeading__450_1666576592"/></text:h>
      <text:p text:style-name="Text_20_body">Moose::Manual::MethodModifiers - Moose's method modifiers</text:p>
      <text:h text:style-name="Heading_20_2" text:outline-level="2"><text:bookmark-start text:name="__RefHeading__452_1666576592"/><text:bookmark text:name="VERSION4"/>VERSION<text:bookmark-end text:name="__RefHeading__452_1666576592"/></text:h>
      <text:p text:style-name="Text_20_body">version 2.1204</text:p>
      <text:h text:style-name="Heading_20_2" text:outline-level="2"><text:bookmark-start text:name="__RefHeading__454_1666576592"/><text:bookmark text:name="WHAT-IS-A-METHOD-MODIFIER"/>WHAT IS A METHOD MODIFIER?<text:bookmark-end text:name="__RefHeading__454_1666576592"/></text:h>
      <text:p text:style-name="Text_20_body">Moose provides a feature called "method modifiers". You can also think of these as "hooks" or "advice".</text:p>
      <text:p text:style-name="Text_20_body">It's probably easiest to understand this feature with a few examples:</text:p>
      <text:section text:style-name="Sect2" text:name="highlighter_874736">
        <table:table table:name="Table50" table:style-name="Table50">
          <table:table-column table:style-name="Table50.A"/>
          <table:table-row>
            <table:table-cell table:style-name="Table50.A1" office:value-type="string">
              <text:p text:style-name="Table_20_Contents"><text:span text:style-name="Source_20_Text">package</text:span> <text:a xlink:type="simple" xlink:href="https://metacpan.org/module/Example"><text:span text:style-name="Source_20_Text">Example</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sub</text:span> <text:span text:style-name="Source_20_Text">foo {</text:span></text:p>
              <text:p text:style-name="Table_20_Contents"><text:span text:style-name="Source_20_Text">    print</text:span> <text:span text:style-name="Source_20_Text">"    foo\n";</text:span></text:p>
              <text:p text:style-name="Table_20_Contents"><text:span text:style-name="Source_20_Text">}</text:span></text:p>
              <text:p text:style-name="Table_20_Contents"> </text:p>
              <text:p text:style-name="Table_20_Contents"><text:span text:style-name="Source_20_Text">before</text:span> <text:span text:style-name="Source_20_Text">'foo'</text:span> <text:span text:style-name="Source_20_Text">=&gt; sub</text:span> <text:span text:style-name="Source_20_Text">{ print</text:span> <text:span text:style-name="Source_20_Text">"about to call foo\n"; };</text:span></text:p>
              <text:p text:style-name="Table_20_Contents"><text:span text:style-name="Source_20_Text">after</text:span> <text:span text:style-name="Source_20_Text">'foo'</text:span>  <text:span text:style-name="Source_20_Text">=&gt; sub</text:span> <text:span text:style-name="Source_20_Text">{ print</text:span> <text:span text:style-name="Source_20_Text">"just called foo\n"; };</text:span></text:p>
              <text:p text:style-name="Table_20_Contents"> </text:p>
              <text:p text:style-name="Table_20_Contents"><text:span text:style-name="Source_20_Text">around</text:span> <text:span text:style-name="Source_20_Text">'foo'</text:span> <text:span text:style-name="Source_20_Text">=&gt; sub</text:span> <text:span text:style-name="Source_20_Text">{</text:span></text:p>
              <text:p text:style-name="Table_20_Contents"><text:span text:style-name="Source_20_Text">    my</text:span> <text:span text:style-name="Source_20_Text">$orig</text:span> <text:span text:style-name="Source_20_Text">= shift;</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print</text:span> <text:span text:style-name="Source_20_Text">"  I'm around foo\n";</text:span></text:p>
              <text:p text:style-name="Table_20_Contents"> </text:p>
              <text:p text:style-name="Table_20_Contents"><text:span text:style-name="Source_20_Text">    $self-&gt;$orig(@_);</text:span></text:p>
              <text:p text:style-name="Table_20_Contents"> </text:p>
              <text:p text:style-name="Table_20_Contents"><text:soft-page-break/><text:span text:style-name="Source_20_Text">    print</text:span> <text:span text:style-name="Source_20_Text">"  I'm still around foo\n";</text:span></text:p>
              <text:p text:style-name="Table_20_Contents"><text:span text:style-name="Source_20_Text">};</text:span></text:p>
            </table:table-cell>
          </table:table-row>
        </table:table>
      </text:section>
      <text:p text:style-name="Text_20_body">Now if I call <text:span text:style-name="Source_20_Text">Example-&gt;new-&gt;foo</text:span> I'll get the following output:</text:p>
      <text:section text:style-name="Sect2" text:name="highlighter_56606">
        <table:table table:name="Table51" table:style-name="Table51">
          <table:table-column table:style-name="Table51.A"/>
          <table:table-row>
            <table:table-cell table:style-name="Table51.A1" office:value-type="string">
              <text:p text:style-name="Table_20_Contents"><text:span text:style-name="Source_20_Text">about to call foo</text:span></text:p>
              <text:p text:style-name="Table_20_Contents"><text:span text:style-name="Source_20_Text">  I'm around</text:span> <text:span text:style-name="Source_20_Text">foo</text:span></text:p>
              <text:p text:style-name="Table_20_Contents"><text:span text:style-name="Source_20_Text">    foo</text:span></text:p>
              <text:p text:style-name="Table_20_Contents"><text:span text:style-name="Source_20_Text">  I'm still around</text:span> <text:span text:style-name="Source_20_Text">foo</text:span></text:p>
              <text:p text:style-name="Table_20_Contents"><text:span text:style-name="Source_20_Text">just called foo</text:span></text:p>
            </table:table-cell>
          </table:table-row>
        </table:table>
      </text:section>
      <text:p text:style-name="Text_20_body">You probably could have figured that out from the names "before", "after", and "around".</text:p>
      <text:p text:style-name="Text_20_body">Also, as you can see, the before modifiers come before around modifiers, and after modifiers come last.</text:p>
      <text:p text:style-name="Text_20_body">When there are multiple modifiers of the same type, the before and around modifiers run from the last added to the first, and after modifiers run from first added to last:</text:p>
      <text:section text:style-name="Sect2" text:name="highlighter_99033">
        <table:table table:name="Table52" table:style-name="Table52">
          <table:table-column table:style-name="Table52.A"/>
          <table:table-row>
            <table:table-cell table:style-name="Table52.A1" office:value-type="string">
              <text:p text:style-name="Table_20_Contents"><text:span text:style-name="Source_20_Text">before</text:span> <text:span text:style-name="Source_20_Text">2</text:span></text:p>
              <text:p text:style-name="Table_20_Contents"><text:span text:style-name="Source_20_Text"> before</text:span> <text:span text:style-name="Source_20_Text">1</text:span></text:p>
              <text:p text:style-name="Table_20_Contents"><text:span text:style-name="Source_20_Text">  around</text:span> <text:span text:style-name="Source_20_Text">2</text:span></text:p>
              <text:p text:style-name="Table_20_Contents"><text:span text:style-name="Source_20_Text">   around</text:span> <text:span text:style-name="Source_20_Text">1</text:span></text:p>
              <text:p text:style-name="Table_20_Contents"><text:span text:style-name="Source_20_Text">    primary</text:span></text:p>
              <text:p text:style-name="Table_20_Contents"><text:span text:style-name="Source_20_Text">   around</text:span> <text:span text:style-name="Source_20_Text">1</text:span></text:p>
              <text:p text:style-name="Table_20_Contents"><text:span text:style-name="Source_20_Text">  around</text:span> <text:span text:style-name="Source_20_Text">2</text:span></text:p>
              <text:p text:style-name="Table_20_Contents"><text:span text:style-name="Source_20_Text"> after</text:span> <text:span text:style-name="Source_20_Text">1</text:span></text:p>
              <text:p text:style-name="Table_20_Contents"><text:span text:style-name="Source_20_Text">after</text:span> <text:span text:style-name="Source_20_Text">2</text:span></text:p>
            </table:table-cell>
          </table:table-row>
        </table:table>
      </text:section>
      <text:h text:style-name="Heading_20_2" text:outline-level="2"><text:bookmark-start text:name="__RefHeading__456_1666576592"/><text:bookmark text:name="WHY-USE-THEM"/>WHY USE THEM?<text:bookmark-end text:name="__RefHeading__456_1666576592"/></text:h>
      <text:p text:style-name="Text_20_body">Method modifiers have many uses. They are often used in roles to alter the behavior of methods in the classes that consume the role. See <text:a xlink:type="simple" xlink:href="https://metacpan.org/pod/Moose::Manual::Roles">Moose::Manual::Roles</text:a> for more information about roles.</text:p>
      <text:p text:style-name="Text_20_body">Since modifiers are mostly useful in roles, some of the examples below are a bit artificial. They're intended to give you an idea of how modifiers work, but may not be the most natural usage.</text:p>
      <text:h text:style-name="Heading_20_2" text:outline-level="2"><text:bookmark-start text:name="__RefHeading__458_1666576592"/><text:bookmark text:name="BEFORE-AFTER-AND-AROUND"/>BEFORE, AFTER, AND AROUND<text:bookmark-end text:name="__RefHeading__458_1666576592"/></text:h>
      <text:p text:style-name="Text_20_body">Method modifiers can be used to add behavior to methods without modifying the definition of those methods.</text:p>
      <text:h text:style-name="Heading_20_3" text:outline-level="3"><text:bookmark-start text:name="__RefHeading__460_1666576592"/><text:bookmark text:name="BEFORE-and-AFTER-modifiers"/>BEFORE and AFTER modifiers<text:bookmark-end text:name="__RefHeading__460_1666576592"/></text:h>
      <text:p text:style-name="Text_20_body">Method modifiers can be used to add behavior to a method that Moose generates for you, such as an attribute accessor:</text:p>
      <text:section text:style-name="Sect2" text:name="highlighter_225374">
        <table:table table:name="Table53" table:style-name="Table53">
          <table:table-column table:style-name="Table53.A"/>
          <table:table-row>
            <table:table-cell table:style-name="Table53.A1" office:value-type="string">
              <text:p text:style-name="Table_20_Contents"><text:span text:style-name="Source_20_Text">has</text:span> <text:span text:style-name="Source_20_Text">'size'</text:span> <text:span text:style-name="Source_20_Text">=&gt; ( is</text:span> <text:span text:style-name="Source_20_Text">=&gt; 'rw'</text:span> <text:span text:style-name="Source_20_Text">);</text:span></text:p>
              <text:p text:style-name="Table_20_Contents"> </text:p>
              <text:p text:style-name="Table_20_Contents"><text:span text:style-name="Source_20_Text">before</text:span> <text:span text:style-name="Source_20_Text">'size'</text:span> <text:span text:style-name="Source_20_Text">=&gt; sub</text:span> <text:span text:style-name="Source_20_Text">{</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if</text:span> <text:span text:style-name="Source_20_Text">(@_) {</text:span></text:p>
              <text:p text:style-name="Table_20_Contents"><text:span text:style-name="Source_20_Text">        Carp::cluck('Someone is setting size');</text:span></text:p>
              <text:p text:style-name="Table_20_Contents"><text:span text:style-name="Source_20_Text">    }</text:span></text:p>
              <text:p text:style-name="Table_20_Contents"><text:span text:style-name="Source_20_Text">};</text:span></text:p>
            </table:table-cell>
          </table:table-row>
        </table:table>
      </text:section>
      <text:p text:style-name="Text_20_body">Another use for the before modifier would be to do some sort of prechecking on a method call. For <text:soft-page-break/>example:</text:p>
      <text:section text:style-name="Sect2" text:name="highlighter_74150">
        <table:table table:name="Table54" table:style-name="Table54">
          <table:table-column table:style-name="Table54.A"/>
          <table:table-row>
            <table:table-cell table:style-name="Table54.A1" office:value-type="string">
              <text:p text:style-name="Table_20_Contents"><text:span text:style-name="Source_20_Text">before</text:span> <text:span text:style-name="Source_20_Text">'size'</text:span> <text:span text:style-name="Source_20_Text">=&gt; sub</text:span> <text:span text:style-name="Source_20_Text">{</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die</text:span> <text:span text:style-name="Source_20_Text">'Cannot set size while the person is growing'</text:span></text:p>
              <text:p text:style-name="Table_20_Contents"><text:span text:style-name="Source_20_Text">        if</text:span> <text:span text:style-name="Source_20_Text">@_</text:span> <text:span text:style-name="Source_20_Text">&amp;&amp; $self-&gt;is_growing;</text:span></text:p>
              <text:p text:style-name="Table_20_Contents"><text:span text:style-name="Source_20_Text">};</text:span></text:p>
            </table:table-cell>
          </table:table-row>
        </table:table>
      </text:section>
      <text:p text:style-name="Text_20_body">This lets us implement logical checks that don't make sense as type constraints. In particular, they're useful for defining logical rules about an object's state changes.</text:p>
      <text:p text:style-name="Text_20_body">Similarly, an after modifier could be used for logging an action that was taken.</text:p>
      <text:p text:style-name="Text_20_body">Note that the return values of both before and after modifiers are ignored.</text:p>
      <text:h text:style-name="Heading_20_3" text:outline-level="3"><text:bookmark-start text:name="__RefHeading__462_1666576592"/><text:bookmark text:name="AROUND-modifiers"/>AROUND modifiers<text:bookmark-end text:name="__RefHeading__462_1666576592"/></text:h>
      <text:p text:style-name="Text_20_body">An around modifier is more powerful than either a before or after modifier. It can modify the arguments being passed to the original method, and you can even decide to simply not call the original method at all. You can also modify the return value with an around modifier.</text:p>
      <text:p text:style-name="Text_20_body">An around modifier receives the original method as its first argument, <text:span text:style-name="T1">then</text:span> the object, and finally any arguments passed to the method.</text:p>
      <text:section text:style-name="Sect2" text:name="highlighter_233406">
        <table:table table:name="Table55" table:style-name="Table55">
          <table:table-column table:style-name="Table55.A"/>
          <table:table-row>
            <table:table-cell table:style-name="Table55.A1" office:value-type="string">
              <text:p text:style-name="Table_20_Contents"><text:span text:style-name="Source_20_Text">around</text:span> <text:span text:style-name="Source_20_Text">'size'</text:span> <text:span text:style-name="Source_20_Text">=&gt; sub</text:span> <text:span text:style-name="Source_20_Text">{</text:span></text:p>
              <text:p text:style-name="Table_20_Contents"><text:span text:style-name="Source_20_Text">    my</text:span> <text:span text:style-name="Source_20_Text">$orig</text:span> <text:span text:style-name="Source_20_Text">= shift;</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return</text:span> <text:span text:style-name="Source_20_Text">$self-&gt;$orig()</text:span></text:p>
              <text:p text:style-name="Table_20_Contents"><text:span text:style-name="Source_20_Text">        unless</text:span> <text:span text:style-name="Source_20_Text">@_;</text:span></text:p>
              <text:p text:style-name="Table_20_Contents"> </text:p>
              <text:p text:style-name="Table_20_Contents"><text:span text:style-name="Source_20_Text">    my</text:span> <text:span text:style-name="Source_20_Text">$size</text:span> <text:span text:style-name="Source_20_Text">= shift;</text:span></text:p>
              <text:p text:style-name="Table_20_Contents"><text:span text:style-name="Source_20_Text">    $size</text:span> <text:span text:style-name="Source_20_Text">= $size</text:span> <text:span text:style-name="Source_20_Text">/ 2</text:span></text:p>
              <text:p text:style-name="Table_20_Contents"><text:span text:style-name="Source_20_Text">        if</text:span> <text:span text:style-name="Source_20_Text">$self-&gt;likes_small_things();</text:span></text:p>
              <text:p text:style-name="Table_20_Contents"> </text:p>
              <text:p text:style-name="Table_20_Contents"><text:span text:style-name="Source_20_Text">    return</text:span> <text:span text:style-name="Source_20_Text">$self-&gt;$orig($size);</text:span></text:p>
              <text:p text:style-name="Table_20_Contents"><text:span text:style-name="Source_20_Text">};</text:span></text:p>
            </table:table-cell>
          </table:table-row>
        </table:table>
      </text:section>
      <text:h text:style-name="Heading_20_3" text:outline-level="3"><text:bookmark-start text:name="__RefHeading__464_1666576592"/><text:bookmark text:name="Wrapping-multiple-methods-at-once"/>Wrapping multiple methods at once<text:bookmark-end text:name="__RefHeading__464_1666576592"/></text:h>
      <text:p text:style-name="Text_20_body"><text:span text:style-name="Source_20_Text">before</text:span>, <text:span text:style-name="Source_20_Text">after</text:span>, and <text:span text:style-name="Source_20_Text">around</text:span> can also modify multiple methods at once. The simplest example of this is passing them as a list:</text:p>
      <text:section text:style-name="Sect2" text:name="highlighter_355912">
        <table:table table:name="Table56" table:style-name="Table56">
          <table:table-column table:style-name="Table56.A"/>
          <table:table-row>
            <table:table-cell table:style-name="Table56.A1" office:value-type="string">
              <text:p text:style-name="Table_20_Contents"><text:span text:style-name="Source_20_Text">before</text:span> <text:span text:style-name="Source_20_Text">[qw(foo bar baz)] =&gt; sub</text:span> <text:span text:style-name="Source_20_Text">{</text:span></text:p>
              <text:p text:style-name="Table_20_Contents"><text:span text:style-name="Source_20_Text">    warn</text:span> <text:span text:style-name="Source_20_Text">"something is being called!";</text:span></text:p>
              <text:p text:style-name="Table_20_Contents"><text:span text:style-name="Source_20_Text">};</text:span></text:p>
            </table:table-cell>
          </table:table-row>
        </table:table>
      </text:section>
      <text:p text:style-name="Text_20_body">This will add a <text:span text:style-name="Source_20_Text">before</text:span> modifier to each of the <text:span text:style-name="Source_20_Text">foo</text:span>, <text:span text:style-name="Source_20_Text">bar</text:span>, and <text:span text:style-name="Source_20_Text">baz</text:span> methods in the current class, just as though a separate call to <text:span text:style-name="Source_20_Text">before</text:span> was made for each of them. The list can be passed either as a bare list, or as an arrayref. Note that the name of the function being modified isn't passed in in any way; this syntax is only intended for cases where the function being modified doesn't actually matter. If the function name does matter, use something like this:</text:p>
      <text:section text:style-name="Sect2" text:name="highlighter_564625">
        <table:table table:name="Table57" table:style-name="Table57">
          <table:table-column table:style-name="Table57.A"/>
          <table:table-row>
            <table:table-cell table:style-name="Table57.A1" office:value-type="string">
              <text:p text:style-name="Table_20_Contents"><text:span text:style-name="Source_20_Text">for</text:span> <text:span text:style-name="Source_20_Text">my</text:span> <text:span text:style-name="Source_20_Text">$func</text:span> <text:span text:style-name="Source_20_Text">(qw(foo bar baz)) {</text:span></text:p>
              <text:p text:style-name="Table_20_Contents"><text:span text:style-name="Source_20_Text">    before</text:span> <text:span text:style-name="Source_20_Text">$func</text:span> <text:span text:style-name="Source_20_Text">=&gt; sub</text:span> <text:span text:style-name="Source_20_Text">{</text:span></text:p>
              <text:p text:style-name="Table_20_Contents"><text:span text:style-name="Source_20_Text">        warn</text:span> <text:span text:style-name="Source_20_Text">"$func was called!";</text:span></text:p>
              <text:p text:style-name="Table_20_Contents"><text:span text:style-name="Source_20_Text">    };</text:span></text:p>
              <text:p text:style-name="Table_20_Contents"><text:soft-page-break/><text:span text:style-name="Source_20_Text">}</text:span></text:p>
            </table:table-cell>
          </table:table-row>
        </table:table>
      </text:section>
      <text:h text:style-name="Heading_20_3" text:outline-level="3"><text:bookmark-start text:name="__RefHeading__466_1666576592"/><text:bookmark text:name="Using-regular-expressions-to-select-methods-to-wrap"/>Using regular expressions to select methods to wrap<text:bookmark-end text:name="__RefHeading__466_1666576592"/></text:h>
      <text:p text:style-name="Text_20_body">In addition, you can specify a regular expression to indicate the methods to wrap, like so:</text:p>
      <text:section text:style-name="Sect2" text:name="highlighter_424199">
        <table:table table:name="Table58" table:style-name="Table58">
          <table:table-column table:style-name="Table58.A"/>
          <table:table-row>
            <table:table-cell table:style-name="Table58.A1" office:value-type="string">
              <text:p text:style-name="Table_20_Contents"><text:span text:style-name="Source_20_Text">after</text:span> <text:span text:style-name="Source_20_Text">qr/^command_/</text:span> <text:span text:style-name="Source_20_Text">=&gt; sub</text:span> <text:span text:style-name="Source_20_Text">{</text:span></text:p>
              <text:p text:style-name="Table_20_Contents"><text:span text:style-name="Source_20_Text">    warn</text:span> <text:span text:style-name="Source_20_Text">"got a command";</text:span></text:p>
              <text:p text:style-name="Table_20_Contents"><text:span text:style-name="Source_20_Text">};</text:span></text:p>
            </table:table-cell>
          </table:table-row>
        </table:table>
      </text:section>
      <text:p text:style-name="Text_20_body">This will match the regular expression against each method name returned by <text:a xlink:type="simple" xlink:href="https://metacpan.org/pod/Class::MOP::Class#get_method_list">"get_method_list" in Class::MOP::Class</text:a>, and add a modifier to each one that matches. The same caveats apply as above.</text:p>
      <text:p text:style-name="Text_20_body">Using regular expressions to determine methods to wrap is quite a bit more powerful than the previous alternatives, but it's also quite a bit more dangerous. Bear in mind that if your regular expression matches certain Perl and Moose reserved method names with a special meaning to Moose or Perl, such as <text:span text:style-name="Source_20_Text">meta</text:span>, <text:span text:style-name="Source_20_Text">new</text:span>, <text:span text:style-name="Source_20_Text">BUILD</text:span>, <text:span text:style-name="Source_20_Text">DESTROY</text:span>, <text:span text:style-name="Source_20_Text">AUTOLOAD</text:span>, etc, this could cause unintended (and hard to debug) problems and is best avoided.</text:p>
      <text:h text:style-name="Heading_20_2" text:outline-level="2"><text:bookmark-start text:name="__RefHeading__468_1666576592"/><text:bookmark text:name="INNER-AND-AUGMENT"/>INNER AND AUGMENT<text:bookmark-end text:name="__RefHeading__468_1666576592"/></text:h>
      <text:p text:style-name="Text_20_body">Augment and inner are two halves of the same feature. The augment modifier provides a sort of inverted subclassing. You provide part of the implementation in a superclass, and then document that subclasses are expected to provide the rest.</text:p>
      <text:p text:style-name="Text_20_body">The superclass calls <text:span text:style-name="Source_20_Text">inner()</text:span>, which then calls the <text:span text:style-name="Source_20_Text">augment</text:span> modifier in the subclass:</text:p>
      <text:section text:style-name="Sect2" text:name="highlighter_612097">
        <table:table table:name="Table59" table:style-name="Table59">
          <table:table-column table:style-name="Table59.A"/>
          <table:table-row>
            <table:table-cell table:style-name="Table59.A1" office:value-type="string">
              <text:p text:style-name="Table_20_Contents"><text:span text:style-name="Source_20_Text">package</text:span> <text:a xlink:type="simple" xlink:href="https://metacpan.org/module/Document"><text:span text:style-name="Source_20_Text">Document</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sub</text:span> <text:span text:style-name="Source_20_Text">as_xml {</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my</text:span> <text:span text:style-name="Source_20_Text">$xml</text:span> <text:span text:style-name="Source_20_Text">= "&lt;document&gt;\n";</text:span></text:p>
              <text:p text:style-name="Table_20_Contents"><text:span text:style-name="Source_20_Text">    $xml</text:span> <text:span text:style-name="Source_20_Text">.= inner();</text:span></text:p>
              <text:p text:style-name="Table_20_Contents"><text:span text:style-name="Source_20_Text">    $xml</text:span> <text:span text:style-name="Source_20_Text">.= "&lt;/document&gt;\n";</text:span></text:p>
              <text:p text:style-name="Table_20_Contents"> </text:p>
              <text:p text:style-name="Table_20_Contents"><text:span text:style-name="Source_20_Text">    return</text:span> <text:span text:style-name="Source_20_Text">$xml;</text:span></text:p>
              <text:p text:style-name="Table_20_Contents"><text:span text:style-name="Source_20_Text">}</text:span></text:p>
            </table:table-cell>
          </table:table-row>
        </table:table>
      </text:section>
      <text:p text:style-name="Text_20_body">Using <text:span text:style-name="Source_20_Text">inner()</text:span> in this method makes it possible for one or more subclasses to then augment this method with their own specific implementation:</text:p>
      <text:section text:style-name="Sect2" text:name="highlighter_502451">
        <table:table table:name="Table60" table:style-name="Table60">
          <table:table-column table:style-name="Table60.A"/>
          <table:table-row>
            <table:table-cell table:style-name="Table60.A1" office:value-type="string">
              <text:p text:style-name="Table_20_Contents"><text:span text:style-name="Source_20_Text">package</text:span> <text:a xlink:type="simple" xlink:href="https://metacpan.org/module/Report"><text:span text:style-name="Source_20_Text">Report</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extends</text:span> <text:span text:style-name="Source_20_Text">'Document';</text:span></text:p>
              <text:p text:style-name="Table_20_Contents"> </text:p>
              <text:p text:style-name="Table_20_Contents"><text:span text:style-name="Source_20_Text">augment</text:span> <text:span text:style-name="Source_20_Text">'as_xml'</text:span> <text:span text:style-name="Source_20_Text">=&gt; sub</text:span> <text:span text:style-name="Source_20_Text">{</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my</text:span> <text:span text:style-name="Source_20_Text">$xml</text:span> <text:span text:style-name="Source_20_Text">= "  &lt;report&gt;\n";</text:span></text:p>
              <text:p text:style-name="Table_20_Contents"><text:span text:style-name="Source_20_Text">    $xml</text:span> <text:span text:style-name="Source_20_Text">.= inner();</text:span></text:p>
              <text:p text:style-name="Table_20_Contents"><text:span text:style-name="Source_20_Text">    $xml</text:span> <text:span text:style-name="Source_20_Text">.= "  &lt;/report&gt;\n";</text:span></text:p>
              <text:p text:style-name="Table_20_Contents"><text:soft-page-break/> </text:p>
              <text:p text:style-name="Table_20_Contents"><text:span text:style-name="Source_20_Text">    return</text:span> <text:span text:style-name="Source_20_Text">$xml;</text:span></text:p>
              <text:p text:style-name="Table_20_Contents"><text:span text:style-name="Source_20_Text">};</text:span></text:p>
            </table:table-cell>
          </table:table-row>
        </table:table>
      </text:section>
      <text:p text:style-name="Text_20_body">When we call <text:span text:style-name="Source_20_Text">as_xml</text:span> on a Report object, we get something like this:</text:p>
      <text:section text:style-name="Sect2" text:name="highlighter_104882">
        <table:table table:name="Table61" table:style-name="Table61">
          <table:table-column table:style-name="Table61.A"/>
          <table:table-row>
            <table:table-cell table:style-name="Table61.A1" office:value-type="string">
              <text:p text:style-name="Table_20_Contents"><text:span text:style-name="Source_20_Text">&lt;document&gt;</text:span></text:p>
              <text:p text:style-name="Table_20_Contents"><text:span text:style-name="Source_20_Text">  &lt;report&gt;</text:span></text:p>
              <text:p text:style-name="Table_20_Contents"><text:span text:style-name="Source_20_Text">  &lt;/report&gt;</text:span></text:p>
              <text:p text:style-name="Table_20_Contents"><text:span text:style-name="Source_20_Text">&lt;/document&gt;</text:span></text:p>
            </table:table-cell>
          </table:table-row>
        </table:table>
      </text:section>
      <text:p text:style-name="Text_20_body">But we also called <text:span text:style-name="Source_20_Text">inner()</text:span> in <text:span text:style-name="Source_20_Text">Report</text:span>, so we can continue subclassing and adding more content inside the document:</text:p>
      <text:section text:style-name="Sect2" text:name="highlighter_831016">
        <table:table table:name="Table62" table:style-name="Table62">
          <table:table-column table:style-name="Table62.A"/>
          <table:table-row>
            <table:table-cell table:style-name="Table62.A1" office:value-type="string">
              <text:p text:style-name="Table_20_Contents"><text:span text:style-name="Source_20_Text">package</text:span> <text:a xlink:type="simple" xlink:href="https://metacpan.org/module/Report::IncomeAndExpenses"><text:span text:style-name="Source_20_Text">Report::IncomeAndExpenses</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extends</text:span> <text:span text:style-name="Source_20_Text">'Report';</text:span></text:p>
              <text:p text:style-name="Table_20_Contents"> </text:p>
              <text:p text:style-name="Table_20_Contents"><text:span text:style-name="Source_20_Text">augment</text:span> <text:span text:style-name="Source_20_Text">'as_xml'</text:span> <text:span text:style-name="Source_20_Text">=&gt; sub</text:span> <text:span text:style-name="Source_20_Text">{</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my</text:span> <text:span text:style-name="Source_20_Text">$xml</text:span> <text:span text:style-name="Source_20_Text">= '    &lt;income&gt;'</text:span> <text:span text:style-name="Source_20_Text">. $self-&gt;income . '&lt;/income&gt;';</text:span></text:p>
              <text:p text:style-name="Table_20_Contents"><text:span text:style-name="Source_20_Text">    $xml</text:span> <text:span text:style-name="Source_20_Text">.= "\n";</text:span></text:p>
              <text:p text:style-name="Table_20_Contents"><text:span text:style-name="Source_20_Text">    $xml</text:span> <text:span text:style-name="Source_20_Text">.= '    &lt;expenses&gt;'</text:span> <text:span text:style-name="Source_20_Text">. $self-&gt;expenses . '&lt;/expenses&gt;';</text:span></text:p>
              <text:p text:style-name="Table_20_Contents"><text:span text:style-name="Source_20_Text">    $xml</text:span> <text:span text:style-name="Source_20_Text">.= "\n";</text:span></text:p>
              <text:p text:style-name="Table_20_Contents"> </text:p>
              <text:p text:style-name="Table_20_Contents"><text:span text:style-name="Source_20_Text">    $xml</text:span> <text:span text:style-name="Source_20_Text">.= inner() || q{};</text:span></text:p>
              <text:p text:style-name="Table_20_Contents"> </text:p>
              <text:p text:style-name="Table_20_Contents"><text:span text:style-name="Source_20_Text">    return</text:span> <text:span text:style-name="Source_20_Text">$xml;</text:span></text:p>
              <text:p text:style-name="Table_20_Contents"><text:span text:style-name="Source_20_Text">};</text:span></text:p>
            </table:table-cell>
          </table:table-row>
        </table:table>
      </text:section>
      <text:p text:style-name="Text_20_body">Now our report has some content:</text:p>
      <text:section text:style-name="Sect2" text:name="highlighter_475391">
        <table:table table:name="Table63" table:style-name="Table63">
          <table:table-column table:style-name="Table63.A"/>
          <table:table-row>
            <table:table-cell table:style-name="Table63.A1" office:value-type="string">
              <text:p text:style-name="Table_20_Contents"><text:span text:style-name="Source_20_Text">&lt;document&gt;</text:span></text:p>
              <text:p text:style-name="Table_20_Contents"><text:span text:style-name="Source_20_Text">  &lt;report&gt;</text:span></text:p>
              <text:p text:style-name="Table_20_Contents"><text:span text:style-name="Source_20_Text">    &lt;income&gt;$10&lt;/income&gt;</text:span></text:p>
              <text:p text:style-name="Table_20_Contents"><text:span text:style-name="Source_20_Text">    &lt;expenses&gt;$8&lt;/expenses&gt;</text:span></text:p>
              <text:p text:style-name="Table_20_Contents"><text:span text:style-name="Source_20_Text">  &lt;/report&gt;</text:span></text:p>
              <text:p text:style-name="Table_20_Contents"><text:span text:style-name="Source_20_Text">&lt;/document&gt;</text:span></text:p>
            </table:table-cell>
          </table:table-row>
        </table:table>
      </text:section>
      <text:p text:style-name="Text_20_body">What makes this combination of <text:span text:style-name="Source_20_Text">augment</text:span> and <text:span text:style-name="Source_20_Text">inner()</text:span> special is that it allows us to have methods which are called from parent (least specific) to child (most specific). This inverts the normal inheritance pattern.</text:p>
      <text:p text:style-name="Text_20_body">Note that in <text:span text:style-name="Source_20_Text">Report::IncomeAndExpenses</text:span> we call <text:span text:style-name="Source_20_Text">inner()</text:span> again. If the object is an instance of <text:span text:style-name="Source_20_Text">Report::IncomeAndExpenses</text:span> then this call is a no-op, and just returns false. It's a good idea to always call <text:span text:style-name="Source_20_Text">inner()</text:span> to allow for future subclassing.</text:p>
      <text:h text:style-name="Heading_20_2" text:outline-level="2"><text:bookmark-start text:name="__RefHeading__470_1666576592"/><text:bookmark text:name="OVERRIDE-AND-SUPER"/>OVERRIDE AND SUPER<text:bookmark-end text:name="__RefHeading__470_1666576592"/></text:h>
      <text:p text:style-name="Text_20_body">Finally, Moose provides some simple sugar for Perl's built-in method overriding scheme. If you want to override a method from a parent class, you can do this with <text:span text:style-name="Source_20_Text">override</text:span>:</text:p>
      <text:section text:style-name="Sect2" text:name="highlighter_651406">
        <table:table table:name="Table64" table:style-name="Table64">
          <table:table-column table:style-name="Table64.A"/>
          <table:table-row>
            <table:table-cell table:style-name="Table64.A1" office:value-type="string">
              <text:p text:style-name="Table_20_Contents"><text:span text:style-name="Source_20_Text">package</text:span> <text:a xlink:type="simple" xlink:href="https://metacpan.org/module/Employee"><text:span text:style-name="Source_20_Text">Employee</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oft-page-break/> </text:p>
              <text:p text:style-name="Table_20_Contents"><text:span text:style-name="Source_20_Text">extends</text:span> <text:span text:style-name="Source_20_Text">'Person';</text:span></text:p>
              <text:p text:style-name="Table_20_Contents"> </text:p>
              <text:p text:style-name="Table_20_Contents"><text:span text:style-name="Source_20_Text">has</text:span> <text:span text:style-name="Source_20_Text">'job_title'</text:span> <text:span text:style-name="Source_20_Text">=&gt; ( is</text:span> <text:span text:style-name="Source_20_Text">=&gt; 'rw'</text:span> <text:span text:style-name="Source_20_Text">);</text:span></text:p>
              <text:p text:style-name="Table_20_Contents"> </text:p>
              <text:p text:style-name="Table_20_Contents"><text:span text:style-name="Source_20_Text">override</text:span> <text:span text:style-name="Source_20_Text">'display_name'</text:span> <text:span text:style-name="Source_20_Text">=&gt; sub</text:span> <text:span text:style-name="Source_20_Text">{</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return</text:span> <text:span text:style-name="Source_20_Text">super() . q{, }</text:span> <text:span text:style-name="Source_20_Text">. $self-&gt;title();</text:span></text:p>
              <text:p text:style-name="Table_20_Contents"><text:span text:style-name="Source_20_Text">};</text:span></text:p>
            </table:table-cell>
          </table:table-row>
        </table:table>
      </text:section>
      <text:p text:style-name="Text_20_body">The call to <text:span text:style-name="Source_20_Text">super()</text:span> is almost the same as calling <text:span text:style-name="Source_20_Text">$self-&gt;SUPER::display_name</text:span>. The difference is that the arguments passed to the superclass's method will always be the same as the ones passed to the method modifier, and cannot be changed.</text:p>
      <text:p text:style-name="Text_20_body">All arguments passed to <text:span text:style-name="Source_20_Text">super()</text:span> are ignored, as are any changes made to <text:span text:style-name="Source_20_Text">@_</text:span> before <text:span text:style-name="Source_20_Text">super()</text:span> is called.</text:p>
      <text:h text:style-name="Heading_20_2" text:outline-level="2"><text:bookmark-start text:name="__RefHeading__472_1666576592"/><text:bookmark text:name="SEMI-COLONS"/>SEMI-COLONS<text:bookmark-end text:name="__RefHeading__472_1666576592"/></text:h>
      <text:p text:style-name="Text_20_body">Because all of these method modifiers are implemented as Perl functions, you must always end the modifier declaration with a semi-colon:</text:p>
      <text:section text:style-name="Sect2" text:name="highlighter_778704">
        <table:table table:name="Table65" table:style-name="Table65">
          <table:table-column table:style-name="Table65.A"/>
          <table:table-row>
            <table:table-cell table:style-name="Table65.A1" office:value-type="string">
              <text:p text:style-name="Table_20_Contents"><text:span text:style-name="Source_20_Text">after</text:span> <text:span text:style-name="Source_20_Text">'foo'</text:span> <text:span text:style-name="Source_20_Text">=&gt; sub</text:span> <text:span text:style-name="Source_20_Text">{ };</text:span></text:p>
            </table:table-cell>
          </table:table-row>
        </table:table>
      </text:section>
      <text:h text:style-name="Heading_20_2" text:outline-level="2"><text:bookmark-start text:name="__RefHeading__474_1666576592"/><text:bookmark text:name="CAVEATS"/>CAVEATS<text:bookmark-end text:name="__RefHeading__474_1666576592"/></text:h>
      <text:p text:style-name="Text_20_body">These method modification features do not work well with multiple inheritance, due to how method resolution is performed in Perl. Experiment with a test program to ensure your class hierarchy works as expected, or more preferably, don't use multiple inheritance (roles can help with this)!</text:p>
      <text:p text:style-name="P9"/>
      <text:h text:style-name="P41" text:outline-level="1"><text:bookmark-start text:name="__RefHeading__476_1666576592"/>Roles<text:bookmark-end text:name="__RefHeading__476_1666576592"/></text:h>
      <text:list xml:id="list8710024879601248817" text:style-name="L17">
        <text:list-item>
          <text:p text:style-name="P12"><text:bookmark text:name="index5"/><text:a xlink:type="simple" xlink:href="https://metacpan.org/pod/Moose::Manual::Roles#NAME"><text:span text:style-name="T5">NAME</text:span></text:a><text:span text:style-name="T5"> </text:span></text:p>
        </text:list-item>
      </text:list>
      <text:list xml:id="list3924292819013245330" text:style-name="L16">
        <text:list-item>
          <text:p text:style-name="P28"><text:a xlink:type="simple" xlink:href="https://metacpan.org/pod/Moose::Manual::Roles#VERSION">VERSION</text:a> </text:p>
        </text:list-item>
        <text:list-item>
          <text:p text:style-name="P28"><text:a xlink:type="simple" xlink:href="https://metacpan.org/pod/Moose::Manual::Roles#WHAT-IS-A-ROLE">WHAT IS A ROLE?</text:a> </text:p>
        </text:list-item>
        <text:list-item>
          <text:p text:style-name="P28"><text:a xlink:type="simple" xlink:href="https://metacpan.org/pod/Moose::Manual::Roles#A-SIMPLE-ROLE">A SIMPLE ROLE</text:a> </text:p>
        </text:list-item>
        <text:list-item>
          <text:p text:style-name="P28"><text:a xlink:type="simple" xlink:href="https://metacpan.org/pod/Moose::Manual::Roles#REQUIRED-METHODS">REQUIRED METHODS</text:a> </text:p>
          <text:list>
            <text:list-item>
              <text:p text:style-name="P28"><text:a xlink:type="simple" xlink:href="https://metacpan.org/pod/Moose::Manual::Roles#Roles-Versus-Abstract-Base-Classes">Roles Versus Abstract Base Classes</text:a> </text:p>
            </text:list-item>
            <text:list-item>
              <text:p text:style-name="P28"><text:a xlink:type="simple" xlink:href="https://metacpan.org/pod/Moose::Manual::Roles#Required-Attributes">Required Attributes</text:a> </text:p>
            </text:list-item>
          </text:list>
        </text:list-item>
        <text:list-item>
          <text:p text:style-name="P28"><text:a xlink:type="simple" xlink:href="https://metacpan.org/pod/Moose::Manual::Roles#USING-METHOD-MODIFIERS">USING METHOD MODIFIERS</text:a> </text:p>
        </text:list-item>
        <text:list-item>
          <text:p text:style-name="P28"><text:a xlink:type="simple" xlink:href="https://metacpan.org/pod/Moose::Manual::Roles#METHOD-CONFLICTS">METHOD CONFLICTS</text:a> </text:p>
        </text:list-item>
        <text:list-item>
          <text:p text:style-name="P28"><text:a xlink:type="simple" xlink:href="https://metacpan.org/pod/Moose::Manual::Roles#METHOD-EXCLUSION-AND-ALIASING">METHOD EXCLUSION AND ALIASING</text:a> </text:p>
        </text:list-item>
        <text:list-item>
          <text:p text:style-name="P28"><text:a xlink:type="simple" xlink:href="https://metacpan.org/pod/Moose::Manual::Roles#ROLE-EXCLUSION">ROLE EXCLUSION</text:a> </text:p>
        </text:list-item>
        <text:list-item>
          <text:p text:style-name="P28"><text:a xlink:type="simple" xlink:href="https://metacpan.org/pod/Moose::Manual::Roles#ADDING-A-ROLE-TO-AN-OBJECT-INSTANCE">ADDING A ROLE TO AN OBJECT INSTANCE</text:a> </text:p>
        </text:list-item>
      </text:list>
      <text:h text:style-name="Heading_20_2" text:outline-level="2"><text:bookmark-start text:name="__RefHeading__478_1666576592"/><text:bookmark text:name="NAME5"/>NAME<text:bookmark-end text:name="__RefHeading__478_1666576592"/></text:h>
      <text:p text:style-name="Text_20_body">Moose::Manual::Roles - Roles, an alternative to deep hierarchies and base classes</text:p>
      <text:h text:style-name="Heading_20_2" text:outline-level="2"><text:bookmark-start text:name="__RefHeading__480_1666576592"/><text:bookmark text:name="VERSION5"/>VERSION<text:bookmark-end text:name="__RefHeading__480_1666576592"/></text:h>
      <text:p text:style-name="Text_20_body">version 2.1204</text:p>
      <text:h text:style-name="Heading_20_2" text:outline-level="2"><text:bookmark-start text:name="__RefHeading__482_1666576592"/><text:bookmark text:name="WHAT-IS-A-ROLE"/>WHAT IS A ROLE?<text:bookmark-end text:name="__RefHeading__482_1666576592"/></text:h>
      <text:p text:style-name="Text_20_body">A role encapsulates some piece of behavior or state that can be shared between classes. It is something that classes <text:span text:style-name="T1">do</text:span>. It is important to understand that <text:span text:style-name="T1">roles are not classes</text:span>. You cannot inherit from a role, and a role cannot be instantiated. We sometimes say that roles are <text:span text:style-name="T1">consumed</text:span>, either by classes or other roles.</text:p>
      <text:p text:style-name="Text_20_body">Instead, a role is <text:span text:style-name="T1">composed</text:span> into a class. In practical terms, this means that all of the methods, method modifiers, and attributes defined in a role are added directly to (we sometimes say "flattened into") the class that consumes the role. These attributes and methods then appear as if they were defined in the class itself. A subclass of the consuming class will inherit all of these methods and attributes.</text:p>
      <text:p text:style-name="Text_20_body">Moose roles are similar to mixins or interfaces in other languages.</text:p>
      <text:p text:style-name="Text_20_body">Besides defining their own methods and attributes, roles can also require that the consuming class define certain methods of its own. You could have a role that consisted only of a list of required methods, in which case the role would be very much like a Java interface.</text:p>
      <text:p text:style-name="Text_20_body">Note that attribute accessors also count as methods for the purposes of satisfying the requirements of a role.</text:p>
      <text:h text:style-name="Heading_20_2" text:outline-level="2"><text:bookmark-start text:name="__RefHeading__484_1666576592"/><text:bookmark text:name="A-SIMPLE-ROLE"/>A SIMPLE ROLE<text:bookmark-end text:name="__RefHeading__484_1666576592"/></text:h>
      <text:p text:style-name="Text_20_body">Creating a role looks a lot like creating a Moose class:</text:p>
      <text:section text:style-name="Sect2" text:name="highlighter_170074">
        <table:table table:name="Table66" table:style-name="Table66">
          <table:table-column table:style-name="Table66.A"/>
          <table:table-row>
            <table:table-cell table:style-name="Table66.A1" office:value-type="string">
              <text:p text:style-name="Table_20_Contents"><text:span text:style-name="Source_20_Text">package</text:span> <text:a xlink:type="simple" xlink:href="https://metacpan.org/module/Breakable"><text:span text:style-name="Source_20_Text">Breakable</text:span></text:a><text:span text:style-name="Source_20_Text">;</text:span></text:p>
              <text:p text:style-name="Table_20_Contents"> </text:p>
              <text:p text:style-name="Table_20_Contents"><text:span text:style-name="Source_20_Text">use</text:span> <text:a xlink:type="simple" xlink:href="https://metacpan.org/module/Moose::Role"><text:span text:style-name="Source_20_Text">Moose::Role</text:span></text:a><text:span text:style-name="Source_20_Text">;</text:span></text:p>
              <text:p text:style-name="Table_20_Contents"> </text:p>
              <text:p text:style-name="Table_20_Contents"><text:soft-page-break/><text:span text:style-name="Source_20_Text">has</text:span> <text:span text:style-name="Source_20_Text">'is_broken'</text:span> <text:span text:style-name="Source_20_Text">=&gt; (</text:span></text:p>
              <text:p text:style-name="Table_20_Contents"><text:span text:style-name="Source_20_Text">    is</text:span>  <text:span text:style-name="Source_20_Text">=&gt; 'rw',</text:span></text:p>
              <text:p text:style-name="Table_20_Contents"><text:span text:style-name="Source_20_Text">    isa</text:span> <text:span text:style-name="Source_20_Text">=&gt; 'Bool',</text:span></text:p>
              <text:p text:style-name="Table_20_Contents"><text:span text:style-name="Source_20_Text">);</text:span></text:p>
              <text:p text:style-name="Table_20_Contents"> </text:p>
              <text:p text:style-name="Table_20_Contents"><text:span text:style-name="Source_20_Text">sub</text:span> <text:span text:style-name="Source_20_Text">break {</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print</text:span> <text:span text:style-name="Source_20_Text">"I broke\n";</text:span></text:p>
              <text:p text:style-name="Table_20_Contents"> </text:p>
              <text:p text:style-name="Table_20_Contents"><text:span text:style-name="Source_20_Text">    $self-&gt;is_broken(1);</text:span></text:p>
              <text:p text:style-name="Table_20_Contents"><text:span text:style-name="Source_20_Text">}</text:span></text:p>
            </table:table-cell>
          </table:table-row>
        </table:table>
      </text:section>
      <text:p text:style-name="Text_20_body">Except for our use of <text:a xlink:type="simple" xlink:href="https://metacpan.org/pod/Moose::Role">Moose::Role</text:a>, this looks just like a class definition with Moose. However, this is not a class, and it cannot be instantiated.</text:p>
      <text:p text:style-name="Text_20_body">Instead, its attributes and methods will be composed into classes which use the role:</text:p>
      <text:section text:style-name="Sect2" text:name="highlighter_798928">
        <table:table table:name="Table67" table:style-name="Table67">
          <table:table-column table:style-name="Table67.A"/>
          <table:table-row>
            <table:table-cell table:style-name="Table67.A1" office:value-type="string">
              <text:p text:style-name="Table_20_Contents"><text:span text:style-name="Source_20_Text">package</text:span> <text:a xlink:type="simple" xlink:href="https://metacpan.org/module/Car"><text:span text:style-name="Source_20_Text">Ca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with</text:span> <text:span text:style-name="Source_20_Text">'Breakable';</text:span></text:p>
              <text:p text:style-name="Table_20_Contents"> </text:p>
              <text:p text:style-name="Table_20_Contents"><text:span text:style-name="Source_20_Text">has</text:span> <text:span text:style-name="Source_20_Text">'engine'</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Engine',</text:span></text:p>
              <text:p text:style-name="Table_20_Contents"><text:span text:style-name="Source_20_Text">);</text:span></text:p>
            </table:table-cell>
          </table:table-row>
        </table:table>
      </text:section>
      <text:p text:style-name="Text_20_body">The <text:span text:style-name="Source_20_Text">with</text:span> function composes roles into a class. Once that is done, the <text:span text:style-name="Source_20_Text">Car</text:span> class has an <text:span text:style-name="Source_20_Text">is_broken</text:span> attribute and a <text:span text:style-name="Source_20_Text">break</text:span> method. The <text:span text:style-name="Source_20_Text">Car</text:span> class also <text:span text:style-name="Source_20_Text">does('Breakable')</text:span>:</text:p>
      <text:section text:style-name="Sect2" text:name="highlighter_234941">
        <table:table table:name="Table68" table:style-name="Table68">
          <table:table-column table:style-name="Table68.A"/>
          <table:table-row>
            <table:table-cell table:style-name="Table68.A1" office:value-type="string">
              <text:p text:style-name="Table_20_Contents"><text:span text:style-name="Source_20_Text">my</text:span> <text:span text:style-name="Source_20_Text">$car</text:span> <text:span text:style-name="Source_20_Text">= Car-&gt;new( engine</text:span> <text:span text:style-name="Source_20_Text">=&gt; Engine-&gt;new );</text:span></text:p>
              <text:p text:style-name="Table_20_Contents"> </text:p>
              <text:p text:style-name="Table_20_Contents"><text:span text:style-name="Source_20_Text">print</text:span> <text:span text:style-name="Source_20_Text">$car-&gt;is_broken ? 'Busted'</text:span> <text:span text:style-name="Source_20_Text">: 'Still working';</text:span></text:p>
              <text:p text:style-name="Table_20_Contents"><text:span text:style-name="Source_20_Text">$car-&gt;break;</text:span></text:p>
              <text:p text:style-name="Table_20_Contents"><text:span text:style-name="Source_20_Text">print</text:span> <text:span text:style-name="Source_20_Text">$car-&gt;is_broken ? 'Busted'</text:span> <text:span text:style-name="Source_20_Text">: 'Still working';</text:span></text:p>
              <text:p text:style-name="Table_20_Contents"> </text:p>
              <text:p text:style-name="Table_20_Contents"><text:span text:style-name="Source_20_Text">$car-&gt;does('Breakable'); # true</text:span></text:p>
            </table:table-cell>
          </table:table-row>
        </table:table>
      </text:section>
      <text:p text:style-name="Text_20_body">This prints:</text:p>
      <text:section text:style-name="Sect2" text:name="highlighter_861845">
        <table:table table:name="Table69" table:style-name="Table69">
          <table:table-column table:style-name="Table69.A"/>
          <table:table-row>
            <table:table-cell table:style-name="Table69.A1" office:value-type="string">
              <text:p text:style-name="Table_20_Contents"><text:span text:style-name="Source_20_Text">Still working</text:span></text:p>
              <text:p text:style-name="Table_20_Contents"><text:span text:style-name="Source_20_Text">I broke</text:span></text:p>
              <text:p text:style-name="Table_20_Contents"><text:span text:style-name="Source_20_Text">Busted</text:span></text:p>
            </table:table-cell>
          </table:table-row>
        </table:table>
      </text:section>
      <text:p text:style-name="Text_20_body">We could use this same role in a <text:span text:style-name="Source_20_Text">Bone</text:span> class:</text:p>
      <text:section text:style-name="Sect2" text:name="highlighter_859663">
        <table:table table:name="Table70" table:style-name="Table70">
          <table:table-column table:style-name="Table70.A"/>
          <table:table-row>
            <table:table-cell table:style-name="Table70.A1" office:value-type="string">
              <text:p text:style-name="Table_20_Contents"><text:span text:style-name="Source_20_Text">package</text:span> <text:a xlink:type="simple" xlink:href="https://metacpan.org/module/Bone"><text:span text:style-name="Source_20_Text">Bone</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with</text:span> <text:span text:style-name="Source_20_Text">'Breakable';</text:span></text:p>
              <text:p text:style-name="Table_20_Contents"> </text:p>
              <text:p text:style-name="Table_20_Contents"><text:span text:style-name="Source_20_Text">has</text:span> <text:span text:style-name="Source_20_Text">'marrow'</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Marrow',</text:span></text:p>
              <text:p text:style-name="Table_20_Contents"><text:span text:style-name="Source_20_Text">);</text:span></text:p>
            </table:table-cell>
          </table:table-row>
        </table:table>
      </text:section>
      <text:p text:style-name="Text_20_body"><text:soft-page-break/>See also <text:a xlink:type="simple" xlink:href="https://metacpan.org/pod/Moose::Cookbook::Roles::Comparable_CodeReuse">Moose::Cookbook::Roles::Comparable_CodeReuse</text:a> for an example.</text:p>
      <text:p text:style-name="Text_20_body">It's possible to compose existing roles into new roles. For example, we can have a <text:span text:style-name="Source_20_Text">HandleWithCare</text:span> class which applies both the <text:span text:style-name="Source_20_Text">Breakable</text:span> and <text:span text:style-name="Source_20_Text">Package</text:span> roles to any class which consumes it:</text:p>
      <text:section text:style-name="Sect2" text:name="highlighter_147512">
        <table:table table:name="Table71" table:style-name="Table71">
          <table:table-column table:style-name="Table71.A"/>
          <table:table-row>
            <table:table-cell table:style-name="Table71.A1" office:value-type="string">
              <text:p text:style-name="Table_20_Contents"><text:span text:style-name="Source_20_Text">package</text:span> <text:a xlink:type="simple" xlink:href="https://metacpan.org/module/HandleWithCare"><text:span text:style-name="Source_20_Text">HandleWithCare</text:span></text:a><text:span text:style-name="Source_20_Text">;</text:span></text:p>
              <text:p text:style-name="Table_20_Contents"> </text:p>
              <text:p text:style-name="Table_20_Contents"><text:span text:style-name="Source_20_Text">use</text:span> <text:a xlink:type="simple" xlink:href="https://metacpan.org/module/Moose::Role"><text:span text:style-name="Source_20_Text">Moose::Role</text:span></text:a><text:span text:style-name="Source_20_Text">;</text:span></text:p>
              <text:p text:style-name="Table_20_Contents"> </text:p>
              <text:p text:style-name="Table_20_Contents"><text:span text:style-name="Source_20_Text">with</text:span> <text:span text:style-name="Source_20_Text">'Breakable', 'Package';</text:span></text:p>
            </table:table-cell>
          </table:table-row>
        </table:table>
      </text:section>
      <text:h text:style-name="Heading_20_2" text:outline-level="2"><text:bookmark-start text:name="__RefHeading__486_1666576592"/><text:bookmark text:name="REQUIRED-METHODS"/>REQUIRED METHODS<text:bookmark-end text:name="__RefHeading__486_1666576592"/></text:h>
      <text:p text:style-name="Text_20_body">As mentioned previously, a role can require that consuming classes provide one or more methods. Using our <text:span text:style-name="Source_20_Text">Breakable</text:span> example, let's make it require that consuming classes implement their own <text:span text:style-name="Source_20_Text">break</text:span> methods:</text:p>
      <text:section text:style-name="Sect2" text:name="highlighter_152308">
        <table:table table:name="Table72" table:style-name="Table72">
          <table:table-column table:style-name="Table72.A"/>
          <table:table-row>
            <table:table-cell table:style-name="Table72.A1" office:value-type="string">
              <text:p text:style-name="Table_20_Contents"><text:span text:style-name="Source_20_Text">package</text:span> <text:a xlink:type="simple" xlink:href="https://metacpan.org/module/Breakable"><text:span text:style-name="Source_20_Text">Breakable</text:span></text:a><text:span text:style-name="Source_20_Text">;</text:span></text:p>
              <text:p text:style-name="Table_20_Contents"> </text:p>
              <text:p text:style-name="Table_20_Contents"><text:span text:style-name="Source_20_Text">use</text:span> <text:a xlink:type="simple" xlink:href="https://metacpan.org/module/Moose::Role"><text:span text:style-name="Source_20_Text">Moose::Role</text:span></text:a><text:span text:style-name="Source_20_Text">;</text:span></text:p>
              <text:p text:style-name="Table_20_Contents"> </text:p>
              <text:p text:style-name="Table_20_Contents"><text:span text:style-name="Source_20_Text">requires 'break';</text:span></text:p>
              <text:p text:style-name="Table_20_Contents"> </text:p>
              <text:p text:style-name="Table_20_Contents"><text:span text:style-name="Source_20_Text">has</text:span> <text:span text:style-name="Source_20_Text">'is_broken'</text:span> <text:span text:style-name="Source_20_Text">=&gt; (</text:span></text:p>
              <text:p text:style-name="Table_20_Contents"><text:span text:style-name="Source_20_Text">    is</text:span>  <text:span text:style-name="Source_20_Text">=&gt; 'rw',</text:span></text:p>
              <text:p text:style-name="Table_20_Contents"><text:span text:style-name="Source_20_Text">    isa</text:span> <text:span text:style-name="Source_20_Text">=&gt; 'Bool',</text:span></text:p>
              <text:p text:style-name="Table_20_Contents"><text:span text:style-name="Source_20_Text">);</text:span></text:p>
              <text:p text:style-name="Table_20_Contents"> </text:p>
              <text:p text:style-name="Table_20_Contents"><text:span text:style-name="Source_20_Text">after</text:span> <text:span text:style-name="Source_20_Text">'break'</text:span> <text:span text:style-name="Source_20_Text">=&gt; sub</text:span> <text:span text:style-name="Source_20_Text">{</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self-&gt;is_broken(1);</text:span></text:p>
              <text:p text:style-name="Table_20_Contents"><text:span text:style-name="Source_20_Text">};</text:span></text:p>
            </table:table-cell>
          </table:table-row>
        </table:table>
      </text:section>
      <text:p text:style-name="Text_20_body">If we try to consume this role in a class that does not have a <text:span text:style-name="Source_20_Text">break</text:span> method, we will get an exception.</text:p>
      <text:p text:style-name="Text_20_body">You can see that we added a method modifier on <text:span text:style-name="Source_20_Text">break</text:span>. We want classes that consume this role to implement their own logic for breaking, but we make sure that the <text:span text:style-name="Source_20_Text">is_broken</text:span> attribute is always set to true when <text:span text:style-name="Source_20_Text">break</text:span> is called.</text:p>
      <text:section text:style-name="Sect2" text:name="highlighter_170512">
        <table:table table:name="Table73" table:style-name="Table73">
          <table:table-column table:style-name="Table73.A"/>
          <table:table-row>
            <table:table-cell table:style-name="Table73.A1" office:value-type="string">
              <text:p text:style-name="Table_20_Contents"><text:span text:style-name="Source_20_Text">package</text:span> <text:a xlink:type="simple" xlink:href="https://metacpan.org/module/Car"><text:span text:style-name="Source_20_Text">Car</text:span></text:a></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with</text:span> <text:span text:style-name="Source_20_Text">'Breakable';</text:span></text:p>
              <text:p text:style-name="Table_20_Contents"> </text:p>
              <text:p text:style-name="Table_20_Contents"><text:span text:style-name="Source_20_Text">has</text:span> <text:span text:style-name="Source_20_Text">'engine'</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Engine',</text:span></text:p>
              <text:p text:style-name="Table_20_Contents"><text:span text:style-name="Source_20_Text">);</text:span></text:p>
              <text:p text:style-name="Table_20_Contents"> </text:p>
              <text:p text:style-name="Table_20_Contents"><text:span text:style-name="Source_20_Text">sub</text:span> <text:span text:style-name="Source_20_Text">break {</text:span></text:p>
              <text:p text:style-name="Table_20_Contents"><text:span text:style-name="Source_20_Text">    my</text:span> <text:span text:style-name="Source_20_Text">$self</text:span> <text:span text:style-name="Source_20_Text">= shift;</text:span></text:p>
              <text:p text:style-name="Table_20_Contents"><text:soft-page-break/> </text:p>
              <text:p text:style-name="Table_20_Contents"><text:span text:style-name="Source_20_Text">    if</text:span> <text:span text:style-name="Source_20_Text">( $self-&gt;is_moving ) {</text:span></text:p>
              <text:p text:style-name="Table_20_Contents"><text:span text:style-name="Source_20_Text">        $self-&gt;stop;</text:span></text:p>
              <text:p text:style-name="Table_20_Contents"><text:span text:style-name="Source_20_Text">    }</text:span></text:p>
              <text:p text:style-name="Table_20_Contents"><text:span text:style-name="Source_20_Text">}</text:span></text:p>
            </table:table-cell>
          </table:table-row>
        </table:table>
      </text:section>
      <text:h text:style-name="Heading_20_3" text:outline-level="3"><text:bookmark-start text:name="__RefHeading__488_1666576592"/><text:bookmark text:name="Roles-Versus-Abstract-Base-Classes"/>Roles Versus Abstract Base Classes<text:bookmark-end text:name="__RefHeading__488_1666576592"/></text:h>
      <text:p text:style-name="Text_20_body">If you are familiar with the concept of abstract base classes in other languages, you may be tempted to use roles in the same way.</text:p>
      <text:p text:style-name="Text_20_body">You <text:span text:style-name="T1">can</text:span> define an "interface-only" role, one that contains <text:span text:style-name="T1">just</text:span> a list of required methods.</text:p>
      <text:p text:style-name="Text_20_body">However, any class which consumes this role must implement all of the required methods, either directly or through inheritance from a parent. You cannot delay the method requirement check so that they can be implemented by future subclasses.</text:p>
      <text:p text:style-name="Text_20_body">Because the role defines the required methods directly, adding a base class to the mix would not achieve anything. We recommend that you simply consume the interface role in each class which implements that interface.</text:p>
      <text:h text:style-name="Heading_20_3" text:outline-level="3"><text:bookmark-start text:name="__RefHeading__490_1666576592"/><text:bookmark text:name="Required-Attributes"/>Required Attributes<text:bookmark-end text:name="__RefHeading__490_1666576592"/></text:h>
      <text:p text:style-name="Text_20_body">As mentioned before, a role's required method may also be satisfied by an attribute accessor. However, the call to <text:span text:style-name="Source_20_Text">has</text:span> which defines an attribute happens at runtime. This means that you must define the attribute <text:span text:style-name="T1">before</text:span> consuming the role, or else the role will not see the generated accessor.</text:p>
      <text:section text:style-name="Sect2" text:name="highlighter_313277">
        <table:table table:name="Table74" table:style-name="Table74">
          <table:table-column table:style-name="Table74.A"/>
          <table:table-row>
            <table:table-cell table:style-name="Table74.A1" office:value-type="string">
              <text:p text:style-name="Table_20_Contents"><text:span text:style-name="Source_20_Text">package</text:span> <text:a xlink:type="simple" xlink:href="https://metacpan.org/module/Breakable"><text:span text:style-name="Source_20_Text">Breakable</text:span></text:a><text:span text:style-name="Source_20_Text">;</text:span></text:p>
              <text:p text:style-name="Table_20_Contents"> </text:p>
              <text:p text:style-name="Table_20_Contents"><text:span text:style-name="Source_20_Text">use</text:span> <text:a xlink:type="simple" xlink:href="https://metacpan.org/module/Moose::Role"><text:span text:style-name="Source_20_Text">Moose::Role</text:span></text:a><text:span text:style-name="Source_20_Text">;</text:span></text:p>
              <text:p text:style-name="Table_20_Contents"> </text:p>
              <text:p text:style-name="Table_20_Contents"><text:span text:style-name="Source_20_Text">requires 'stress';</text:span></text:p>
              <text:p text:style-name="Table_20_Contents"> </text:p>
              <text:p text:style-name="Table_20_Contents"><text:span text:style-name="Source_20_Text">package</text:span> <text:a xlink:type="simple" xlink:href="https://metacpan.org/module/Car"><text:span text:style-name="Source_20_Text">Ca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has</text:span> <text:span text:style-name="Source_20_Text">'stress'</text:span> <text:span text:style-name="Source_20_Text">=&gt; (</text:span></text:p>
              <text:p text:style-name="Table_20_Contents"><text:span text:style-name="Source_20_Text">    is</text:span>  <text:span text:style-name="Source_20_Text">=&gt; 'rw',</text:span></text:p>
              <text:p text:style-name="Table_20_Contents"><text:span text:style-name="Source_20_Text">    isa</text:span> <text:span text:style-name="Source_20_Text">=&gt; 'Int',</text:span></text:p>
              <text:p text:style-name="Table_20_Contents"><text:span text:style-name="Source_20_Text">);</text:span></text:p>
              <text:p text:style-name="Table_20_Contents"> </text:p>
              <text:p text:style-name="Table_20_Contents"><text:span text:style-name="Source_20_Text">with</text:span> <text:span text:style-name="Source_20_Text">'Breakable';</text:span></text:p>
            </table:table-cell>
          </table:table-row>
        </table:table>
      </text:section>
      <text:h text:style-name="Heading_20_2" text:outline-level="2"><text:bookmark-start text:name="__RefHeading__492_1666576592"/><text:bookmark text:name="USING-METHOD-MODIFIERS"/>USING METHOD MODIFIERS<text:bookmark-end text:name="__RefHeading__492_1666576592"/></text:h>
      <text:p text:style-name="Text_20_body">Method modifiers and roles are a very powerful combination. Often, a role will combine method modifiers and required methods. We already saw one example with our <text:span text:style-name="Source_20_Text">Breakable</text:span> example.</text:p>
      <text:p text:style-name="Text_20_body">Method modifiers increase the complexity of roles, because they make the role application order relevant. If a class uses multiple roles, each of which modify the same method, those modifiers will be applied in the same order as the roles are used:</text:p>
      <text:section text:style-name="Sect2" text:name="highlighter_309534">
        <table:table table:name="Table75" table:style-name="Table75">
          <table:table-column table:style-name="Table75.A"/>
          <table:table-row>
            <table:table-cell table:style-name="Table75.A1" office:value-type="string">
              <text:p text:style-name="Table_20_Contents"><text:span text:style-name="Source_20_Text">package</text:span> <text:a xlink:type="simple" xlink:href="https://metacpan.org/module/MovieCar"><text:span text:style-name="Source_20_Text">MovieCa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oft-page-break/> </text:p>
              <text:p text:style-name="Table_20_Contents"><text:span text:style-name="Source_20_Text">extends</text:span> <text:span text:style-name="Source_20_Text">'Car';</text:span></text:p>
              <text:p text:style-name="Table_20_Contents"> </text:p>
              <text:p text:style-name="Table_20_Contents"><text:span text:style-name="Source_20_Text">with</text:span> <text:span text:style-name="Source_20_Text">'Breakable', 'ExplodesOnBreakage';</text:span></text:p>
            </table:table-cell>
          </table:table-row>
        </table:table>
      </text:section>
      <text:p text:style-name="Text_20_body">Assuming that the new <text:span text:style-name="Source_20_Text">ExplodesOnBreakage</text:span> role <text:span text:style-name="T1">also</text:span> has an <text:span text:style-name="Source_20_Text">after</text:span> modifier on <text:span text:style-name="Source_20_Text">break</text:span>, the <text:span text:style-name="Source_20_Text">after</text:span> modifiers will run one after the other. The modifier from <text:span text:style-name="Source_20_Text">Breakable</text:span> will run first, then the one from <text:span text:style-name="Source_20_Text">ExplodesOnBreakage</text:span>.</text:p>
      <text:h text:style-name="Heading_20_2" text:outline-level="2"><text:bookmark-start text:name="__RefHeading__494_1666576592"/><text:bookmark text:name="METHOD-CONFLICTS"/>METHOD CONFLICTS<text:bookmark-end text:name="__RefHeading__494_1666576592"/></text:h>
      <text:p text:style-name="Text_20_body">If a class composes multiple roles, and those roles have methods of the same name, we will have a conflict. In that case, the composing class is required to provide its <text:span text:style-name="T1">own</text:span> method of the same name.</text:p>
      <text:section text:style-name="Sect2" text:name="highlighter_810649">
        <table:table table:name="Table76" table:style-name="Table76">
          <table:table-column table:style-name="Table76.A"/>
          <table:table-row>
            <table:table-cell table:style-name="Table76.A1" office:value-type="string">
              <text:p text:style-name="Table_20_Contents"><text:span text:style-name="Source_20_Text">package</text:span> <text:a xlink:type="simple" xlink:href="https://metacpan.org/module/Breakdancer"><text:span text:style-name="Source_20_Text">Breakdancer</text:span></text:a><text:span text:style-name="Source_20_Text">;</text:span></text:p>
              <text:p text:style-name="Table_20_Contents"> </text:p>
              <text:p text:style-name="Table_20_Contents"><text:span text:style-name="Source_20_Text">use</text:span> <text:a xlink:type="simple" xlink:href="https://metacpan.org/module/Moose::Role"><text:span text:style-name="Source_20_Text">Moose::Role</text:span></text:a><text:span text:style-name="Source_20_Text">;</text:span></text:p>
              <text:p text:style-name="Table_20_Contents"> </text:p>
              <text:p text:style-name="Table_20_Contents"><text:span text:style-name="Source_20_Text">sub</text:span> <text:span text:style-name="Source_20_Text">break {</text:span></text:p>
              <text:p text:style-name="Table_20_Contents"> </text:p>
              <text:p text:style-name="Table_20_Contents"><text:span text:style-name="Source_20_Text">}</text:span></text:p>
            </table:table-cell>
          </table:table-row>
        </table:table>
      </text:section>
      <text:p text:style-name="Text_20_body">If we compose both <text:span text:style-name="Source_20_Text">Breakable</text:span> and <text:span text:style-name="Source_20_Text">Breakdancer</text:span> in a class, we must provide our own <text:span text:style-name="Source_20_Text">break</text:span> method:</text:p>
      <text:section text:style-name="Sect2" text:name="highlighter_384467">
        <table:table table:name="Table77" table:style-name="Table77">
          <table:table-column table:style-name="Table77.A"/>
          <table:table-row>
            <table:table-cell table:style-name="Table77.A1" office:value-type="string">
              <text:p text:style-name="Table_20_Contents"><text:span text:style-name="Source_20_Text">package</text:span> <text:a xlink:type="simple" xlink:href="https://metacpan.org/module/FragileDancer"><text:span text:style-name="Source_20_Text">FragileDance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with</text:span> <text:span text:style-name="Source_20_Text">'Breakable', 'Breakdancer';</text:span></text:p>
              <text:p text:style-name="Table_20_Contents"> </text:p>
              <text:p text:style-name="Table_20_Contents"><text:span text:style-name="Source_20_Text">sub</text:span> <text:span text:style-name="Source_20_Text">break { ... }</text:span></text:p>
            </table:table-cell>
          </table:table-row>
        </table:table>
      </text:section>
      <text:p text:style-name="Text_20_body">A role can be a collection of other roles:</text:p>
      <text:section text:style-name="Sect2" text:name="highlighter_131459">
        <table:table table:name="Table78" table:style-name="Table78">
          <table:table-column table:style-name="Table78.A"/>
          <table:table-row>
            <table:table-cell table:style-name="Table78.A1" office:value-type="string">
              <text:p text:style-name="Table_20_Contents"><text:span text:style-name="Source_20_Text">package</text:span> <text:a xlink:type="simple" xlink:href="https://metacpan.org/module/Break::Bundle"><text:span text:style-name="Source_20_Text">Break::Bundle</text:span></text:a><text:span text:style-name="Source_20_Text">;</text:span></text:p>
              <text:p text:style-name="Table_20_Contents"> </text:p>
              <text:p text:style-name="Table_20_Contents"><text:span text:style-name="Source_20_Text">use</text:span> <text:a xlink:type="simple" xlink:href="https://metacpan.org/module/Moose::Role"><text:span text:style-name="Source_20_Text">Moose::Role</text:span></text:a><text:span text:style-name="Source_20_Text">;</text:span></text:p>
              <text:p text:style-name="Table_20_Contents"> </text:p>
              <text:p text:style-name="Table_20_Contents"><text:span text:style-name="Source_20_Text">with</text:span> <text:span text:style-name="Source_20_Text">('Breakable', 'Breakdancer');</text:span></text:p>
            </table:table-cell>
          </table:table-row>
        </table:table>
      </text:section>
      <text:h text:style-name="Heading_20_2" text:outline-level="2"><text:bookmark-start text:name="__RefHeading__496_1666576592"/><text:bookmark text:name="METHOD-EXCLUSION-AND-ALIASING"/>METHOD EXCLUSION AND ALIASING<text:bookmark-end text:name="__RefHeading__496_1666576592"/></text:h>
      <text:p text:style-name="Text_20_body">If we want our <text:span text:style-name="Source_20_Text">FragileDancer</text:span> class to be able to call the methods from both its roles, we can alias the methods:</text:p>
      <text:section text:style-name="Sect2" text:name="highlighter_486652">
        <table:table table:name="Table79" table:style-name="Table79">
          <table:table-column table:style-name="Table79.A"/>
          <table:table-row>
            <table:table-cell table:style-name="Table79.A1" office:value-type="string">
              <text:p text:style-name="Table_20_Contents"><text:span text:style-name="Source_20_Text">package</text:span> <text:a xlink:type="simple" xlink:href="https://metacpan.org/module/FragileDancer"><text:span text:style-name="Source_20_Text">FragileDance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with</text:span> <text:span text:style-name="Source_20_Text">'Breakable'</text:span>   <text:span text:style-name="Source_20_Text">=&gt; { -alias</text:span> <text:span text:style-name="Source_20_Text">=&gt; { break</text:span> <text:span text:style-name="Source_20_Text">=&gt; 'break_bone'</text:span> <text:span text:style-name="Source_20_Text">} },</text:span></text:p>
              <text:p text:style-name="Table_20_Contents"><text:span text:style-name="Source_20_Text">     'Breakdancer'</text:span> <text:span text:style-name="Source_20_Text">=&gt; { -alias</text:span> <text:span text:style-name="Source_20_Text">=&gt; { break</text:span> <text:span text:style-name="Source_20_Text">=&gt; 'break_dance'</text:span> <text:span text:style-name="Source_20_Text">} };</text:span></text:p>
            </table:table-cell>
          </table:table-row>
        </table:table>
      </text:section>
      <text:p text:style-name="Text_20_body">However, aliasing a method simply makes a <text:span text:style-name="T1">copy</text:span> of the method with the new name. We also need to exclude the original name:</text:p>
      <text:section text:style-name="Sect2" text:name="highlighter_276581">
        <table:table table:name="Table80" table:style-name="Table80">
          <table:table-column table:style-name="Table80.A"/>
          <table:table-row>
            <table:table-cell table:style-name="Table80.A1" office:value-type="string">
              <text:p text:style-name="Table_20_Contents"><text:span text:style-name="Source_20_Text">with</text:span> <text:span text:style-name="Source_20_Text">'Breakable'</text:span> <text:span text:style-name="Source_20_Text">=&gt; {</text:span></text:p>
              <text:p text:style-name="Table_20_Contents"><text:span text:style-name="Source_20_Text">    -alias</text:span>    <text:span text:style-name="Source_20_Text">=&gt; { break</text:span> <text:span text:style-name="Source_20_Text">=&gt; 'break_bone'</text:span> <text:span text:style-name="Source_20_Text">},</text:span></text:p>
              <text:p text:style-name="Table_20_Contents"><text:soft-page-break/><text:span text:style-name="Source_20_Text">    -excludes</text:span> <text:span text:style-name="Source_20_Text">=&gt; 'break',</text:span></text:p>
              <text:p text:style-name="Table_20_Contents"><text:span text:style-name="Source_20_Text">    },</text:span></text:p>
              <text:p text:style-name="Table_20_Contents"><text:span text:style-name="Source_20_Text">    'Breakdancer'</text:span> <text:span text:style-name="Source_20_Text">=&gt; {</text:span></text:p>
              <text:p text:style-name="Table_20_Contents"><text:span text:style-name="Source_20_Text">    -alias</text:span>    <text:span text:style-name="Source_20_Text">=&gt; { break</text:span> <text:span text:style-name="Source_20_Text">=&gt; 'break_dance'</text:span> <text:span text:style-name="Source_20_Text">},</text:span></text:p>
              <text:p text:style-name="Table_20_Contents"><text:span text:style-name="Source_20_Text">    -excludes</text:span> <text:span text:style-name="Source_20_Text">=&gt; 'break',</text:span></text:p>
              <text:p text:style-name="Table_20_Contents"><text:span text:style-name="Source_20_Text">    };</text:span></text:p>
            </table:table-cell>
          </table:table-row>
        </table:table>
      </text:section>
      <text:p text:style-name="Text_20_body">The excludes parameter prevents the <text:span text:style-name="Source_20_Text">break</text:span> method from being composed into the <text:span text:style-name="Source_20_Text">FragileDancer</text:span> class, so we don't have a conflict. This means that <text:span text:style-name="Source_20_Text">FragileDancer</text:span> does not need to implement its own <text:span text:style-name="Source_20_Text">break</text:span> method.</text:p>
      <text:p text:style-name="Text_20_body">This is useful, but it's worth noting that this breaks the contract implicit in consuming a role. Our <text:span text:style-name="Source_20_Text">FragileDancer</text:span> class does both the <text:span text:style-name="Source_20_Text">Breakable</text:span> and <text:span text:style-name="Source_20_Text">BreakDancer</text:span>, but does not provide a <text:span text:style-name="Source_20_Text">break</text:span> method. If some API expects an object that does one of those roles, it probably expects it to implement that method.</text:p>
      <text:p text:style-name="Text_20_body">In some use cases we might alias and exclude methods from roles, but then provide a method of the same name in the class itself.</text:p>
      <text:p text:style-name="Text_20_body">Also see <text:a xlink:type="simple" xlink:href="https://metacpan.org/pod/Moose::Cookbook::Roles::Restartable_AdvancedComposition">Moose::Cookbook::Roles::Restartable_AdvancedComposition</text:a> for an example.</text:p>
      <text:h text:style-name="Heading_20_2" text:outline-level="2"><text:bookmark-start text:name="__RefHeading__498_1666576592"/><text:bookmark text:name="ROLE-EXCLUSION"/>ROLE EXCLUSION<text:bookmark-end text:name="__RefHeading__498_1666576592"/></text:h>
      <text:p text:style-name="Text_20_body">A role can say that it cannot be combined with some other role. This should be used with great caution, since it limits the re-usability of the role.</text:p>
      <text:section text:style-name="Sect2" text:name="highlighter_310095">
        <table:table table:name="Table81" table:style-name="Table81">
          <table:table-column table:style-name="Table81.A"/>
          <table:table-row>
            <table:table-cell table:style-name="Table81.A1" office:value-type="string">
              <text:p text:style-name="Table_20_Contents"><text:span text:style-name="Source_20_Text">package</text:span> <text:a xlink:type="simple" xlink:href="https://metacpan.org/module/Breakable"><text:span text:style-name="Source_20_Text">Breakable</text:span></text:a><text:span text:style-name="Source_20_Text">;</text:span></text:p>
              <text:p text:style-name="Table_20_Contents"> </text:p>
              <text:p text:style-name="Table_20_Contents"><text:span text:style-name="Source_20_Text">use</text:span> <text:a xlink:type="simple" xlink:href="https://metacpan.org/module/Moose::Role"><text:span text:style-name="Source_20_Text">Moose::Role</text:span></text:a><text:span text:style-name="Source_20_Text">;</text:span></text:p>
              <text:p text:style-name="Table_20_Contents"> </text:p>
              <text:p text:style-name="Table_20_Contents"><text:span text:style-name="Source_20_Text">excludes 'BreakDancer';</text:span></text:p>
            </table:table-cell>
          </table:table-row>
        </table:table>
      </text:section>
      <text:h text:style-name="Heading_20_2" text:outline-level="2"><text:bookmark-start text:name="__RefHeading__500_1666576592"/><text:bookmark text:name="ADDING-A-ROLE-TO-AN-OBJECT-INSTANCE"/>ADDING A ROLE TO AN OBJECT INSTANCE<text:bookmark-end text:name="__RefHeading__500_1666576592"/></text:h>
      <text:p text:style-name="Text_20_body">You may want to add a role to an object instance, rather than to a class. For example, you may want to add debug tracing to one instance of an object while debugging a particular bug. Another use case might be to dynamically change objects based on a user's configuration, as a plugin system.</text:p>
      <text:p text:style-name="Text_20_body">The best way to do this is to use the <text:span text:style-name="Source_20_Text">apply_all_roles()</text:span> function from <text:a xlink:type="simple" xlink:href="https://metacpan.org/pod/Moose::Util">Moose::Util</text:a>:</text:p>
      <text:section text:style-name="Sect2" text:name="highlighter_924607">
        <table:table table:name="Table82" table:style-name="Table82">
          <table:table-column table:style-name="Table82.A"/>
          <table:table-row>
            <table:table-cell table:style-name="Table82.A1" office:value-type="string">
              <text:p text:style-name="Table_20_Contents"><text:span text:style-name="Source_20_Text">use</text:span> <text:a xlink:type="simple" xlink:href="https://metacpan.org/module/Moose::Util"><text:span text:style-name="Source_20_Text">Moose::Util</text:span></text:a><text:span text:style-name="Source_20_Text"> qw( apply_all_roles );</text:span></text:p>
              <text:p text:style-name="Table_20_Contents"> </text:p>
              <text:p text:style-name="Table_20_Contents"><text:span text:style-name="Source_20_Text">my</text:span> <text:span text:style-name="Source_20_Text">$car</text:span> <text:span text:style-name="Source_20_Text">= Car-&gt;new;</text:span></text:p>
              <text:p text:style-name="Table_20_Contents"><text:span text:style-name="Source_20_Text">apply_all_roles( $car, 'Breakable'</text:span> <text:span text:style-name="Source_20_Text">);</text:span></text:p>
            </table:table-cell>
          </table:table-row>
        </table:table>
      </text:section>
      <text:p text:style-name="Text_20_body">This function can apply more than one role at a time, and will do so using the normal Moose role combination system. We recommend using this function to apply roles to an object. This is what Moose uses internally when you call <text:span text:style-name="Source_20_Text">with</text:span>.</text:p>
      <text:p text:style-name="P9"/>
      <text:h text:style-name="P41" text:outline-level="1"><text:bookmark-start text:name="__RefHeading__502_1666576592"/>Types<text:bookmark-end text:name="__RefHeading__502_1666576592"/></text:h>
      <text:list xml:id="list2704110778752674012" text:style-name="L20">
        <text:list-item>
          <text:p text:style-name="P14"><text:bookmark text:name="index6"/><text:a xlink:type="simple" xlink:href="https://metacpan.org/pod/Moose::Manual::Types#NAME"><text:span text:style-name="T5">NAME</text:span></text:a><text:span text:style-name="T5"> </text:span></text:p>
        </text:list-item>
      </text:list>
      <text:list xml:id="list6679160966858459892" text:style-name="L18">
        <text:list-item>
          <text:p text:style-name="P29"><text:a xlink:type="simple" xlink:href="https://metacpan.org/pod/Moose::Manual::Types#VERSION">VERSION</text:a> </text:p>
        </text:list-item>
        <text:list-item>
          <text:p text:style-name="P29"><text:a xlink:type="simple" xlink:href="https://metacpan.org/pod/Moose::Manual::Types#TYPES-IN-PERL">TYPES IN PERL?</text:a> </text:p>
        </text:list-item>
        <text:list-item>
          <text:p text:style-name="P29"><text:a xlink:type="simple" xlink:href="https://metacpan.org/pod/Moose::Manual::Types#THE-TYPES">THE TYPES</text:a> </text:p>
        </text:list-item>
        <text:list-item>
          <text:p text:style-name="P29"><text:a xlink:type="simple" xlink:href="https://metacpan.org/pod/Moose::Manual::Types#WHAT-IS-A-TYPE">WHAT IS A TYPE?</text:a> </text:p>
        </text:list-item>
        <text:list-item>
          <text:p text:style-name="P29"><text:a xlink:type="simple" xlink:href="https://metacpan.org/pod/Moose::Manual::Types#SUBTYPES">SUBTYPES</text:a> </text:p>
        </text:list-item>
        <text:list-item>
          <text:p text:style-name="P29"><text:a xlink:type="simple" xlink:href="https://metacpan.org/pod/Moose::Manual::Types#TYPE-NAMES">TYPE NAMES</text:a> </text:p>
        </text:list-item>
        <text:list-item>
          <text:p text:style-name="P29"><text:a xlink:type="simple" xlink:href="https://metacpan.org/pod/Moose::Manual::Types#COERCION">COERCION</text:a> </text:p>
          <text:list>
            <text:list-item>
              <text:p text:style-name="P29"><text:a xlink:type="simple" xlink:href="https://metacpan.org/pod/Moose::Manual::Types#Deep-coercion">Deep coercion</text:a> </text:p>
            </text:list-item>
          </text:list>
        </text:list-item>
        <text:list-item>
          <text:p text:style-name="P29"><text:a xlink:type="simple" xlink:href="https://metacpan.org/pod/Moose::Manual::Types#TYPE-UNIONS">TYPE UNIONS</text:a> </text:p>
        </text:list-item>
        <text:list-item>
          <text:p text:style-name="P29"><text:a xlink:type="simple" xlink:href="https://metacpan.org/pod/Moose::Manual::Types#TYPE-CREATION-HELPERS">TYPE CREATION HELPERS</text:a> </text:p>
        </text:list-item>
        <text:list-item>
          <text:p text:style-name="P29"><text:a xlink:type="simple" xlink:href="https://metacpan.org/pod/Moose::Manual::Types#ANONYMOUS-TYPES">ANONYMOUS TYPES</text:a> </text:p>
        </text:list-item>
        <text:list-item>
          <text:p text:style-name="P29"><text:a xlink:type="simple" xlink:href="https://metacpan.org/pod/Moose::Manual::Types#VALIDATING-METHOD-PARAMETERS">VALIDATING METHOD PARAMETERS</text:a> </text:p>
        </text:list-item>
        <text:list-item>
          <text:p text:style-name="P29"><text:a xlink:type="simple" xlink:href="https://metacpan.org/pod/Moose::Manual::Types#LOAD-ORDER-ISSUES">LOAD ORDER ISSUES</text:a> </text:p>
        </text:list-item>
      </text:list>
      <text:h text:style-name="Heading_20_2" text:outline-level="2"><text:bookmark-start text:name="__RefHeading__504_1666576592"/><text:bookmark text:name="NAME6"/>NAME<text:bookmark-end text:name="__RefHeading__504_1666576592"/></text:h>
      <text:p text:style-name="Text_20_body">Moose::Manual::Types - Moose's type system</text:p>
      <text:h text:style-name="Heading_20_2" text:outline-level="2"><text:bookmark-start text:name="__RefHeading__506_1666576592"/><text:bookmark text:name="VERSION6"/>VERSION<text:bookmark-end text:name="__RefHeading__506_1666576592"/></text:h>
      <text:p text:style-name="Text_20_body">version 2.1204</text:p>
      <text:h text:style-name="Heading_20_2" text:outline-level="2"><text:bookmark-start text:name="__RefHeading__508_1666576592"/><text:bookmark text:name="TYPES-IN-PERL"/>TYPES IN PERL?<text:bookmark-end text:name="__RefHeading__508_1666576592"/></text:h>
      <text:p text:style-name="Text_20_body">Moose provides its own type system for attributes. You can also use these types to validate method parameters with the help of a MooseX module.</text:p>
      <text:p text:style-name="Text_20_body">Moose's type system is based on a combination of Perl 5's own <text:span text:style-name="T1">implicit</text:span> types and some Perl 6 concepts. You can create your own subtypes with custom constraints, making it easy to express any sort of validation.</text:p>
      <text:p text:style-name="Text_20_body">Types have names, and you can re-use them by name, making it easy to share types throughout a large application.</text:p>
      <text:p text:style-name="Text_20_body">However, this is not a "real" type system. Moose does not magically make Perl start associating types with variables. This is just an advanced parameter checking system which allows you to associate a name with a constraint.</text:p>
      <text:p text:style-name="Text_20_body">That said, it's still pretty damn useful, and we think it's one of the things that makes Moose both fun and powerful. Taking advantage of the type system makes it much easier to ensure that you are getting valid data, and it also contributes greatly to code maintainability.</text:p>
      <text:h text:style-name="Heading_20_2" text:outline-level="2"><text:bookmark-start text:name="__RefHeading__510_1666576592"/><text:bookmark text:name="THE-TYPES"/>THE TYPES<text:bookmark-end text:name="__RefHeading__510_1666576592"/></text:h>
      <text:p text:style-name="Text_20_body">The basic Moose type hierarchy looks like this</text:p>
      <text:section text:style-name="Sect2" text:name="highlighter_169228">
        <table:table table:name="Table83" table:style-name="Table83">
          <table:table-column table:style-name="Table83.A"/>
          <table:table-row>
            <table:table-cell table:style-name="Table83.A1" office:value-type="string">
              <text:p text:style-name="Table_20_Contents"><text:span text:style-name="Source_20_Text">Any</text:span></text:p>
              <text:p text:style-name="Table_20_Contents"><text:span text:style-name="Source_20_Text">    Item</text:span></text:p>
              <text:p text:style-name="Table_20_Contents"><text:span text:style-name="Source_20_Text">        Bool</text:span></text:p>
              <text:p text:style-name="Table_20_Contents"><text:soft-page-break/><text:span text:style-name="Source_20_Text">        Maybe[`a]</text:span></text:p>
              <text:p text:style-name="Table_20_Contents"><text:span text:style-name="Source_20_Text">        Undef</text:span></text:p>
              <text:p text:style-name="Table_20_Contents"><text:span text:style-name="Source_20_Text">        Defined</text:span></text:p>
              <text:p text:style-name="Table_20_Contents"><text:span text:style-name="Source_20_Text">            Value</text:span></text:p>
              <text:p text:style-name="Table_20_Contents"><text:span text:style-name="Source_20_Text">                Str</text:span></text:p>
              <text:p text:style-name="Table_20_Contents"><text:span text:style-name="Source_20_Text">                    Num</text:span></text:p>
              <text:p text:style-name="Table_20_Contents"><text:span text:style-name="Source_20_Text">                        Int</text:span></text:p>
              <text:p text:style-name="Table_20_Contents"><text:span text:style-name="Source_20_Text">                    ClassName</text:span></text:p>
              <text:p text:style-name="Table_20_Contents"><text:span text:style-name="Source_20_Text">                    RoleName</text:span></text:p>
              <text:p text:style-name="Table_20_Contents"><text:span text:style-name="Source_20_Text">            Ref</text:span></text:p>
              <text:p text:style-name="Table_20_Contents"><text:span text:style-name="Source_20_Text">                ScalarRef[`a]</text:span></text:p>
              <text:p text:style-name="Table_20_Contents"><text:span text:style-name="Source_20_Text">                ArrayRef[`a]</text:span></text:p>
              <text:p text:style-name="Table_20_Contents"><text:span text:style-name="Source_20_Text">                HashRef[`a]</text:span></text:p>
              <text:p text:style-name="Table_20_Contents"><text:span text:style-name="Source_20_Text">                CodeRef</text:span></text:p>
              <text:p text:style-name="Table_20_Contents"><text:span text:style-name="Source_20_Text">                RegexpRef</text:span></text:p>
              <text:p text:style-name="Table_20_Contents"><text:span text:style-name="Source_20_Text">                GlobRef</text:span></text:p>
              <text:p text:style-name="Table_20_Contents"><text:span text:style-name="Source_20_Text">                FileHandle</text:span></text:p>
              <text:p text:style-name="Table_20_Contents"><text:span text:style-name="Source_20_Text">                Object</text:span></text:p>
            </table:table-cell>
          </table:table-row>
        </table:table>
      </text:section>
      <text:p text:style-name="Text_20_body">In practice, the only difference between <text:span text:style-name="Source_20_Text">Any</text:span> and <text:span text:style-name="Source_20_Text">Item</text:span> is conceptual. <text:span text:style-name="Source_20_Text">Item</text:span> is used as the top-level type in the hierarchy.</text:p>
      <text:p text:style-name="Text_20_body">The rest of these types correspond to existing Perl concepts. In particular:</text:p>
      <text:list xml:id="list8486197360533913467" text:style-name="L19">
        <text:list-item>
          <text:p text:style-name="P13"><text:span text:style-name="Source_20_Text">Bool</text:span> accepts <text:span text:style-name="Source_20_Text">1</text:span> for true, and undef, 0, or the empty string as false.</text:p>
        </text:list-item>
        <text:list-item>
          <text:p text:style-name="P13"><text:span text:style-name="Source_20_Text">Maybe[`a]</text:span> accepts either <text:span text:style-name="Source_20_Text">`a</text:span> or <text:span text:style-name="Source_20_Text">undef</text:span>.</text:p>
        </text:list-item>
        <text:list-item>
          <text:p text:style-name="P13"><text:span text:style-name="Source_20_Text">Num</text:span> accepts integers, floating point numbers (both in decimal notation &amp; exponential notation), 0, .0, 0.0 etc. It doesn't accept numbers with whitespace, Inf, Infinity, "0 but true", NaN &amp; other such strings.</text:p>
        </text:list-item>
        <text:list-item>
          <text:p text:style-name="P13"><text:span text:style-name="Source_20_Text">ClassName</text:span> and <text:span text:style-name="Source_20_Text">RoleName</text:span> accept strings that are either the name of a class or the name of a role. The class/role must already be loaded when the constraint is checked.</text:p>
        </text:list-item>
        <text:list-item>
          <text:p text:style-name="P13"><text:span text:style-name="Source_20_Text">FileHandle</text:span> accepts either an <text:a xlink:type="simple" xlink:href="https://metacpan.org/pod/IO::Handle">IO::Handle</text:a> object or a builtin perl filehandle (see <text:a xlink:type="simple" xlink:href="https://metacpan.org/pod/Scalar::Util#openhandle">"openhandle" in Scalar::Util</text:a>).</text:p>
        </text:list-item>
        <text:list-item>
          <text:p text:style-name="P13"><text:span text:style-name="Source_20_Text">Object</text:span> accepts any blessed reference.</text:p>
        </text:list-item>
      </text:list>
      <text:p text:style-name="Text_20_body">The types followed by "[`a]" can be parameterized. So instead of just plain <text:span text:style-name="Source_20_Text">ArrayRef</text:span> we can say that we want <text:span text:style-name="Source_20_Text">ArrayRef[Int]</text:span> instead. We can even do something like <text:span text:style-name="Source_20_Text">HashRef[ArrayRef[Str]]</text:span>.</text:p>
      <text:p text:style-name="Text_20_body">The <text:span text:style-name="Source_20_Text">Maybe[`a]</text:span> type deserves a special mention. Used by itself, it doesn't really mean anything (and is equivalent to <text:span text:style-name="Source_20_Text">Item</text:span>). When it is parameterized, it means that the value is either <text:span text:style-name="Source_20_Text">undef</text:span> or the parameterized type. So <text:span text:style-name="Source_20_Text">Maybe[Int]</text:span> means an integer or <text:span text:style-name="Source_20_Text">undef</text:span>.</text:p>
      <text:p text:style-name="Text_20_body">For more details on the type hierarchy, see <text:a xlink:type="simple" xlink:href="https://metacpan.org/pod/Moose::Util::TypeConstraints">Moose::Util::TypeConstraints</text:a>.</text:p>
      <text:h text:style-name="Heading_20_2" text:outline-level="2"><text:bookmark-start text:name="__RefHeading__512_1666576592"/><text:bookmark text:name="WHAT-IS-A-TYPE"/>WHAT IS A TYPE?<text:bookmark-end text:name="__RefHeading__512_1666576592"/></text:h>
      <text:p text:style-name="Text_20_body">It's important to realize that types are not classes (or packages). Types are just objects (<text:a xlink:type="simple" xlink:href="https://metacpan.org/pod/Moose::Meta::TypeConstraint">Moose::Meta::TypeConstraint</text:a> objects, to be exact) with a name and a constraint. Moose maintains a global type registry that lets it convert names like <text:span text:style-name="Source_20_Text">Num</text:span> into the appropriate object.</text:p>
      <text:p text:style-name="Text_20_body">However, class names <text:span text:style-name="T1">can be</text:span> type names. When you define a new class using Moose, it defines an associated type name behind the scenes:</text:p>
      <text:section text:style-name="Sect2" text:name="highlighter_16656">
        <table:table table:name="Table84" table:style-name="Table84">
          <table:table-column table:style-name="Table84.A"/>
          <text:soft-page-break/>
          <table:table-row>
            <table:table-cell table:style-name="Table84.A1" office:value-type="string">
              <text:p text:style-name="Table_20_Contents"><text:span text:style-name="Source_20_Text">package</text:span> <text:a xlink:type="simple" xlink:href="https://metacpan.org/module/MyApp::User"><text:span text:style-name="Source_20_Text">MyApp::Use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able:table-cell>
          </table:table-row>
        </table:table>
      </text:section>
      <text:p text:style-name="Text_20_body">Now you can use <text:span text:style-name="Source_20_Text">'MyApp::User'</text:span> as a type name:</text:p>
      <text:section text:style-name="Sect2" text:name="highlighter_67767">
        <table:table table:name="Table85" table:style-name="Table85">
          <table:table-column table:style-name="Table85.A"/>
          <table:table-row>
            <table:table-cell table:style-name="Table85.A1" office:value-type="string">
              <text:p text:style-name="Table_20_Contents"><text:span text:style-name="Source_20_Text">has</text:span> <text:span text:style-name="Source_20_Text">creator</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MyApp::User',</text:span></text:p>
              <text:p text:style-name="Table_20_Contents"><text:span text:style-name="Source_20_Text">);</text:span></text:p>
            </table:table-cell>
          </table:table-row>
        </table:table>
      </text:section>
      <text:p text:style-name="Text_20_body">However, for non-Moose classes there's no magic. You may have to explicitly declare the class type. This is a bit muddled because Moose assumes that any unknown type name passed as the <text:span text:style-name="Source_20_Text">isa</text:span> value for an attribute is a class. So this works:</text:p>
      <text:section text:style-name="Sect2" text:name="highlighter_936214">
        <table:table table:name="Table86" table:style-name="Table86">
          <table:table-column table:style-name="Table86.A"/>
          <table:table-row>
            <table:table-cell table:style-name="Table86.A1" office:value-type="string">
              <text:p text:style-name="Table_20_Contents"><text:span text:style-name="Source_20_Text">has</text:span> <text:span text:style-name="Source_20_Text">'birth_date'</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DateTime',</text:span></text:p>
              <text:p text:style-name="Table_20_Contents"><text:span text:style-name="Source_20_Text">);</text:span></text:p>
            </table:table-cell>
          </table:table-row>
        </table:table>
      </text:section>
      <text:p text:style-name="Text_20_body">In general, when Moose is presented with an unknown name, it assumes that the name is a class:</text:p>
      <text:section text:style-name="Sect2" text:name="highlighter_532896">
        <table:table table:name="Table87" table:style-name="Table87">
          <table:table-column table:style-name="Table87.A"/>
          <table:table-row>
            <table:table-cell table:style-name="Table87.A1" office:value-type="string">
              <text:p text:style-name="Table_20_Contents"><text:span text:style-name="Source_20_Text">subtype 'ModernDateTime'</text:span></text:p>
              <text:p text:style-name="Table_20_Contents"><text:span text:style-name="Source_20_Text">    =&gt; as 'DateTime'</text:span></text:p>
              <text:p text:style-name="Table_20_Contents"><text:span text:style-name="Source_20_Text">    =&gt; where { $_-&gt;year() &gt;= 1980 }</text:span></text:p>
              <text:p text:style-name="Table_20_Contents"><text:span text:style-name="Source_20_Text">    =&gt; message { 'The date you provided is not modern enough'</text:span> <text:span text:style-name="Source_20_Text">};</text:span></text:p>
              <text:p text:style-name="Table_20_Contents"> </text:p>
              <text:p text:style-name="Table_20_Contents"><text:span text:style-name="Source_20_Text">has</text:span> <text:span text:style-name="Source_20_Text">'valid_dates'</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ArrayRef[DateTime]',</text:span></text:p>
              <text:p text:style-name="Table_20_Contents"><text:span text:style-name="Source_20_Text">);</text:span></text:p>
            </table:table-cell>
          </table:table-row>
        </table:table>
      </text:section>
      <text:p text:style-name="Text_20_body">Moose will assume that <text:span text:style-name="Source_20_Text">DateTime</text:span> is a class name in both of these instances.</text:p>
      <text:h text:style-name="Heading_20_2" text:outline-level="2"><text:bookmark-start text:name="__RefHeading__514_1666576592"/><text:bookmark text:name="SUBTYPES"/>SUBTYPES<text:bookmark-end text:name="__RefHeading__514_1666576592"/></text:h>
      <text:p text:style-name="Text_20_body">Moose uses subtypes in its built-in hierarchy. For example, <text:span text:style-name="Source_20_Text">Int</text:span> is a child of <text:span text:style-name="Source_20_Text">Num</text:span>.</text:p>
      <text:p text:style-name="Text_20_body">A subtype is defined in terms of a parent type and a constraint. Any constraints defined by the parent(s) will be checked first, followed by constraints defined by the subtype. A value must pass <text:span text:style-name="T1">all</text:span> of these checks to be valid for the subtype.</text:p>
      <text:p text:style-name="Text_20_body">Typically, a subtype takes the parent's constraint and makes it more specific.</text:p>
      <text:p text:style-name="Text_20_body">A subtype can also define its own constraint failure message. This lets you do things like have an error "The value you provided (20), was not a valid rating, which must be a number from 1-10." This is much friendlier than the default error, which just says that the value failed a validation check for the type. The default error can, however, be made more friendly by installing <text:a xlink:type="simple" xlink:href="https://metacpan.org/pod/Devel::PartialDump">Devel::PartialDump</text:a> (version 0.14 or higher), which Moose will use if possible to display the invalid value.</text:p>
      <text:p text:style-name="Text_20_body">Here's a simple (and useful) subtype example:</text:p>
      <text:section text:style-name="Sect2" text:name="highlighter_128896">
        <table:table table:name="Table88" table:style-name="Table88">
          <table:table-column table:style-name="Table88.A"/>
          <table:table-row>
            <table:table-cell table:style-name="Table88.A1" office:value-type="string">
              <text:p text:style-name="Table_20_Contents"><text:span text:style-name="Source_20_Text">subtype 'PositiveInt',</text:span></text:p>
              <text:p text:style-name="Table_20_Contents"><text:span text:style-name="Source_20_Text">    as 'Int',</text:span></text:p>
              <text:p text:style-name="Table_20_Contents"><text:span text:style-name="Source_20_Text">    where { $_</text:span> <text:span text:style-name="Source_20_Text">&gt; 0 },</text:span></text:p>
              <text:p text:style-name="Table_20_Contents"><text:span text:style-name="Source_20_Text">    message { "The number you provided, $_, was not a positive number"</text:span> <text:span text:style-name="Source_20_Text">};</text:span></text:p>
            </table:table-cell>
          </table:table-row>
        </table:table>
      </text:section>
      <text:p text:style-name="Text_20_body">Note that the sugar functions for working with types are all exported by <text:a xlink:type="simple" xlink:href="https://metacpan.org/pod/Moose::Util::TypeConstraints">Moose::Util::TypeConstraints</text:a>.</text:p>
      <text:h text:style-name="Heading_20_2" text:outline-level="2"><text:bookmark-start text:name="__RefHeading__516_1666576592"/><text:bookmark text:name="TYPE-NAMES"/><text:soft-page-break/>TYPE NAMES<text:bookmark-end text:name="__RefHeading__516_1666576592"/></text:h>
      <text:p text:style-name="Text_20_body">Type names are global throughout the current Perl interpreter. Internally, Moose maps names to type objects via a <text:a xlink:type="simple" xlink:href="https://metacpan.org/pod/Moose::Meta::TypeConstraint::Registry">registry</text:a>.</text:p>
      <text:p text:style-name="Text_20_body">If you have multiple apps or libraries all using Moose in the same process, you could have problems with collisions. We recommend that you prefix names with some sort of namespace indicator to prevent these sorts of collisions.</text:p>
      <text:p text:style-name="Text_20_body">For example, instead of calling a type "PositiveInt", call it "MyApp::Type::PositiveInt" or "MyApp::Types::PositiveInt". We recommend that you centralize all of these definitions in a single package, <text:span text:style-name="Source_20_Text">MyApp::Types</text:span>, which can be loaded by other classes in your application.</text:p>
      <text:p text:style-name="Text_20_body">However, before you do this, you should look at the <text:a xlink:type="simple" xlink:href="https://metacpan.org/pod/MooseX::Types">MooseX::Types</text:a> module. This module makes it easy to create a "type library" module, which can export your types as perl constants.</text:p>
      <text:section text:style-name="Sect2" text:name="highlighter_282613">
        <table:table table:name="Table89" table:style-name="Table89">
          <table:table-column table:style-name="Table89.A"/>
          <table:table-row>
            <table:table-cell table:style-name="Table89.A1" office:value-type="string">
              <text:p text:style-name="Table_20_Contents"><text:span text:style-name="Source_20_Text">has</text:span> <text:span text:style-name="Source_20_Text">'counter'</text:span> <text:span text:style-name="Source_20_Text">=&gt; (is</text:span> <text:span text:style-name="Source_20_Text">=&gt; 'rw', isa</text:span> <text:span text:style-name="Source_20_Text">=&gt; PositiveInt);</text:span></text:p>
            </table:table-cell>
          </table:table-row>
        </table:table>
      </text:section>
      <text:p text:style-name="Text_20_body">This lets you use a short name rather than needing to fully qualify the name everywhere. It also allows you to easily create parameterized types:</text:p>
      <text:section text:style-name="Sect2" text:name="highlighter_477742">
        <table:table table:name="Table90" table:style-name="Table90">
          <table:table-column table:style-name="Table90.A"/>
          <table:table-row>
            <table:table-cell table:style-name="Table90.A1" office:value-type="string">
              <text:p text:style-name="Table_20_Contents"><text:span text:style-name="Source_20_Text">has</text:span> <text:span text:style-name="Source_20_Text">'counts'</text:span> <text:span text:style-name="Source_20_Text">=&gt; (is</text:span> <text:span text:style-name="Source_20_Text">=&gt; 'ro', isa</text:span> <text:span text:style-name="Source_20_Text">=&gt; HashRef[PositiveInt]);</text:span></text:p>
            </table:table-cell>
          </table:table-row>
        </table:table>
      </text:section>
      <text:p text:style-name="Text_20_body">This module will check your names at compile time, and is generally more robust than the string type parsing for complex cases.</text:p>
      <text:h text:style-name="Heading_20_2" text:outline-level="2"><text:bookmark-start text:name="__RefHeading__518_1666576592"/><text:bookmark text:name="COERCION"/>COERCION<text:bookmark-end text:name="__RefHeading__518_1666576592"/></text:h>
      <text:p text:style-name="Text_20_body">A coercion lets you tell Moose to automatically convert one type to another.</text:p>
      <text:section text:style-name="Sect2" text:name="highlighter_443018">
        <table:table table:name="Table91" table:style-name="Table91">
          <table:table-column table:style-name="Table91.A"/>
          <table:table-row>
            <table:table-cell table:style-name="Table91.A1" office:value-type="string">
              <text:p text:style-name="Table_20_Contents"><text:span text:style-name="Source_20_Text">subtype 'ArrayRefOfInts',</text:span></text:p>
              <text:p text:style-name="Table_20_Contents"><text:span text:style-name="Source_20_Text">    as 'ArrayRef[Int]';</text:span></text:p>
              <text:p text:style-name="Table_20_Contents"> </text:p>
              <text:p text:style-name="Table_20_Contents"><text:span text:style-name="Source_20_Text">coerce 'ArrayRefOfInts',</text:span></text:p>
              <text:p text:style-name="Table_20_Contents"><text:span text:style-name="Source_20_Text">    from 'Int',</text:span></text:p>
              <text:p text:style-name="Table_20_Contents"><text:span text:style-name="Source_20_Text">    via { [ $_</text:span> <text:span text:style-name="Source_20_Text">] };</text:span></text:p>
            </table:table-cell>
          </table:table-row>
        </table:table>
      </text:section>
      <text:p text:style-name="Text_20_body">You'll note that we created a subtype rather than coercing <text:span text:style-name="Source_20_Text">ArrayRef[Int]</text:span> directly. It's a bad idea to add coercions to the raw built in types.</text:p>
      <text:p text:style-name="Text_20_body">Coercions are global, just like type names, so a coercion applied to a built in type is seen by all modules using Moose types. This is <text:span text:style-name="T1">another</text:span> reason why it is good to namespace your types.</text:p>
      <text:p text:style-name="Text_20_body">Moose will <text:span text:style-name="T1">never</text:span> try to coerce a value unless you explicitly ask for it. This is done by setting the <text:span text:style-name="Source_20_Text">coerce</text:span> attribute option to a true value:</text:p>
      <text:section text:style-name="Sect2" text:name="highlighter_908347">
        <table:table table:name="Table92" table:style-name="Table92">
          <table:table-column table:style-name="Table92.A"/>
          <table:table-row>
            <table:table-cell table:style-name="Table92.A1" office:value-type="string">
              <text:p text:style-name="Table_20_Contents"><text:span text:style-name="Source_20_Text">package</text:span> <text:a xlink:type="simple" xlink:href="https://metacpan.org/module/Foo"><text:span text:style-name="Source_20_Text">Foo</text:span></text:a><text:span text:style-name="Source_20_Text">;</text:span></text:p>
              <text:p text:style-name="Table_20_Contents"> </text:p>
              <text:p text:style-name="Table_20_Contents"><text:span text:style-name="Source_20_Text">has</text:span> <text:span text:style-name="Source_20_Text">'sizes'</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ArrayRefOfInts',</text:span></text:p>
              <text:p text:style-name="Table_20_Contents"><text:span text:style-name="Source_20_Text">    coerce</text:span> <text:span text:style-name="Source_20_Text">=&gt; 1,</text:span></text:p>
              <text:p text:style-name="Table_20_Contents"><text:span text:style-name="Source_20_Text">);</text:span></text:p>
              <text:p text:style-name="Table_20_Contents"> </text:p>
              <text:p text:style-name="Table_20_Contents"><text:span text:style-name="Source_20_Text">Foo-&gt;new( sizes</text:span> <text:span text:style-name="Source_20_Text">=&gt; 42 );</text:span></text:p>
            </table:table-cell>
          </table:table-row>
        </table:table>
      </text:section>
      <text:p text:style-name="Text_20_body">This code example will do the right thing, and the newly created object will have <text:span text:style-name="Source_20_Text">[ 42 ]</text:span> as its <text:span text:style-name="Source_20_Text">sizes</text:span> attribute.</text:p>
      <text:h text:style-name="Heading_20_3" text:outline-level="3"><text:bookmark-start text:name="__RefHeading__520_1666576592"/><text:bookmark text:name="Deep-coercion"/><text:soft-page-break/>Deep coercion<text:bookmark-end text:name="__RefHeading__520_1666576592"/></text:h>
      <text:p text:style-name="Text_20_body">Deep coercion is the coercion of type parameters for parameterized types. Let's take these types as an example:</text:p>
      <text:section text:style-name="Sect2" text:name="highlighter_610566">
        <table:table table:name="Table93" table:style-name="Table93">
          <table:table-column table:style-name="Table93.A"/>
          <table:table-row>
            <table:table-cell table:style-name="Table93.A1" office:value-type="string">
              <text:p text:style-name="Table_20_Contents"><text:span text:style-name="Source_20_Text">subtype 'HexNum',</text:span></text:p>
              <text:p text:style-name="Table_20_Contents"><text:span text:style-name="Source_20_Text">    as 'Str',</text:span></text:p>
              <text:p text:style-name="Table_20_Contents"><text:span text:style-name="Source_20_Text">    where { /[a-f0-9]/i };</text:span></text:p>
              <text:p text:style-name="Table_20_Contents"> </text:p>
              <text:p text:style-name="Table_20_Contents"><text:span text:style-name="Source_20_Text">coerce 'Int',</text:span></text:p>
              <text:p text:style-name="Table_20_Contents"><text:span text:style-name="Source_20_Text">    from 'HexNum',</text:span></text:p>
              <text:p text:style-name="Table_20_Contents"><text:span text:style-name="Source_20_Text">    via { hex</text:span> <text:span text:style-name="Source_20_Text">$_</text:span> <text:span text:style-name="Source_20_Text">};</text:span></text:p>
              <text:p text:style-name="Table_20_Contents"> </text:p>
              <text:p text:style-name="Table_20_Contents"><text:span text:style-name="Source_20_Text">has</text:span> <text:span text:style-name="Source_20_Text">'sizes'</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ArrayRef[Int]',</text:span></text:p>
              <text:p text:style-name="Table_20_Contents"><text:span text:style-name="Source_20_Text">    coerce</text:span> <text:span text:style-name="Source_20_Text">=&gt; 1,</text:span></text:p>
              <text:p text:style-name="Table_20_Contents"><text:span text:style-name="Source_20_Text">);</text:span></text:p>
            </table:table-cell>
          </table:table-row>
        </table:table>
      </text:section>
      <text:p text:style-name="Text_20_body">If we try passing an array reference of hex numbers for the <text:span text:style-name="Source_20_Text">sizes</text:span> attribute, Moose will not do any coercion.</text:p>
      <text:p text:style-name="Text_20_body">However, you can define a set of subtypes to enable coercion between two parameterized types.</text:p>
      <text:section text:style-name="Sect2" text:name="highlighter_877330">
        <table:table table:name="Table94" table:style-name="Table94">
          <table:table-column table:style-name="Table94.A"/>
          <table:table-row>
            <table:table-cell table:style-name="Table94.A1" office:value-type="string">
              <text:p text:style-name="Table_20_Contents"><text:span text:style-name="Source_20_Text">subtype 'ArrayRefOfHexNums',</text:span></text:p>
              <text:p text:style-name="Table_20_Contents"><text:span text:style-name="Source_20_Text">    as 'ArrayRef[HexNum]';</text:span></text:p>
              <text:p text:style-name="Table_20_Contents"> </text:p>
              <text:p text:style-name="Table_20_Contents"><text:span text:style-name="Source_20_Text">subtype 'ArrayRefOfInts',</text:span></text:p>
              <text:p text:style-name="Table_20_Contents"><text:span text:style-name="Source_20_Text">    as 'ArrayRef[Int]';</text:span></text:p>
              <text:p text:style-name="Table_20_Contents"> </text:p>
              <text:p text:style-name="Table_20_Contents"><text:span text:style-name="Source_20_Text">coerce 'ArrayRefOfInts',</text:span></text:p>
              <text:p text:style-name="Table_20_Contents"><text:span text:style-name="Source_20_Text">    from 'ArrayRefOfHexNums',</text:span></text:p>
              <text:p text:style-name="Table_20_Contents"><text:span text:style-name="Source_20_Text">    via { [ map</text:span> <text:span text:style-name="Source_20_Text">{ hex</text:span> <text:span text:style-name="Source_20_Text">} @{$_} ] };</text:span></text:p>
              <text:p text:style-name="Table_20_Contents"> </text:p>
              <text:p text:style-name="Table_20_Contents"><text:span text:style-name="Source_20_Text">Foo-&gt;new( sizes</text:span> <text:span text:style-name="Source_20_Text">=&gt; [ 'a1', 'ff', '22'</text:span> <text:span text:style-name="Source_20_Text">] );</text:span></text:p>
            </table:table-cell>
          </table:table-row>
        </table:table>
      </text:section>
      <text:p text:style-name="Text_20_body">Now Moose will coerce the hex numbers to integers.</text:p>
      <text:p text:style-name="Text_20_body">Moose does not attempt to chain coercions, so it will not coerce a single hex number. To do that, we need to define a separate coercion:</text:p>
      <text:section text:style-name="Sect2" text:name="highlighter_113313">
        <table:table table:name="Table95" table:style-name="Table95">
          <table:table-column table:style-name="Table95.A"/>
          <table:table-row>
            <table:table-cell table:style-name="Table95.A1" office:value-type="string">
              <text:p text:style-name="Table_20_Contents"><text:span text:style-name="Source_20_Text">coerce 'ArrayRefOfInts',</text:span></text:p>
              <text:p text:style-name="Table_20_Contents"><text:span text:style-name="Source_20_Text">    from 'HexNum',</text:span></text:p>
              <text:p text:style-name="Table_20_Contents"><text:span text:style-name="Source_20_Text">    via { [ hex</text:span> <text:span text:style-name="Source_20_Text">$_</text:span> <text:span text:style-name="Source_20_Text">] };</text:span></text:p>
            </table:table-cell>
          </table:table-row>
        </table:table>
      </text:section>
      <text:p text:style-name="Text_20_body">Yes, this can all get verbose, but coercion is tricky magic, and we think it's best to make it explicit.</text:p>
      <text:h text:style-name="Heading_20_2" text:outline-level="2"><text:bookmark-start text:name="__RefHeading__522_1666576592"/><text:bookmark text:name="TYPE-UNIONS"/>TYPE UNIONS<text:bookmark-end text:name="__RefHeading__522_1666576592"/></text:h>
      <text:p text:style-name="Text_20_body">Moose allows you to say that an attribute can be of two or more disparate types. For example, we might allow an <text:span text:style-name="Source_20_Text">Object</text:span> or <text:span text:style-name="Source_20_Text">FileHandle</text:span>:</text:p>
      <text:section text:style-name="Sect2" text:name="highlighter_886153">
        <table:table table:name="Table96" table:style-name="Table96">
          <table:table-column table:style-name="Table96.A"/>
          <table:table-row>
            <table:table-cell table:style-name="Table96.A1" office:value-type="string">
              <text:p text:style-name="Table_20_Contents"><text:span text:style-name="Source_20_Text">has</text:span> <text:span text:style-name="Source_20_Text">'output'</text:span> <text:span text:style-name="Source_20_Text">=&gt; (</text:span></text:p>
              <text:p text:style-name="Table_20_Contents"><text:span text:style-name="Source_20_Text">    is</text:span>  <text:span text:style-name="Source_20_Text">=&gt; 'rw',</text:span></text:p>
              <text:p text:style-name="Table_20_Contents"><text:span text:style-name="Source_20_Text">    isa</text:span> <text:span text:style-name="Source_20_Text">=&gt; 'Object | FileHandle',</text:span></text:p>
              <text:p text:style-name="Table_20_Contents"><text:span text:style-name="Source_20_Text">);</text:span></text:p>
            </table:table-cell>
          </table:table-row>
        </table:table>
      </text:section>
      <text:p text:style-name="Text_20_body">Moose actually parses that string and recognizes that you are creating a type union. The <text:span text:style-name="Source_20_Text">output</text:span> attribute will accept any sort of object, as well as an unblessed file handle. It is up to you to do the <text:soft-page-break/>right thing for each of them in your code.</text:p>
      <text:p text:style-name="Text_20_body">Whenever you use a type union, you should consider whether or not coercion might be a better answer.</text:p>
      <text:p text:style-name="Text_20_body">For our example above, we might want to be more specific, and insist that output be an object with a <text:span text:style-name="Source_20_Text">print</text:span> method:</text:p>
      <text:section text:style-name="Sect2" text:name="highlighter_321985">
        <table:table table:name="Table97" table:style-name="Table97">
          <table:table-column table:style-name="Table97.A"/>
          <table:table-row>
            <table:table-cell table:style-name="Table97.A1" office:value-type="string">
              <text:p text:style-name="Table_20_Contents"><text:span text:style-name="Source_20_Text">duck_type 'CanPrint', [qw(print)];</text:span></text:p>
            </table:table-cell>
          </table:table-row>
        </table:table>
      </text:section>
      <text:p text:style-name="Text_20_body">We can coerce file handles to an object that satisfies this condition with a simple wrapper class:</text:p>
      <text:section text:style-name="Sect2" text:name="highlighter_990732">
        <table:table table:name="Table98" table:style-name="Table98">
          <table:table-column table:style-name="Table98.A"/>
          <table:table-row>
            <table:table-cell table:style-name="Table98.A1" office:value-type="string">
              <text:p text:style-name="Table_20_Contents"><text:span text:style-name="Source_20_Text">package</text:span> <text:a xlink:type="simple" xlink:href="https://metacpan.org/module/FHWrapper"><text:span text:style-name="Source_20_Text">FHWrappe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 </text:p>
              <text:p text:style-name="Table_20_Contents"><text:span text:style-name="Source_20_Text">has</text:span> <text:span text:style-name="Source_20_Text">'handle'</text:span> <text:span text:style-name="Source_20_Text">=&gt; (</text:span></text:p>
              <text:p text:style-name="Table_20_Contents"><text:span text:style-name="Source_20_Text">    is</text:span>  <text:span text:style-name="Source_20_Text">=&gt; 'rw',</text:span></text:p>
              <text:p text:style-name="Table_20_Contents"><text:span text:style-name="Source_20_Text">    isa</text:span> <text:span text:style-name="Source_20_Text">=&gt; 'FileHandle',</text:span></text:p>
              <text:p text:style-name="Table_20_Contents"><text:span text:style-name="Source_20_Text">);</text:span></text:p>
              <text:p text:style-name="Table_20_Contents"> </text:p>
              <text:p text:style-name="Table_20_Contents"><text:span text:style-name="Source_20_Text">sub</text:span> <text:span text:style-name="Source_20_Text">print</text:span> <text:span text:style-name="Source_20_Text">{</text:span></text:p>
              <text:p text:style-name="Table_20_Contents"><text:span text:style-name="Source_20_Text">    my</text:span> <text:span text:style-name="Source_20_Text">$self</text:span> <text:span text:style-name="Source_20_Text">= shift;</text:span></text:p>
              <text:p text:style-name="Table_20_Contents"><text:span text:style-name="Source_20_Text">    my</text:span> <text:span text:style-name="Source_20_Text">$fh</text:span>   <text:span text:style-name="Source_20_Text">= $self-&gt;handle();</text:span></text:p>
              <text:p text:style-name="Table_20_Contents"> </text:p>
              <text:p text:style-name="Table_20_Contents"><text:span text:style-name="Source_20_Text">    print</text:span> <text:span text:style-name="Source_20_Text">{$fh} @_;</text:span></text:p>
              <text:p text:style-name="Table_20_Contents"><text:span text:style-name="Source_20_Text">}</text:span></text:p>
            </table:table-cell>
          </table:table-row>
        </table:table>
      </text:section>
      <text:p text:style-name="Text_20_body">Now we can define a coercion from <text:span text:style-name="Source_20_Text">FileHandle</text:span> to our wrapper class:</text:p>
      <text:section text:style-name="Sect2" text:name="highlighter_675410">
        <table:table table:name="Table99" table:style-name="Table99">
          <table:table-column table:style-name="Table99.A"/>
          <table:table-row>
            <table:table-cell table:style-name="Table99.A1" office:value-type="string">
              <text:p text:style-name="Table_20_Contents"><text:span text:style-name="Source_20_Text">coerce 'CanPrint'</text:span></text:p>
              <text:p text:style-name="Table_20_Contents"><text:span text:style-name="Source_20_Text">    =&gt; from 'FileHandle'</text:span></text:p>
              <text:p text:style-name="Table_20_Contents"><text:span text:style-name="Source_20_Text">    =&gt; via { FHWrapper-&gt;new( handle</text:span> <text:span text:style-name="Source_20_Text">=&gt; $_</text:span> <text:span text:style-name="Source_20_Text">) };</text:span></text:p>
              <text:p text:style-name="Table_20_Contents"> </text:p>
              <text:p text:style-name="Table_20_Contents"><text:span text:style-name="Source_20_Text">has</text:span> <text:span text:style-name="Source_20_Text">'output'</text:span> <text:span text:style-name="Source_20_Text">=&gt; (</text:span></text:p>
              <text:p text:style-name="Table_20_Contents"><text:span text:style-name="Source_20_Text">    is</text:span>     <text:span text:style-name="Source_20_Text">=&gt; 'rw',</text:span></text:p>
              <text:p text:style-name="Table_20_Contents"><text:span text:style-name="Source_20_Text">    isa</text:span>    <text:span text:style-name="Source_20_Text">=&gt; 'CanPrint',</text:span></text:p>
              <text:p text:style-name="Table_20_Contents"><text:span text:style-name="Source_20_Text">    coerce</text:span> <text:span text:style-name="Source_20_Text">=&gt; 1,</text:span></text:p>
              <text:p text:style-name="Table_20_Contents"><text:span text:style-name="Source_20_Text">);</text:span></text:p>
            </table:table-cell>
          </table:table-row>
        </table:table>
      </text:section>
      <text:p text:style-name="Text_20_body">This pattern of using a coercion instead of a type union will help make your class internals simpler.</text:p>
      <text:h text:style-name="Heading_20_2" text:outline-level="2"><text:bookmark-start text:name="__RefHeading__524_1666576592"/><text:bookmark text:name="TYPE-CREATION-HELPERS"/>TYPE CREATION HELPERS<text:bookmark-end text:name="__RefHeading__524_1666576592"/></text:h>
      <text:p text:style-name="Text_20_body">The <text:a xlink:type="simple" xlink:href="https://metacpan.org/pod/Moose::Util::TypeConstraints">Moose::Util::TypeConstraints</text:a> module exports a number of helper functions for creating specific kinds of types. These include <text:span text:style-name="Source_20_Text">class_type</text:span>, <text:span text:style-name="Source_20_Text">role_type</text:span>, <text:span text:style-name="Source_20_Text">maybe_type</text:span>, and <text:span text:style-name="Source_20_Text">duck_type</text:span>. See the docs for details.</text:p>
      <text:p text:style-name="Text_20_body">One helper worth noting is <text:span text:style-name="Source_20_Text">enum</text:span>, which allows you to create a subtype of <text:span text:style-name="Source_20_Text">Str</text:span> that only allows the specified values:</text:p>
      <text:section text:style-name="Sect2" text:name="highlighter_812402">
        <table:table table:name="Table100" table:style-name="Table100">
          <table:table-column table:style-name="Table100.A"/>
          <table:table-row>
            <table:table-cell table:style-name="Table100.A1" office:value-type="string">
              <text:p text:style-name="Table_20_Contents"><text:span text:style-name="Source_20_Text">enum 'RGB', [qw( red green blue )];</text:span></text:p>
            </table:table-cell>
          </table:table-row>
        </table:table>
      </text:section>
      <text:p text:style-name="Text_20_body">This creates a type named <text:span text:style-name="Source_20_Text">RGB</text:span>.</text:p>
      <text:h text:style-name="Heading_20_2" text:outline-level="2"><text:bookmark-start text:name="__RefHeading__526_1666576592"/><text:bookmark text:name="ANONYMOUS-TYPES"/>ANONYMOUS TYPES<text:bookmark-end text:name="__RefHeading__526_1666576592"/></text:h>
      <text:p text:style-name="Text_20_body">All of the type creation functions return a type object. This type object can be used wherever you would use a type name, as a parent type, or as the value for an attribute's <text:span text:style-name="Source_20_Text">isa</text:span> option:</text:p>
      <text:section text:style-name="Sect2" text:name="highlighter_327095">
        <table:table table:name="Table101" table:style-name="Table101">
          <table:table-column table:style-name="Table101.A"/>
          <text:soft-page-break/>
          <table:table-row>
            <table:table-cell table:style-name="Table101.A1" office:value-type="string">
              <text:p text:style-name="Table_20_Contents"><text:span text:style-name="Source_20_Text">has</text:span> <text:span text:style-name="Source_20_Text">'size'</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subtype( 'Int'</text:span> <text:span text:style-name="Source_20_Text">=&gt; where { $_</text:span> <text:span text:style-name="Source_20_Text">&gt; 0 } ),</text:span></text:p>
              <text:p text:style-name="Table_20_Contents"><text:span text:style-name="Source_20_Text">);</text:span></text:p>
            </table:table-cell>
          </table:table-row>
        </table:table>
      </text:section>
      <text:p text:style-name="Text_20_body">This is handy when you want to create a one-off type and don't want to "pollute" the global namespace registry.</text:p>
      <text:h text:style-name="Heading_20_2" text:outline-level="2"><text:bookmark-start text:name="__RefHeading__528_1666576592"/><text:bookmark text:name="VALIDATING-METHOD-PARAMETERS"/>VALIDATING METHOD PARAMETERS<text:bookmark-end text:name="__RefHeading__528_1666576592"/></text:h>
      <text:p text:style-name="Text_20_body">Moose does not provide any means of validating method parameters. However, there are several MooseX extensions on CPAN which let you do this.</text:p>
      <text:p text:style-name="Text_20_body">The simplest and least sugary is <text:a xlink:type="simple" xlink:href="https://metacpan.org/pod/MooseX::Params::Validate">MooseX::Params::Validate</text:a>. This lets you validate a set of named parameters using Moose types:</text:p>
      <text:section text:style-name="Sect2" text:name="highlighter_117704">
        <table:table table:name="Table102" table:style-name="Table102">
          <table:table-column table:style-name="Table102.A"/>
          <table:table-row>
            <table:table-cell table:style-name="Table102.A1" office:value-type="string">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pan text:style-name="Source_20_Text">use</text:span> <text:a xlink:type="simple" xlink:href="https://metacpan.org/module/MooseX::Params::Validate"><text:span text:style-name="Source_20_Text">MooseX::Params::Validate</text:span></text:a><text:span text:style-name="Source_20_Text">;</text:span></text:p>
              <text:p text:style-name="Table_20_Contents"> </text:p>
              <text:p text:style-name="Table_20_Contents"><text:span text:style-name="Source_20_Text">sub</text:span> <text:span text:style-name="Source_20_Text">foo {</text:span></text:p>
              <text:p text:style-name="Table_20_Contents"><text:span text:style-name="Source_20_Text">    my</text:span> <text:span text:style-name="Source_20_Text">$self</text:span>   <text:span text:style-name="Source_20_Text">= shift;</text:span></text:p>
              <text:p text:style-name="Table_20_Contents"><text:span text:style-name="Source_20_Text">    my</text:span> <text:span text:style-name="Source_20_Text">%params</text:span> <text:span text:style-name="Source_20_Text">= validated_hash(</text:span></text:p>
              <text:p text:style-name="Table_20_Contents"><text:span text:style-name="Source_20_Text">        \@_,</text:span></text:p>
              <text:p text:style-name="Table_20_Contents"><text:span text:style-name="Source_20_Text">        bar</text:span> <text:span text:style-name="Source_20_Text">=&gt; { isa</text:span> <text:span text:style-name="Source_20_Text">=&gt; 'Str', default</text:span> <text:span text:style-name="Source_20_Text">=&gt; 'Moose'</text:span> <text:span text:style-name="Source_20_Text">},</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text:a xlink:type="simple" xlink:href="https://metacpan.org/pod/MooseX::Params::Validate">MooseX::Params::Validate</text:a> also supports coercions.</text:p>
      <text:p text:style-name="Text_20_body">There are several more powerful extensions that support method parameter validation using Moose types, including <text:a xlink:type="simple" xlink:href="https://metacpan.org/pod/MooseX::Method::Signatures">MooseX::Method::Signatures</text:a>, which gives you a full-blown <text:span text:style-name="Source_20_Text">method</text:span> keyword.</text:p>
      <text:section text:style-name="Sect2" text:name="highlighter_643814">
        <table:table table:name="Table103" table:style-name="Table103">
          <table:table-column table:style-name="Table103.A"/>
          <table:table-row>
            <table:table-cell table:style-name="Table103.A1" office:value-type="string">
              <text:p text:style-name="Table_20_Contents"><text:span text:style-name="Source_20_Text">method morning ( Str $name</text:span> <text:span text:style-name="Source_20_Text">) {</text:span></text:p>
              <text:p text:style-name="Table_20_Contents"><text:span text:style-name="Source_20_Text">    $self-&gt;say("Good morning ${name}!");</text:span></text:p>
              <text:p text:style-name="Table_20_Contents"><text:span text:style-name="Source_20_Text">}</text:span></text:p>
            </table:table-cell>
          </table:table-row>
        </table:table>
      </text:section>
      <text:h text:style-name="Heading_20_2" text:outline-level="2"><text:bookmark-start text:name="__RefHeading__530_1666576592"/><text:bookmark text:name="LOAD-ORDER-ISSUES"/>LOAD ORDER ISSUES<text:bookmark-end text:name="__RefHeading__530_1666576592"/></text:h>
      <text:p text:style-name="Text_20_body">Because Moose types are defined at runtime, you may run into load order problems. In particular, you may want to use a class's type constraint before that type has been defined.</text:p>
      <text:p text:style-name="Text_20_body">In order to ameliorate this problem, we recommend defining <text:span text:style-name="T1">all</text:span> of your custom types in one module, <text:span text:style-name="Source_20_Text">MyApp::Types</text:span>, and then loading this module in all of your other modules.</text:p>
      <text:h text:style-name="P42" text:outline-level="1"><text:bookmark-start text:name="__RefHeading__532_1666576592"/>MOP<text:bookmark-end text:name="__RefHeading__532_1666576592"/></text:h>
      <text:list xml:id="list8637953561601015662" text:style-name="L23">
        <text:list-item>
          <text:p text:style-name="P16"><text:bookmark text:name="index7"/><text:a xlink:type="simple" xlink:href="https://metacpan.org/pod/Moose::Manual::MOP#NAME"><text:span text:style-name="T6">NAME</text:span></text:a><text:span text:style-name="T6"> </text:span></text:p>
        </text:list-item>
      </text:list>
      <text:list xml:id="list1765901236342395080" text:style-name="L21">
        <text:list-item>
          <text:p text:style-name="P30"><text:a xlink:type="simple" xlink:href="https://metacpan.org/pod/Moose::Manual::MOP#VERSION">VERSION</text:a> </text:p>
        </text:list-item>
        <text:list-item>
          <text:p text:style-name="P30"><text:a xlink:type="simple" xlink:href="https://metacpan.org/pod/Moose::Manual::MOP#INTRODUCTION">INTRODUCTION</text:a> </text:p>
        </text:list-item>
        <text:list-item>
          <text:p text:style-name="P30"><text:a xlink:type="simple" xlink:href="https://metacpan.org/pod/Moose::Manual::MOP#GETTING-STARTED">GETTING STARTED</text:a> </text:p>
        </text:list-item>
        <text:list-item>
          <text:p text:style-name="P30"><text:a xlink:type="simple" xlink:href="https://metacpan.org/pod/Moose::Manual::MOP#USING-THE-METACLASS-OBJECT">USING THE METACLASS OBJECT</text:a> </text:p>
        </text:list-item>
        <text:list-item>
          <text:p text:style-name="P30"><text:a xlink:type="simple" xlink:href="https://metacpan.org/pod/Moose::Manual::MOP#ALTERING-CLASSES-WITH-THE-MOP">ALTERING CLASSES WITH THE MOP</text:a> </text:p>
        </text:list-item>
        <text:list-item>
          <text:p text:style-name="P30"><text:a xlink:type="simple" xlink:href="https://metacpan.org/pod/Moose::Manual::MOP#GOING-FURTHER">GOING FURTHER</text:a> </text:p>
        </text:list-item>
      </text:list>
      <text:h text:style-name="Heading_20_2" text:outline-level="2"><text:bookmark-start text:name="__RefHeading__534_1666576592"/><text:bookmark text:name="NAME7"/>NAME<text:bookmark-end text:name="__RefHeading__534_1666576592"/></text:h>
      <text:p text:style-name="Text_20_body">Moose::Manual::MOP - The Moose (and Class::MOP) meta API</text:p>
      <text:h text:style-name="Heading_20_2" text:outline-level="2"><text:bookmark-start text:name="__RefHeading__536_1666576592"/><text:bookmark text:name="VERSION7"/>VERSION<text:bookmark-end text:name="__RefHeading__536_1666576592"/></text:h>
      <text:p text:style-name="Text_20_body">version 2.1204</text:p>
      <text:h text:style-name="Heading_20_2" text:outline-level="2"><text:bookmark-start text:name="__RefHeading__538_1666576592"/><text:bookmark text:name="INTRODUCTION1"/>INTRODUCTION<text:bookmark-end text:name="__RefHeading__538_1666576592"/></text:h>
      <text:p text:style-name="Text_20_body">Moose provides a powerful introspection API built on top of <text:span text:style-name="Source_20_Text">Class::MOP</text:span>. "MOP" stands for Meta-Object Protocol. In plainer English, a MOP is an API for performing introspection on classes, attributes, methods, and so on.</text:p>
      <text:p text:style-name="Text_20_body">In fact, it is <text:span text:style-name="Source_20_Text">Class::MOP</text:span> that provides many of Moose's core features, including attributes, before/after/around method modifiers, and immutability. In most cases, Moose takes an existing <text:span text:style-name="Source_20_Text">Class::MOP</text:span> class and subclasses it to add additional features. Moose also adds some entirely new features of its own, such as roles, the augment modifier, and types.</text:p>
      <text:p text:style-name="Text_20_body">If you're interested in the MOP, it's important to know about <text:span text:style-name="Source_20_Text">Class::MOP</text:span> so you know what docs to read. Often, the introspection method that you're looking for is defined in a <text:span text:style-name="Source_20_Text">Class::MOP</text:span> class, rather than Moose itself.</text:p>
      <text:p text:style-name="Text_20_body">The MOP provides more than just <text:span text:style-name="T1">read-only</text:span> introspection. It also lets you add attributes and methods, apply roles, and much more. In fact, all of the declarative Moose sugar is simply a thin layer on top of the MOP API.</text:p>
      <text:p text:style-name="Text_20_body">If you want to write Moose extensions, you'll need to learn some of the MOP API. The introspection methods are also handy if you want to generate docs or inheritance graphs, or do some other runtime reflection.</text:p>
      <text:p text:style-name="Text_20_body">This document is not a complete reference for the meta API. We're just going to cover some of the highlights, and give you a sense of how it all works. To really understand it, you'll have to read a lot of other docs, and possibly even dig into the Moose guts a bit.</text:p>
      <text:h text:style-name="Heading_20_2" text:outline-level="2"><text:bookmark-start text:name="__RefHeading__540_1666576592"/><text:bookmark text:name="GETTING-STARTED"/>GETTING STARTED<text:bookmark-end text:name="__RefHeading__540_1666576592"/></text:h>
      <text:p text:style-name="Text_20_body">The usual entry point to the meta API is through a class's metaclass object, which is a <text:a xlink:type="simple" xlink:href="https://metacpan.org/pod/Moose::Meta::Class">Moose::Meta::Class</text:a>. This is available by calling the <text:span text:style-name="Source_20_Text">meta</text:span> method on a class or object:</text:p>
      <text:section text:style-name="Sect2" text:name="highlighter_30370">
        <table:table table:name="Table104" table:style-name="Table104">
          <table:table-column table:style-name="Table104.A"/>
          <table:table-row>
            <table:table-cell table:style-name="Table104.A1" office:value-type="string">
              <text:p text:style-name="Table_20_Contents"><text:span text:style-name="Source_20_Text">package</text:span> <text:a xlink:type="simple" xlink:href="https://metacpan.org/module/User"><text:span text:style-name="Source_20_Text">Use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oft-page-break/> </text:p>
              <text:p text:style-name="Table_20_Contents"><text:span text:style-name="Source_20_Text">my</text:span> <text:span text:style-name="Source_20_Text">$meta</text:span> <text:span text:style-name="Source_20_Text">= __PACKAGE__-&gt;meta;</text:span></text:p>
            </table:table-cell>
          </table:table-row>
        </table:table>
      </text:section>
      <text:p text:style-name="Text_20_body">The <text:span text:style-name="Source_20_Text">meta</text:span> method is added to a class when it uses Moose.</text:p>
      <text:p text:style-name="Text_20_body">You can also use <text:span text:style-name="Source_20_Text">Class::MOP::Class-&gt;initialize($name)</text:span> to get a metaclass object for any class. This is safer than calling <text:span text:style-name="Source_20_Text">$class-&gt;meta</text:span> when you're not sure that the class has a meta method.</text:p>
      <text:p text:style-name="Text_20_body">The <text:span text:style-name="Source_20_Text">Class::MOP::Class-&gt;initialize</text:span> constructor will return an existing metaclass if one has already been created (via Moose or some other means). If it hasn't, it will return a new <text:span text:style-name="Source_20_Text">Class::MOP::Class</text:span> object. This will work for classes that use Moose, meta API classes, and classes which don't use Moose at all.</text:p>
      <text:h text:style-name="Heading_20_2" text:outline-level="2"><text:bookmark-start text:name="__RefHeading__542_1666576592"/><text:bookmark text:name="USING-THE-METACLASS-OBJECT"/>USING THE METACLASS OBJECT<text:bookmark-end text:name="__RefHeading__542_1666576592"/></text:h>
      <text:p text:style-name="Text_20_body">The metaclass object can tell you about a class's attributes, methods, roles, parents, and more. For example, to look at all of the class's attributes:</text:p>
      <text:section text:style-name="Sect2" text:name="highlighter_607392">
        <table:table table:name="Table105" table:style-name="Table105">
          <table:table-column table:style-name="Table105.A"/>
          <table:table-row>
            <table:table-cell table:style-name="Table105.A1" office:value-type="string">
              <text:p text:style-name="Table_20_Contents"><text:span text:style-name="Source_20_Text">for</text:span> <text:span text:style-name="Source_20_Text">my</text:span> <text:span text:style-name="Source_20_Text">$attr</text:span> <text:span text:style-name="Source_20_Text">( $meta-&gt;get_all_attributes ) {</text:span></text:p>
              <text:p text:style-name="Table_20_Contents"><text:span text:style-name="Source_20_Text">    print</text:span> <text:span text:style-name="Source_20_Text">$attr-&gt;name, "\n";</text:span></text:p>
              <text:p text:style-name="Table_20_Contents"><text:span text:style-name="Source_20_Text">}</text:span></text:p>
            </table:table-cell>
          </table:table-row>
        </table:table>
      </text:section>
      <text:p text:style-name="Text_20_body">The <text:span text:style-name="Source_20_Text">get_all_attributes</text:span> method is documented in <text:span text:style-name="Source_20_Text">Class::MOP::Class</text:span>. For Moose-using classes, it returns a list of <text:a xlink:type="simple" xlink:href="https://metacpan.org/pod/Moose::Meta::Attribute">Moose::Meta::Attribute</text:a> objects for attributes defined in the class and its parents.</text:p>
      <text:p text:style-name="Text_20_body">You can also get a list of methods:</text:p>
      <text:section text:style-name="Sect2" text:name="highlighter_442650">
        <table:table table:name="Table106" table:style-name="Table106">
          <table:table-column table:style-name="Table106.A"/>
          <table:table-row>
            <table:table-cell table:style-name="Table106.A1" office:value-type="string">
              <text:p text:style-name="Table_20_Contents"><text:span text:style-name="Source_20_Text">for</text:span> <text:span text:style-name="Source_20_Text">my</text:span> <text:span text:style-name="Source_20_Text">$method</text:span> <text:span text:style-name="Source_20_Text">( $meta-&gt;get_all_methods ) {</text:span></text:p>
              <text:p text:style-name="Table_20_Contents"><text:span text:style-name="Source_20_Text">    print</text:span> <text:span text:style-name="Source_20_Text">$method-&gt;fully_qualified_name, "\n";</text:span></text:p>
              <text:p text:style-name="Table_20_Contents"><text:span text:style-name="Source_20_Text">}</text:span></text:p>
            </table:table-cell>
          </table:table-row>
        </table:table>
      </text:section>
      <text:p text:style-name="Text_20_body">Now we're looping over a list of <text:a xlink:type="simple" xlink:href="https://metacpan.org/pod/Moose::Meta::Method">Moose::Meta::Method</text:a> objects. Note that some of these objects may actually be a subclass of <text:a xlink:type="simple" xlink:href="https://metacpan.org/pod/Moose::Meta::Method">Moose::Meta::Method</text:a>, as Moose uses different classes to represent wrapped methods, delegation methods, constructors, etc.</text:p>
      <text:p text:style-name="Text_20_body">We can look at a class's parent classes and subclasses:</text:p>
      <text:section text:style-name="Sect2" text:name="highlighter_214991">
        <table:table table:name="Table107" table:style-name="Table107">
          <table:table-column table:style-name="Table107.A"/>
          <table:table-row>
            <table:table-cell table:style-name="Table107.A1" office:value-type="string">
              <text:p text:style-name="Table_20_Contents"><text:span text:style-name="Source_20_Text">for</text:span> <text:span text:style-name="Source_20_Text">my</text:span> <text:span text:style-name="Source_20_Text">$class</text:span> <text:span text:style-name="Source_20_Text">( $meta-&gt;linearized_isa ) {</text:span></text:p>
              <text:p text:style-name="Table_20_Contents"><text:span text:style-name="Source_20_Text">    print</text:span> <text:span text:style-name="Source_20_Text">"$class\n";</text:span></text:p>
              <text:p text:style-name="Table_20_Contents"><text:span text:style-name="Source_20_Text">}</text:span></text:p>
              <text:p text:style-name="Table_20_Contents"> </text:p>
              <text:p text:style-name="Table_20_Contents"><text:span text:style-name="Source_20_Text">for</text:span> <text:span text:style-name="Source_20_Text">my</text:span> <text:span text:style-name="Source_20_Text">$subclass</text:span> <text:span text:style-name="Source_20_Text">( $meta-&gt;subclasses ) {</text:span></text:p>
              <text:p text:style-name="Table_20_Contents"><text:span text:style-name="Source_20_Text">    print</text:span> <text:span text:style-name="Source_20_Text">"$subclass\n";</text:span></text:p>
              <text:p text:style-name="Table_20_Contents"><text:span text:style-name="Source_20_Text">}</text:span></text:p>
            </table:table-cell>
          </table:table-row>
        </table:table>
      </text:section>
      <text:p text:style-name="Text_20_body">Note that both these methods return class <text:span text:style-name="T1">names</text:span>, not metaclass objects.</text:p>
      <text:h text:style-name="Heading_20_2" text:outline-level="2"><text:bookmark-start text:name="__RefHeading__544_1666576592"/><text:bookmark text:name="ALTERING-CLASSES-WITH-THE-MOP"/>ALTERING CLASSES WITH THE MOP<text:bookmark-end text:name="__RefHeading__544_1666576592"/></text:h>
      <text:p text:style-name="Text_20_body">The metaclass object can change the class directly, by adding attributes, methods, etc.</text:p>
      <text:p text:style-name="Text_20_body">As an example, we can add a method to a class:</text:p>
      <text:section text:style-name="Sect2" text:name="highlighter_350558">
        <table:table table:name="Table108" table:style-name="Table108">
          <table:table-column table:style-name="Table108.A"/>
          <table:table-row>
            <table:table-cell table:style-name="Table108.A1" office:value-type="string">
              <text:p text:style-name="Table_20_Contents"><text:span text:style-name="Source_20_Text">$meta-&gt;add_method( 'say'</text:span> <text:span text:style-name="Source_20_Text">=&gt; sub</text:span> <text:span text:style-name="Source_20_Text">{ print</text:span> <text:span text:style-name="Source_20_Text">@_, "\n"</text:span> <text:span text:style-name="Source_20_Text">} );</text:span></text:p>
            </table:table-cell>
          </table:table-row>
        </table:table>
      </text:section>
      <text:p text:style-name="Text_20_body">Or an attribute:</text:p>
      <text:section text:style-name="Sect2" text:name="highlighter_65433">
        <table:table table:name="Table109" table:style-name="Table109">
          <table:table-column table:style-name="Table109.A"/>
          <table:table-row>
            <table:table-cell table:style-name="Table109.A1" office:value-type="string">
              <text:p text:style-name="Table_20_Contents"><text:span text:style-name="Source_20_Text">$meta-&gt;add_attribute( 'size'</text:span> <text:span text:style-name="Source_20_Text">=&gt; ( is</text:span> <text:span text:style-name="Source_20_Text">=&gt; 'rw', isa</text:span>  <text:span text:style-name="Source_20_Text">=&gt; 'Int'</text:span> <text:span text:style-name="Source_20_Text">) );</text:span></text:p>
            </table:table-cell>
          </table:table-row>
        </table:table>
      </text:section>
      <text:p text:style-name="Text_20_body">Obviously, this is much more cumbersome than using Perl syntax or Moose sugar for defining methods and attributes, but this API allows for very powerful extensions.</text:p>
      <text:p text:style-name="Text_20_body"><text:soft-page-break/>You might remember that we've talked about making classes immutable elsewhere in the manual. This is a good practice. However, once a class is immutable, calling any of these update methods will throw an exception.</text:p>
      <text:p text:style-name="Text_20_body">You can make a class mutable again simply by calling <text:span text:style-name="Source_20_Text">$meta-&gt;make_mutable</text:span>. Once you're done changing it, you can restore immutability by calling <text:span text:style-name="Source_20_Text">$meta-&gt;make_immutable</text:span>.</text:p>
      <text:p text:style-name="Text_20_body">However, the most common use for this part of the meta API is as part of Moose extensions. These extensions should assume that they are being run before you make a class immutable.</text:p>
      <text:h text:style-name="Heading_20_2" text:outline-level="2"><text:bookmark-start text:name="__RefHeading__546_1666576592"/><text:bookmark text:name="GOING-FURTHER"/>GOING FURTHER<text:bookmark-end text:name="__RefHeading__546_1666576592"/></text:h>
      <text:p text:style-name="Text_20_body">If you're interested in extending Moose, we recommend reading all of the "Meta" and "Extending" recipes in the <text:a xlink:type="simple" xlink:href="https://metacpan.org/pod/Moose::Cookbook">Moose::Cookbook</text:a>. Those recipes show various practical applications of the MOP.</text:p>
      <text:p text:style-name="Text_20_body">If you'd like to write your own extensions, one of the best ways to learn more about this is to look at other similar extensions to see how they work. You'll probably also need to read various API docs, including the docs for the various <text:span text:style-name="Source_20_Text">Moose::Meta::*</text:span> and <text:span text:style-name="Source_20_Text">Class::MOP::*</text:span> classes.</text:p>
      <text:p text:style-name="Text_20_body">Finally, we welcome questions on the Moose mailing list and IRC. Information on the mailing list, IRC, and more references can be found in the <text:a xlink:type="simple" xlink:href="https://metacpan.org/pod/Moose#GETTING-HELP">Moose.pm docs</text:a>.</text:p>
      <text:p text:style-name="P15"/>
      <text:h text:style-name="P42" text:outline-level="1"><text:bookmark-start text:name="__RefHeading__548_1666576592"/>MooseX<text:bookmark-end text:name="__RefHeading__548_1666576592"/></text:h>
      <text:list xml:id="list3216186427794878201" text:style-name="L25">
        <text:list-item>
          <text:p text:style-name="P17"><text:bookmark text:name="index8"/><text:a xlink:type="simple" xlink:href="https://metacpan.org/pod/Moose::Manual::MooseX#NAME"><text:span text:style-name="T6">NAME</text:span></text:a><text:span text:style-name="T6"> </text:span></text:p>
        </text:list-item>
      </text:list>
      <text:list xml:id="list7159135800925596521" text:style-name="L24">
        <text:list-item>
          <text:p text:style-name="P31"><text:a xlink:type="simple" xlink:href="https://metacpan.org/pod/Moose::Manual::MooseX#VERSION">VERSION</text:a> </text:p>
        </text:list-item>
        <text:list-item>
          <text:p text:style-name="P31"><text:a xlink:type="simple" xlink:href="https://metacpan.org/pod/Moose::Manual::MooseX#MooseX">MooseX?</text:a> </text:p>
        </text:list-item>
        <text:list-item>
          <text:p text:style-name="P31"><text:a xlink:type="simple" xlink:href="https://metacpan.org/pod/Moose::Manual::MooseX#MooseX::AttributeHelpers">MooseX::AttributeHelpers</text:a> </text:p>
        </text:list-item>
        <text:list-item>
          <text:p text:style-name="P31"><text:a xlink:type="simple" xlink:href="https://metacpan.org/pod/Moose::Manual::MooseX#Moose::Autobox">Moose::Autobox</text:a> </text:p>
        </text:list-item>
        <text:list-item>
          <text:p text:style-name="P31"><text:a xlink:type="simple" xlink:href="https://metacpan.org/pod/Moose::Manual::MooseX#MooseX::StrictConstructor">MooseX::StrictConstructor</text:a> </text:p>
        </text:list-item>
        <text:list-item>
          <text:p text:style-name="P31"><text:a xlink:type="simple" xlink:href="https://metacpan.org/pod/Moose::Manual::MooseX#MooseX::Params::Validate">MooseX::Params::Validate</text:a> </text:p>
        </text:list-item>
        <text:list-item>
          <text:p text:style-name="P31"><text:a xlink:type="simple" xlink:href="https://metacpan.org/pod/Moose::Manual::MooseX#MooseX::Getopt">MooseX::Getopt</text:a> </text:p>
        </text:list-item>
        <text:list-item>
          <text:p text:style-name="P31"><text:a xlink:type="simple" xlink:href="https://metacpan.org/pod/Moose::Manual::MooseX#MooseX::Singleton">MooseX::Singleton</text:a> </text:p>
        </text:list-item>
        <text:list-item>
          <text:p text:style-name="P31"><text:a xlink:type="simple" xlink:href="https://metacpan.org/pod/Moose::Manual::MooseX#EXTENSIONS-TO-CONSIDER">EXTENSIONS TO CONSIDER</text:a> </text:p>
          <text:list>
            <text:list-item>
              <text:p text:style-name="P31"><text:a xlink:type="simple" xlink:href="https://metacpan.org/pod/Moose::Manual::MooseX#MooseX::Declare">MooseX::Declare</text:a> </text:p>
            </text:list-item>
            <text:list-item>
              <text:p text:style-name="P31"><text:a xlink:type="simple" xlink:href="https://metacpan.org/pod/Moose::Manual::MooseX#MooseX::Types">MooseX::Types</text:a> </text:p>
            </text:list-item>
            <text:list-item>
              <text:p text:style-name="P31"><text:a xlink:type="simple" xlink:href="https://metacpan.org/pod/Moose::Manual::MooseX#MooseX::Types::Structured">MooseX::Types::Structured</text:a> </text:p>
            </text:list-item>
            <text:list-item>
              <text:p text:style-name="P31"><text:a xlink:type="simple" xlink:href="https://metacpan.org/pod/Moose::Manual::MooseX#MooseX::ClassAttribute">MooseX::ClassAttribute</text:a> </text:p>
            </text:list-item>
            <text:list-item>
              <text:p text:style-name="P31"><text:a xlink:type="simple" xlink:href="https://metacpan.org/pod/Moose::Manual::MooseX#MooseX::Daemonize">MooseX::Daemonize</text:a> </text:p>
            </text:list-item>
            <text:list-item>
              <text:p text:style-name="P31"><text:a xlink:type="simple" xlink:href="https://metacpan.org/pod/Moose::Manual::MooseX#MooseX::Role::Parameterized">MooseX::Role::Parameterized</text:a> </text:p>
            </text:list-item>
            <text:list-item>
              <text:p text:style-name="P31"><text:a xlink:type="simple" xlink:href="https://metacpan.org/pod/Moose::Manual::MooseX#MooseX::POE">MooseX::POE</text:a> </text:p>
            </text:list-item>
            <text:list-item>
              <text:p text:style-name="P31"><text:a xlink:type="simple" xlink:href="https://metacpan.org/pod/Moose::Manual::MooseX#MooseX::FollowPBP">MooseX::FollowPBP</text:a> </text:p>
            </text:list-item>
            <text:list-item>
              <text:p text:style-name="P31"><text:a xlink:type="simple" xlink:href="https://metacpan.org/pod/Moose::Manual::MooseX#MooseX::SemiAffordanceAccessor">MooseX::SemiAffordanceAccessor</text:a> </text:p>
            </text:list-item>
            <text:list-item>
              <text:p text:style-name="P31"><text:a xlink:type="simple" xlink:href="https://metacpan.org/pod/Moose::Manual::MooseX#MooseX::NonMoose">MooseX::NonMoose</text:a> </text:p>
            </text:list-item>
          </text:list>
        </text:list-item>
      </text:list>
      <text:h text:style-name="Heading_20_2" text:outline-level="2"><text:bookmark-start text:name="__RefHeading__550_1666576592"/><text:bookmark text:name="NAME8"/>NAME<text:bookmark-end text:name="__RefHeading__550_1666576592"/></text:h>
      <text:p text:style-name="Text_20_body">Moose::Manual::MooseX - Recommended Moose extensions</text:p>
      <text:h text:style-name="Heading_20_2" text:outline-level="2"><text:bookmark-start text:name="__RefHeading__552_1666576592"/><text:bookmark text:name="VERSION8"/>VERSION<text:bookmark-end text:name="__RefHeading__552_1666576592"/></text:h>
      <text:p text:style-name="Text_20_body">version 2.1204</text:p>
      <text:h text:style-name="Heading_20_2" text:outline-level="2"><text:bookmark-start text:name="__RefHeading__554_1666576592"/><text:bookmark text:name="MooseX"/>MooseX?<text:bookmark-end text:name="__RefHeading__554_1666576592"/></text:h>
      <text:p text:style-name="Text_20_body">It's easy to extend and change Moose, and this is part of what makes Moose so powerful. You can use the MOP API to do things your own way, add new features, and generally customize your Moose.</text:p>
      <text:p text:style-name="Text_20_body">Writing your own extensions does require a good understanding of the meta-model. You can start learning about this with the <text:a xlink:type="simple" xlink:href="https://metacpan.org/pod/Moose::Manual::MOP">Moose::Manual::MOP</text:a> docs. There are also several extension recipes in the <text:a xlink:type="simple" xlink:href="https://metacpan.org/pod/Moose::Cookbook">Moose::Cookbook</text:a>.</text:p>
      <text:p text:style-name="Text_20_body">Explaining how to write extensions is beyond the scope of this manual. Fortunately, lots of people have already written extensions and put them on CPAN for you.</text:p>
      <text:p text:style-name="Text_20_body">This document covers a few of the ones we like best.</text:p>
      <text:h text:style-name="Heading_20_2" text:outline-level="2"><text:bookmark-start text:name="__RefHeading__556_1666576592"/><text:bookmark text:name="MooseX::AttributeHelpers"/><text:a xlink:type="simple" xlink:href="https://metacpan.org/pod/MooseX::AttributeHelpers">MooseX::AttributeHelpers</text:a><text:bookmark-end text:name="__RefHeading__556_1666576592"/></text:h>
      <text:p text:style-name="Text_20_body">The functionality of this MooseX module has been moved into Moose core. See <text:a xlink:type="simple" xlink:href="https://metacpan.org/pod/Moose::Meta::Attribute::Native">Moose::Meta::Attribute::Native</text:a>.</text:p>
      <text:h text:style-name="Heading_20_2" text:outline-level="2"><text:bookmark-start text:name="__RefHeading__558_1666576592"/><text:bookmark text:name="Moose::Autobox"/><text:soft-page-break/><text:a xlink:type="simple" xlink:href="https://metacpan.org/pod/Moose::Autobox">Moose::Autobox</text:a><text:bookmark-end text:name="__RefHeading__558_1666576592"/></text:h>
      <text:p text:style-name="Text_20_body">MooseX::AttributeHelpers, but turned inside out, Moose::Autobox provides methods on both arrays/hashes/etc. but also references to them, using Moose roles, allowing you do to things like:</text:p>
      <text:section text:style-name="Sect2" text:name="highlighter_105989">
        <table:table table:name="Table110" table:style-name="Table110">
          <table:table-column table:style-name="Table110.A"/>
          <table:table-row>
            <table:table-cell table:style-name="Table110.A1" office:value-type="string">
              <text:p text:style-name="Table_20_Contents"><text:span text:style-name="Source_20_Text">use</text:span> <text:a xlink:type="simple" xlink:href="https://metacpan.org/module/Moose::Autobox"><text:span text:style-name="Source_20_Text">Moose::Autobox</text:span></text:a><text:span text:style-name="Source_20_Text">;</text:span></text:p>
              <text:p text:style-name="Table_20_Contents"> </text:p>
              <text:p text:style-name="Table_20_Contents"><text:span text:style-name="Source_20_Text">$somebody_elses_object-&gt;orders-&gt;push($order);</text:span></text:p>
            </table:table-cell>
          </table:table-row>
        </table:table>
      </text:section>
      <text:p text:style-name="Text_20_body">Lexically scoped and not to everybody's taste, but very handy for sugaring up other people's APIs and your own code.</text:p>
      <text:h text:style-name="Heading_20_2" text:outline-level="2"><text:bookmark-start text:name="__RefHeading__560_1666576592"/><text:bookmark text:name="MooseX::StrictConstructor"/><text:a xlink:type="simple" xlink:href="https://metacpan.org/pod/MooseX::StrictConstructor">MooseX::StrictConstructor</text:a><text:bookmark-end text:name="__RefHeading__560_1666576592"/></text:h>
      <text:p text:style-name="Text_20_body">By default, Moose lets you pass any old junk into a class's constructor. If you load <text:a xlink:type="simple" xlink:href="https://metacpan.org/pod/MooseX::StrictConstructor">MooseX::StrictConstructor</text:a>, your class will throw an error if it sees something it doesn't recognize;</text:p>
      <text:section text:style-name="Sect2" text:name="highlighter_827054">
        <table:table table:name="Table111" table:style-name="Table111">
          <table:table-column table:style-name="Table111.A"/>
          <table:table-row>
            <table:table-cell table:style-name="Table111.A1" office:value-type="string">
              <text:p text:style-name="Table_20_Contents"><text:span text:style-name="Source_20_Text">package</text:span> <text:a xlink:type="simple" xlink:href="https://metacpan.org/module/User"><text:span text:style-name="Source_20_Text">Use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pan text:style-name="Source_20_Text">use</text:span> <text:a xlink:type="simple" xlink:href="https://metacpan.org/module/MooseX::StrictConstructor"><text:span text:style-name="Source_20_Text">MooseX::StrictConstructor</text:span></text:a><text:span text:style-name="Source_20_Text">;</text:span></text:p>
              <text:p text:style-name="Table_20_Contents"> </text:p>
              <text:p text:style-name="Table_20_Contents"><text:span text:style-name="Source_20_Text">has</text:span> <text:span text:style-name="Source_20_Text">'name';</text:span></text:p>
              <text:p text:style-name="Table_20_Contents"><text:span text:style-name="Source_20_Text">has</text:span> <text:span text:style-name="Source_20_Text">'email';</text:span></text:p>
              <text:p text:style-name="Table_20_Contents"> </text:p>
              <text:p text:style-name="Table_20_Contents"><text:span text:style-name="Source_20_Text">User-&gt;new( name</text:span> <text:span text:style-name="Source_20_Text">=&gt; 'Bob', emali</text:span> <text:span text:style-name="Source_20_Text">=&gt; 'bob@example.com'</text:span> <text:span text:style-name="Source_20_Text">);</text:span></text:p>
            </table:table-cell>
          </table:table-row>
        </table:table>
      </text:section>
      <text:p text:style-name="Text_20_body">With <text:a xlink:type="simple" xlink:href="https://metacpan.org/pod/MooseX::StrictConstructor">MooseX::StrictConstructor</text:a>, that typo ("emali") will cause a runtime error. With plain old Moose, the "emali" attribute would be silently ignored.</text:p>
      <text:h text:style-name="Heading_20_2" text:outline-level="2"><text:bookmark-start text:name="__RefHeading__562_1666576592"/><text:bookmark text:name="MooseX::Params::Validate"/><text:a xlink:type="simple" xlink:href="https://metacpan.org/pod/MooseX::Params::Validate">MooseX::Params::Validate</text:a><text:bookmark-end text:name="__RefHeading__562_1666576592"/></text:h>
      <text:p text:style-name="Text_20_body">We have high hopes for the future of <text:a xlink:type="simple" xlink:href="https://metacpan.org/pod/MooseX::Method::Signatures">MooseX::Method::Signatures</text:a> and <text:a xlink:type="simple" xlink:href="https://metacpan.org/pod/MooseX::Declare">MooseX::Declare</text:a>. However, these modules, while used regularly in production by some of the more insane members of the community, are still marked alpha just in case backwards incompatible changes need to be made.</text:p>
      <text:p text:style-name="Text_20_body">If you don't want to risk that, for now we recommend the decidedly more clunky (but also faster and simpler) <text:a xlink:type="simple" xlink:href="https://metacpan.org/pod/MooseX::Params::Validate">MooseX::Params::Validate</text:a>. This module lets you apply Moose types and coercions to any method arguments.</text:p>
      <text:section text:style-name="Sect2" text:name="highlighter_826923">
        <table:table table:name="Table112" table:style-name="Table112">
          <table:table-column table:style-name="Table112.A"/>
          <table:table-row>
            <table:table-cell table:style-name="Table112.A1" office:value-type="string">
              <text:p text:style-name="Table_20_Contents"><text:span text:style-name="Source_20_Text">package</text:span> <text:a xlink:type="simple" xlink:href="https://metacpan.org/module/User"><text:span text:style-name="Source_20_Text">Use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pan text:style-name="Source_20_Text">use</text:span> <text:a xlink:type="simple" xlink:href="https://metacpan.org/module/MooseX::Params::Validate"><text:span text:style-name="Source_20_Text">MooseX::Params::Validate</text:span></text:a><text:span text:style-name="Source_20_Text">;</text:span></text:p>
              <text:p text:style-name="Table_20_Contents"> </text:p>
              <text:p text:style-name="Table_20_Contents"><text:span text:style-name="Source_20_Text">sub</text:span> <text:span text:style-name="Source_20_Text">login {</text:span></text:p>
              <text:p text:style-name="Table_20_Contents"><text:span text:style-name="Source_20_Text">    my</text:span> <text:span text:style-name="Source_20_Text">$self</text:span> <text:span text:style-name="Source_20_Text">= shift;</text:span></text:p>
              <text:p text:style-name="Table_20_Contents"><text:span text:style-name="Source_20_Text">    my</text:span> <text:span text:style-name="Source_20_Text">($password)</text:span></text:p>
              <text:p text:style-name="Table_20_Contents"><text:span text:style-name="Source_20_Text">        = validated_list( \@_, password</text:span> <text:span text:style-name="Source_20_Text">=&gt; { isa</text:span> <text:span text:style-name="Source_20_Text">=&gt; 'Str', required</text:span> <text:span text:style-name="Source_20_Text">=&gt; 1 } );</text:span></text:p>
              <text:p text:style-name="Table_20_Contents"> </text:p>
              <text:p text:style-name="Table_20_Contents"><text:span text:style-name="Source_20_Text">    ...</text:span></text:p>
              <text:p text:style-name="Table_20_Contents"><text:span text:style-name="Source_20_Text">}</text:span></text:p>
            </table:table-cell>
          </table:table-row>
        </table:table>
      </text:section>
      <text:h text:style-name="Heading_20_2" text:outline-level="2"><text:bookmark-start text:name="__RefHeading__564_1666576592"/><text:bookmark text:name="MooseX::Getopt"/><text:soft-page-break/><text:a xlink:type="simple" xlink:href="https://metacpan.org/pod/MooseX::Getopt">MooseX::Getopt</text:a><text:bookmark-end text:name="__RefHeading__564_1666576592"/></text:h>
      <text:p text:style-name="Text_20_body">This is a role which adds a <text:span text:style-name="Source_20_Text">new_with_options</text:span> method to your class. This is a constructor that takes the command line options and uses them to populate attributes.</text:p>
      <text:p text:style-name="Text_20_body">This makes writing a command-line application as a module trivially simple:</text:p>
      <text:section text:style-name="Sect2" text:name="highlighter_734986">
        <table:table table:name="Table113" table:style-name="Table113">
          <table:table-column table:style-name="Table113.A"/>
          <table:table-row>
            <table:table-cell table:style-name="Table113.A1" office:value-type="string">
              <text:p text:style-name="Table_20_Contents"><text:span text:style-name="Source_20_Text">package</text:span> <text:a xlink:type="simple" xlink:href="https://metacpan.org/module/App::Foo"><text:span text:style-name="Source_20_Text">App::Foo</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pan text:style-name="Source_20_Text">with</text:span> <text:span text:style-name="Source_20_Text">'MooseX::Getopt';</text:span></text:p>
              <text:p text:style-name="Table_20_Contents"> </text:p>
              <text:p text:style-name="Table_20_Contents"><text:span text:style-name="Source_20_Text">has</text:span> <text:span text:style-name="Source_20_Text">'input'</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Str',</text:span></text:p>
              <text:p text:style-name="Table_20_Contents"><text:span text:style-name="Source_20_Text">    required</text:span> <text:span text:style-name="Source_20_Text">=&gt; 1</text:span></text:p>
              <text:p text:style-name="Table_20_Contents"><text:span text:style-name="Source_20_Text">);</text:span></text:p>
              <text:p text:style-name="Table_20_Contents"> </text:p>
              <text:p text:style-name="Table_20_Contents"><text:span text:style-name="Source_20_Text">has</text:span> <text:span text:style-name="Source_20_Text">'output'</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Str',</text:span></text:p>
              <text:p text:style-name="Table_20_Contents"><text:span text:style-name="Source_20_Text">    required</text:span> <text:span text:style-name="Source_20_Text">=&gt; 1</text:span></text:p>
              <text:p text:style-name="Table_20_Contents"><text:span text:style-name="Source_20_Text">);</text:span></text:p>
              <text:p text:style-name="Table_20_Contents"> </text:p>
              <text:p text:style-name="Table_20_Contents"><text:span text:style-name="Source_20_Text">sub</text:span> <text:span text:style-name="Source_20_Text">run { ... }</text:span></text:p>
            </table:table-cell>
          </table:table-row>
        </table:table>
      </text:section>
      <text:p text:style-name="Text_20_body">Then in the script that gets run we have:</text:p>
      <text:section text:style-name="Sect2" text:name="highlighter_195974">
        <table:table table:name="Table114" table:style-name="Table114">
          <table:table-column table:style-name="Table114.A"/>
          <table:table-row>
            <table:table-cell table:style-name="Table114.A1" office:value-type="string">
              <text:p text:style-name="Table_20_Contents"><text:span text:style-name="Source_20_Text">use</text:span> <text:a xlink:type="simple" xlink:href="https://metacpan.org/module/App::Foo"><text:span text:style-name="Source_20_Text">App::Foo</text:span></text:a><text:span text:style-name="Source_20_Text">;</text:span></text:p>
              <text:p text:style-name="Table_20_Contents"> </text:p>
              <text:p text:style-name="Table_20_Contents"><text:span text:style-name="Source_20_Text">App::Foo-&gt;new_with_options-&gt;run;</text:span></text:p>
            </table:table-cell>
          </table:table-row>
        </table:table>
      </text:section>
      <text:p text:style-name="Text_20_body">From the command line, someone can execute the script:</text:p>
      <text:section text:style-name="Sect2" text:name="highlighter_463570">
        <table:table table:name="Table115" table:style-name="Table115">
          <table:table-column table:style-name="Table115.A"/>
          <table:table-row>
            <table:table-cell table:style-name="Table115.A1" office:value-type="string">
              <text:p text:style-name="Table_20_Contents"><text:span text:style-name="Source_20_Text">foo@example&gt; foo --input /path/to/input --output /path/to/output</text:span></text:p>
            </table:table-cell>
          </table:table-row>
        </table:table>
      </text:section>
      <text:h text:style-name="Heading_20_2" text:outline-level="2"><text:bookmark-start text:name="__RefHeading__566_1666576592"/><text:bookmark text:name="MooseX::Singleton"/><text:a xlink:type="simple" xlink:href="https://metacpan.org/pod/MooseX::Singleton">MooseX::Singleton</text:a><text:bookmark-end text:name="__RefHeading__566_1666576592"/></text:h>
      <text:p text:style-name="Text_20_body">To be honest, using a singleton is just a way to have a magic global variable in languages that don't actually have global variables.</text:p>
      <text:p text:style-name="Text_20_body">In perl, you can just as easily use a global. However, if your colleagues are Java-infected, they might prefer a singleton. Also, if you have an existing class that <text:span text:style-name="T1">isn't</text:span> a singleton but should be, using <text:a xlink:type="simple" xlink:href="https://metacpan.org/pod/MooseX::Singleton">MooseX::Singleton</text:a> is the easiest way to convert it.</text:p>
      <text:section text:style-name="Sect2" text:name="highlighter_924873">
        <table:table table:name="Table116" table:style-name="Table116">
          <table:table-column table:style-name="Table116.A"/>
          <table:table-row>
            <table:table-cell table:style-name="Table116.A1" office:value-type="string">
              <text:p text:style-name="Table_20_Contents"><text:span text:style-name="Source_20_Text">package</text:span> <text:a xlink:type="simple" xlink:href="https://metacpan.org/module/Config"><text:span text:style-name="Source_20_Text">Config</text:span></text:a><text:span text:style-name="Source_20_Text">;</text:span></text:p>
              <text:p text:style-name="Table_20_Contents"> </text:p>
              <text:p text:style-name="Table_20_Contents"><text:span text:style-name="Source_20_Text">use</text:span> <text:a xlink:type="simple" xlink:href="https://metacpan.org/module/MooseX::Singleton"><text:span text:style-name="Source_20_Text">MooseX::Singleton</text:span></text:a><text:span text:style-name="Source_20_Text">; # instead of Moose</text:span></text:p>
              <text:p text:style-name="Table_20_Contents"> </text:p>
              <text:p text:style-name="Table_20_Contents"><text:span text:style-name="Source_20_Text">has</text:span> <text:span text:style-name="Source_20_Text">'cache_dir'</text:span> <text:span text:style-name="Source_20_Text">=&gt; ( ... );</text:span></text:p>
            </table:table-cell>
          </table:table-row>
        </table:table>
      </text:section>
      <text:p text:style-name="Text_20_body">It's that simple.</text:p>
      <text:h text:style-name="Heading_20_2" text:outline-level="2"><text:bookmark-start text:name="__RefHeading__568_1666576592"/><text:bookmark text:name="EXTENSIONS-TO-CONSIDER"/>EXTENSIONS TO CONSIDER<text:bookmark-end text:name="__RefHeading__568_1666576592"/></text:h>
      <text:p text:style-name="Text_20_body">There are literally dozens of other extensions on CPAN. This is a list of extensions that you might find useful, but we're not quite ready to endorse just yet.</text:p>
      <text:h text:style-name="Heading_20_3" text:outline-level="3"><text:bookmark-start text:name="__RefHeading__570_1666576592"/><text:bookmark text:name="MooseX::Declare"/><text:soft-page-break/><text:a xlink:type="simple" xlink:href="https://metacpan.org/pod/MooseX::Declare">MooseX::Declare</text:a><text:bookmark-end text:name="__RefHeading__570_1666576592"/></text:h>
      <text:p text:style-name="Text_20_body">Extends Perl with Moose-based keywords using <text:span text:style-name="Source_20_Text">Devel::Declare</text:span>. Very cool, but still new and experimental.</text:p>
      <text:section text:style-name="Sect2" text:name="highlighter_903216">
        <table:table table:name="Table117" table:style-name="Table117">
          <table:table-column table:style-name="Table117.A"/>
          <table:table-row>
            <table:table-cell table:style-name="Table117.A1" office:value-type="string">
              <text:p text:style-name="Table_20_Contents"><text:span text:style-name="Source_20_Text">class User {</text:span></text:p>
              <text:p text:style-name="Table_20_Contents"> </text:p>
              <text:p text:style-name="Table_20_Contents"><text:span text:style-name="Source_20_Text">    has</text:span> <text:span text:style-name="Source_20_Text">'name'</text:span>  <text:span text:style-name="Source_20_Text">=&gt; ( ... );</text:span></text:p>
              <text:p text:style-name="Table_20_Contents"><text:span text:style-name="Source_20_Text">    has</text:span> <text:span text:style-name="Source_20_Text">'email'</text:span> <text:span text:style-name="Source_20_Text">=&gt; ( ... );</text:span></text:p>
              <text:p text:style-name="Table_20_Contents"> </text:p>
              <text:p text:style-name="Table_20_Contents"><text:span text:style-name="Source_20_Text">    method login (Str $password) { ... }</text:span></text:p>
              <text:p text:style-name="Table_20_Contents"><text:span text:style-name="Source_20_Text">}</text:span></text:p>
            </table:table-cell>
          </table:table-row>
        </table:table>
      </text:section>
      <text:h text:style-name="Heading_20_3" text:outline-level="3"><text:bookmark-start text:name="__RefHeading__572_1666576592"/><text:bookmark text:name="MooseX::Types"/><text:a xlink:type="simple" xlink:href="https://metacpan.org/pod/MooseX::Types">MooseX::Types</text:a><text:bookmark-end text:name="__RefHeading__572_1666576592"/></text:h>
      <text:p text:style-name="Text_20_body">This extension helps you build a type library for your application. It also lets you predeclare type names and use them as barewords.</text:p>
      <text:section text:style-name="Sect2" text:name="highlighter_145881">
        <table:table table:name="Table118" table:style-name="Table118">
          <table:table-column table:style-name="Table118.A"/>
          <table:table-row>
            <table:table-cell table:style-name="Table118.A1" office:value-type="string">
              <text:p text:style-name="Table_20_Contents"><text:span text:style-name="Source_20_Text">use</text:span> <text:a xlink:type="simple" xlink:href="https://metacpan.org/module/MooseX::Types"><text:span text:style-name="Source_20_Text">MooseX::Types</text:span></text:a><text:span text:style-name="Source_20_Text"> -declare</text:span> <text:span text:style-name="Source_20_Text">=&gt; ['PositiveInt'];</text:span></text:p>
              <text:p text:style-name="Table_20_Contents"><text:span text:style-name="Source_20_Text">use</text:span> <text:a xlink:type="simple" xlink:href="https://metacpan.org/module/MooseX::Types::Moose"><text:span text:style-name="Source_20_Text">MooseX::Types::Moose</text:span></text:a><text:span text:style-name="Source_20_Text"> 'Int';</text:span></text:p>
              <text:p text:style-name="Table_20_Contents"> </text:p>
              <text:p text:style-name="Table_20_Contents"><text:span text:style-name="Source_20_Text">subtype PositiveInt,</text:span></text:p>
              <text:p text:style-name="Table_20_Contents"><text:span text:style-name="Source_20_Text">    as Int,</text:span></text:p>
              <text:p text:style-name="Table_20_Contents"><text:span text:style-name="Source_20_Text">    where { $_</text:span> <text:span text:style-name="Source_20_Text">&gt; 0 },</text:span></text:p>
              <text:p text:style-name="Table_20_Contents"><text:span text:style-name="Source_20_Text">    message { "Int is not larger than 0"</text:span> <text:span text:style-name="Source_20_Text">};</text:span></text:p>
            </table:table-cell>
          </table:table-row>
        </table:table>
      </text:section>
      <text:p text:style-name="Text_20_body">One nice feature is that those bareword names are actually namespaced in Moose's type registry, so multiple applications can use the same bareword names, even if the type definitions differ.</text:p>
      <text:h text:style-name="Heading_20_3" text:outline-level="3"><text:bookmark-start text:name="__RefHeading__574_1666576592"/><text:bookmark text:name="MooseX::Types::Structured"/><text:a xlink:type="simple" xlink:href="https://metacpan.org/pod/MooseX::Types::Structured">MooseX::Types::Structured</text:a><text:bookmark-end text:name="__RefHeading__574_1666576592"/></text:h>
      <text:p text:style-name="Text_20_body">This extension builds on top of <text:a xlink:type="simple" xlink:href="https://metacpan.org/pod/MooseX::Types">MooseX::Types</text:a> to let you declare complex data structure types.</text:p>
      <text:section text:style-name="Sect2" text:name="highlighter_211073">
        <table:table table:name="Table119" table:style-name="Table119">
          <table:table-column table:style-name="Table119.A"/>
          <table:table-row>
            <table:table-cell table:style-name="Table119.A1" office:value-type="string">
              <text:p text:style-name="Table_20_Contents"><text:span text:style-name="Source_20_Text">use</text:span> <text:a xlink:type="simple" xlink:href="https://metacpan.org/module/MooseX::Types"><text:span text:style-name="Source_20_Text">MooseX::Types</text:span></text:a><text:span text:style-name="Source_20_Text"> -declare</text:span> <text:span text:style-name="Source_20_Text">=&gt; [ qw( Name Color )</text:span> <text:span text:style-name="Source_20_Text">];</text:span></text:p>
              <text:p text:style-name="Table_20_Contents"><text:span text:style-name="Source_20_Text">use</text:span> <text:a xlink:type="simple" xlink:href="https://metacpan.org/module/MooseX::Types::Moose"><text:span text:style-name="Source_20_Text">MooseX::Types::Moose</text:span></text:a><text:span text:style-name="Source_20_Text"> qw(Str Int);</text:span></text:p>
              <text:p text:style-name="Table_20_Contents"><text:span text:style-name="Source_20_Text">use</text:span> <text:a xlink:type="simple" xlink:href="https://metacpan.org/module/MooseX::Types::Structured"><text:span text:style-name="Source_20_Text">MooseX::Types::Structured</text:span></text:a><text:span text:style-name="Source_20_Text"> qw(Dict Tuple Optional);</text:span></text:p>
              <text:p text:style-name="Table_20_Contents"> </text:p>
              <text:p text:style-name="Table_20_Contents"><text:span text:style-name="Source_20_Text">subtype Name</text:span></text:p>
              <text:p text:style-name="Table_20_Contents"><text:span text:style-name="Source_20_Text">    =&gt; as Dict[ first</text:span> <text:span text:style-name="Source_20_Text">=&gt; Str, middle</text:span> <text:span text:style-name="Source_20_Text">=&gt; Optional[Str], last</text:span> <text:span text:style-name="Source_20_Text">=&gt; Str ];</text:span></text:p>
              <text:p text:style-name="Table_20_Contents"> </text:p>
              <text:p text:style-name="Table_20_Contents"><text:span text:style-name="Source_20_Text">subtype Color</text:span></text:p>
              <text:p text:style-name="Table_20_Contents"><text:span text:style-name="Source_20_Text">    =&gt; as Tuple[ Int, Int, Int, Optional[Int] ];</text:span></text:p>
            </table:table-cell>
          </table:table-row>
        </table:table>
      </text:section>
      <text:p text:style-name="Text_20_body">Of course, you could always use objects to represent these sorts of things too.</text:p>
      <text:h text:style-name="Heading_20_3" text:outline-level="3"><text:bookmark-start text:name="__RefHeading__576_1666576592"/><text:bookmark text:name="MooseX::ClassAttribute"/><text:a xlink:type="simple" xlink:href="https://metacpan.org/pod/MooseX::ClassAttribute">MooseX::ClassAttribute</text:a><text:bookmark-end text:name="__RefHeading__576_1666576592"/></text:h>
      <text:p text:style-name="Text_20_body">This extension provides class attributes for Moose classes. The declared class attributes are introspectable just like regular Moose attributes.</text:p>
      <text:section text:style-name="Sect2" text:name="highlighter_266276">
        <table:table table:name="Table120" table:style-name="Table120">
          <table:table-column table:style-name="Table120.A"/>
          <table:table-row>
            <table:table-cell table:style-name="Table120.A1" office:value-type="string">
              <text:p text:style-name="Table_20_Contents"><text:span text:style-name="Source_20_Text">package</text:span> <text:a xlink:type="simple" xlink:href="https://metacpan.org/module/User"><text:span text:style-name="Source_20_Text">User</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pan text:style-name="Source_20_Text">use</text:span> <text:a xlink:type="simple" xlink:href="https://metacpan.org/module/MooseX::ClassAttribute"><text:span text:style-name="Source_20_Text">MooseX::ClassAttribute</text:span></text:a><text:span text:style-name="Source_20_Text">;</text:span></text:p>
              <text:p text:style-name="Table_20_Contents"> </text:p>
              <text:p text:style-name="Table_20_Contents"><text:span text:style-name="Source_20_Text">has</text:span> <text:span text:style-name="Source_20_Text">'name'</text:span> <text:span text:style-name="Source_20_Text">=&gt; ( ... );</text:span></text:p>
              <text:p text:style-name="Table_20_Contents"> </text:p>
              <text:p text:style-name="Table_20_Contents"><text:soft-page-break/><text:span text:style-name="Source_20_Text">class_has 'Cache'</text:span> <text:span text:style-name="Source_20_Text">=&gt; ( ... );</text:span></text:p>
            </table:table-cell>
          </table:table-row>
        </table:table>
      </text:section>
      <text:p text:style-name="Text_20_body">Note however that this class attribute does <text:span text:style-name="T1">not</text:span> inherit like a <text:a xlink:type="simple" xlink:href="https://metacpan.org/pod/Class::Data::Inheritable">Class::Data::Inheritable</text:a> or similar attribute - calling</text:p>
      <text:section text:style-name="Sect2" text:name="highlighter_337722">
        <table:table table:name="Table121" table:style-name="Table121">
          <table:table-column table:style-name="Table121.A"/>
          <table:table-row>
            <table:table-cell table:style-name="Table121.A1" office:value-type="string">
              <text:p text:style-name="Table_20_Contents"><text:span text:style-name="Source_20_Text">$subclass-&gt;Cache($cache);</text:span></text:p>
            </table:table-cell>
          </table:table-row>
        </table:table>
      </text:section>
      <text:p text:style-name="Text_20_body">will set it for the superclass as well. Additionally, class data is usually The Wrong Thing To Do in a strongly OO program since it makes testing a lot harder - consider carefully whether you'd be better off with an object that's passed around instead.</text:p>
      <text:h text:style-name="Heading_20_3" text:outline-level="3"><text:bookmark-start text:name="__RefHeading__578_1666576592"/><text:bookmark text:name="MooseX::Daemonize"/><text:a xlink:type="simple" xlink:href="https://metacpan.org/pod/MooseX::Daemonize">MooseX::Daemonize</text:a><text:bookmark-end text:name="__RefHeading__578_1666576592"/></text:h>
      <text:p text:style-name="Text_20_body">This is a role that provides a number of methods useful for creating a daemon, including methods for starting and stopping, managing a PID file, and signal handling.</text:p>
      <text:h text:style-name="Heading_20_3" text:outline-level="3"><text:bookmark-start text:name="__RefHeading__580_1666576592"/><text:bookmark text:name="MooseX::Role::Parameterized"/><text:a xlink:type="simple" xlink:href="https://metacpan.org/pod/MooseX::Role::Parameterized">MooseX::Role::Parameterized</text:a><text:bookmark-end text:name="__RefHeading__580_1666576592"/></text:h>
      <text:p text:style-name="Text_20_body">If you find yourself wanting a role that customizes itself for each consumer, this is the tool for you. With this module, you can create a role that accepts parameters and generates attributes, methods, etc. on a customized basis for each consumer.</text:p>
      <text:h text:style-name="Heading_20_3" text:outline-level="3"><text:bookmark-start text:name="__RefHeading__582_1666576592"/><text:bookmark text:name="MooseX::POE"/><text:a xlink:type="simple" xlink:href="https://metacpan.org/pod/MooseX::POE">MooseX::POE</text:a><text:bookmark-end text:name="__RefHeading__582_1666576592"/></text:h>
      <text:p text:style-name="Text_20_body">This is a small wrapper that ties together a Moose class with <text:span text:style-name="Source_20_Text">POE::Session</text:span>, and gives you an <text:span text:style-name="Source_20_Text">event</text:span> sugar function to declare event handlers.</text:p>
      <text:h text:style-name="Heading_20_3" text:outline-level="3"><text:bookmark-start text:name="__RefHeading__584_1666576592"/><text:bookmark text:name="MooseX::FollowPBP"/><text:a xlink:type="simple" xlink:href="https://metacpan.org/pod/MooseX::FollowPBP">MooseX::FollowPBP</text:a><text:bookmark-end text:name="__RefHeading__584_1666576592"/></text:h>
      <text:p text:style-name="Text_20_body">Automatically names all accessors <text:span text:style-name="T1">Perl Best Practices</text:span>-style, "get_size" and "set_size".</text:p>
      <text:h text:style-name="Heading_20_3" text:outline-level="3"><text:bookmark-start text:name="__RefHeading__586_1666576592"/><text:bookmark text:name="MooseX::SemiAffordanceAccessor"/><text:a xlink:type="simple" xlink:href="https://metacpan.org/pod/MooseX::SemiAffordanceAccessor">MooseX::SemiAffordanceAccessor</text:a><text:bookmark-end text:name="__RefHeading__586_1666576592"/></text:h>
      <text:p text:style-name="Text_20_body">Automatically names all accessors with an explicit set and implicit get, "size" and "set_size".</text:p>
      <text:h text:style-name="Heading_20_3" text:outline-level="3"><text:bookmark-start text:name="__RefHeading__588_1666576592"/><text:bookmark text:name="MooseX::NonMoose"/><text:a xlink:type="simple" xlink:href="https://metacpan.org/pod/MooseX::NonMoose">MooseX::NonMoose</text:a><text:bookmark-end text:name="__RefHeading__588_1666576592"/></text:h>
      <text:p text:style-name="Text_20_body">MooseX::NonMoose allows for easily subclassing non-Moose classes with Moose, taking care of the annoying details connected with doing this, such as setting up proper inheritance from Moose::Object and installing (and inlining, at make_immutable time) a constructor that makes sure things like BUILD methods are called.</text:p>
      <text:p text:style-name="P15"/>
      <text:h text:style-name="P42" text:outline-level="1"><text:bookmark-start text:name="__RefHeading__641_1666576592"/>Best Practices<text:bookmark-end text:name="__RefHeading__641_1666576592"/></text:h>
      <text:list xml:id="list3972921649290948005" text:style-name="L27">
        <text:list-item>
          <text:p text:style-name="P18"><text:bookmark text:name="index9"/><text:a xlink:type="simple" xlink:href="https://metacpan.org/pod/Moose::Manual::BestPractices#NAME"><text:span text:style-name="T6">NAME</text:span></text:a><text:span text:style-name="T6"> </text:span></text:p>
        </text:list-item>
      </text:list>
      <text:list xml:id="list1674838287953888481" text:style-name="L26">
        <text:list-item>
          <text:p text:style-name="P32"><text:a xlink:type="simple" xlink:href="https://metacpan.org/pod/Moose::Manual::BestPractices#VERSION">VERSION</text:a> </text:p>
        </text:list-item>
        <text:list-item>
          <text:p text:style-name="P32"><text:a xlink:type="simple" xlink:href="https://metacpan.org/pod/Moose::Manual::BestPractices#RECOMMENDATIONS">RECOMMENDATIONS</text:a> </text:p>
          <text:list>
            <text:list-item>
              <text:p text:style-name="P32"><text:a xlink:type="simple" xlink:href="https://metacpan.org/pod/Moose::Manual::BestPractices#namespace::autoclean-and-immutabilize">namespace::autoclean and immutabilize</text:a> </text:p>
            </text:list-item>
            <text:list-item>
              <text:p text:style-name="P32"><text:a xlink:type="simple" xlink:href="https://metacpan.org/pod/Moose::Manual::BestPractices#Never-override-new">Never override new</text:a> </text:p>
            </text:list-item>
            <text:list-item>
              <text:p text:style-name="P32"><text:a xlink:type="simple" xlink:href="https://metacpan.org/pod/Moose::Manual::BestPractices#Always-call-the-original-parent-BUILDARGS">Always call the original/parent BUILDARGS</text:a> </text:p>
            </text:list-item>
            <text:list-item>
              <text:p text:style-name="P32"><text:a xlink:type="simple" xlink:href="https://metacpan.org/pod/Moose::Manual::BestPractices#Provide-defaults-whenever-possible-otherwise-use-required">Provide defaults whenever possible, otherwise use required</text:a> </text:p>
            </text:list-item>
            <text:list-item>
              <text:p text:style-name="P32"><text:a xlink:type="simple" xlink:href="https://metacpan.org/pod/Moose::Manual::BestPractices#Use-builder-instead-of-default-most-of-the-time">Use builder instead of default most of the time</text:a> </text:p>
            </text:list-item>
            <text:list-item>
              <text:p text:style-name="P32"><text:a xlink:type="simple" xlink:href="https://metacpan.org/pod/Moose::Manual::BestPractices#Be-lazy">Be lazy</text:a> </text:p>
            </text:list-item>
            <text:list-item>
              <text:p text:style-name="P32"><text:a xlink:type="simple" xlink:href="https://metacpan.org/pod/Moose::Manual::BestPractices#Consider-keeping-clearers-and-predicates-private">Consider keeping clearers and predicates private</text:a> </text:p>
            </text:list-item>
            <text:list-item>
              <text:p text:style-name="P32"><text:a xlink:type="simple" xlink:href="https://metacpan.org/pod/Moose::Manual::BestPractices#Avoid-lazy_build">Avoid lazy_build</text:a> </text:p>
            </text:list-item>
            <text:list-item>
              <text:p text:style-name="P32"><text:a xlink:type="simple" xlink:href="https://metacpan.org/pod/Moose::Manual::BestPractices#Default-to-read-only-and-consider-keeping-writers-private">Default to read-only, and consider keeping writers private</text:a> </text:p>
            </text:list-item>
            <text:list-item>
              <text:p text:style-name="P32"><text:a xlink:type="simple" xlink:href="https://metacpan.org/pod/Moose::Manual::BestPractices#Think-twice-before-changing-an-attributes-type-in-a-subclass">Think twice before changing an attribute's type in a subclass</text:a> </text:p>
            </text:list-item>
            <text:list-item>
              <text:p text:style-name="P32"><text:a xlink:type="simple" xlink:href="https://metacpan.org/pod/Moose::Manual::BestPractices#Dont-use-the-initializer-feature">Don't use the initializer feature</text:a> </text:p>
            </text:list-item>
            <text:list-item>
              <text:p text:style-name="P32"><text:a xlink:type="simple" xlink:href="https://metacpan.org/pod/Moose::Manual::BestPractices#Use-Moose::Meta::Attribute::Native-traits-instead-of-auto_deref">Use Moose::Meta::Attribute::Native traits instead of auto_deref</text:a> </text:p>
            </text:list-item>
            <text:list-item>
              <text:p text:style-name="P32"><text:a xlink:type="simple" xlink:href="https://metacpan.org/pod/Moose::Manual::BestPractices#Always-call-inner-in-the-most-specific-subclass">Always call inner in the most specific subclass</text:a> </text:p>
            </text:list-item>
            <text:list-item>
              <text:p text:style-name="P32"><text:a xlink:type="simple" xlink:href="https://metacpan.org/pod/Moose::Manual::BestPractices#Namespace-your-types">Namespace your types</text:a> </text:p>
            </text:list-item>
            <text:list-item>
              <text:p text:style-name="P32"><text:a xlink:type="simple" xlink:href="https://metacpan.org/pod/Moose::Manual::BestPractices#Do-not-coerce-Moose-built-ins-directly">Do not coerce Moose built-ins directly</text:a> </text:p>
            </text:list-item>
            <text:list-item>
              <text:p text:style-name="P32"><text:a xlink:type="simple" xlink:href="https://metacpan.org/pod/Moose::Manual::BestPractices#Do-not-coerce-class-names-directly">Do not coerce class names directly</text:a> </text:p>
            </text:list-item>
            <text:list-item>
              <text:p text:style-name="P32"><text:a xlink:type="simple" xlink:href="https://metacpan.org/pod/Moose::Manual::BestPractices#Use-coercion-instead-of-unions">Use coercion instead of unions</text:a> </text:p>
            </text:list-item>
            <text:list-item>
              <text:p text:style-name="P32"><text:a xlink:type="simple" xlink:href="https://metacpan.org/pod/Moose::Manual::BestPractices#Define-all-your-types-in-one-module">Define all your types in one module</text:a> </text:p>
            </text:list-item>
          </text:list>
        </text:list-item>
        <text:list-item>
          <text:p text:style-name="P32"><text:a xlink:type="simple" xlink:href="https://metacpan.org/pod/Moose::Manual::BestPractices#BENEFITS-OF-BEST-PRACTICES">BENEFITS OF BEST PRACTICES</text:a> </text:p>
        </text:list-item>
      </text:list>
      <text:h text:style-name="Heading_20_2" text:outline-level="2"><text:bookmark-start text:name="__RefHeading__643_1666576592"/><text:bookmark text:name="NAME9"/>NAME<text:bookmark-end text:name="__RefHeading__643_1666576592"/></text:h>
      <text:p text:style-name="Text_20_body">Moose::Manual::BestPractices - Get the most out of Moose</text:p>
      <text:h text:style-name="Heading_20_2" text:outline-level="2"><text:bookmark-start text:name="__RefHeading__645_1666576592"/><text:bookmark text:name="VERSION9"/>VERSION<text:bookmark-end text:name="__RefHeading__645_1666576592"/></text:h>
      <text:p text:style-name="Text_20_body">version 2.1204</text:p>
      <text:h text:style-name="Heading_20_2" text:outline-level="2"><text:bookmark-start text:name="__RefHeading__647_1666576592"/><text:bookmark text:name="RECOMMENDATIONS"/>RECOMMENDATIONS<text:bookmark-end text:name="__RefHeading__647_1666576592"/></text:h>
      <text:p text:style-name="Text_20_body">Moose has a lot of features, and there's definitely more than one way to do it. However, we think that picking a subset of these features and using them consistently makes everyone's life easier.</text:p>
      <text:p text:style-name="Text_20_body">Of course, as with any list of "best practices", these are really just opinions. Feel free to ignore us.</text:p>
      <text:h text:style-name="Heading_20_3" text:outline-level="3"><text:bookmark-start text:name="__RefHeading__649_1666576592"/><text:bookmark text:name="namespace::autoclean-and-immutabilize"/><text:span text:style-name="Source_20_Text">namespace::autoclean</text:span> and immutabilize<text:bookmark-end text:name="__RefHeading__649_1666576592"/></text:h>
      <text:p text:style-name="Text_20_body">We recommend that you remove the Moose sugar and end your Moose class definitions by making your class immutable.</text:p>
      <text:section text:style-name="Sect2" text:name="highlighter_238682">
        <table:table table:name="Table122" table:style-name="Table122">
          <table:table-column table:style-name="Table122.A"/>
          <table:table-row>
            <table:table-cell table:style-name="Table122.A1" office:value-type="string">
              <text:p text:style-name="Table_20_Contents"><text:span text:style-name="Source_20_Text">package</text:span> <text:a xlink:type="simple" xlink:href="https://metacpan.org/module/Person"><text:span text:style-name="Source_20_Text">Person</text:span></text:a><text:span text:style-name="Source_20_Text">;</text:span></text:p>
              <text:p text:style-name="Table_20_Contents"> </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pan text:style-name="Source_20_Text">use</text:span> <text:a xlink:type="simple" xlink:href="https://metacpan.org/module/namespace::autoclean"><text:span text:style-name="Source_20_Text">namespace::autoclean</text:span></text:a><text:span text:style-name="Source_20_Text">;</text:span></text:p>
              <text:p text:style-name="Table_20_Contents"> </text:p>
              <text:p text:style-name="Table_20_Contents"><text:soft-page-break/><text:span text:style-name="Source_20_Text"># extends, roles, attributes, etc.</text:span></text:p>
              <text:p text:style-name="Table_20_Contents"> </text:p>
              <text:p text:style-name="Table_20_Contents"><text:span text:style-name="Source_20_Text"># methods</text:span></text:p>
              <text:p text:style-name="Table_20_Contents"> </text:p>
              <text:p text:style-name="Table_20_Contents"><text:span text:style-name="Source_20_Text">__PACKAGE__-&gt;meta-&gt;make_immutable;</text:span></text:p>
              <text:p text:style-name="Table_20_Contents"> </text:p>
              <text:p text:style-name="Table_20_Contents"><text:span text:style-name="Source_20_Text">1;</text:span></text:p>
            </table:table-cell>
          </table:table-row>
        </table:table>
      </text:section>
      <text:p text:style-name="Text_20_body">The <text:span text:style-name="Source_20_Text">use namespace::autoclean</text:span> bit is simply good code hygiene, as it removes imported symbols from your class's namespace at the end of your package's compile cycle, including Moose keywords. Once the class has been built, these keywords are not needed. (This is preferred to placing <text:span text:style-name="Source_20_Text">no Moose</text:span> at the end of your package).</text:p>
      <text:p text:style-name="Text_20_body">The <text:span text:style-name="Source_20_Text">make_immutable</text:span> call allows Moose to speed up a lot of things, most notably object construction. The trade-off is that you can no longer change the class definition.</text:p>
      <text:h text:style-name="Heading_20_3" text:outline-level="3"><text:bookmark-start text:name="__RefHeading__651_1666576592"/><text:bookmark text:name="Never-override-new"/>Never override <text:span text:style-name="Source_20_Text">new</text:span><text:bookmark-end text:name="__RefHeading__651_1666576592"/></text:h>
      <text:p text:style-name="Text_20_body">Overriding <text:span text:style-name="Source_20_Text">new</text:span> is a very bad practice. Instead, you should use a <text:span text:style-name="Source_20_Text">BUILD</text:span> or <text:span text:style-name="Source_20_Text">BUILDARGS</text:span> methods to do the same thing. When you override <text:span text:style-name="Source_20_Text">new</text:span>, Moose can no longer inline a constructor when your class is immutabilized.</text:p>
      <text:p text:style-name="Text_20_body">There are two good reasons to override <text:span text:style-name="Source_20_Text">new</text:span>. One, you are writing a MooseX extension that provides its own <text:a xlink:type="simple" xlink:href="https://metacpan.org/pod/Moose::Object">Moose::Object</text:a> subclass <text:span text:style-name="T1">and</text:span> a subclass of <text:a xlink:type="simple" xlink:href="https://metacpan.org/pod/Moose::Meta::Method::Constructor">Moose::Meta::Method::Constructor</text:a> to inline the constructor. Two, you are subclassing a non-Moose parent.</text:p>
      <text:p text:style-name="Text_20_body">If you know how to do that, you know when to ignore this best practice ;)</text:p>
      <text:h text:style-name="Heading_20_3" text:outline-level="3"><text:bookmark-start text:name="__RefHeading__653_1666576592"/><text:bookmark text:name="Always-call-the-original-parent-BUILDARGS"/>Always call the original/parent <text:span text:style-name="Source_20_Text">BUILDARGS</text:span><text:bookmark-end text:name="__RefHeading__653_1666576592"/></text:h>
      <text:p text:style-name="Text_20_body">If you <text:span text:style-name="Source_20_Text">override</text:span> the <text:span text:style-name="Source_20_Text">BUILDARGS</text:span> method in your class, make sure to play nice and call <text:span text:style-name="Source_20_Text">super()</text:span> to handle cases you're not checking for explicitly.</text:p>
      <text:p text:style-name="Text_20_body">The default <text:span text:style-name="Source_20_Text">BUILDARGS</text:span> method in <text:a xlink:type="simple" xlink:href="https://metacpan.org/pod/Moose::Object">Moose::Object</text:a> handles both a list and hashref of named parameters correctly, and also checks for a <text:span text:style-name="T1">non-hashref</text:span> single argument.</text:p>
      <text:h text:style-name="Heading_20_3" text:outline-level="3"><text:bookmark-start text:name="__RefHeading__655_1666576592"/><text:bookmark text:name="Provide-defaults-whenever-possible-otherwise-use-required"/>Provide defaults whenever possible, otherwise use <text:span text:style-name="Source_20_Text">required</text:span><text:bookmark-end text:name="__RefHeading__655_1666576592"/></text:h>
      <text:p text:style-name="Text_20_body">When your class provides defaults, this makes constructing new objects simpler. If you cannot provide a default, consider making the attribute <text:span text:style-name="Source_20_Text">required</text:span>.</text:p>
      <text:p text:style-name="Text_20_body">If you don't do either, an attribute can simply be left unset, increasing the complexity of your object, because it has more possible states that you or the user of your class must account for.</text:p>
      <text:h text:style-name="Heading_20_3" text:outline-level="3"><text:bookmark-start text:name="__RefHeading__657_1666576592"/><text:bookmark text:name="Use-builder-instead-of-default-most-of-the-time"/>Use <text:span text:style-name="Source_20_Text">builder</text:span> instead of <text:span text:style-name="Source_20_Text">default</text:span> most of the time<text:bookmark-end text:name="__RefHeading__657_1666576592"/></text:h>
      <text:p text:style-name="Text_20_body">Builders can be inherited, they have explicit names, and they're just plain cleaner.</text:p>
      <text:p text:style-name="Text_20_body">However, <text:span text:style-name="T1">do</text:span> use a default when the default is a non-reference, <text:span text:style-name="T1">or</text:span> when the default is simply an empty reference of some sort.</text:p>
      <text:p text:style-name="Text_20_body">Also, keep your builder methods private.</text:p>
      <text:h text:style-name="Heading_20_3" text:outline-level="3"><text:bookmark-start text:name="__RefHeading__659_1666576592"/><text:bookmark text:name="Be-lazy"/>Be <text:span text:style-name="Source_20_Text">lazy</text:span><text:bookmark-end text:name="__RefHeading__659_1666576592"/></text:h>
      <text:p text:style-name="Text_20_body">Lazy is good, and often solves initialization ordering problems. It's also good for deferring work that may never have to be done. Make your attributes <text:span text:style-name="Source_20_Text">lazy</text:span> unless they're <text:span text:style-name="Source_20_Text">required</text:span> or have trivial <text:soft-page-break/>defaults.</text:p>
      <text:h text:style-name="Heading_20_3" text:outline-level="3"><text:bookmark-start text:name="__RefHeading__661_1666576592"/><text:bookmark text:name="Consider-keeping-clearers-and-predicates-private"/>Consider keeping clearers and predicates private<text:bookmark-end text:name="__RefHeading__661_1666576592"/></text:h>
      <text:p text:style-name="Text_20_body">Does everyone <text:span text:style-name="T1">really</text:span> need to be able to clear an attribute? Probably not. Don't expose this functionality outside your class by default.</text:p>
      <text:p text:style-name="Text_20_body">Predicates are less problematic, but there's no reason to make your public API bigger than it has to be.</text:p>
      <text:h text:style-name="Heading_20_3" text:outline-level="3"><text:bookmark-start text:name="__RefHeading__663_1666576592"/><text:bookmark text:name="Avoid-lazy_build"/>Avoid <text:span text:style-name="Source_20_Text">lazy_build</text:span><text:bookmark-end text:name="__RefHeading__663_1666576592"/></text:h>
      <text:p text:style-name="Text_20_body">As described above, you rarely actually need a clearer or a predicate. <text:span text:style-name="Source_20_Text">lazy_build</text:span> adds both to your public API, which exposes you to use cases that you must now test for. It's much better to avoid adding them until you really need them - use explicit <text:span text:style-name="Source_20_Text">lazy</text:span> and <text:span text:style-name="Source_20_Text">builder</text:span> options instead.</text:p>
      <text:h text:style-name="Heading_20_3" text:outline-level="3"><text:bookmark-start text:name="__RefHeading__665_1666576592"/><text:bookmark text:name="Default-to-read-only-and-consider-keeping-writers-private"/>Default to read-only, and consider keeping writers private<text:bookmark-end text:name="__RefHeading__665_1666576592"/></text:h>
      <text:p text:style-name="Text_20_body">Making attributes mutable just means more complexity to account for in your program. The alternative to mutable state is to encourage users of your class to simply make new objects as needed.</text:p>
      <text:p text:style-name="Text_20_body">If you <text:span text:style-name="T1">must</text:span> make an attribute read-write, consider making the writer a separate private method. Narrower APIs are easy to maintain, and mutable state is trouble.</text:p>
      <text:p text:style-name="Text_20_body">In order to declare such attributes, provide a private <text:span text:style-name="Source_20_Text">writer</text:span> parameter:</text:p>
      <text:section text:style-name="Sect2" text:name="highlighter_212509">
        <table:table table:name="Table123" table:style-name="Table123">
          <table:table-column table:style-name="Table123.A"/>
          <table:table-row>
            <table:table-cell table:style-name="Table123.A1" office:value-type="string">
              <text:p text:style-name="Table_20_Contents"><text:span text:style-name="Source_20_Text">has</text:span> <text:span text:style-name="Source_20_Text">pizza</text:span> <text:span text:style-name="Source_20_Text">=&gt; (</text:span></text:p>
              <text:p text:style-name="Table_20_Contents"><text:span text:style-name="Source_20_Text">    is</text:span>     <text:span text:style-name="Source_20_Text">=&gt; 'ro',</text:span></text:p>
              <text:p text:style-name="Table_20_Contents"><text:span text:style-name="Source_20_Text">    isa</text:span>    <text:span text:style-name="Source_20_Text">=&gt; 'Pizza',</text:span></text:p>
              <text:p text:style-name="Table_20_Contents"><text:span text:style-name="Source_20_Text">    writer</text:span> <text:span text:style-name="Source_20_Text">=&gt; '_pizza',</text:span></text:p>
              <text:p text:style-name="Table_20_Contents"><text:span text:style-name="Source_20_Text">);</text:span></text:p>
            </table:table-cell>
          </table:table-row>
        </table:table>
      </text:section>
      <text:h text:style-name="Heading_20_3" text:outline-level="3"><text:bookmark-start text:name="__RefHeading__667_1666576592"/><text:bookmark text:name="Think-twice-before-changing-an-attributes-type-in-a-subclass"/>Think twice before changing an attribute's type in a subclass<text:bookmark-end text:name="__RefHeading__667_1666576592"/></text:h>
      <text:p text:style-name="Text_20_body">Down this path lies great confusion. If the attribute is an object itself, at least make sure that it has the same interface as the type of object in the parent class.</text:p>
      <text:h text:style-name="Heading_20_3" text:outline-level="3"><text:bookmark-start text:name="__RefHeading__669_1666576592"/><text:bookmark text:name="Dont-use-the-initializer-feature"/>Don't use the <text:span text:style-name="Source_20_Text">initializer</text:span> feature<text:bookmark-end text:name="__RefHeading__669_1666576592"/></text:h>
      <text:p text:style-name="Text_20_body">Don't know what we're talking about? That's fine.</text:p>
      <text:h text:style-name="Heading_20_3" text:outline-level="3"><text:bookmark-start text:name="__RefHeading__671_1666576592"/><text:bookmark text:name="Use-Moose::Meta::Attribute::Native-traits-instead-of-auto_deref"/>Use <text:a xlink:type="simple" xlink:href="https://metacpan.org/pod/Moose::Meta::Attribute::Native">Moose::Meta::Attribute::Native</text:a> traits instead of <text:span text:style-name="Source_20_Text">auto_deref</text:span><text:bookmark-end text:name="__RefHeading__671_1666576592"/></text:h>
      <text:p text:style-name="Text_20_body">The <text:span text:style-name="Source_20_Text">auto_deref</text:span> feature is a bit troublesome. Directly exposing a complex attribute is ugly. Instead, consider using <text:a xlink:type="simple" xlink:href="https://metacpan.org/pod/Moose::Meta::Attribute::Native">Moose::Meta::Attribute::Native</text:a> traits to define an API that only exposes the necessary pieces of functionality.</text:p>
      <text:h text:style-name="Heading_20_3" text:outline-level="3"><text:bookmark-start text:name="__RefHeading__673_1666576592"/><text:bookmark text:name="Always-call-inner-in-the-most-specific-subclass"/>Always call <text:span text:style-name="Source_20_Text">inner</text:span> in the most specific subclass<text:bookmark-end text:name="__RefHeading__673_1666576592"/></text:h>
      <text:p text:style-name="Text_20_body">When using <text:span text:style-name="Source_20_Text">augment</text:span> and <text:span text:style-name="Source_20_Text">inner</text:span>, we recommend that you call <text:span text:style-name="Source_20_Text">inner</text:span> in the most specific subclass of your hierarchy. This makes it possible to subclass further and extend the hierarchy without changing the parents.</text:p>
      <text:h text:style-name="Heading_20_3" text:outline-level="3"><text:bookmark-start text:name="__RefHeading__675_1666576592"/><text:bookmark text:name="Namespace-your-types"/><text:soft-page-break/>Namespace your types<text:bookmark-end text:name="__RefHeading__675_1666576592"/></text:h>
      <text:p text:style-name="Text_20_body">Use some sort of namespacing convention for type names. We recommend something like "MyApp::Type::Foo". We also recommend considering <text:a xlink:type="simple" xlink:href="https://metacpan.org/pod/MooseX::Types">MooseX::Types</text:a>.</text:p>
      <text:h text:style-name="Heading_20_3" text:outline-level="3"><text:bookmark-start text:name="__RefHeading__677_1666576592"/><text:bookmark text:name="Do-not-coerce-Moose-built-ins-directly"/>Do not coerce Moose built-ins directly<text:bookmark-end text:name="__RefHeading__677_1666576592"/></text:h>
      <text:p text:style-name="Text_20_body">If you define a coercion for a Moose built-in like <text:span text:style-name="Source_20_Text">ArrayRef</text:span>, this will affect every application in the Perl interpreter that uses this type.</text:p>
      <text:section text:style-name="Sect2" text:name="highlighter_361654">
        <table:table table:name="Table124" table:style-name="Table124">
          <table:table-column table:style-name="Table124.A"/>
          <table:table-row>
            <table:table-cell table:style-name="Table124.A1" office:value-type="string">
              <text:p text:style-name="Table_20_Contents"><text:span text:style-name="Source_20_Text"># very naughty!</text:span></text:p>
              <text:p text:style-name="Table_20_Contents"><text:span text:style-name="Source_20_Text">coerce 'ArrayRef'</text:span></text:p>
              <text:p text:style-name="Table_20_Contents"><text:span text:style-name="Source_20_Text">    =&gt; from Str</text:span></text:p>
              <text:p text:style-name="Table_20_Contents"><text:span text:style-name="Source_20_Text">    =&gt; via { [ split</text:span> <text:span text:style-name="Source_20_Text">/,/ ] };</text:span></text:p>
            </table:table-cell>
          </table:table-row>
        </table:table>
      </text:section>
      <text:p text:style-name="Text_20_body">Instead, create a subtype and coerce that:</text:p>
      <text:section text:style-name="Sect2" text:name="highlighter_433374">
        <table:table table:name="Table125" table:style-name="Table125">
          <table:table-column table:style-name="Table125.A"/>
          <table:table-row>
            <table:table-cell table:style-name="Table125.A1" office:value-type="string">
              <text:p text:style-name="Table_20_Contents"><text:span text:style-name="Source_20_Text">subtype 'My::ArrayRef'</text:span> <text:span text:style-name="Source_20_Text">=&gt; as 'ArrayRef';</text:span></text:p>
              <text:p text:style-name="Table_20_Contents"> </text:p>
              <text:p text:style-name="Table_20_Contents"><text:span text:style-name="Source_20_Text">coerce 'My::ArrayRef'</text:span></text:p>
              <text:p text:style-name="Table_20_Contents"><text:span text:style-name="Source_20_Text">    =&gt; from 'Str'</text:span></text:p>
              <text:p text:style-name="Table_20_Contents"><text:span text:style-name="Source_20_Text">    =&gt; via { [ split</text:span> <text:span text:style-name="Source_20_Text">/,/ ] };</text:span></text:p>
            </table:table-cell>
          </table:table-row>
        </table:table>
      </text:section>
      <text:h text:style-name="Heading_20_3" text:outline-level="3"><text:bookmark-start text:name="__RefHeading__679_1666576592"/><text:bookmark text:name="Do-not-coerce-class-names-directly"/>Do not coerce class names directly<text:bookmark-end text:name="__RefHeading__679_1666576592"/></text:h>
      <text:p text:style-name="Text_20_body">Just as with Moose built-in types, a class type is global for the entire interpreter. If you add a coercion for that class name, it can have magical side effects elsewhere:</text:p>
      <text:section text:style-name="Sect2" text:name="highlighter_223546">
        <table:table table:name="Table126" table:style-name="Table126">
          <table:table-column table:style-name="Table126.A"/>
          <table:table-row>
            <table:table-cell table:style-name="Table126.A1" office:value-type="string">
              <text:p text:style-name="Table_20_Contents"><text:span text:style-name="Source_20_Text"># also very naughty!</text:span></text:p>
              <text:p text:style-name="Table_20_Contents"><text:span text:style-name="Source_20_Text">coerce 'HTTP::Headers'</text:span></text:p>
              <text:p text:style-name="Table_20_Contents"><text:span text:style-name="Source_20_Text">    =&gt; from 'HashRef'</text:span></text:p>
              <text:p text:style-name="Table_20_Contents"><text:span text:style-name="Source_20_Text">    =&gt; via { HTTP::Headers-&gt;new( %{$_} ) };</text:span></text:p>
            </table:table-cell>
          </table:table-row>
        </table:table>
      </text:section>
      <text:p text:style-name="Text_20_body">Instead, we can create an "empty" subtype for the coercion:</text:p>
      <text:section text:style-name="Sect2" text:name="highlighter_656652">
        <table:table table:name="Table127" table:style-name="Table127">
          <table:table-column table:style-name="Table127.A"/>
          <table:table-row>
            <table:table-cell table:style-name="Table127.A1" office:value-type="string">
              <text:p text:style-name="Table_20_Contents"><text:span text:style-name="Source_20_Text">subtype 'My::HTTP::Headers'</text:span> <text:span text:style-name="Source_20_Text">=&gt; as class_type('HTTP::Headers');</text:span></text:p>
              <text:p text:style-name="Table_20_Contents"> </text:p>
              <text:p text:style-name="Table_20_Contents"><text:span text:style-name="Source_20_Text">coerce 'My::HTTP::Headers'</text:span></text:p>
              <text:p text:style-name="Table_20_Contents"><text:span text:style-name="Source_20_Text">    =&gt; from 'HashRef'</text:span></text:p>
              <text:p text:style-name="Table_20_Contents"><text:span text:style-name="Source_20_Text">    =&gt; via { HTTP::Headers-&gt;new( %{$_} ) };</text:span></text:p>
            </table:table-cell>
          </table:table-row>
        </table:table>
      </text:section>
      <text:h text:style-name="Heading_20_3" text:outline-level="3"><text:bookmark-start text:name="__RefHeading__681_1666576592"/><text:bookmark text:name="Use-coercion-instead-of-unions"/>Use coercion instead of unions<text:bookmark-end text:name="__RefHeading__681_1666576592"/></text:h>
      <text:p text:style-name="Text_20_body">Consider using a type coercion instead of a type union. This was covered in <text:a xlink:type="simple" xlink:href="https://metacpan.org/pod/Moose::Manual::Types">Moose::Manual::Types</text:a>.</text:p>
      <text:h text:style-name="Heading_20_3" text:outline-level="3"><text:bookmark-start text:name="__RefHeading__683_1666576592"/><text:bookmark text:name="Define-all-your-types-in-one-module"/>Define all your types in one module<text:bookmark-end text:name="__RefHeading__683_1666576592"/></text:h>
      <text:p text:style-name="Text_20_body">Define all your types and coercions in one module. This was also covered in <text:a xlink:type="simple" xlink:href="https://metacpan.org/pod/Moose::Manual::Types">Moose::Manual::Types</text:a>.</text:p>
      <text:h text:style-name="Heading_20_2" text:outline-level="2"><text:bookmark-start text:name="__RefHeading__685_1666576592"/><text:bookmark text:name="BENEFITS-OF-BEST-PRACTICES"/>BENEFITS OF BEST PRACTICES<text:bookmark-end text:name="__RefHeading__685_1666576592"/></text:h>
      <text:p text:style-name="Text_20_body">Following these practices has a number of benefits.</text:p>
      <text:p text:style-name="Text_20_body">It helps ensure that your code will play nice with others, making it more reusable and easier to extend.</text:p>
      <text:p text:style-name="Text_20_body">Following an accepted set of idioms will make maintenance easier, especially when someone else has to maintain your code. It will also make it easier to get support from other Moose users, since your code will be easier to digest quickly.</text:p>
      <text:p text:style-name="Text_20_body"><text:soft-page-break/>Some of these practices are designed to help Moose do the right thing, especially when it comes to immutabilization. This means your code will be faster when immutabilized.</text:p>
      <text:p text:style-name="Text_20_body">Many of these practices also help get the most out of meta programming. If you used an overridden <text:span text:style-name="Source_20_Text">new</text:span> to do type coercion by hand, rather than defining a real coercion, there is no introspectable metadata. This sort of thing is particularly problematic for MooseX extensions which rely on introspection to do the right thing.</text:p>
      <text:p text:style-name="P15"/>
      <text:h text:style-name="P42" text:outline-level="1"><text:bookmark-start text:name="__RefHeading__687_1666576592"/>FAQ<text:bookmark-end text:name="__RefHeading__687_1666576592"/></text:h>
      <text:list xml:id="list6388016627461906503" text:style-name="L30">
        <text:list-item>
          <text:p text:style-name="P20"><text:bookmark text:name="index10"/><text:a xlink:type="simple" xlink:href="https://metacpan.org/pod/Moose::Manual::FAQ#NAME"><text:span text:style-name="T6">NAME</text:span></text:a><text:span text:style-name="T6"> </text:span></text:p>
        </text:list-item>
      </text:list>
      <text:list xml:id="list4387408506637335175" text:style-name="L28">
        <text:list-item>
          <text:p text:style-name="P33"><text:a xlink:type="simple" xlink:href="https://metacpan.org/pod/Moose::Manual::FAQ#VERSION">VERSION</text:a> </text:p>
        </text:list-item>
        <text:list-item>
          <text:p text:style-name="P33"><text:a xlink:type="simple" xlink:href="https://metacpan.org/pod/Moose::Manual::FAQ#FREQUENTLY-ASKED-QUESTIONS">FREQUENTLY ASKED QUESTIONS</text:a> </text:p>
          <text:list>
            <text:list-item>
              <text:p text:style-name="P33"><text:a xlink:type="simple" xlink:href="https://metacpan.org/pod/Moose::Manual::FAQ#Module-Stability">Module Stability</text:a> </text:p>
              <text:list>
                <text:list-item>
                  <text:p text:style-name="P33"><text:a xlink:type="simple" xlink:href="https://metacpan.org/pod/Moose::Manual::FAQ#Is-Moose-production-ready">Is Moose "production ready"?</text:a> </text:p>
                </text:list-item>
                <text:list-item>
                  <text:p text:style-name="P33"><text:a xlink:type="simple" xlink:href="https://metacpan.org/pod/Moose::Manual::FAQ#Is-Mooses-API-stable">Is Moose's API stable?</text:a> </text:p>
                </text:list-item>
                <text:list-item>
                  <text:p text:style-name="P33"><text:a xlink:type="simple" xlink:href="https://metacpan.org/pod/Moose::Manual::FAQ#I-heard-Moose-is-slow-is-this-true">I heard Moose is slow, is this true?</text:a> </text:p>
                </text:list-item>
              </text:list>
            </text:list-item>
            <text:list-item>
              <text:p text:style-name="P33"><text:a xlink:type="simple" xlink:href="https://metacpan.org/pod/Moose::Manual::FAQ#Constructors">Constructors</text:a> </text:p>
              <text:list>
                <text:list-item>
                  <text:p text:style-name="P33"><text:a xlink:type="simple" xlink:href="https://metacpan.org/pod/Moose::Manual::FAQ#How-do-I-write-custom-constructors-with-Moose">How do I write custom constructors with Moose?</text:a> </text:p>
                </text:list-item>
                <text:list-item>
                  <text:p text:style-name="P33"><text:a xlink:type="simple" xlink:href="https://metacpan.org/pod/Moose::Manual::FAQ#How-do-I-make-non-Moose-constructors-work-with-Moose">How do I make non-Moose constructors work with Moose?</text:a> </text:p>
                </text:list-item>
              </text:list>
            </text:list-item>
            <text:list-item>
              <text:p text:style-name="P33"><text:a xlink:type="simple" xlink:href="https://metacpan.org/pod/Moose::Manual::FAQ#Accessors">Accessors</text:a> </text:p>
              <text:list>
                <text:list-item>
                  <text:p text:style-name="P33"><text:a xlink:type="simple" xlink:href="https://metacpan.org/pod/Moose::Manual::FAQ#How-do-I-tell-Moose-to-use-get-set-accessors">How do I tell Moose to use get/set accessors?</text:a> </text:p>
                </text:list-item>
                <text:list-item>
                  <text:p text:style-name="P33"><text:a xlink:type="simple" xlink:href="https://metacpan.org/pod/Moose::Manual::FAQ#How-can-I-inflate-deflate-values-in-accessors">How can I inflate/deflate values in accessors?</text:a> </text:p>
                </text:list-item>
              </text:list>
            </text:list-item>
            <text:list-item>
              <text:p text:style-name="P33"><text:a xlink:type="simple" xlink:href="https://metacpan.org/pod/Moose::Manual::FAQ#Method-Modifiers">Method Modifiers</text:a> </text:p>
              <text:list>
                <text:list-item>
                  <text:p text:style-name="P33"><text:a xlink:type="simple" xlink:href="https://metacpan.org/pod/Moose::Manual::FAQ#How-can-I-affect-the-values-in-_-using-before">How can I affect the values in @_ using before?</text:a> </text:p>
                </text:list-item>
                <text:list-item>
                  <text:p text:style-name="P33"><text:a xlink:type="simple" xlink:href="https://metacpan.org/pod/Moose::Manual::FAQ#Can-I-use-before-to-stop-execution-of-a-method">Can I use before to stop execution of a method?</text:a> </text:p>
                </text:list-item>
                <text:list-item>
                  <text:p text:style-name="P33"><text:a xlink:type="simple" xlink:href="https://metacpan.org/pod/Moose::Manual::FAQ#Why-cant-I-see-return-values-in-an-after-modifier">Why can't I see return values in an after modifier?</text:a> </text:p>
                </text:list-item>
              </text:list>
            </text:list-item>
            <text:list-item>
              <text:p text:style-name="P33"><text:a xlink:type="simple" xlink:href="https://metacpan.org/pod/Moose::Manual::FAQ#Type-Constraints">Type Constraints</text:a> </text:p>
              <text:list>
                <text:list-item>
                  <text:p text:style-name="P33"><text:a xlink:type="simple" xlink:href="https://metacpan.org/pod/Moose::Manual::FAQ#How-can-I-provide-a-custom-error-message-for-a-type-constraint">How can I provide a custom error message for a type constraint?</text:a> </text:p>
                </text:list-item>
                <text:list-item>
                  <text:p text:style-name="P33"><text:a xlink:type="simple" xlink:href="https://metacpan.org/pod/Moose::Manual::FAQ#Can-I-turn-off-type-constraint-checking">Can I turn off type constraint checking?</text:a> </text:p>
                </text:list-item>
                <text:list-item>
                  <text:p text:style-name="P33"><text:a xlink:type="simple" xlink:href="https://metacpan.org/pod/Moose::Manual::FAQ#My-coercions-stopped-working-with-recent-Moose-why-did-you-break-it">My coercions stopped working with recent Moose, why did you break it?</text:a> </text:p>
                </text:list-item>
              </text:list>
            </text:list-item>
            <text:list-item>
              <text:p text:style-name="P33"><text:a xlink:type="simple" xlink:href="https://metacpan.org/pod/Moose::Manual::FAQ#Roles">Roles</text:a> </text:p>
              <text:list>
                <text:list-item>
                  <text:p text:style-name="P33"><text:a xlink:type="simple" xlink:href="https://metacpan.org/pod/Moose::Manual::FAQ#Why-is-BUILD-not-called-for-my-composed-roles">Why is BUILD not called for my composed roles?</text:a> </text:p>
                </text:list-item>
                <text:list-item>
                  <text:p text:style-name="P33"><text:a xlink:type="simple" xlink:href="https://metacpan.org/pod/Moose::Manual::FAQ#What-are-traits-and-how-are-they-different-from-roles">What are traits, and how are they different from roles?</text:a> </text:p>
                </text:list-item>
                <text:list-item>
                  <text:p text:style-name="P33"><text:a xlink:type="simple" xlink:href="https://metacpan.org/pod/Moose::Manual::FAQ#Can-an-attribute-generated-method-e.g.-an-accessor-satisfy-requires">Can an attribute-generated method (e.g. an accessor) satisfy requires?</text:a> </text:p>
                </text:list-item>
              </text:list>
            </text:list-item>
            <text:list-item>
              <text:p text:style-name="P33"><text:a xlink:type="simple" xlink:href="https://metacpan.org/pod/Moose::Manual::FAQ#Moose-and-Subroutine-Attributes">Moose and Subroutine Attributes</text:a> </text:p>
              <text:list>
                <text:list-item>
                  <text:p text:style-name="P33"><text:a xlink:type="simple" xlink:href="https://metacpan.org/pod/Moose::Manual::FAQ#Why-dont-subroutine-attributes-I-inherited-from-a-superclass-work">Why don't subroutine attributes I inherited from a superclass work?</text:a> </text:p>
                </text:list-item>
              </text:list>
            </text:list-item>
          </text:list>
        </text:list-item>
      </text:list>
      <text:h text:style-name="Heading_20_2" text:outline-level="2"><text:bookmark-start text:name="__RefHeading__689_1666576592"/><text:bookmark text:name="NAME10"/>NAME<text:bookmark-end text:name="__RefHeading__689_1666576592"/></text:h>
      <text:p text:style-name="Text_20_body">Moose::Manual::FAQ - Frequently asked questions about Moose</text:p>
      <text:h text:style-name="Heading_20_2" text:outline-level="2"><text:bookmark-start text:name="__RefHeading__691_1666576592"/><text:bookmark text:name="VERSION10"/>VERSION<text:bookmark-end text:name="__RefHeading__691_1666576592"/></text:h>
      <text:p text:style-name="Text_20_body">version 2.1204</text:p>
      <text:h text:style-name="Heading_20_2" text:outline-level="2"><text:bookmark-start text:name="__RefHeading__693_1666576592"/><text:bookmark text:name="FREQUENTLY-ASKED-QUESTIONS"/>FREQUENTLY ASKED QUESTIONS<text:bookmark-end text:name="__RefHeading__693_1666576592"/></text:h>
      <text:h text:style-name="Heading_20_3" text:outline-level="3"><text:bookmark-start text:name="__RefHeading__695_1666576592"/><text:bookmark text:name="Module-Stability"/>Module Stability<text:bookmark-end text:name="__RefHeading__695_1666576592"/></text:h>
      <text:h text:style-name="Heading_20_4" text:outline-level="4"><text:bookmark-start text:name="__RefHeading__697_1666576592"/><text:bookmark text:name="Is-Moose-production-ready"/>Is Moose "production ready"?<text:bookmark-end text:name="__RefHeading__697_1666576592"/></text:h>
      <text:p text:style-name="Text_20_body">Yes! Many sites with household names are using Moose to build high-traffic services. Countless others are using Moose in production. See <text:a xlink:type="simple" xlink:href="http://moose.iinteractive.com/about.html#organizations">http://moose.iinteractive.com/about.html#organizations</text:a> for a partial list.</text:p>
      <text:p text:style-name="Text_20_body"><text:soft-page-break/>As of this writing, Moose is a dependency of several hundred CPAN modules. <text:a xlink:type="simple" xlink:href="https://metacpan.org/requires/module/Moose">https://metacpan.org/requires/module/Moose</text:a></text:p>
      <text:h text:style-name="Heading_20_4" text:outline-level="4"><text:bookmark-start text:name="__RefHeading__699_1666576592"/><text:bookmark text:name="Is-Mooses-API-stable"/>Is Moose's API stable?<text:bookmark-end text:name="__RefHeading__699_1666576592"/></text:h>
      <text:p text:style-name="Text_20_body">Yes. The sugary API, the one 95% of users will interact with, is <text:span text:style-name="T2">very stable</text:span>. Any changes will be <text:span text:style-name="T2">100% backwards compatible</text:span>.</text:p>
      <text:p text:style-name="Text_20_body">The meta API is less set in stone. We reserve the right to tweak parts of it to improve efficiency or consistency. This will not be done lightly. We do perform deprecation cycles. We <text:span text:style-name="T1">really</text:span> do not like making ourselves look bad by breaking your code. Submitting test cases is the best way to ensure that your code is not inadvertently broken by refactoring.</text:p>
      <text:h text:style-name="Heading_20_4" text:outline-level="4"><text:bookmark-start text:name="__RefHeading__701_1666576592"/><text:bookmark text:name="I-heard-Moose-is-slow-is-this-true"/>I heard Moose is slow, is this true?<text:bookmark-end text:name="__RefHeading__701_1666576592"/></text:h>
      <text:p text:style-name="Text_20_body">Again, this one is tricky, so Yes <text:span text:style-name="T1">and</text:span> No.</text:p>
      <text:p text:style-name="Text_20_body">Firstly, <text:span text:style-name="T1">nothing</text:span> in life is free, and some Moose features do cost more than others. It is also the policy of Moose to <text:span text:style-name="T2">only charge you for the features you use</text:span>, and to do our absolute best to not place any extra burdens on the execution of your code for features you are not using. Of course using Moose itself does involve some overhead, but it is mostly compile time. At this point we do have some options available for getting the speed you need.</text:p>
      <text:p text:style-name="Text_20_body">Currently we provide the option of making your classes immutable as a means of boosting speed. This will mean a slightly larger compile time cost, but the runtime speed increase (especially in object construction) is pretty significant. This can be done with the following code:</text:p>
      <text:section text:style-name="Sect2" text:name="highlighter_962830">
        <table:table table:name="Table128" table:style-name="Table128">
          <table:table-column table:style-name="Table128.A"/>
          <table:table-row>
            <table:table-cell table:style-name="Table128.A1" office:value-type="string">
              <text:p text:style-name="Table_20_Contents"><text:span text:style-name="Source_20_Text">MyClass-&gt;meta-&gt;make_immutable();</text:span></text:p>
            </table:table-cell>
          </table:table-row>
        </table:table>
      </text:section>
      <text:h text:style-name="Heading_20_3" text:outline-level="3"><text:bookmark-start text:name="__RefHeading__703_1666576592"/><text:bookmark text:name="Constructors"/>Constructors<text:bookmark-end text:name="__RefHeading__703_1666576592"/></text:h>
      <text:h text:style-name="Heading_20_4" text:outline-level="4"><text:bookmark-start text:name="__RefHeading__705_1666576592"/><text:bookmark text:name="How-do-I-write-custom-constructors-with-Moose"/>How do I write custom constructors with Moose?<text:bookmark-end text:name="__RefHeading__705_1666576592"/></text:h>
      <text:p text:style-name="Text_20_body">Ideally, you should never write your own <text:span text:style-name="Source_20_Text">new</text:span> method, and should use Moose's other features to handle your specific object construction needs. Here are a few scenarios, and the Moose way to solve them;</text:p>
      <text:p text:style-name="Text_20_body">If you need to call initialization code post instance construction, then use the <text:span text:style-name="Source_20_Text">BUILD</text:span> method. This feature is taken directly from Perl 6. Every <text:span text:style-name="Source_20_Text">BUILD</text:span> method in your inheritance chain is called (in the correct order) immediately after the instance is constructed. This allows you to ensure that all your superclasses are initialized properly as well. This is the best approach to take (when possible) because it makes subclassing your class much easier.</text:p>
      <text:p text:style-name="Text_20_body">If you need to affect the constructor's parameters prior to the instance actually being constructed, you have a number of options.</text:p>
      <text:p text:style-name="Text_20_body">To change the parameter processing as a whole, you can use the <text:span text:style-name="Source_20_Text">BUILDARGS</text:span> method. The default implementation accepts key/value pairs or a hash reference. You can override it to take positional args, or any other format</text:p>
      <text:p text:style-name="Text_20_body">To change the handling of individual parameters, there are <text:span text:style-name="T1">coercions</text:span> (See the <text:a xlink:type="simple" xlink:href="https://metacpan.org/pod/Moose::Cookbook::Basics::HTTP_SubtypesAndCoercion">Moose::Cookbook::Basics::HTTP_SubtypesAndCoercion</text:a> for a complete example and explanation of coercions). With coercions it is possible to morph argument values into the correct expected types. This approach is the most flexible and robust, but does have a slightly higher learning curve.</text:p>
      <text:h text:style-name="Heading_20_4" text:outline-level="4"><text:bookmark-start text:name="__RefHeading__707_1666576592"/><text:bookmark text:name="How-do-I-make-non-Moose-constructors-work-with-Moose"/>How do I make non-Moose constructors work with Moose?<text:bookmark-end text:name="__RefHeading__707_1666576592"/></text:h>
      <text:p text:style-name="Text_20_body">Usually the correct approach to subclassing a non-Moose class is delegation. Moose makes this easy <text:soft-page-break/>using the <text:span text:style-name="Source_20_Text">handles</text:span> keyword, coercions, and <text:span text:style-name="Source_20_Text">lazy_build</text:span>, so subclassing is often not the ideal route.</text:p>
      <text:p text:style-name="Text_20_body">That said, if you really need to inherit from a non-Moose class, see <text:a xlink:type="simple" xlink:href="https://metacpan.org/pod/Moose::Cookbook::Basics::DateTime_ExtendingNonMooseParent">Moose::Cookbook::Basics::DateTime_ExtendingNonMooseParent</text:a> for an example of how to do it, or take a look at <text:a xlink:type="simple" xlink:href="https://metacpan.org/pod/Moose::Manual::MooseX#MooseX::NonMoose">"MooseX::NonMoose" in Moose::Manual::MooseX</text:a>.</text:p>
      <text:h text:style-name="Heading_20_3" text:outline-level="3"><text:bookmark-start text:name="__RefHeading__709_1666576592"/><text:bookmark text:name="Accessors"/>Accessors<text:bookmark-end text:name="__RefHeading__709_1666576592"/></text:h>
      <text:h text:style-name="Heading_20_4" text:outline-level="4"><text:bookmark-start text:name="__RefHeading__711_1666576592"/><text:bookmark text:name="How-do-I-tell-Moose-to-use-get-set-accessors"/>How do I tell Moose to use get/set accessors?<text:bookmark-end text:name="__RefHeading__711_1666576592"/></text:h>
      <text:p text:style-name="Text_20_body">The easiest way to accomplish this is to use the <text:span text:style-name="Source_20_Text">reader</text:span> and <text:span text:style-name="Source_20_Text">writer</text:span> attribute options:</text:p>
      <text:section text:style-name="Sect2" text:name="highlighter_937931">
        <table:table table:name="Table129" table:style-name="Table129">
          <table:table-column table:style-name="Table129.A"/>
          <table:table-row>
            <table:table-cell table:style-name="Table129.A1" office:value-type="string">
              <text:p text:style-name="Table_20_Contents"><text:span text:style-name="Source_20_Text">has</text:span> <text:span text:style-name="Source_20_Text">'bar'</text:span> <text:span text:style-name="Source_20_Text">=&gt; (</text:span></text:p>
              <text:p text:style-name="Table_20_Contents"><text:span text:style-name="Source_20_Text">    isa</text:span>    <text:span text:style-name="Source_20_Text">=&gt; 'Baz',</text:span></text:p>
              <text:p text:style-name="Table_20_Contents"><text:span text:style-name="Source_20_Text">    reader</text:span> <text:span text:style-name="Source_20_Text">=&gt; 'get_bar',</text:span></text:p>
              <text:p text:style-name="Table_20_Contents"><text:span text:style-name="Source_20_Text">    writer</text:span> <text:span text:style-name="Source_20_Text">=&gt; 'set_bar',</text:span></text:p>
              <text:p text:style-name="Table_20_Contents"><text:span text:style-name="Source_20_Text">);</text:span></text:p>
            </table:table-cell>
          </table:table-row>
        </table:table>
      </text:section>
      <text:p text:style-name="Text_20_body">Moose will still take advantage of type constraints, triggers, etc. when creating these methods.</text:p>
      <text:p text:style-name="Text_20_body">If you do not like this much typing, and wish it to be a default for your classes, please see <text:a xlink:type="simple" xlink:href="https://metacpan.org/pod/MooseX::FollowPBP">MooseX::FollowPBP</text:a>. This extension will allow you to write:</text:p>
      <text:section text:style-name="Sect2" text:name="highlighter_819176">
        <table:table table:name="Table130" table:style-name="Table130">
          <table:table-column table:style-name="Table130.A"/>
          <table:table-row>
            <table:table-cell table:style-name="Table130.A1" office:value-type="string">
              <text:p text:style-name="Table_20_Contents"><text:span text:style-name="Source_20_Text">has</text:span> <text:span text:style-name="Source_20_Text">'bar'</text:span> <text:span text:style-name="Source_20_Text">=&gt; (</text:span></text:p>
              <text:p text:style-name="Table_20_Contents"><text:span text:style-name="Source_20_Text">    isa</text:span> <text:span text:style-name="Source_20_Text">=&gt; 'Baz',</text:span></text:p>
              <text:p text:style-name="Table_20_Contents"><text:span text:style-name="Source_20_Text">    is</text:span>  <text:span text:style-name="Source_20_Text">=&gt; 'rw',</text:span></text:p>
              <text:p text:style-name="Table_20_Contents"><text:span text:style-name="Source_20_Text">);</text:span></text:p>
            </table:table-cell>
          </table:table-row>
        </table:table>
      </text:section>
      <text:p text:style-name="Text_20_body">Moose will create separate <text:span text:style-name="Source_20_Text">get_bar</text:span> and <text:span text:style-name="Source_20_Text">set_bar</text:span> methods instead of a single <text:span text:style-name="Source_20_Text">bar</text:span> method.</text:p>
      <text:p text:style-name="Text_20_body">If you like <text:span text:style-name="Source_20_Text">bar</text:span> and <text:span text:style-name="Source_20_Text">set_bar</text:span>, see <text:a xlink:type="simple" xlink:href="https://metacpan.org/pod/MooseX::SemiAffordanceAccessor">MooseX::SemiAffordanceAccessor</text:a>.</text:p>
      <text:p text:style-name="Text_20_body">NOTE: This <text:span text:style-name="T2">cannot</text:span> be set globally in Moose, as that would break other classes which are built with Moose. You can still save on typing by defining a new <text:span text:style-name="Source_20_Text">MyApp::Moose</text:span> that exports Moose's sugar and then turns on <text:a xlink:type="simple" xlink:href="https://metacpan.org/pod/MooseX::FollowPBP">MooseX::FollowPBP</text:a>. See <text:a xlink:type="simple" xlink:href="https://metacpan.org/pod/Moose::Cookbook::Extending::Mooseish_MooseSugar">Moose::Cookbook::Extending::Mooseish_MooseSugar</text:a>.</text:p>
      <text:h text:style-name="Heading_20_4" text:outline-level="4"><text:bookmark-start text:name="__RefHeading__713_1666576592"/><text:bookmark text:name="How-can-I-inflate-deflate-values-in-accessors"/>How can I inflate/deflate values in accessors?<text:bookmark-end text:name="__RefHeading__713_1666576592"/></text:h>
      <text:p text:style-name="Text_20_body">Well, the first question to ask is if you actually need both inflate and deflate.</text:p>
      <text:p text:style-name="Text_20_body">If you only need to inflate, then we suggest using coercions. Here is some basic sample code for inflating a <text:a xlink:type="simple" xlink:href="https://metacpan.org/pod/DateTime">DateTime</text:a> object:</text:p>
      <text:section text:style-name="Sect2" text:name="highlighter_740201">
        <table:table table:name="Table131" table:style-name="Table131">
          <table:table-column table:style-name="Table131.A"/>
          <table:table-row>
            <table:table-cell table:style-name="Table131.A1" office:value-type="string">
              <text:p text:style-name="Table_20_Contents"><text:span text:style-name="Source_20_Text">class_type 'DateTime';</text:span></text:p>
              <text:p text:style-name="Table_20_Contents"> </text:p>
              <text:p text:style-name="Table_20_Contents"><text:span text:style-name="Source_20_Text">coerce 'DateTime'</text:span></text:p>
              <text:p text:style-name="Table_20_Contents"><text:span text:style-name="Source_20_Text">    =&gt; from 'Str'</text:span></text:p>
              <text:p text:style-name="Table_20_Contents"><text:span text:style-name="Source_20_Text">    =&gt; via { DateTime::Format::MySQL-&gt;parse_datetime($_) };</text:span></text:p>
              <text:p text:style-name="Table_20_Contents"> </text:p>
              <text:p text:style-name="Table_20_Contents"><text:span text:style-name="Source_20_Text">has</text:span> <text:span text:style-name="Source_20_Text">'timestamp'</text:span> <text:span text:style-name="Source_20_Text">=&gt; (is</text:span> <text:span text:style-name="Source_20_Text">=&gt; 'rw', isa</text:span> <text:span text:style-name="Source_20_Text">=&gt; 'DateTime', coerce</text:span> <text:span text:style-name="Source_20_Text">=&gt; 1);</text:span></text:p>
            </table:table-cell>
          </table:table-row>
        </table:table>
      </text:section>
      <text:p text:style-name="Text_20_body">This creates a custom type for <text:a xlink:type="simple" xlink:href="https://metacpan.org/pod/DateTime">DateTime</text:a> objects, then attaches a coercion to that type. The <text:span text:style-name="Source_20_Text">timestamp</text:span> attribute is then told to expect a <text:span text:style-name="Source_20_Text">DateTime</text:span> type, and to try to coerce it. When a <text:span text:style-name="Source_20_Text">Str</text:span> type is given to the <text:span text:style-name="Source_20_Text">timestamp</text:span> accessor, it will attempt to coerce the value into a <text:span text:style-name="Source_20_Text">DateTime</text:span> object using the code in found in the <text:span text:style-name="Source_20_Text">via</text:span> block.</text:p>
      <text:p text:style-name="Text_20_body">For a more comprehensive example of using coercions, see the <text:a xlink:type="simple" xlink:href="https://metacpan.org/pod/Moose::Cookbook::Basics::HTTP_SubtypesAndCoercion">Moose::Cookbook::Basics::HTTP_SubtypesAndCoercion</text:a>.</text:p>
      <text:p text:style-name="Text_20_body"><text:soft-page-break/>If you need to deflate your attribute's value, the current best practice is to add an <text:span text:style-name="Source_20_Text">around</text:span> modifier to your accessor:</text:p>
      <text:section text:style-name="Sect2" text:name="highlighter_858700">
        <table:table table:name="Table132" table:style-name="Table132">
          <table:table-column table:style-name="Table132.A"/>
          <table:table-row>
            <table:table-cell table:style-name="Table132.A1" office:value-type="string">
              <text:p text:style-name="Table_20_Contents"><text:span text:style-name="Source_20_Text"># a timestamp which stores as</text:span></text:p>
              <text:p text:style-name="Table_20_Contents"><text:span text:style-name="Source_20_Text"># seconds from the epoch</text:span></text:p>
              <text:p text:style-name="Table_20_Contents"><text:span text:style-name="Source_20_Text">has</text:span> <text:span text:style-name="Source_20_Text">'timestamp'</text:span> <text:span text:style-name="Source_20_Text">=&gt; (is</text:span> <text:span text:style-name="Source_20_Text">=&gt; 'rw', isa</text:span> <text:span text:style-name="Source_20_Text">=&gt; 'Int');</text:span></text:p>
              <text:p text:style-name="Table_20_Contents"> </text:p>
              <text:p text:style-name="Table_20_Contents"><text:span text:style-name="Source_20_Text">around</text:span> <text:span text:style-name="Source_20_Text">'timestamp'</text:span> <text:span text:style-name="Source_20_Text">=&gt; sub</text:span> <text:span text:style-name="Source_20_Text">{</text:span></text:p>
              <text:p text:style-name="Table_20_Contents"><text:span text:style-name="Source_20_Text">    my</text:span> <text:span text:style-name="Source_20_Text">$next</text:span> <text:span text:style-name="Source_20_Text">= shift;</text:span></text:p>
              <text:p text:style-name="Table_20_Contents"><text:span text:style-name="Source_20_Text">    my</text:span> <text:span text:style-name="Source_20_Text">$self</text:span> <text:span text:style-name="Source_20_Text">= shift;</text:span></text:p>
              <text:p text:style-name="Table_20_Contents"> </text:p>
              <text:p text:style-name="Table_20_Contents"><text:span text:style-name="Source_20_Text">    return</text:span> <text:span text:style-name="Source_20_Text">$self-&gt;$next</text:span> <text:span text:style-name="Source_20_Text">unless</text:span> <text:span text:style-name="Source_20_Text">@_;</text:span></text:p>
              <text:p text:style-name="Table_20_Contents"> </text:p>
              <text:p text:style-name="Table_20_Contents"><text:span text:style-name="Source_20_Text">    # assume we get a DateTime object ...</text:span></text:p>
              <text:p text:style-name="Table_20_Contents"><text:span text:style-name="Source_20_Text">    my</text:span> <text:span text:style-name="Source_20_Text">$timestamp</text:span> <text:span text:style-name="Source_20_Text">= shift;</text:span></text:p>
              <text:p text:style-name="Table_20_Contents"><text:span text:style-name="Source_20_Text">    return</text:span> <text:span text:style-name="Source_20_Text">$self-&gt;$next( $timestamp-&gt;epoch );</text:span></text:p>
              <text:p text:style-name="Table_20_Contents"><text:span text:style-name="Source_20_Text">};</text:span></text:p>
            </table:table-cell>
          </table:table-row>
        </table:table>
      </text:section>
      <text:p text:style-name="Text_20_body">It is also possible to do deflation using coercion, but this tends to get quite complex and require many subtypes. An example of this is outside the scope of this document, ask on #moose or send a mail to the list.</text:p>
      <text:p text:style-name="Text_20_body">Still another option is to write a custom attribute metaclass, which is also outside the scope of this document, but we would be happy to explain it on #moose or the mailing list.</text:p>
      <text:h text:style-name="Heading_20_3" text:outline-level="3"><text:bookmark-start text:name="__RefHeading__715_1666576592"/><text:bookmark text:name="Method-Modifiers"/>Method Modifiers<text:bookmark-end text:name="__RefHeading__715_1666576592"/></text:h>
      <text:h text:style-name="Heading_20_4" text:outline-level="4"><text:bookmark-start text:name="__RefHeading__717_1666576592"/><text:bookmark text:name="How-can-I-affect-the-values-in-_-using-before"/>How can I affect the values in <text:span text:style-name="Source_20_Text">@_</text:span> using <text:span text:style-name="Source_20_Text">before</text:span>?<text:bookmark-end text:name="__RefHeading__717_1666576592"/></text:h>
      <text:p text:style-name="Text_20_body">You can't, actually: <text:span text:style-name="Source_20_Text">before</text:span> only runs before the main method, and it cannot easily affect the method's execution.</text:p>
      <text:p text:style-name="Text_20_body">You similarly can't use <text:span text:style-name="Source_20_Text">after</text:span> to affect the return value of a method.</text:p>
      <text:p text:style-name="Text_20_body">We limit <text:span text:style-name="Source_20_Text">before</text:span> and <text:span text:style-name="Source_20_Text">after</text:span> because this lets you write more concise code. You do not have to worry about passing <text:span text:style-name="Source_20_Text">@_</text:span> to the original method, or forwarding its return value (being careful to preserve context).</text:p>
      <text:p text:style-name="Text_20_body">The <text:span text:style-name="Source_20_Text">around</text:span> method modifier has neither of these limitations, but is a little more verbose.</text:p>
      <text:p text:style-name="Text_20_body">Alternatively, the <text:a xlink:type="simple" xlink:href="https://metacpan.org/pod/MooseX::Mangle">MooseX::Mangle</text:a> extension provides the <text:span text:style-name="Source_20_Text">mangle_args</text:span> function, which does allow you to affect <text:span text:style-name="Source_20_Text">@_</text:span>.</text:p>
      <text:h text:style-name="Heading_20_4" text:outline-level="4"><text:bookmark-start text:name="__RefHeading__719_1666576592"/><text:bookmark text:name="Can-I-use-before-to-stop-execution-of-a-method"/>Can I use <text:span text:style-name="Source_20_Text">before</text:span> to stop execution of a method?<text:bookmark-end text:name="__RefHeading__719_1666576592"/></text:h>
      <text:p text:style-name="Text_20_body">Yes, but only if you throw an exception. If this is too drastic a measure then we suggest using <text:span text:style-name="Source_20_Text">around</text:span> instead. The <text:span text:style-name="Source_20_Text">around</text:span> method modifier is the only modifier which can gracefully prevent execution of the main method. Here is an example:</text:p>
      <text:section text:style-name="Sect2" text:name="highlighter_706484">
        <table:table table:name="Table133" table:style-name="Table133">
          <table:table-column table:style-name="Table133.A"/>
          <table:table-row>
            <table:table-cell table:style-name="Table133.A1" office:value-type="string">
              <text:p text:style-name="Table_20_Contents"><text:span text:style-name="Source_20_Text">around</text:span> <text:span text:style-name="Source_20_Text">'baz'</text:span> <text:span text:style-name="Source_20_Text">=&gt; sub</text:span> <text:span text:style-name="Source_20_Text">{</text:span></text:p>
              <text:p text:style-name="Table_20_Contents"><text:span text:style-name="Source_20_Text">    my</text:span> <text:span text:style-name="Source_20_Text">$next</text:span> <text:span text:style-name="Source_20_Text">= shift;</text:span></text:p>
              <text:p text:style-name="Table_20_Contents"><text:span text:style-name="Source_20_Text">    my</text:span> <text:span text:style-name="Source_20_Text">($self, %options) = @_;</text:span></text:p>
              <text:p text:style-name="Table_20_Contents"><text:span text:style-name="Source_20_Text">    unless</text:span> <text:span text:style-name="Source_20_Text">($options-&gt;{bar} eq 'foo') {</text:span></text:p>
              <text:p text:style-name="Table_20_Contents"><text:span text:style-name="Source_20_Text">        return</text:span> <text:span text:style-name="Source_20_Text">'bar';</text:span></text:p>
              <text:p text:style-name="Table_20_Contents"><text:span text:style-name="Source_20_Text">    }</text:span></text:p>
              <text:p text:style-name="Table_20_Contents"><text:span text:style-name="Source_20_Text">    $self-&gt;$next(%options);</text:span></text:p>
              <text:p text:style-name="Table_20_Contents"><text:soft-page-break/><text:span text:style-name="Source_20_Text">};</text:span></text:p>
            </table:table-cell>
          </table:table-row>
        </table:table>
      </text:section>
      <text:p text:style-name="Text_20_body">By choosing not to call the <text:span text:style-name="Source_20_Text">$next</text:span> method, you can stop the execution of the main method.</text:p>
      <text:p text:style-name="Text_20_body">Alternatively, the <text:a xlink:type="simple" xlink:href="https://metacpan.org/pod/MooseX::Mangle">MooseX::Mangle</text:a> extension provides the <text:span text:style-name="Source_20_Text">guard</text:span> function, which will conditionally prevent execution of the original method.</text:p>
      <text:h text:style-name="Heading_20_4" text:outline-level="4"><text:bookmark-start text:name="__RefHeading__721_1666576592"/><text:bookmark text:name="Why-cant-I-see-return-values-in-an-after-modifier"/>Why can't I see return values in an <text:span text:style-name="Source_20_Text">after</text:span> modifier?<text:bookmark-end text:name="__RefHeading__721_1666576592"/></text:h>
      <text:p text:style-name="Text_20_body">As with the <text:span text:style-name="Source_20_Text">before</text:span> modifier, the <text:span text:style-name="Source_20_Text">after</text:span> modifier is simply called <text:span text:style-name="T1">after</text:span> the main method. It is passed the original contents of <text:span text:style-name="Source_20_Text">@_</text:span> and <text:span text:style-name="T2">not</text:span> the return values of the main method.</text:p>
      <text:p text:style-name="Text_20_body">Again, the arguments are too lengthy as to why this has to be. And as with <text:span text:style-name="Source_20_Text">before</text:span> I recommend using an <text:span text:style-name="Source_20_Text">around</text:span> modifier instead. Here is some sample code:</text:p>
      <text:section text:style-name="Sect2" text:name="highlighter_157371">
        <table:table table:name="Table134" table:style-name="Table134">
          <table:table-column table:style-name="Table134.A"/>
          <table:table-row>
            <table:table-cell table:style-name="Table134.A1" office:value-type="string">
              <text:p text:style-name="Table_20_Contents"><text:span text:style-name="Source_20_Text">around</text:span> <text:span text:style-name="Source_20_Text">'foo'</text:span> <text:span text:style-name="Source_20_Text">=&gt; sub</text:span> <text:span text:style-name="Source_20_Text">{</text:span></text:p>
              <text:p text:style-name="Table_20_Contents"><text:span text:style-name="Source_20_Text">    my</text:span> <text:span text:style-name="Source_20_Text">$next</text:span> <text:span text:style-name="Source_20_Text">= shift;</text:span></text:p>
              <text:p text:style-name="Table_20_Contents"><text:span text:style-name="Source_20_Text">    my</text:span> <text:span text:style-name="Source_20_Text">($self, @args) = @_;</text:span></text:p>
              <text:p text:style-name="Table_20_Contents"><text:span text:style-name="Source_20_Text">    my</text:span> <text:span text:style-name="Source_20_Text">@rv</text:span> <text:span text:style-name="Source_20_Text">= $next-&gt;($self, @args);</text:span></text:p>
              <text:p text:style-name="Table_20_Contents"><text:span text:style-name="Source_20_Text">    # do something silly with the return values</text:span></text:p>
              <text:p text:style-name="Table_20_Contents"><text:span text:style-name="Source_20_Text">    return</text:span> <text:span text:style-name="Source_20_Text">reverse</text:span> <text:span text:style-name="Source_20_Text">@rv;</text:span></text:p>
              <text:p text:style-name="Table_20_Contents"><text:span text:style-name="Source_20_Text">};</text:span></text:p>
            </table:table-cell>
          </table:table-row>
        </table:table>
      </text:section>
      <text:p text:style-name="Text_20_body">Alternatively, the <text:a xlink:type="simple" xlink:href="https://metacpan.org/pod/MooseX::Mangle">MooseX::Mangle</text:a> extension provides the <text:span text:style-name="Source_20_Text">mangle_return</text:span> function, which allows modifying the return values of the original method.</text:p>
      <text:h text:style-name="Heading_20_3" text:outline-level="3"><text:bookmark-start text:name="__RefHeading__723_1666576592"/><text:bookmark text:name="Type-Constraints"/>Type Constraints<text:bookmark-end text:name="__RefHeading__723_1666576592"/></text:h>
      <text:h text:style-name="Heading_20_4" text:outline-level="4"><text:bookmark-start text:name="__RefHeading__725_1666576592"/><text:bookmark text:name="How-can-I-provide-a-custom-error-message-for-a-type-constraint"/>How can I provide a custom error message for a type constraint?<text:bookmark-end text:name="__RefHeading__725_1666576592"/></text:h>
      <text:p text:style-name="Text_20_body">Use the <text:span text:style-name="Source_20_Text">message</text:span> option when building the subtype:</text:p>
      <text:section text:style-name="Sect2" text:name="highlighter_303112">
        <table:table table:name="Table135" table:style-name="Table135">
          <table:table-column table:style-name="Table135.A"/>
          <table:table-row>
            <table:table-cell table:style-name="Table135.A1" office:value-type="string">
              <text:p text:style-name="Table_20_Contents"><text:span text:style-name="Source_20_Text">subtype 'NaturalLessThanTen'</text:span></text:p>
              <text:p text:style-name="Table_20_Contents"><text:span text:style-name="Source_20_Text">    =&gt; as 'Natural'</text:span></text:p>
              <text:p text:style-name="Table_20_Contents"><text:span text:style-name="Source_20_Text">    =&gt; where { $_</text:span> <text:span text:style-name="Source_20_Text">&lt; 10 }</text:span></text:p>
              <text:p text:style-name="Table_20_Contents"><text:span text:style-name="Source_20_Text">    =&gt; message { "This number ($_) is not less than ten!"</text:span> <text:span text:style-name="Source_20_Text">};</text:span></text:p>
            </table:table-cell>
          </table:table-row>
        </table:table>
      </text:section>
      <text:p text:style-name="Text_20_body">This <text:span text:style-name="Source_20_Text">message</text:span> block will be called when a value fails to pass the <text:span text:style-name="Source_20_Text">NaturalLessThanTen</text:span> constraint check.</text:p>
      <text:h text:style-name="Heading_20_4" text:outline-level="4"><text:bookmark-start text:name="__RefHeading__727_1666576592"/><text:bookmark text:name="Can-I-turn-off-type-constraint-checking"/>Can I turn off type constraint checking?<text:bookmark-end text:name="__RefHeading__727_1666576592"/></text:h>
      <text:p text:style-name="Text_20_body">There's no support for it in the core of Moose yet. This option may come in a future release.</text:p>
      <text:p text:style-name="Text_20_body">Meanwhile there's a <text:a xlink:type="simple" xlink:href="https://metacpan.org/pod/MooseX::Attribute::TypeConstraint::CustomizeFatal">MooseX extension</text:a> that allows you to do this on a per-attribute basis, and if it doesn't do what you it's easy to write one that fits your use case.</text:p>
      <text:h text:style-name="Heading_20_4" text:outline-level="4"><text:bookmark-start text:name="__RefHeading__729_1666576592"/><text:bookmark text:name="My-coercions-stopped-working-with-recent-Moose-why-did-you-break-it"/>My coercions stopped working with recent Moose, why did you break it?<text:bookmark-end text:name="__RefHeading__729_1666576592"/></text:h>
      <text:p text:style-name="Text_20_body">Moose 0.76 fixed a case where coercions were being applied even if the original constraint passed. This has caused some edge cases to fail where people were doing something like</text:p>
      <text:section text:style-name="Sect2" text:name="highlighter_875511">
        <table:table table:name="Table136" table:style-name="Table136">
          <table:table-column table:style-name="Table136.A"/>
          <table:table-row>
            <table:table-cell table:style-name="Table136.A1" office:value-type="string">
              <text:p text:style-name="Table_20_Contents"><text:span text:style-name="Source_20_Text">subtype 'Address', as 'Str';</text:span></text:p>
              <text:p text:style-name="Table_20_Contents"><text:span text:style-name="Source_20_Text">coerce 'Address', from 'Str', via { get_address($_) };</text:span></text:p>
            </table:table-cell>
          </table:table-row>
        </table:table>
      </text:section>
      <text:p text:style-name="Text_20_body">This is not what they intended, because the type constraint <text:span text:style-name="Source_20_Text">Address</text:span> is too loose in this case. It is saying that all strings are Addresses, which is obviously not the case. The solution is to provide a <text:span text:style-name="Source_20_Text">where</text:span> clause that properly restricts the type constraint:</text:p>
      <text:section text:style-name="Sect2" text:name="highlighter_23091">
        <table:table table:name="Table137" table:style-name="Table137">
          <table:table-column table:style-name="Table137.A"/>
          <table:table-row>
            <table:table-cell table:style-name="Table137.A1" office:value-type="string">
              <text:p text:style-name="Table_20_Contents"><text:span text:style-name="Source_20_Text">subtype 'Address', as 'Str', where { looks_like_address($_) };</text:span></text:p>
            </table:table-cell>
          </table:table-row>
        </table:table>
      </text:section>
      <text:p text:style-name="Text_20_body"><text:soft-page-break/>This will allow the coercion to apply only to strings that fail to look like an Address.</text:p>
      <text:h text:style-name="Heading_20_3" text:outline-level="3"><text:bookmark-start text:name="__RefHeading__731_1666576592"/><text:bookmark text:name="Roles"/>Roles<text:bookmark-end text:name="__RefHeading__731_1666576592"/></text:h>
      <text:h text:style-name="Heading_20_4" text:outline-level="4"><text:bookmark-start text:name="__RefHeading__733_1666576592"/><text:bookmark text:name="Why-is-BUILD-not-called-for-my-composed-roles"/>Why is BUILD not called for my composed roles?<text:bookmark-end text:name="__RefHeading__733_1666576592"/></text:h>
      <text:p text:style-name="Text_20_body"><text:span text:style-name="Source_20_Text">BUILD</text:span> is never called in composed roles. The primary reason is that roles are <text:span text:style-name="T2">not</text:span> order sensitive. Roles are composed in such a way that the order of composition does not matter (for information on the deeper theory of this read the original traits papers here <text:a xlink:type="simple" xlink:href="http://www.iam.unibe.ch/%7Escg/Research/Traits/">http://www.iam.unibe.ch/~scg/Research/Traits/</text:a>).</text:p>
      <text:p text:style-name="Text_20_body">Because roles are essentially unordered, it would be impossible to determine the order in which to execute the <text:span text:style-name="Source_20_Text">BUILD</text:span> methods.</text:p>
      <text:p text:style-name="Text_20_body">As for alternate solutions, there are a couple.</text:p>
      <text:list xml:id="list1355959490941842181" text:style-name="L29">
        <text:list-item>
          <text:p text:style-name="P19">Using a combination of lazy and default in your attributes to defer initialization (see the Binary Tree example in the cookbook for a good example of lazy/default usage <text:a xlink:type="simple" xlink:href="https://metacpan.org/pod/Moose::Cookbook::Basics::BinaryTree_AttributeFeatures">Moose::Cookbook::Basics::BinaryTree_AttributeFeatures</text:a>)</text:p>
        </text:list-item>
        <text:list-item>
          <text:p text:style-name="P19">Use attribute triggers, which fire after an attribute is set, to facilitate initialization. These are described in the <text:a xlink:type="simple" xlink:href="https://metacpan.org/pod/Moose">Moose</text:a> docs, and examples can be found in the test suite.</text:p>
        </text:list-item>
      </text:list>
      <text:p text:style-name="Text_20_body">In general, roles should not <text:span text:style-name="T1">require</text:span> initialization; they should either provide sane defaults or should be documented as needing specific initialization. One such way to "document" this is to have a separate attribute initializer which is required for the role. Here is an example of how to do this:</text:p>
      <text:section text:style-name="Sect2" text:name="highlighter_434097">
        <table:table table:name="Table138" table:style-name="Table138">
          <table:table-column table:style-name="Table138.A"/>
          <table:table-row>
            <table:table-cell table:style-name="Table138.A1" office:value-type="string">
              <text:p text:style-name="Table_20_Contents"><text:span text:style-name="Source_20_Text">package</text:span> <text:a xlink:type="simple" xlink:href="https://metacpan.org/module/My::Role"><text:span text:style-name="Source_20_Text">My::Role</text:span></text:a><text:span text:style-name="Source_20_Text">;</text:span></text:p>
              <text:p text:style-name="Table_20_Contents"><text:span text:style-name="Source_20_Text">use</text:span> <text:a xlink:type="simple" xlink:href="https://metacpan.org/module/Moose::Role"><text:span text:style-name="Source_20_Text">Moose::Role</text:span></text:a><text:span text:style-name="Source_20_Text">;</text:span></text:p>
              <text:p text:style-name="Table_20_Contents"> </text:p>
              <text:p text:style-name="Table_20_Contents"><text:span text:style-name="Source_20_Text">has</text:span> <text:span text:style-name="Source_20_Text">'height'</text:span> <text:span text:style-name="Source_20_Text">=&gt; (</text:span></text:p>
              <text:p text:style-name="Table_20_Contents"><text:span text:style-name="Source_20_Text">    is</text:span>      <text:span text:style-name="Source_20_Text">=&gt; 'rw',</text:span></text:p>
              <text:p text:style-name="Table_20_Contents"><text:span text:style-name="Source_20_Text">    isa</text:span>     <text:span text:style-name="Source_20_Text">=&gt; 'Int',</text:span></text:p>
              <text:p text:style-name="Table_20_Contents"><text:span text:style-name="Source_20_Text">    lazy</text:span>    <text:span text:style-name="Source_20_Text">=&gt; 1,</text:span></text:p>
              <text:p text:style-name="Table_20_Contents"><text:span text:style-name="Source_20_Text">    default</text:span> <text:span text:style-name="Source_20_Text">=&gt; sub</text:span> <text:span text:style-name="Source_20_Text">{</text:span></text:p>
              <text:p text:style-name="Table_20_Contents"><text:span text:style-name="Source_20_Text">        my</text:span> <text:span text:style-name="Source_20_Text">$self</text:span> <text:span text:style-name="Source_20_Text">= shift;</text:span></text:p>
              <text:p text:style-name="Table_20_Contents"><text:span text:style-name="Source_20_Text">        $self-&gt;init_height;</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requires 'init_height';</text:span></text:p>
            </table:table-cell>
          </table:table-row>
        </table:table>
      </text:section>
      <text:p text:style-name="Text_20_body">In this example, the role will not compose successfully unless the class provides a <text:span text:style-name="Source_20_Text">init_height</text:span> method.</text:p>
      <text:p text:style-name="Text_20_body">If none of those solutions work, then it is possible that a role is not the best tool for the job, and you really should be using classes. Or, at the very least, you should reduce the amount of functionality in your role so that it does not require initialization.</text:p>
      <text:h text:style-name="Heading_20_4" text:outline-level="4"><text:bookmark-start text:name="__RefHeading__735_1666576592"/><text:bookmark text:name="What-are-traits-and-how-are-they-different-from-roles"/>What are traits, and how are they different from roles?<text:bookmark-end text:name="__RefHeading__735_1666576592"/></text:h>
      <text:p text:style-name="Text_20_body">In Moose, a trait is almost exactly the same thing as a role, except that traits typically register themselves, which allows you to refer to them by a short name ("Big" vs "MyApp::Role::Big").</text:p>
      <text:p text:style-name="Text_20_body">In Moose-speak, a <text:span text:style-name="T1">Role</text:span> is usually composed into a <text:span text:style-name="T1">class</text:span> at compile time, whereas a <text:span text:style-name="T1">Trait</text:span> is usually composed into an instance of a class at runtime to add or modify the behavior of <text:span text:style-name="T2">just that instance</text:span>.</text:p>
      <text:p text:style-name="Text_20_body">Outside the context of Moose, traits and roles generally mean exactly the same thing. The original <text:soft-page-break/>paper called them traits, but Perl 6 will call them roles.</text:p>
      <text:h text:style-name="Heading_20_4" text:outline-level="4"><text:bookmark-start text:name="__RefHeading__737_1666576592"/><text:bookmark text:name="Can-an-attribute-generated-method-e.g.-an-accessor-satisfy-requires"/>Can an attribute-generated method (e.g. an accessor) satisfy requires?<text:bookmark-end text:name="__RefHeading__737_1666576592"/></text:h>
      <text:p text:style-name="Text_20_body">Yes, just be sure to consume the role <text:span text:style-name="T1">after</text:span> declaring your attribute. <text:a xlink:type="simple" xlink:href="https://metacpan.org/pod/Moose::Manual::Roles#Required-Attributes">"Required Attributes" in Moose::Manual::Roles</text:a> provides an example:</text:p>
      <text:section text:style-name="Sect2" text:name="highlighter_996568">
        <table:table table:name="Table139" table:style-name="Table139">
          <table:table-column table:style-name="Table139.A"/>
          <table:table-row>
            <table:table-cell table:style-name="Table139.A1" office:value-type="string">
              <text:p text:style-name="Table_20_Contents"><text:span text:style-name="Source_20_Text">package</text:span> <text:a xlink:type="simple" xlink:href="https://metacpan.org/module/Breakable"><text:span text:style-name="Source_20_Text">Breakable</text:span></text:a><text:span text:style-name="Source_20_Text">;</text:span></text:p>
              <text:p text:style-name="Table_20_Contents"><text:span text:style-name="Source_20_Text">use</text:span> <text:a xlink:type="simple" xlink:href="https://metacpan.org/module/Moose::Role"><text:span text:style-name="Source_20_Text">Moose::Role</text:span></text:a><text:span text:style-name="Source_20_Text">;</text:span></text:p>
              <text:p text:style-name="Table_20_Contents"><text:span text:style-name="Source_20_Text">requires 'stress';</text:span></text:p>
              <text:p text:style-name="Table_20_Contents"> </text:p>
              <text:p text:style-name="Table_20_Contents"><text:span text:style-name="Source_20_Text">package</text:span> <text:a xlink:type="simple" xlink:href="https://metacpan.org/module/Car"><text:span text:style-name="Source_20_Text">Car</text:span></text:a><text:span text:style-name="Source_20_Text">;</text:span></text:p>
              <text:p text:style-name="Table_20_Contents"><text:span text:style-name="Source_20_Text">use</text:span> <text:a xlink:type="simple" xlink:href="https://metacpan.org/module/Moose"><text:span text:style-name="Source_20_Text">Moose</text:span></text:a><text:span text:style-name="Source_20_Text">;</text:span></text:p>
              <text:p text:style-name="Table_20_Contents"><text:span text:style-name="Source_20_Text">has</text:span> <text:span text:style-name="Source_20_Text">'stress'</text:span> <text:span text:style-name="Source_20_Text">=&gt; ( is</text:span>  <text:span text:style-name="Source_20_Text">=&gt; 'rw', isa</text:span> <text:span text:style-name="Source_20_Text">=&gt; 'Int'</text:span> <text:span text:style-name="Source_20_Text">);</text:span></text:p>
              <text:p text:style-name="Table_20_Contents"><text:span text:style-name="Source_20_Text">with</text:span> <text:span text:style-name="Source_20_Text">'Breakable';</text:span></text:p>
            </table:table-cell>
          </table:table-row>
        </table:table>
      </text:section>
      <text:p text:style-name="Text_20_body">If you mistakenly consume the <text:span text:style-name="Source_20_Text">Breakable</text:span> role before declaring your <text:span text:style-name="Source_20_Text">stress</text:span> attribute, you would see an error like this:</text:p>
      <text:section text:style-name="Sect2" text:name="highlighter_401158">
        <table:table table:name="Table140" table:style-name="Table140">
          <table:table-column table:style-name="Table140.A"/>
          <table:table-row>
            <table:table-cell table:style-name="Table140.A1" office:value-type="string">
              <text:p text:style-name="Table_20_Contents"><text:span text:style-name="Source_20_Text">'Breakable'</text:span> <text:span text:style-name="Source_20_Text">requires the method 'stress'</text:span> <text:span text:style-name="Source_20_Text">to be implemented by 'Car'</text:span> <text:span text:style-name="Source_20_Text">at...</text:span></text:p>
            </table:table-cell>
          </table:table-row>
        </table:table>
      </text:section>
      <text:h text:style-name="Heading_20_3" text:outline-level="3"><text:bookmark-start text:name="__RefHeading__739_1666576592"/><text:bookmark text:name="Moose-and-Subroutine-Attributes"/>Moose and Subroutine Attributes<text:bookmark-end text:name="__RefHeading__739_1666576592"/></text:h>
      <text:h text:style-name="Heading_20_4" text:outline-level="4"><text:bookmark-start text:name="__RefHeading__741_1666576592"/><text:bookmark text:name="Why-dont-subroutine-attributes-I-inherited-from-a-superclass-work"/>Why don't subroutine attributes I inherited from a superclass work?<text:bookmark-end text:name="__RefHeading__741_1666576592"/></text:h>
      <text:p text:style-name="Text_20_body">Currently when subclassing a module is done at runtime with the <text:span text:style-name="Source_20_Text">extends</text:span> keyword, but attributes are checked at compile time by Perl. To make attributes work, you must place <text:span text:style-name="Source_20_Text">extends</text:span> in a <text:span text:style-name="Source_20_Text">BEGIN</text:span> block so that the attribute handlers will be available at compile time, like this:</text:p>
      <text:section text:style-name="Sect2" text:name="highlighter_871261">
        <table:table table:name="Table141" table:style-name="Table141">
          <table:table-column table:style-name="Table141.A"/>
          <table:table-row>
            <table:table-cell table:style-name="Table141.A1" office:value-type="string">
              <text:p text:style-name="Table_20_Contents"><text:span text:style-name="Source_20_Text">BEGIN { extends</text:span> <text:span text:style-name="Source_20_Text">qw/Foo/</text:span> <text:span text:style-name="Source_20_Text">}</text:span></text:p>
            </table:table-cell>
          </table:table-row>
        </table:table>
      </text:section>
      <text:p text:style-name="Text_20_body">Note that we're talking about Perl's subroutine attributes here, not Moose attributes:</text:p>
      <text:section text:style-name="Sect2" text:name="highlighter_432337">
        <table:table table:name="Table142" table:style-name="Table142">
          <table:table-column table:style-name="Table142.A"/>
          <table:table-row>
            <table:table-cell table:style-name="Table142.A1" office:value-type="string">
              <text:p text:style-name="Table_20_Contents"><text:span text:style-name="Source_20_Text">sub</text:span> <text:span text:style-name="Source_20_Text">foo : Bar(27) { ... }</text:span></text:p>
            </table:table-cell>
          </table:table-row>
        </table:table>
      </text:section>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8T19:36:17.876000000</meta:creation-date>
    <dc:date>2014-02-28T20:25:32.023000000</dc:date>
    <meta:editing-duration>PT47M55S</meta:editing-duration>
    <meta:editing-cycles>6</meta:editing-cycles>
    <meta:generator>LibreOffice/4.1.5.3$Windows_x86 LibreOffice_project/1c1366bba2ba2b554cd2ca4d87c06da81c05d24</meta:generator>
    <meta:document-statistic meta:table-count="142" meta:image-count="3" meta:object-count="0" meta:page-count="76" meta:paragraph-count="2330" meta:word-count="20172" meta:character-count="122462" meta:non-whitespace-character-count="101743"/>
  </office:meta>
</office:document-meta>
</file>